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51cm" fo:margin-left="0.018cm" fo:margin-top="0cm" fo:margin-bottom="0cm" table:align="left" style:writing-mode="page"/>
    </style:style>
    <style:style style:name="Table1.A" style:family="table-column">
      <style:table-column-properties style:column-width="8.2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2" style:family="table">
      <style:table-properties style:width="16.51cm" fo:margin-left="0.018cm" fo:margin-top="0cm" fo:margin-bottom="0cm" table:align="left" style:writing-mode="page"/>
    </style:style>
    <style:style style:name="Table2.A" style:family="table-column">
      <style:table-column-properties style:column-width="8.25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2.9" style:family="table-row">
      <style:table-row-properties style:min-row-height="0.741cm" fo:keep-together="auto"/>
    </style:style>
    <style:style style:name="Tabla1" style:family="table">
      <style:table-properties style:width="16.51cm" fo:margin-left="0.018cm" fo:margin-top="0cm" fo:margin-bottom="0cm" table:align="left" style:writing-mode="page"/>
    </style:style>
    <style:style style:name="Tabla1.A" style:family="table-column">
      <style:table-column-properties style:column-width="8.255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0" style:family="table">
      <style:table-properties style:width="16.498cm" fo:margin-left="0.018cm" fo:margin-top="0cm" fo:margin-bottom="0cm" fo:break-before="page" table:align="left" style:writing-mode="page"/>
    </style:style>
    <style:style style:name="Tabla10.A" style:family="table-column">
      <style:table-column-properties style:column-width="8.255cm"/>
    </style:style>
    <style:style style:name="Tabla10.B" style:family="table-column">
      <style:table-column-properties style:column-width="8.243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0.9" style:family="table-row">
      <style:table-row-properties style:min-row-height="0.741cm" fo:keep-together="auto"/>
    </style:style>
    <style:style style:name="Tabla10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9" style:family="table">
      <style:table-properties style:width="16.51cm" fo:margin-left="0.018cm" fo:margin-top="0cm" fo:margin-bottom="0cm" table:align="left" style:writing-mode="page"/>
    </style:style>
    <style:style style:name="Tabla9.A" style:family="table-column">
      <style:table-column-properties style:column-width="8.255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1" style:family="table">
      <style:table-properties style:width="16.51cm" fo:margin-left="0.018cm" fo:margin-top="0cm" fo:margin-bottom="0cm" table:align="left" style:writing-mode="page"/>
    </style:style>
    <style:style style:name="Tabla11.A" style:family="table-column">
      <style:table-column-properties style:column-width="8.255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1.9" style:family="table-row">
      <style:table-row-properties style:min-row-height="0.741cm" fo:keep-together="auto"/>
    </style:style>
    <style:style style:name="Tabla11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5" style:family="table">
      <style:table-properties style:width="16.51cm" fo:margin-left="0.018cm" fo:margin-top="0cm" fo:margin-bottom="0cm" table:align="left" style:writing-mode="page"/>
    </style:style>
    <style:style style:name="Tabla5.A" style:family="table-column">
      <style:table-column-properties style:column-width="8.255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6" style:family="table">
      <style:table-properties style:width="16.51cm" fo:margin-left="0.018cm" fo:margin-top="0cm" fo:margin-bottom="0cm" table:align="left" style:writing-mode="page"/>
    </style:style>
    <style:style style:name="Tabla6.A" style:family="table-column">
      <style:table-column-properties style:column-width="8.255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6.9" style:family="table-row">
      <style:table-row-properties style:min-row-height="0.741cm" fo:keep-together="auto"/>
    </style:style>
    <style:style style:name="Tabla6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e3" style:family="table">
      <style:table-properties style:width="16.51cm" fo:margin-left="0.018cm" fo:margin-top="0cm" fo:margin-bottom="0cm" table:align="left" style:writing-mode="page"/>
    </style:style>
    <style:style style:name="Table3.A" style:family="table-column">
      <style:table-column-properties style:column-width="8.25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4" style:family="table">
      <style:table-properties style:width="16.51cm" fo:margin-left="0.018cm" fo:margin-top="0cm" fo:margin-bottom="0cm" table:align="left" style:writing-mode="page"/>
    </style:style>
    <style:style style:name="Table4.A" style:family="table-column">
      <style:table-column-properties style:column-width="8.25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4.9" style:family="table-row">
      <style:table-row-properties style:min-row-height="0.741cm" fo:keep-together="auto"/>
    </style:style>
    <style:style style:name="Table4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e51" style:family="table">
      <style:table-properties style:width="16.51cm" fo:margin-left="0.018cm" fo:margin-top="0cm" fo:margin-bottom="0cm" table:align="left" style:writing-mode="page"/>
    </style:style>
    <style:style style:name="Table51.A" style:family="table-column">
      <style:table-column-properties style:column-width="8.255cm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52" style:family="table">
      <style:table-properties style:width="16.51cm" fo:margin-left="0.018cm" fo:margin-top="0cm" fo:margin-bottom="0cm" table:align="left" style:writing-mode="page"/>
    </style:style>
    <style:style style:name="Table52.A" style:family="table-column">
      <style:table-column-properties style:column-width="8.255cm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52.9" style:family="table-row">
      <style:table-row-properties style:min-row-height="0.741cm" fo:keep-together="auto"/>
    </style:style>
    <style:style style:name="Table52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e7" style:family="table">
      <style:table-properties style:width="16.51cm" fo:margin-left="0.018cm" fo:margin-top="0cm" fo:margin-bottom="0cm" table:align="left" style:writing-mode="page"/>
    </style:style>
    <style:style style:name="Table7.A" style:family="table-column">
      <style:table-column-properties style:column-width="8.25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" style:family="table">
      <style:table-properties style:width="16.51cm" fo:margin-left="0.018cm" fo:margin-top="0cm" fo:margin-bottom="0cm" table:align="left" style:writing-mode="page"/>
    </style:style>
    <style:style style:name="Tabla2.A" style:family="table-column">
      <style:table-column-properties style:column-width="8.25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.9" style:family="table-row">
      <style:table-row-properties style:min-row-height="0.741cm" fo:keep-together="auto"/>
    </style:style>
    <style:style style:name="Tabla2.10" style:family="table-row">
      <style:table-row-properties style:min-row-height="0.963cm" fo:keep-together="auto"/>
    </style:style>
    <style:style style:name="Tabla2.A14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e59" style:family="table">
      <style:table-properties style:width="16.51cm" fo:margin-left="0.018cm" fo:margin-top="0cm" fo:margin-bottom="0cm" table:align="left" style:writing-mode="page"/>
    </style:style>
    <style:style style:name="Table59.A" style:family="table-column">
      <style:table-column-properties style:column-width="8.255cm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60" style:family="table">
      <style:table-properties style:width="16.51cm" fo:margin-left="0.018cm" fo:margin-top="0cm" fo:margin-bottom="0cm" table:align="left" style:writing-mode="page"/>
    </style:style>
    <style:style style:name="Table60.A" style:family="table-column">
      <style:table-column-properties style:column-width="8.255cm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60.9" style:family="table-row">
      <style:table-row-properties style:min-row-height="0.741cm" fo:keep-together="auto"/>
    </style:style>
    <style:style style:name="Table35" style:family="table">
      <style:table-properties style:width="16.51cm" fo:margin-left="0.018cm" fo:margin-top="0cm" fo:margin-bottom="0cm" table:align="left" style:writing-mode="page"/>
    </style:style>
    <style:style style:name="Table35.A" style:family="table-column">
      <style:table-column-properties style:column-width="8.255cm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36" style:family="table">
      <style:table-properties style:width="16.476cm" fo:margin-left="0.042cm" fo:margin-top="0cm" fo:margin-bottom="0cm" table:align="left" style:writing-mode="page"/>
    </style:style>
    <style:style style:name="Table36.A" style:family="table-column">
      <style:table-column-properties style:column-width="8.221cm"/>
    </style:style>
    <style:style style:name="Table36.B" style:family="table-column">
      <style:table-column-properties style:column-width="8.255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36.3" style:family="table-row">
      <style:table-row-properties style:min-row-height="0.665cm" fo:keep-together="auto"/>
    </style:style>
    <style:style style:name="Table36.9" style:family="table-row">
      <style:table-row-properties style:min-row-height="0.741cm" fo:keep-together="auto"/>
    </style:style>
    <style:style style:name="Table36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3" style:family="table">
      <style:table-properties style:width="16.51cm" fo:margin-left="0.018cm" fo:margin-top="0cm" fo:margin-bottom="0cm" table:align="left" style:writing-mode="page"/>
    </style:style>
    <style:style style:name="Tabla3.A" style:family="table-column">
      <style:table-column-properties style:column-width="8.255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" style:family="table">
      <style:table-properties style:width="16.476cm" fo:margin-left="0.042cm" fo:margin-top="0cm" fo:margin-bottom="0cm" table:align="left" style:writing-mode="page"/>
    </style:style>
    <style:style style:name="Tabla4.A" style:family="table-column">
      <style:table-column-properties style:column-width="8.221cm"/>
    </style:style>
    <style:style style:name="Tabla4.B" style:family="table-column">
      <style:table-column-properties style:column-width="8.255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.3" style:family="table-row">
      <style:table-row-properties style:min-row-height="0.665cm" fo:keep-together="auto"/>
    </style:style>
    <style:style style:name="Tabla4.9" style:family="table-row">
      <style:table-row-properties style:min-row-height="0.741cm" fo:keep-together="auto"/>
    </style:style>
    <style:style style:name="Tabla4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7" style:family="table">
      <style:table-properties style:width="16.51cm" fo:margin-left="0.018cm" fo:margin-top="0cm" fo:margin-bottom="0cm" table:align="left" style:writing-mode="page"/>
    </style:style>
    <style:style style:name="Tabla7.A" style:family="table-column">
      <style:table-column-properties style:column-width="8.255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8" style:family="table">
      <style:table-properties style:width="16.476cm" fo:margin-left="0.042cm" fo:margin-top="0cm" fo:margin-bottom="0cm" table:align="left" style:writing-mode="page"/>
    </style:style>
    <style:style style:name="Tabla8.A" style:family="table-column">
      <style:table-column-properties style:column-width="8.221cm"/>
    </style:style>
    <style:style style:name="Tabla8.B" style:family="table-column">
      <style:table-column-properties style:column-width="8.255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8.3" style:family="table-row">
      <style:table-row-properties style:min-row-height="0.665cm" fo:keep-together="auto"/>
    </style:style>
    <style:style style:name="Tabla8.9" style:family="table-row">
      <style:table-row-properties style:min-row-height="0.741cm" fo:keep-together="auto"/>
    </style:style>
    <style:style style:name="Tabla8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12" style:family="table">
      <style:table-properties style:width="16.51cm" fo:margin-left="0.018cm" fo:margin-top="0cm" fo:margin-bottom="0cm" table:align="left" style:writing-mode="page"/>
    </style:style>
    <style:style style:name="Tabla12.A" style:family="table-column">
      <style:table-column-properties style:column-width="8.255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3" style:family="table">
      <style:table-properties style:width="16.476cm" fo:margin-left="0.042cm" fo:margin-top="0cm" fo:margin-bottom="0cm" table:align="left" style:writing-mode="page"/>
    </style:style>
    <style:style style:name="Tabla13.A" style:family="table-column">
      <style:table-column-properties style:column-width="8.221cm"/>
    </style:style>
    <style:style style:name="Tabla13.B" style:family="table-column">
      <style:table-column-properties style:column-width="8.255cm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3.3" style:family="table-row">
      <style:table-row-properties style:min-row-height="0.665cm" fo:keep-together="auto"/>
    </style:style>
    <style:style style:name="Tabla13.9" style:family="table-row">
      <style:table-row-properties style:min-row-height="0.741cm" fo:keep-together="auto"/>
    </style:style>
    <style:style style:name="Tabla13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14" style:family="table">
      <style:table-properties style:width="16.51cm" fo:margin-left="0.018cm" fo:margin-top="0cm" fo:margin-bottom="0cm" table:align="left" style:writing-mode="page"/>
    </style:style>
    <style:style style:name="Tabla14.A" style:family="table-column">
      <style:table-column-properties style:column-width="8.255cm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5" style:family="table">
      <style:table-properties style:width="16.476cm" fo:margin-left="0.042cm" fo:margin-top="0cm" fo:margin-bottom="0cm" table:align="left" style:writing-mode="page"/>
    </style:style>
    <style:style style:name="Tabla15.A" style:family="table-column">
      <style:table-column-properties style:column-width="8.221cm"/>
    </style:style>
    <style:style style:name="Tabla15.B" style:family="table-column">
      <style:table-column-properties style:column-width="8.255cm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5.9" style:family="table-row">
      <style:table-row-properties style:min-row-height="0.741cm" fo:keep-together="auto"/>
    </style:style>
    <style:style style:name="Tabla15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16" style:family="table">
      <style:table-properties style:width="16.51cm" fo:margin-left="0.018cm" fo:margin-top="0cm" fo:margin-bottom="0cm" table:align="left" style:writing-mode="page"/>
    </style:style>
    <style:style style:name="Tabla16.A" style:family="table-column">
      <style:table-column-properties style:column-width="8.255cm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7" style:family="table">
      <style:table-properties style:width="16.476cm" fo:margin-left="0.042cm" fo:margin-top="0cm" fo:margin-bottom="0cm" table:align="left" style:writing-mode="page"/>
    </style:style>
    <style:style style:name="Tabla17.A" style:family="table-column">
      <style:table-column-properties style:column-width="8.221cm"/>
    </style:style>
    <style:style style:name="Tabla17.B" style:family="table-column">
      <style:table-column-properties style:column-width="8.255cm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7.9" style:family="table-row">
      <style:table-row-properties style:min-row-height="0.741cm" fo:keep-together="auto"/>
    </style:style>
    <style:style style:name="Tabla17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17.16" style:family="table-row">
      <style:table-row-properties style:min-row-height="0.979cm" fo:keep-together="auto"/>
    </style:style>
    <style:style style:name="Tabla18" style:family="table">
      <style:table-properties style:width="16.51cm" fo:margin-left="0.018cm" fo:margin-top="0cm" fo:margin-bottom="0cm" table:align="left" style:writing-mode="page"/>
    </style:style>
    <style:style style:name="Tabla18.A" style:family="table-column">
      <style:table-column-properties style:column-width="8.255cm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9" style:family="table">
      <style:table-properties style:width="16.476cm" fo:margin-left="0.042cm" fo:margin-top="0cm" fo:margin-bottom="0cm" table:align="left" style:writing-mode="page"/>
    </style:style>
    <style:style style:name="Tabla19.A" style:family="table-column">
      <style:table-column-properties style:column-width="8.221cm"/>
    </style:style>
    <style:style style:name="Tabla19.B" style:family="table-column">
      <style:table-column-properties style:column-width="8.255cm"/>
    </style:style>
    <style:style style:name="Tabla19.1" style:family="table-row">
      <style:table-row-properties fo:keep-together="auto"/>
    </style:style>
    <style:style style:name="Tabla19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9.9" style:family="table-row">
      <style:table-row-properties style:min-row-height="0.741cm" fo:keep-together="auto"/>
    </style:style>
    <style:style style:name="Tabla19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19.15" style:family="table-row">
      <style:table-row-properties style:min-row-height="0.979cm" fo:keep-together="auto"/>
    </style:style>
    <style:style style:name="Tabla20" style:family="table">
      <style:table-properties style:width="16.51cm" fo:margin-left="0.018cm" fo:margin-top="0cm" fo:margin-bottom="0cm" table:align="left" style:writing-mode="page"/>
    </style:style>
    <style:style style:name="Tabla20.A" style:family="table-column">
      <style:table-column-properties style:column-width="8.255cm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1" style:family="table">
      <style:table-properties style:width="16.476cm" fo:margin-left="0.042cm" fo:margin-top="0cm" fo:margin-bottom="0cm" table:align="left" style:writing-mode="page"/>
    </style:style>
    <style:style style:name="Tabla21.A" style:family="table-column">
      <style:table-column-properties style:column-width="8.221cm"/>
    </style:style>
    <style:style style:name="Tabla21.B" style:family="table-column">
      <style:table-column-properties style:column-width="8.255cm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1.4" style:family="table-row">
      <style:table-row-properties style:min-row-height="1.191cm" fo:keep-together="auto"/>
    </style:style>
    <style:style style:name="Tabla21.9" style:family="table-row">
      <style:table-row-properties style:min-row-height="0.741cm" fo:keep-together="auto"/>
    </style:style>
    <style:style style:name="Tabla21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22" style:family="table">
      <style:table-properties style:width="16.51cm" fo:margin-left="0.018cm" fo:margin-top="0cm" fo:margin-bottom="0cm" table:align="left" style:writing-mode="page"/>
    </style:style>
    <style:style style:name="Tabla22.A" style:family="table-column">
      <style:table-column-properties style:column-width="8.255cm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3" style:family="table">
      <style:table-properties style:width="16.476cm" fo:margin-left="0.042cm" fo:margin-top="0cm" fo:margin-bottom="0cm" table:align="left" style:writing-mode="page"/>
    </style:style>
    <style:style style:name="Tabla23.A" style:family="table-column">
      <style:table-column-properties style:column-width="8.221cm"/>
    </style:style>
    <style:style style:name="Tabla23.B" style:family="table-column">
      <style:table-column-properties style:column-width="8.255cm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3.4" style:family="table-row">
      <style:table-row-properties style:min-row-height="1.191cm" fo:keep-together="auto"/>
    </style:style>
    <style:style style:name="Tabla23.9" style:family="table-row">
      <style:table-row-properties style:min-row-height="0.741cm" fo:keep-together="auto"/>
    </style:style>
    <style:style style:name="Tabla23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23.13" style:family="table-row">
      <style:table-row-properties style:min-row-height="0.803cm" fo:keep-together="auto"/>
    </style:style>
    <style:style style:name="Tabla24" style:family="table">
      <style:table-properties style:width="16.51cm" fo:margin-left="0.018cm" fo:margin-top="0cm" fo:margin-bottom="0cm" table:align="left" style:writing-mode="page"/>
    </style:style>
    <style:style style:name="Tabla24.A" style:family="table-column">
      <style:table-column-properties style:column-width="8.255cm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5" style:family="table">
      <style:table-properties style:width="16.476cm" fo:margin-left="0.042cm" fo:margin-top="0cm" fo:margin-bottom="0cm" table:align="left" style:writing-mode="page"/>
    </style:style>
    <style:style style:name="Tabla25.A" style:family="table-column">
      <style:table-column-properties style:column-width="8.221cm"/>
    </style:style>
    <style:style style:name="Tabla25.B" style:family="table-column">
      <style:table-column-properties style:column-width="8.255cm"/>
    </style:style>
    <style:style style:name="Tabla25.1" style:family="table-row">
      <style:table-row-properties fo:keep-together="auto"/>
    </style:style>
    <style:style style:name="Tabla25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5.4" style:family="table-row">
      <style:table-row-properties style:min-row-height="1.191cm" fo:keep-together="auto"/>
    </style:style>
    <style:style style:name="Tabla25.9" style:family="table-row">
      <style:table-row-properties style:min-row-height="0.741cm" fo:keep-together="auto"/>
    </style:style>
    <style:style style:name="Tabla25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25.13" style:family="table-row">
      <style:table-row-properties style:min-row-height="0.803cm" fo:keep-together="auto"/>
    </style:style>
    <style:style style:name="Tabla25.23" style:family="table-row">
      <style:table-row-properties style:min-row-height="0.298cm" fo:keep-together="auto"/>
    </style:style>
    <style:style style:name="Tabla26" style:family="table">
      <style:table-properties style:width="16.51cm" fo:margin-left="0.018cm" fo:margin-top="0cm" fo:margin-bottom="0cm" table:align="left" style:writing-mode="page"/>
    </style:style>
    <style:style style:name="Tabla26.A" style:family="table-column">
      <style:table-column-properties style:column-width="8.255cm"/>
    </style:style>
    <style:style style:name="Tabla26.1" style:family="table-row">
      <style:table-row-properties fo:keep-together="auto"/>
    </style:style>
    <style:style style:name="Tabla26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7" style:family="table">
      <style:table-properties style:width="16.476cm" fo:margin-left="0.042cm" fo:margin-top="0cm" fo:margin-bottom="0cm" table:align="left" style:writing-mode="page"/>
    </style:style>
    <style:style style:name="Tabla27.A" style:family="table-column">
      <style:table-column-properties style:column-width="8.221cm"/>
    </style:style>
    <style:style style:name="Tabla27.B" style:family="table-column">
      <style:table-column-properties style:column-width="8.255cm"/>
    </style:style>
    <style:style style:name="Tabla27.1" style:family="table-row">
      <style:table-row-properties fo:keep-together="auto"/>
    </style:style>
    <style:style style:name="Tabla27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7.3" style:family="table-row">
      <style:table-row-properties style:min-row-height="0.665cm" fo:keep-together="auto"/>
    </style:style>
    <style:style style:name="Tabla27.9" style:family="table-row">
      <style:table-row-properties style:min-row-height="0.741cm" fo:keep-together="auto"/>
    </style:style>
    <style:style style:name="Tabla27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28" style:family="table">
      <style:table-properties style:width="16.51cm" fo:margin-left="0.018cm" fo:margin-top="0cm" fo:margin-bottom="0cm" table:align="left" style:writing-mode="page"/>
    </style:style>
    <style:style style:name="Tabla28.A" style:family="table-column">
      <style:table-column-properties style:column-width="8.255cm"/>
    </style:style>
    <style:style style:name="Tabla28.1" style:family="table-row">
      <style:table-row-properties fo:keep-together="auto"/>
    </style:style>
    <style:style style:name="Tabla28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9" style:family="table">
      <style:table-properties style:width="16.476cm" fo:margin-left="0.042cm" fo:margin-top="0cm" fo:margin-bottom="0cm" table:align="left" style:writing-mode="page"/>
    </style:style>
    <style:style style:name="Tabla29.A" style:family="table-column">
      <style:table-column-properties style:column-width="8.221cm"/>
    </style:style>
    <style:style style:name="Tabla29.B" style:family="table-column">
      <style:table-column-properties style:column-width="8.255cm"/>
    </style:style>
    <style:style style:name="Tabla29.1" style:family="table-row">
      <style:table-row-properties fo:keep-together="auto"/>
    </style:style>
    <style:style style:name="Tabla29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9.3" style:family="table-row">
      <style:table-row-properties style:min-row-height="0.665cm" fo:keep-together="auto"/>
    </style:style>
    <style:style style:name="Tabla29.9" style:family="table-row">
      <style:table-row-properties style:min-row-height="0.741cm" fo:keep-together="auto"/>
    </style:style>
    <style:style style:name="Tabla29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30" style:family="table">
      <style:table-properties style:width="16.51cm" fo:margin-left="0.018cm" fo:margin-top="0cm" fo:margin-bottom="0cm" table:align="left" style:writing-mode="page"/>
    </style:style>
    <style:style style:name="Tabla30.A" style:family="table-column">
      <style:table-column-properties style:column-width="8.255cm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31" style:family="table">
      <style:table-properties style:width="16.476cm" fo:margin-left="0.042cm" fo:margin-top="0cm" fo:margin-bottom="0cm" table:align="left" style:writing-mode="page"/>
    </style:style>
    <style:style style:name="Tabla31.A" style:family="table-column">
      <style:table-column-properties style:column-width="8.221cm"/>
    </style:style>
    <style:style style:name="Tabla31.B" style:family="table-column">
      <style:table-column-properties style:column-width="8.255cm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31.3" style:family="table-row">
      <style:table-row-properties style:min-row-height="0.665cm" fo:keep-together="auto"/>
    </style:style>
    <style:style style:name="Tabla31.9" style:family="table-row">
      <style:table-row-properties style:min-row-height="0.741cm" fo:keep-together="auto"/>
    </style:style>
    <style:style style:name="Tabla31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31.13" style:family="table-row">
      <style:table-row-properties style:min-row-height="1.425cm" fo:keep-together="auto"/>
    </style:style>
    <style:style style:name="Tabla32" style:family="table">
      <style:table-properties style:width="16.51cm" fo:margin-left="0.018cm" fo:margin-top="0cm" fo:margin-bottom="0cm" table:align="left" style:writing-mode="page"/>
    </style:style>
    <style:style style:name="Tabla32.A" style:family="table-column">
      <style:table-column-properties style:column-width="8.255cm"/>
    </style:style>
    <style:style style:name="Tabla32.1" style:family="table-row">
      <style:table-row-properties fo:keep-together="auto"/>
    </style:style>
    <style:style style:name="Tabla3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33" style:family="table">
      <style:table-properties style:width="16.476cm" fo:margin-left="0.042cm" fo:margin-top="0cm" fo:margin-bottom="0cm" table:align="left" style:writing-mode="page"/>
    </style:style>
    <style:style style:name="Tabla33.A" style:family="table-column">
      <style:table-column-properties style:column-width="8.221cm"/>
    </style:style>
    <style:style style:name="Tabla33.B" style:family="table-column">
      <style:table-column-properties style:column-width="8.255cm"/>
    </style:style>
    <style:style style:name="Tabla33.1" style:family="table-row">
      <style:table-row-properties fo:keep-together="auto"/>
    </style:style>
    <style:style style:name="Tabla3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33.3" style:family="table-row">
      <style:table-row-properties style:min-row-height="0.665cm" fo:keep-together="auto"/>
    </style:style>
    <style:style style:name="Tabla33.9" style:family="table-row">
      <style:table-row-properties style:min-row-height="0.741cm" fo:keep-together="auto"/>
    </style:style>
    <style:style style:name="Tabla33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33.14" style:family="table-row">
      <style:table-row-properties style:min-row-height="1.425cm" fo:keep-together="auto"/>
    </style:style>
    <style:style style:name="Tabla34" style:family="table">
      <style:table-properties style:width="16.51cm" fo:margin-left="0.018cm" fo:margin-top="0cm" fo:margin-bottom="0cm" table:align="left" style:writing-mode="page"/>
    </style:style>
    <style:style style:name="Tabla34.A" style:family="table-column">
      <style:table-column-properties style:column-width="8.255cm"/>
    </style:style>
    <style:style style:name="Tabla34.1" style:family="table-row">
      <style:table-row-properties fo:keep-together="auto"/>
    </style:style>
    <style:style style:name="Tabla34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35" style:family="table">
      <style:table-properties style:width="16.476cm" fo:margin-left="0.042cm" fo:margin-top="0cm" fo:margin-bottom="0cm" table:align="left" style:writing-mode="page"/>
    </style:style>
    <style:style style:name="Tabla35.A" style:family="table-column">
      <style:table-column-properties style:column-width="8.221cm"/>
    </style:style>
    <style:style style:name="Tabla35.B" style:family="table-column">
      <style:table-column-properties style:column-width="8.255cm"/>
    </style:style>
    <style:style style:name="Tabla35.1" style:family="table-row">
      <style:table-row-properties fo:keep-together="auto"/>
    </style:style>
    <style:style style:name="Tabla35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35.3" style:family="table-row">
      <style:table-row-properties style:min-row-height="0.665cm" fo:keep-together="auto"/>
    </style:style>
    <style:style style:name="Tabla35.9" style:family="table-row">
      <style:table-row-properties style:min-row-height="0.741cm" fo:keep-together="auto"/>
    </style:style>
    <style:style style:name="Tabla35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36" style:family="table">
      <style:table-properties style:width="16.51cm" fo:margin-left="0.018cm" fo:margin-top="0cm" fo:margin-bottom="0cm" table:align="left" style:writing-mode="page"/>
    </style:style>
    <style:style style:name="Tabla36.A" style:family="table-column">
      <style:table-column-properties style:column-width="8.255cm"/>
    </style:style>
    <style:style style:name="Tabla36.1" style:family="table-row">
      <style:table-row-properties fo:keep-together="auto"/>
    </style:style>
    <style:style style:name="Tabla36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37" style:family="table">
      <style:table-properties style:width="16.476cm" fo:margin-left="0.042cm" fo:margin-top="0cm" fo:margin-bottom="0cm" table:align="left" style:writing-mode="page"/>
    </style:style>
    <style:style style:name="Tabla37.A" style:family="table-column">
      <style:table-column-properties style:column-width="8.221cm"/>
    </style:style>
    <style:style style:name="Tabla37.B" style:family="table-column">
      <style:table-column-properties style:column-width="8.255cm"/>
    </style:style>
    <style:style style:name="Tabla37.1" style:family="table-row">
      <style:table-row-properties fo:keep-together="auto"/>
    </style:style>
    <style:style style:name="Tabla37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37.3" style:family="table-row">
      <style:table-row-properties style:min-row-height="0.665cm" fo:keep-together="auto"/>
    </style:style>
    <style:style style:name="Tabla37.9" style:family="table-row">
      <style:table-row-properties style:min-row-height="0.741cm" fo:keep-together="auto"/>
    </style:style>
    <style:style style:name="Tabla37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38" style:family="table">
      <style:table-properties style:width="16.51cm" fo:margin-left="0.018cm" fo:margin-top="0cm" fo:margin-bottom="0cm" table:align="left" style:writing-mode="page"/>
    </style:style>
    <style:style style:name="Tabla38.A" style:family="table-column">
      <style:table-column-properties style:column-width="8.255cm"/>
    </style:style>
    <style:style style:name="Tabla38.1" style:family="table-row">
      <style:table-row-properties fo:keep-together="auto"/>
    </style:style>
    <style:style style:name="Tabla38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39" style:family="table">
      <style:table-properties style:width="16.476cm" fo:margin-left="0.042cm" fo:margin-top="0cm" fo:margin-bottom="0cm" table:align="left" style:writing-mode="page"/>
    </style:style>
    <style:style style:name="Tabla39.A" style:family="table-column">
      <style:table-column-properties style:column-width="8.221cm"/>
    </style:style>
    <style:style style:name="Tabla39.B" style:family="table-column">
      <style:table-column-properties style:column-width="8.255cm"/>
    </style:style>
    <style:style style:name="Tabla39.1" style:family="table-row">
      <style:table-row-properties fo:keep-together="auto"/>
    </style:style>
    <style:style style:name="Tabla39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39.9" style:family="table-row">
      <style:table-row-properties style:min-row-height="0.741cm" fo:keep-together="auto"/>
    </style:style>
    <style:style style:name="Tabla39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40" style:family="table">
      <style:table-properties style:width="16.51cm" fo:margin-left="0.018cm" fo:margin-top="0cm" fo:margin-bottom="0cm" table:align="left" style:writing-mode="page"/>
    </style:style>
    <style:style style:name="Tabla40.A" style:family="table-column">
      <style:table-column-properties style:column-width="8.255cm"/>
    </style:style>
    <style:style style:name="Tabla40.1" style:family="table-row">
      <style:table-row-properties fo:keep-together="auto"/>
    </style:style>
    <style:style style:name="Tabla40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1" style:family="table">
      <style:table-properties style:width="16.476cm" fo:margin-left="0.042cm" fo:margin-top="0cm" fo:margin-bottom="0cm" table:align="left" style:writing-mode="page"/>
    </style:style>
    <style:style style:name="Tabla41.A" style:family="table-column">
      <style:table-column-properties style:column-width="8.221cm"/>
    </style:style>
    <style:style style:name="Tabla41.B" style:family="table-column">
      <style:table-column-properties style:column-width="8.255cm"/>
    </style:style>
    <style:style style:name="Tabla41.1" style:family="table-row">
      <style:table-row-properties fo:keep-together="auto"/>
    </style:style>
    <style:style style:name="Tabla4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1.9" style:family="table-row">
      <style:table-row-properties style:min-row-height="0.741cm" fo:keep-together="auto"/>
    </style:style>
    <style:style style:name="Tabla41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42" style:family="table">
      <style:table-properties style:width="16.51cm" fo:margin-left="0.018cm" fo:margin-top="0cm" fo:margin-bottom="0cm" table:align="left" style:writing-mode="page"/>
    </style:style>
    <style:style style:name="Tabla42.A" style:family="table-column">
      <style:table-column-properties style:column-width="8.255cm"/>
    </style:style>
    <style:style style:name="Tabla42.1" style:family="table-row">
      <style:table-row-properties fo:keep-together="auto"/>
    </style:style>
    <style:style style:name="Tabla4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3" style:family="table">
      <style:table-properties style:width="16.476cm" fo:margin-left="0.042cm" fo:margin-top="0cm" fo:margin-bottom="0cm" table:align="left" style:writing-mode="page"/>
    </style:style>
    <style:style style:name="Tabla43.A" style:family="table-column">
      <style:table-column-properties style:column-width="8.221cm"/>
    </style:style>
    <style:style style:name="Tabla43.B" style:family="table-column">
      <style:table-column-properties style:column-width="8.255cm"/>
    </style:style>
    <style:style style:name="Tabla43.1" style:family="table-row">
      <style:table-row-properties fo:keep-together="auto"/>
    </style:style>
    <style:style style:name="Tabla4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3.5" style:family="table-row">
      <style:table-row-properties style:min-row-height="0.713cm" fo:keep-together="auto"/>
    </style:style>
    <style:style style:name="Tabla43.9" style:family="table-row">
      <style:table-row-properties style:min-row-height="0.741cm" fo:keep-together="auto"/>
    </style:style>
    <style:style style:name="Tabla43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44" style:family="table">
      <style:table-properties style:width="16.51cm" fo:margin-left="0.018cm" fo:margin-top="0cm" fo:margin-bottom="0cm" table:align="left" style:writing-mode="page"/>
    </style:style>
    <style:style style:name="Tabla44.A" style:family="table-column">
      <style:table-column-properties style:column-width="8.255cm"/>
    </style:style>
    <style:style style:name="Tabla44.1" style:family="table-row">
      <style:table-row-properties fo:keep-together="auto"/>
    </style:style>
    <style:style style:name="Tabla44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5" style:family="table">
      <style:table-properties style:width="16.51cm" fo:margin-left="0.018cm" fo:margin-top="0cm" fo:margin-bottom="0cm" table:align="left" style:writing-mode="page"/>
    </style:style>
    <style:style style:name="Tabla45.A" style:family="table-column">
      <style:table-column-properties style:column-width="8.255cm"/>
    </style:style>
    <style:style style:name="Tabla45.1" style:family="table-row">
      <style:table-row-properties fo:keep-together="auto"/>
    </style:style>
    <style:style style:name="Tabla45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5.9" style:family="table-row">
      <style:table-row-properties style:min-row-height="0.741cm" fo:keep-together="auto"/>
    </style:style>
    <style:style style:name="Tabla45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46" style:family="table">
      <style:table-properties style:width="16.51cm" fo:margin-left="0.018cm" fo:margin-top="0cm" fo:margin-bottom="0cm" table:align="left" style:writing-mode="page"/>
    </style:style>
    <style:style style:name="Tabla46.A" style:family="table-column">
      <style:table-column-properties style:column-width="8.255cm"/>
    </style:style>
    <style:style style:name="Tabla46.1" style:family="table-row">
      <style:table-row-properties fo:keep-together="auto"/>
    </style:style>
    <style:style style:name="Tabla46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7" style:family="table">
      <style:table-properties style:width="16.51cm" fo:margin-left="0.018cm" fo:margin-top="0cm" fo:margin-bottom="0cm" table:align="left" style:writing-mode="page"/>
    </style:style>
    <style:style style:name="Tabla47.A" style:family="table-column">
      <style:table-column-properties style:column-width="8.255cm"/>
    </style:style>
    <style:style style:name="Tabla47.1" style:family="table-row">
      <style:table-row-properties fo:keep-together="auto"/>
    </style:style>
    <style:style style:name="Tabla47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7.9" style:family="table-row">
      <style:table-row-properties style:min-row-height="0.741cm" fo:keep-together="auto"/>
    </style:style>
    <style:style style:name="Tabla47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48" style:family="table">
      <style:table-properties style:width="16.51cm" fo:margin-left="0.018cm" fo:margin-top="0cm" fo:margin-bottom="0cm" table:align="left" style:writing-mode="page"/>
    </style:style>
    <style:style style:name="Tabla48.A" style:family="table-column">
      <style:table-column-properties style:column-width="8.255cm"/>
    </style:style>
    <style:style style:name="Tabla48.1" style:family="table-row">
      <style:table-row-properties fo:keep-together="auto"/>
    </style:style>
    <style:style style:name="Tabla48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9" style:family="table">
      <style:table-properties style:width="16.51cm" fo:margin-left="0.018cm" fo:margin-top="0cm" fo:margin-bottom="0cm" table:align="left" style:writing-mode="page"/>
    </style:style>
    <style:style style:name="Tabla49.A" style:family="table-column">
      <style:table-column-properties style:column-width="8.255cm"/>
    </style:style>
    <style:style style:name="Tabla49.1" style:family="table-row">
      <style:table-row-properties fo:keep-together="auto"/>
    </style:style>
    <style:style style:name="Tabla49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9.9" style:family="table-row">
      <style:table-row-properties style:min-row-height="0.741cm" fo:keep-together="auto"/>
    </style:style>
    <style:style style:name="Tabla49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50" style:family="table">
      <style:table-properties style:width="16.51cm" fo:margin-left="0.018cm" fo:margin-top="0cm" fo:margin-bottom="0cm" table:align="left" style:writing-mode="page"/>
    </style:style>
    <style:style style:name="Tabla50.A" style:family="table-column">
      <style:table-column-properties style:column-width="8.255cm"/>
    </style:style>
    <style:style style:name="Tabla50.1" style:family="table-row">
      <style:table-row-properties fo:keep-together="auto"/>
    </style:style>
    <style:style style:name="Tabla50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51" style:family="table">
      <style:table-properties style:width="16.51cm" fo:margin-left="0.018cm" fo:margin-top="0cm" fo:margin-bottom="0cm" table:align="left" style:writing-mode="page"/>
    </style:style>
    <style:style style:name="Tabla51.A" style:family="table-column">
      <style:table-column-properties style:column-width="8.255cm"/>
    </style:style>
    <style:style style:name="Tabla51.1" style:family="table-row">
      <style:table-row-properties fo:keep-together="auto"/>
    </style:style>
    <style:style style:name="Tabla5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51.9" style:family="table-row">
      <style:table-row-properties style:min-row-height="0.741cm" fo:keep-together="auto"/>
    </style:style>
    <style:style style:name="Tabla51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52" style:family="table">
      <style:table-properties style:width="16.51cm" fo:margin-left="0.018cm" fo:margin-top="0cm" fo:margin-bottom="0cm" table:align="left" style:writing-mode="page"/>
    </style:style>
    <style:style style:name="Tabla52.A" style:family="table-column">
      <style:table-column-properties style:column-width="8.255cm"/>
    </style:style>
    <style:style style:name="Tabla52.1" style:family="table-row">
      <style:table-row-properties fo:keep-together="auto"/>
    </style:style>
    <style:style style:name="Tabla5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53" style:family="table">
      <style:table-properties style:width="16.51cm" fo:margin-left="0.018cm" fo:margin-top="0cm" fo:margin-bottom="0cm" table:align="left" style:writing-mode="page"/>
    </style:style>
    <style:style style:name="Tabla53.A" style:family="table-column">
      <style:table-column-properties style:column-width="8.255cm"/>
    </style:style>
    <style:style style:name="Tabla53.1" style:family="table-row">
      <style:table-row-properties fo:keep-together="auto"/>
    </style:style>
    <style:style style:name="Tabla5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53.9" style:family="table-row">
      <style:table-row-properties style:min-row-height="0.741cm" fo:keep-together="auto"/>
    </style:style>
    <style:style style:name="Tabla53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54" style:family="table">
      <style:table-properties style:width="16.51cm" fo:margin-left="0.018cm" fo:margin-top="0cm" fo:margin-bottom="0cm" table:align="left" style:writing-mode="page"/>
    </style:style>
    <style:style style:name="Tabla54.A" style:family="table-column">
      <style:table-column-properties style:column-width="8.255cm"/>
    </style:style>
    <style:style style:name="Tabla54.1" style:family="table-row">
      <style:table-row-properties fo:keep-together="auto"/>
    </style:style>
    <style:style style:name="Tabla54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55" style:family="table">
      <style:table-properties style:width="16.476cm" fo:margin-left="0.042cm" fo:margin-top="0cm" fo:margin-bottom="0cm" table:align="left" style:writing-mode="page"/>
    </style:style>
    <style:style style:name="Tabla55.A" style:family="table-column">
      <style:table-column-properties style:column-width="8.221cm"/>
    </style:style>
    <style:style style:name="Tabla55.B" style:family="table-column">
      <style:table-column-properties style:column-width="8.255cm"/>
    </style:style>
    <style:style style:name="Tabla55.1" style:family="table-row">
      <style:table-row-properties fo:keep-together="auto"/>
    </style:style>
    <style:style style:name="Tabla55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55.4" style:family="table-row">
      <style:table-row-properties style:min-row-height="1.568cm" fo:keep-together="auto"/>
    </style:style>
    <style:style style:name="Tabla55.9" style:family="table-row">
      <style:table-row-properties style:min-row-height="0.741cm" fo:keep-together="auto"/>
    </style:style>
    <style:style style:name="Tabla55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56" style:family="table">
      <style:table-properties style:width="16.51cm" fo:margin-left="0.018cm" fo:margin-top="0cm" fo:margin-bottom="0cm" table:align="left" style:writing-mode="page"/>
    </style:style>
    <style:style style:name="Tabla56.A" style:family="table-column">
      <style:table-column-properties style:column-width="8.255cm"/>
    </style:style>
    <style:style style:name="Tabla56.1" style:family="table-row">
      <style:table-row-properties fo:keep-together="auto"/>
    </style:style>
    <style:style style:name="Tabla56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57" style:family="table">
      <style:table-properties style:width="16.476cm" fo:margin-left="0.042cm" fo:margin-top="0cm" fo:margin-bottom="0cm" table:align="left" style:writing-mode="page"/>
    </style:style>
    <style:style style:name="Tabla57.A" style:family="table-column">
      <style:table-column-properties style:column-width="8.221cm"/>
    </style:style>
    <style:style style:name="Tabla57.B" style:family="table-column">
      <style:table-column-properties style:column-width="8.255cm"/>
    </style:style>
    <style:style style:name="Tabla57.1" style:family="table-row">
      <style:table-row-properties fo:keep-together="auto"/>
    </style:style>
    <style:style style:name="Tabla57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57.4" style:family="table-row">
      <style:table-row-properties style:min-row-height="1.568cm" fo:keep-together="auto"/>
    </style:style>
    <style:style style:name="Tabla57.9" style:family="table-row">
      <style:table-row-properties style:min-row-height="0.741cm" fo:keep-together="auto"/>
    </style:style>
    <style:style style:name="Tabla57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58" style:family="table">
      <style:table-properties style:width="16.51cm" fo:margin-left="0.018cm" fo:margin-top="0cm" fo:margin-bottom="0cm" table:align="left" style:writing-mode="page"/>
    </style:style>
    <style:style style:name="Tabla58.A" style:family="table-column">
      <style:table-column-properties style:column-width="8.255cm"/>
    </style:style>
    <style:style style:name="Tabla58.1" style:family="table-row">
      <style:table-row-properties fo:keep-together="auto"/>
    </style:style>
    <style:style style:name="Tabla58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59" style:family="table">
      <style:table-properties style:width="16.476cm" fo:margin-left="0.042cm" fo:margin-top="0cm" fo:margin-bottom="0cm" table:align="left" style:writing-mode="page"/>
    </style:style>
    <style:style style:name="Tabla59.A" style:family="table-column">
      <style:table-column-properties style:column-width="8.221cm"/>
    </style:style>
    <style:style style:name="Tabla59.B" style:family="table-column">
      <style:table-column-properties style:column-width="8.255cm"/>
    </style:style>
    <style:style style:name="Tabla59.1" style:family="table-row">
      <style:table-row-properties fo:keep-together="auto"/>
    </style:style>
    <style:style style:name="Tabla59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59.4" style:family="table-row">
      <style:table-row-properties style:min-row-height="1.568cm" fo:keep-together="auto"/>
    </style:style>
    <style:style style:name="Tabla59.9" style:family="table-row">
      <style:table-row-properties style:min-row-height="0.741cm" fo:keep-together="auto"/>
    </style:style>
    <style:style style:name="Tabla59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60" style:family="table">
      <style:table-properties style:width="16.51cm" fo:margin-left="0.018cm" fo:margin-top="0cm" fo:margin-bottom="0cm" table:align="left" style:writing-mode="page"/>
    </style:style>
    <style:style style:name="Tabla60.A" style:family="table-column">
      <style:table-column-properties style:column-width="8.255cm"/>
    </style:style>
    <style:style style:name="Tabla60.1" style:family="table-row">
      <style:table-row-properties fo:keep-together="auto"/>
    </style:style>
    <style:style style:name="Tabla60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61" style:family="table">
      <style:table-properties style:width="16.476cm" fo:margin-left="0.042cm" fo:margin-top="0cm" fo:margin-bottom="0cm" table:align="left" style:writing-mode="page"/>
    </style:style>
    <style:style style:name="Tabla61.A" style:family="table-column">
      <style:table-column-properties style:column-width="8.221cm"/>
    </style:style>
    <style:style style:name="Tabla61.B" style:family="table-column">
      <style:table-column-properties style:column-width="8.255cm"/>
    </style:style>
    <style:style style:name="Tabla61.1" style:family="table-row">
      <style:table-row-properties fo:keep-together="auto"/>
    </style:style>
    <style:style style:name="Tabla6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61.4" style:family="table-row">
      <style:table-row-properties style:min-row-height="1.568cm" fo:keep-together="auto"/>
    </style:style>
    <style:style style:name="Tabla61.9" style:family="table-row">
      <style:table-row-properties style:min-row-height="0.741cm" fo:keep-together="auto"/>
    </style:style>
    <style:style style:name="Tabla61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62" style:family="table">
      <style:table-properties style:width="16.51cm" fo:margin-left="0.018cm" fo:margin-top="0cm" fo:margin-bottom="0cm" table:align="left" style:writing-mode="page"/>
    </style:style>
    <style:style style:name="Tabla62.A" style:family="table-column">
      <style:table-column-properties style:column-width="8.255cm"/>
    </style:style>
    <style:style style:name="Tabla62.1" style:family="table-row">
      <style:table-row-properties fo:keep-together="auto"/>
    </style:style>
    <style:style style:name="Tabla6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63" style:family="table">
      <style:table-properties style:width="16.476cm" fo:margin-left="0.042cm" fo:margin-top="0cm" fo:margin-bottom="0cm" table:align="left" style:writing-mode="page"/>
    </style:style>
    <style:style style:name="Tabla63.A" style:family="table-column">
      <style:table-column-properties style:column-width="8.221cm"/>
    </style:style>
    <style:style style:name="Tabla63.B" style:family="table-column">
      <style:table-column-properties style:column-width="8.255cm"/>
    </style:style>
    <style:style style:name="Tabla63.1" style:family="table-row">
      <style:table-row-properties fo:keep-together="auto"/>
    </style:style>
    <style:style style:name="Tabla6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63.4" style:family="table-row">
      <style:table-row-properties style:min-row-height="1.568cm" fo:keep-together="auto"/>
    </style:style>
    <style:style style:name="Tabla63.9" style:family="table-row">
      <style:table-row-properties style:min-row-height="0.741cm" fo:keep-together="auto"/>
    </style:style>
    <style:style style:name="Tabla64" style:family="table">
      <style:table-properties style:width="16.51cm" fo:margin-left="0.018cm" fo:margin-top="0cm" fo:margin-bottom="0cm" table:align="left" style:writing-mode="page"/>
    </style:style>
    <style:style style:name="Tabla64.A" style:family="table-column">
      <style:table-column-properties style:column-width="8.255cm"/>
    </style:style>
    <style:style style:name="Tabla64.1" style:family="table-row">
      <style:table-row-properties fo:keep-together="auto"/>
    </style:style>
    <style:style style:name="Tabla64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65" style:family="table">
      <style:table-properties style:width="16.476cm" fo:margin-left="0.042cm" fo:margin-top="0cm" fo:margin-bottom="0cm" fo:break-before="page" table:align="left" style:writing-mode="page"/>
    </style:style>
    <style:style style:name="Tabla65.A" style:family="table-column">
      <style:table-column-properties style:column-width="8.221cm"/>
    </style:style>
    <style:style style:name="Tabla65.B" style:family="table-column">
      <style:table-column-properties style:column-width="8.255cm"/>
    </style:style>
    <style:style style:name="Tabla65.1" style:family="table-row">
      <style:table-row-properties fo:keep-together="auto"/>
    </style:style>
    <style:style style:name="Tabla65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65.4" style:family="table-row">
      <style:table-row-properties style:min-row-height="1.568cm" fo:keep-together="auto"/>
    </style:style>
    <style:style style:name="Tabla65.9" style:family="table-row">
      <style:table-row-properties style:min-row-height="0.741cm" fo:keep-together="auto"/>
    </style:style>
    <style:style style:name="Tabla65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66" style:family="table">
      <style:table-properties style:width="16.51cm" fo:margin-left="0.018cm" fo:margin-top="0cm" fo:margin-bottom="0cm" table:align="left" style:writing-mode="page"/>
    </style:style>
    <style:style style:name="Tabla66.A" style:family="table-column">
      <style:table-column-properties style:column-width="8.255cm"/>
    </style:style>
    <style:style style:name="Tabla66.1" style:family="table-row">
      <style:table-row-properties fo:keep-together="auto"/>
    </style:style>
    <style:style style:name="Tabla66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67" style:family="table">
      <style:table-properties style:width="16.476cm" fo:margin-left="0.042cm" fo:margin-top="0cm" fo:margin-bottom="0cm" table:align="left" style:writing-mode="page"/>
    </style:style>
    <style:style style:name="Tabla67.A" style:family="table-column">
      <style:table-column-properties style:column-width="8.221cm"/>
    </style:style>
    <style:style style:name="Tabla67.B" style:family="table-column">
      <style:table-column-properties style:column-width="8.255cm"/>
    </style:style>
    <style:style style:name="Tabla67.1" style:family="table-row">
      <style:table-row-properties fo:keep-together="auto"/>
    </style:style>
    <style:style style:name="Tabla67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67.4" style:family="table-row">
      <style:table-row-properties style:min-row-height="1.568cm" fo:keep-together="auto"/>
    </style:style>
    <style:style style:name="Tabla67.9" style:family="table-row">
      <style:table-row-properties style:min-row-height="0.741cm" fo:keep-together="auto"/>
    </style:style>
    <style:style style:name="Tabla67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68" style:family="table">
      <style:table-properties style:width="16.51cm" fo:margin-left="0.018cm" fo:margin-top="0cm" fo:margin-bottom="0cm" table:align="left" style:writing-mode="page"/>
    </style:style>
    <style:style style:name="Tabla68.A" style:family="table-column">
      <style:table-column-properties style:column-width="8.255cm"/>
    </style:style>
    <style:style style:name="Tabla68.1" style:family="table-row">
      <style:table-row-properties fo:keep-together="auto"/>
    </style:style>
    <style:style style:name="Tabla68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69" style:family="table">
      <style:table-properties style:width="16.476cm" fo:margin-left="0.042cm" fo:margin-top="0cm" fo:margin-bottom="0cm" table:align="left" style:writing-mode="page"/>
    </style:style>
    <style:style style:name="Tabla69.A" style:family="table-column">
      <style:table-column-properties style:column-width="8.221cm"/>
    </style:style>
    <style:style style:name="Tabla69.B" style:family="table-column">
      <style:table-column-properties style:column-width="8.255cm"/>
    </style:style>
    <style:style style:name="Tabla69.1" style:family="table-row">
      <style:table-row-properties fo:keep-together="auto"/>
    </style:style>
    <style:style style:name="Tabla69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69.4" style:family="table-row">
      <style:table-row-properties style:min-row-height="1.568cm" fo:keep-together="auto"/>
    </style:style>
    <style:style style:name="Tabla69.9" style:family="table-row">
      <style:table-row-properties style:min-row-height="0.741cm" fo:keep-together="auto"/>
    </style:style>
    <style:style style:name="Tabla69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70" style:family="table">
      <style:table-properties style:width="16.51cm" fo:margin-left="0.018cm" fo:margin-top="0cm" fo:margin-bottom="0cm" table:align="left" style:writing-mode="page"/>
    </style:style>
    <style:style style:name="Tabla70.A" style:family="table-column">
      <style:table-column-properties style:column-width="8.255cm"/>
    </style:style>
    <style:style style:name="Tabla70.1" style:family="table-row">
      <style:table-row-properties fo:keep-together="auto"/>
    </style:style>
    <style:style style:name="Tabla70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71" style:family="table">
      <style:table-properties style:width="16.476cm" fo:margin-left="0.042cm" fo:margin-top="0cm" fo:margin-bottom="0cm" table:align="left" style:writing-mode="page"/>
    </style:style>
    <style:style style:name="Tabla71.A" style:family="table-column">
      <style:table-column-properties style:column-width="8.221cm"/>
    </style:style>
    <style:style style:name="Tabla71.B" style:family="table-column">
      <style:table-column-properties style:column-width="8.255cm"/>
    </style:style>
    <style:style style:name="Tabla71.1" style:family="table-row">
      <style:table-row-properties fo:keep-together="auto"/>
    </style:style>
    <style:style style:name="Tabla7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71.4" style:family="table-row">
      <style:table-row-properties style:min-row-height="1.568cm" fo:keep-together="auto"/>
    </style:style>
    <style:style style:name="Tabla71.9" style:family="table-row">
      <style:table-row-properties style:min-row-height="0.741cm" fo:keep-together="auto"/>
    </style:style>
    <style:style style:name="Tabla71.A12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Standard">
      <style:text-properties officeooo:paragraph-rsid="000c66b2"/>
    </style:style>
    <style:style style:name="P2" style:family="paragraph" style:parent-style-name="normal">
      <style:paragraph-properties fo:line-height="100%" fo:orphans="0" fo:widows="0"/>
      <style:text-properties fo:language="es" fo:country="ES" fo:font-weight="bold" officeooo:paragraph-rsid="0000b3ac" style:font-weight-asian="bold"/>
    </style:style>
    <style:style style:name="P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00b3ac" style:font-weight-asian="bold"/>
    </style:style>
    <style:style style:name="P4" style:family="paragraph" style:parent-style-name="normal">
      <style:paragraph-properties fo:line-height="100%" fo:orphans="0" fo:widows="0"/>
      <style:text-properties fo:language="es" fo:country="ES" fo:font-weight="bold" officeooo:paragraph-rsid="000c66b2" style:font-weight-asian="bold"/>
    </style:style>
    <style:style style:name="P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0c66b2" style:font-weight-asian="bold"/>
    </style:style>
    <style:style style:name="P6" style:family="paragraph" style:parent-style-name="normal">
      <style:paragraph-properties fo:line-height="100%" fo:orphans="0" fo:widows="0"/>
      <style:text-properties fo:language="es" fo:country="ES" fo:font-weight="bold" officeooo:paragraph-rsid="000ce53a" style:font-weight-asian="bold"/>
    </style:style>
    <style:style style:name="P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0ce53a" style:font-weight-asian="bold"/>
    </style:style>
    <style:style style:name="P8" style:family="paragraph" style:parent-style-name="normal">
      <style:paragraph-properties fo:line-height="100%" fo:orphans="0" fo:widows="0"/>
      <style:text-properties fo:language="es" fo:country="ES" fo:font-weight="bold" officeooo:paragraph-rsid="0012b8ce" style:font-weight-asian="bold"/>
    </style:style>
    <style:style style:name="P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12b8ce" style:font-weight-asian="bold"/>
    </style:style>
    <style:style style:name="P10" style:family="paragraph" style:parent-style-name="normal">
      <style:paragraph-properties fo:line-height="100%" fo:orphans="0" fo:widows="0"/>
      <style:text-properties fo:language="es" fo:country="ES" fo:font-weight="bold" officeooo:paragraph-rsid="00142cc8" style:font-weight-asian="bold"/>
    </style:style>
    <style:style style:name="P1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142cc8" style:font-weight-asian="bold"/>
    </style:style>
    <style:style style:name="P12" style:family="paragraph" style:parent-style-name="normal">
      <style:paragraph-properties fo:line-height="100%" fo:orphans="0" fo:widows="0"/>
      <style:text-properties fo:language="es" fo:country="ES" fo:font-weight="bold" officeooo:paragraph-rsid="0017f71a" style:font-weight-asian="bold"/>
    </style:style>
    <style:style style:name="P1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17f71a" style:font-weight-asian="bold"/>
    </style:style>
    <style:style style:name="P14" style:family="paragraph" style:parent-style-name="normal">
      <style:paragraph-properties fo:line-height="100%" fo:orphans="0" fo:widows="0"/>
      <style:text-properties fo:language="es" fo:country="ES" fo:font-weight="bold" officeooo:paragraph-rsid="001acef8" style:font-weight-asian="bold"/>
    </style:style>
    <style:style style:name="P1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1acef8" style:font-weight-asian="bold"/>
    </style:style>
    <style:style style:name="P16" style:family="paragraph" style:parent-style-name="normal">
      <style:paragraph-properties fo:line-height="100%" fo:orphans="0" fo:widows="0"/>
      <style:text-properties fo:language="es" fo:country="ES" fo:font-weight="bold" officeooo:paragraph-rsid="001d47bb" style:font-weight-asian="bold"/>
    </style:style>
    <style:style style:name="P1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1d47bb" style:font-weight-asian="bold"/>
    </style:style>
    <style:style style:name="P18" style:family="paragraph" style:parent-style-name="normal">
      <style:paragraph-properties fo:line-height="100%" fo:orphans="0" fo:widows="0"/>
      <style:text-properties fo:language="es" fo:country="ES" fo:font-weight="bold" officeooo:paragraph-rsid="001ea10a" style:font-weight-asian="bold"/>
    </style:style>
    <style:style style:name="P1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1ea10a" style:font-weight-asian="bold"/>
    </style:style>
    <style:style style:name="P20" style:family="paragraph" style:parent-style-name="normal">
      <style:paragraph-properties fo:line-height="100%" fo:orphans="0" fo:widows="0"/>
      <style:text-properties fo:language="es" fo:country="ES" fo:font-weight="bold" officeooo:paragraph-rsid="0020a649" style:font-weight-asian="bold"/>
    </style:style>
    <style:style style:name="P2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20a649" style:font-weight-asian="bold"/>
    </style:style>
    <style:style style:name="P22" style:family="paragraph" style:parent-style-name="normal">
      <style:paragraph-properties fo:line-height="100%" fo:orphans="0" fo:widows="0"/>
      <style:text-properties fo:language="es" fo:country="ES" fo:font-weight="bold" officeooo:paragraph-rsid="0026a94d" style:font-weight-asian="bold"/>
    </style:style>
    <style:style style:name="P2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26a94d" style:font-weight-asian="bold"/>
    </style:style>
    <style:style style:name="P24" style:family="paragraph" style:parent-style-name="normal">
      <style:paragraph-properties fo:line-height="100%" fo:orphans="0" fo:widows="0"/>
      <style:text-properties fo:language="es" fo:country="ES" fo:font-weight="bold" officeooo:paragraph-rsid="00295ad8" style:font-weight-asian="bold"/>
    </style:style>
    <style:style style:name="P2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295ad8" style:font-weight-asian="bold"/>
    </style:style>
    <style:style style:name="P26" style:family="paragraph" style:parent-style-name="normal">
      <style:paragraph-properties fo:line-height="100%" fo:orphans="0" fo:widows="0"/>
      <style:text-properties fo:language="es" fo:country="ES" fo:font-weight="bold" officeooo:paragraph-rsid="002b5529" style:font-weight-asian="bold"/>
    </style:style>
    <style:style style:name="P2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2b5529" style:font-weight-asian="bold"/>
    </style:style>
    <style:style style:name="P28" style:family="paragraph" style:parent-style-name="normal">
      <style:paragraph-properties fo:line-height="100%" fo:orphans="0" fo:widows="0"/>
      <style:text-properties fo:language="es" fo:country="ES" fo:font-weight="bold" officeooo:paragraph-rsid="002c7edd" style:font-weight-asian="bold"/>
    </style:style>
    <style:style style:name="P2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2c7edd" style:font-weight-asian="bold"/>
    </style:style>
    <style:style style:name="P30" style:family="paragraph" style:parent-style-name="normal">
      <style:paragraph-properties fo:line-height="100%" fo:orphans="0" fo:widows="0"/>
      <style:text-properties fo:language="es" fo:country="ES" fo:font-weight="bold" officeooo:paragraph-rsid="003219f1" style:font-weight-asian="bold"/>
    </style:style>
    <style:style style:name="P3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3219f1" style:font-weight-asian="bold"/>
    </style:style>
    <style:style style:name="P32" style:family="paragraph" style:parent-style-name="normal">
      <style:paragraph-properties fo:line-height="100%" fo:orphans="0" fo:widows="0"/>
      <style:text-properties fo:language="es" fo:country="ES" fo:font-weight="bold" officeooo:paragraph-rsid="0035577b" style:font-weight-asian="bold"/>
    </style:style>
    <style:style style:name="P3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35577b" style:font-weight-asian="bold"/>
    </style:style>
    <style:style style:name="P34" style:family="paragraph" style:parent-style-name="normal">
      <style:paragraph-properties fo:line-height="100%" fo:orphans="0" fo:widows="0"/>
      <style:text-properties fo:language="es" fo:country="ES" fo:font-weight="bold" officeooo:paragraph-rsid="0038dffb" style:font-weight-asian="bold"/>
    </style:style>
    <style:style style:name="P3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38dffb" style:font-weight-asian="bold"/>
    </style:style>
    <style:style style:name="P36" style:family="paragraph" style:parent-style-name="normal">
      <style:paragraph-properties fo:line-height="100%" fo:orphans="0" fo:widows="0"/>
      <style:text-properties fo:language="es" fo:country="ES" fo:font-weight="bold" officeooo:paragraph-rsid="003aa033" style:font-weight-asian="bold"/>
    </style:style>
    <style:style style:name="P3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3aa033" style:font-weight-asian="bold"/>
    </style:style>
    <style:style style:name="P38" style:family="paragraph" style:parent-style-name="normal">
      <style:paragraph-properties fo:line-height="100%" fo:orphans="0" fo:widows="0"/>
      <style:text-properties fo:language="es" fo:country="ES" fo:font-weight="bold" officeooo:paragraph-rsid="003c4b9e" style:font-weight-asian="bold"/>
    </style:style>
    <style:style style:name="P3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3c4b9e" style:font-weight-asian="bold"/>
    </style:style>
    <style:style style:name="P40" style:family="paragraph" style:parent-style-name="normal">
      <style:paragraph-properties fo:line-height="100%" fo:orphans="0" fo:widows="0"/>
      <style:text-properties fo:language="es" fo:country="ES" fo:font-weight="bold" officeooo:paragraph-rsid="003d4aa9" style:font-weight-asian="bold"/>
    </style:style>
    <style:style style:name="P4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3d4aa9" style:font-weight-asian="bold"/>
    </style:style>
    <style:style style:name="P42" style:family="paragraph" style:parent-style-name="normal">
      <style:paragraph-properties fo:line-height="100%" fo:orphans="0" fo:widows="0"/>
      <style:text-properties fo:language="es" fo:country="ES" fo:font-weight="bold" officeooo:paragraph-rsid="004047ec" style:font-weight-asian="bold"/>
    </style:style>
    <style:style style:name="P4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4047ec" style:font-weight-asian="bold"/>
    </style:style>
    <style:style style:name="P44" style:family="paragraph" style:parent-style-name="normal">
      <style:paragraph-properties fo:line-height="100%" fo:orphans="0" fo:widows="0"/>
      <style:text-properties fo:language="es" fo:country="ES" fo:font-weight="bold" officeooo:paragraph-rsid="0043ade6" style:font-weight-asian="bold"/>
    </style:style>
    <style:style style:name="P4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43ade6" style:font-weight-asian="bold"/>
    </style:style>
    <style:style style:name="P46" style:family="paragraph" style:parent-style-name="normal">
      <style:paragraph-properties fo:line-height="100%" fo:orphans="0" fo:widows="0"/>
      <style:text-properties fo:language="es" fo:country="ES" fo:font-weight="bold" officeooo:paragraph-rsid="0045cabd" style:font-weight-asian="bold"/>
    </style:style>
    <style:style style:name="P4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45cabd" style:font-weight-asian="bold"/>
    </style:style>
    <style:style style:name="P48" style:family="paragraph" style:parent-style-name="normal">
      <style:paragraph-properties fo:line-height="100%" fo:orphans="0" fo:widows="0"/>
      <style:text-properties fo:language="es" fo:country="ES" fo:font-weight="bold" officeooo:paragraph-rsid="004a2c0c" style:font-weight-asian="bold"/>
    </style:style>
    <style:style style:name="P4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4a2c0c" style:font-weight-asian="bold"/>
    </style:style>
    <style:style style:name="P50" style:family="paragraph" style:parent-style-name="normal">
      <style:paragraph-properties fo:line-height="100%" fo:orphans="0" fo:widows="0"/>
      <style:text-properties fo:language="es" fo:country="ES" fo:font-weight="bold" officeooo:paragraph-rsid="0053cd58" style:font-weight-asian="bold"/>
    </style:style>
    <style:style style:name="P5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53cd58" style:font-weight-asian="bold"/>
    </style:style>
    <style:style style:name="P52" style:family="paragraph" style:parent-style-name="normal">
      <style:paragraph-properties fo:line-height="100%" fo:orphans="0" fo:widows="0"/>
      <style:text-properties fo:language="es" fo:country="ES" fo:font-weight="bold" officeooo:paragraph-rsid="0058fae1" style:font-weight-asian="bold"/>
    </style:style>
    <style:style style:name="P5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58fae1" style:font-weight-asian="bold"/>
    </style:style>
    <style:style style:name="P54" style:family="paragraph" style:parent-style-name="normal">
      <style:paragraph-properties fo:line-height="100%" fo:orphans="0" fo:widows="0"/>
      <style:text-properties fo:language="es" fo:country="ES" fo:font-weight="bold" officeooo:paragraph-rsid="005d9ad1" style:font-weight-asian="bold"/>
    </style:style>
    <style:style style:name="P5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5d9ad1" style:font-weight-asian="bold"/>
    </style:style>
    <style:style style:name="P56" style:family="paragraph" style:parent-style-name="normal">
      <style:paragraph-properties fo:line-height="100%" fo:orphans="0" fo:widows="0"/>
      <style:text-properties fo:language="es" fo:country="ES" fo:font-weight="bold" officeooo:paragraph-rsid="005ff7f6" style:font-weight-asian="bold"/>
    </style:style>
    <style:style style:name="P5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5ff7f6" style:font-weight-asian="bold"/>
    </style:style>
    <style:style style:name="P58" style:family="paragraph" style:parent-style-name="normal">
      <style:paragraph-properties fo:line-height="100%" fo:orphans="0" fo:widows="0"/>
      <style:text-properties fo:language="es" fo:country="ES" fo:font-weight="bold" officeooo:paragraph-rsid="006154a1" style:font-weight-asian="bold"/>
    </style:style>
    <style:style style:name="P5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6154a1" style:font-weight-asian="bold"/>
    </style:style>
    <style:style style:name="P60" style:family="paragraph" style:parent-style-name="normal">
      <style:paragraph-properties fo:line-height="100%" fo:orphans="0" fo:widows="0"/>
      <style:text-properties fo:language="es" fo:country="ES" fo:font-weight="bold" officeooo:paragraph-rsid="00634655" style:font-weight-asian="bold"/>
    </style:style>
    <style:style style:name="P6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634655" style:font-weight-asian="bold"/>
    </style:style>
    <style:style style:name="P62" style:family="paragraph" style:parent-style-name="normal">
      <style:paragraph-properties fo:line-height="100%" fo:orphans="0" fo:widows="0"/>
      <style:text-properties fo:language="es" fo:country="ES" fo:font-weight="bold" officeooo:paragraph-rsid="0064a96e" style:font-weight-asian="bold"/>
    </style:style>
    <style:style style:name="P6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64a96e" style:font-weight-asian="bold"/>
    </style:style>
    <style:style style:name="P64" style:family="paragraph" style:parent-style-name="normal">
      <style:paragraph-properties fo:line-height="100%" fo:orphans="0" fo:widows="0"/>
      <style:text-properties fo:language="es" fo:country="ES" fo:font-weight="bold" officeooo:paragraph-rsid="0065bbd1" style:font-weight-asian="bold"/>
    </style:style>
    <style:style style:name="P6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65bbd1" style:font-weight-asian="bold"/>
    </style:style>
    <style:style style:name="P66" style:family="paragraph" style:parent-style-name="normal">
      <style:paragraph-properties fo:line-height="100%" fo:orphans="0" fo:widows="0"/>
      <style:text-properties fo:language="es" fo:country="ES" fo:font-weight="bold" officeooo:paragraph-rsid="0069f4cb" style:font-weight-asian="bold"/>
    </style:style>
    <style:style style:name="P6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69f4cb" style:font-weight-asian="bold"/>
    </style:style>
    <style:style style:name="P68" style:family="paragraph" style:parent-style-name="normal">
      <style:text-properties fo:language="es" fo:country="ES" fo:font-weight="bold" officeooo:rsid="000b3bcb" officeooo:paragraph-rsid="00142cc8" style:font-weight-asian="bold" style:font-weight-complex="bold"/>
    </style:style>
    <style:style style:name="P69" style:family="paragraph" style:parent-style-name="normal">
      <style:text-properties fo:language="es" fo:country="ES" fo:font-weight="bold" officeooo:rsid="000b3bcb" officeooo:paragraph-rsid="0017f71a" style:font-weight-asian="bold" style:font-weight-complex="bold"/>
    </style:style>
    <style:style style:name="P70" style:family="paragraph" style:parent-style-name="normal">
      <style:text-properties fo:language="es" fo:country="ES" fo:font-weight="bold" officeooo:rsid="000b3bcb" officeooo:paragraph-rsid="001acef8" style:font-weight-asian="bold" style:font-weight-complex="bold"/>
    </style:style>
    <style:style style:name="P71" style:family="paragraph" style:parent-style-name="normal">
      <style:text-properties fo:language="es" fo:country="ES" fo:font-weight="bold" officeooo:rsid="000b3bcb" officeooo:paragraph-rsid="001d47bb" style:font-weight-asian="bold" style:font-weight-complex="bold"/>
    </style:style>
    <style:style style:name="P72" style:family="paragraph" style:parent-style-name="normal">
      <style:text-properties fo:language="es" fo:country="ES" fo:font-weight="bold" officeooo:rsid="000b3bcb" officeooo:paragraph-rsid="001ea10a" style:font-weight-asian="bold" style:font-weight-complex="bold"/>
    </style:style>
    <style:style style:name="P73" style:family="paragraph" style:parent-style-name="normal">
      <style:text-properties fo:language="es" fo:country="ES" fo:font-weight="bold" officeooo:rsid="000b3bcb" officeooo:paragraph-rsid="0020a649" style:font-weight-asian="bold" style:font-weight-complex="bold"/>
    </style:style>
    <style:style style:name="P74" style:family="paragraph" style:parent-style-name="normal">
      <style:text-properties fo:language="es" fo:country="ES" fo:font-weight="bold" officeooo:rsid="000b3bcb" officeooo:paragraph-rsid="0026a94d" style:font-weight-asian="bold" style:font-weight-complex="bold"/>
    </style:style>
    <style:style style:name="P75" style:family="paragraph" style:parent-style-name="normal">
      <style:text-properties fo:language="es" fo:country="ES" fo:font-weight="bold" officeooo:rsid="000b3bcb" officeooo:paragraph-rsid="00295ad8" style:font-weight-asian="bold" style:font-weight-complex="bold"/>
    </style:style>
    <style:style style:name="P76" style:family="paragraph" style:parent-style-name="normal">
      <style:text-properties fo:language="es" fo:country="ES" fo:font-weight="bold" officeooo:rsid="000b3bcb" officeooo:paragraph-rsid="002b5529" style:font-weight-asian="bold" style:font-weight-complex="bold"/>
    </style:style>
    <style:style style:name="P77" style:family="paragraph" style:parent-style-name="normal">
      <style:text-properties fo:language="es" fo:country="ES" fo:font-weight="bold" officeooo:rsid="000b3bcb" officeooo:paragraph-rsid="002c7edd" style:font-weight-asian="bold" style:font-weight-complex="bold"/>
    </style:style>
    <style:style style:name="P78" style:family="paragraph" style:parent-style-name="normal">
      <style:text-properties fo:language="es" fo:country="ES" fo:font-weight="bold" officeooo:rsid="000b3bcb" officeooo:paragraph-rsid="003219f1" style:font-weight-asian="bold" style:font-weight-complex="bold"/>
    </style:style>
    <style:style style:name="P79" style:family="paragraph" style:parent-style-name="normal">
      <style:text-properties fo:language="es" fo:country="ES" fo:font-weight="bold" officeooo:rsid="000b3bcb" officeooo:paragraph-rsid="0035577b" style:font-weight-asian="bold" style:font-weight-complex="bold"/>
    </style:style>
    <style:style style:name="P80" style:family="paragraph" style:parent-style-name="normal">
      <style:text-properties fo:language="es" fo:country="ES" fo:font-weight="bold" officeooo:rsid="000b3bcb" officeooo:paragraph-rsid="0038dffb" style:font-weight-asian="bold" style:font-weight-complex="bold"/>
    </style:style>
    <style:style style:name="P81" style:family="paragraph" style:parent-style-name="normal">
      <style:text-properties fo:language="es" fo:country="ES" fo:font-weight="bold" officeooo:rsid="000b3bcb" officeooo:paragraph-rsid="003aa033" style:font-weight-asian="bold" style:font-weight-complex="bold"/>
    </style:style>
    <style:style style:name="P82" style:family="paragraph" style:parent-style-name="normal">
      <style:text-properties fo:language="es" fo:country="ES" fo:font-weight="bold" officeooo:rsid="000b3bcb" officeooo:paragraph-rsid="003c4b9e" style:font-weight-asian="bold" style:font-weight-complex="bold"/>
    </style:style>
    <style:style style:name="P83" style:family="paragraph" style:parent-style-name="normal">
      <style:text-properties fo:language="es" fo:country="ES" fo:font-weight="bold" officeooo:rsid="000b3bcb" officeooo:paragraph-rsid="003d4aa9" style:font-weight-asian="bold" style:font-weight-complex="bold"/>
    </style:style>
    <style:style style:name="P84" style:family="paragraph" style:parent-style-name="normal">
      <style:text-properties fo:language="es" fo:country="ES" fo:font-weight="bold" officeooo:rsid="000b3bcb" officeooo:paragraph-rsid="004047ec" style:font-weight-asian="bold" style:font-weight-complex="bold"/>
    </style:style>
    <style:style style:name="P85" style:family="paragraph" style:parent-style-name="normal">
      <style:text-properties fo:language="es" fo:country="ES" fo:font-weight="bold" officeooo:rsid="000b3bcb" officeooo:paragraph-rsid="0043ade6" style:font-weight-asian="bold" style:font-weight-complex="bold"/>
    </style:style>
    <style:style style:name="P86" style:family="paragraph" style:parent-style-name="normal">
      <style:text-properties fo:language="es" fo:country="ES" fo:font-weight="bold" officeooo:rsid="000b3bcb" officeooo:paragraph-rsid="0045cabd" style:font-weight-asian="bold" style:font-weight-complex="bold"/>
    </style:style>
    <style:style style:name="P87" style:family="paragraph" style:parent-style-name="normal">
      <style:text-properties fo:language="es" fo:country="ES" fo:font-weight="bold" officeooo:rsid="000b3bcb" officeooo:paragraph-rsid="004a2c0c" style:font-weight-asian="bold" style:font-weight-complex="bold"/>
    </style:style>
    <style:style style:name="P88" style:family="paragraph" style:parent-style-name="normal">
      <style:text-properties fo:language="es" fo:country="ES" fo:font-weight="bold" officeooo:rsid="000b3bcb" officeooo:paragraph-rsid="0053cd58" style:font-weight-asian="bold" style:font-weight-complex="bold"/>
    </style:style>
    <style:style style:name="P89" style:family="paragraph" style:parent-style-name="normal">
      <style:text-properties fo:language="es" fo:country="ES" fo:font-weight="bold" officeooo:rsid="000b3bcb" officeooo:paragraph-rsid="0058fae1" style:font-weight-asian="bold" style:font-weight-complex="bold"/>
    </style:style>
    <style:style style:name="P90" style:family="paragraph" style:parent-style-name="normal">
      <style:text-properties fo:language="es" fo:country="ES" fo:font-weight="bold" officeooo:rsid="000b3bcb" officeooo:paragraph-rsid="0065bbd1" style:font-weight-asian="bold" style:font-weight-complex="bold"/>
    </style:style>
    <style:style style:name="P91" style:family="paragraph" style:parent-style-name="normal">
      <style:text-properties fo:language="es" fo:country="ES" fo:font-weight="bold" officeooo:rsid="000b3bcb" officeooo:paragraph-rsid="0012b8ce" style:font-weight-asian="bold" style:font-weight-complex="bold"/>
    </style:style>
    <style:style style:name="P92" style:family="paragraph" style:parent-style-name="normal">
      <style:text-properties fo:language="es" fo:country="ES" fo:font-weight="bold" officeooo:rsid="000b3bcb" officeooo:paragraph-rsid="005d9ad1" style:font-weight-asian="bold" style:font-weight-complex="bold"/>
    </style:style>
    <style:style style:name="P93" style:family="paragraph" style:parent-style-name="normal">
      <style:text-properties fo:language="es" fo:country="ES" fo:font-weight="bold" officeooo:rsid="000b3bcb" officeooo:paragraph-rsid="0069f4cb" style:font-weight-asian="bold" style:font-weight-complex="bold"/>
    </style:style>
    <style:style style:name="P94" style:family="paragraph" style:parent-style-name="normal">
      <style:text-properties fo:language="es" fo:country="ES" fo:font-weight="bold" officeooo:rsid="000d414c" officeooo:paragraph-rsid="0013f19a" style:font-weight-asian="bold" style:font-weight-complex="bold"/>
    </style:style>
    <style:style style:name="P95" style:family="paragraph" style:parent-style-name="normal">
      <style:text-properties fo:language="es" fo:country="ES" fo:font-weight="bold" officeooo:paragraph-rsid="00142cc8" style:font-weight-asian="bold"/>
    </style:style>
    <style:style style:name="P96" style:family="paragraph" style:parent-style-name="normal">
      <style:text-properties fo:language="es" fo:country="ES" fo:font-weight="bold" officeooo:paragraph-rsid="0017f71a" style:font-weight-asian="bold"/>
    </style:style>
    <style:style style:name="P97" style:family="paragraph" style:parent-style-name="normal">
      <style:text-properties fo:language="es" fo:country="ES" fo:font-weight="bold" officeooo:paragraph-rsid="001acef8" style:font-weight-asian="bold"/>
    </style:style>
    <style:style style:name="P98" style:family="paragraph" style:parent-style-name="normal">
      <style:text-properties fo:language="es" fo:country="ES" fo:font-weight="bold" officeooo:paragraph-rsid="001d47bb" style:font-weight-asian="bold"/>
    </style:style>
    <style:style style:name="P99" style:family="paragraph" style:parent-style-name="normal">
      <style:paragraph-properties fo:line-height="100%" fo:orphans="0" fo:widows="0"/>
      <style:text-properties fo:language="es" fo:country="ES" fo:font-weight="bold" officeooo:rsid="00208549" officeooo:paragraph-rsid="00245fc2" style:font-weight-asian="bold"/>
    </style:style>
    <style:style style:name="P100" style:family="paragraph" style:parent-style-name="normal">
      <style:paragraph-properties fo:line-height="100%" fo:orphans="0" fo:widows="0"/>
      <style:text-properties fo:language="es" fo:country="ES" fo:font-weight="bold" officeooo:rsid="00208549" officeooo:paragraph-rsid="0026a94d" style:font-weight-asian="bold"/>
    </style:style>
    <style:style style:name="P101" style:family="paragraph" style:parent-style-name="normal">
      <style:paragraph-properties fo:line-height="100%" fo:orphans="0" fo:widows="0"/>
      <style:text-properties fo:language="es" fo:country="ES" fo:font-weight="bold" officeooo:rsid="00208549" officeooo:paragraph-rsid="002c7edd" style:font-weight-asian="bold"/>
    </style:style>
    <style:style style:name="P102" style:family="paragraph" style:parent-style-name="normal">
      <style:paragraph-properties fo:line-height="100%" fo:orphans="0" fo:widows="0"/>
      <style:text-properties fo:language="es" fo:country="ES" fo:font-weight="bold" officeooo:rsid="00208549" officeooo:paragraph-rsid="0039d455" style:font-weight-asian="bold"/>
    </style:style>
    <style:style style:name="P103" style:family="paragraph" style:parent-style-name="normal">
      <style:paragraph-properties fo:line-height="100%" fo:orphans="0" fo:widows="0"/>
      <style:text-properties fo:language="es" fo:country="ES" fo:font-weight="bold" officeooo:rsid="00208549" officeooo:paragraph-rsid="0041f7b6" style:font-weight-asian="bold"/>
    </style:style>
    <style:style style:name="P104" style:family="paragraph" style:parent-style-name="normal">
      <style:paragraph-properties fo:line-height="100%" fo:orphans="0" fo:widows="0"/>
      <style:text-properties fo:language="es" fo:country="ES" fo:font-weight="bold" officeooo:rsid="00208549" officeooo:paragraph-rsid="004a2c0c" style:font-weight-asian="bold"/>
    </style:style>
    <style:style style:name="P105" style:family="paragraph" style:parent-style-name="normal">
      <style:paragraph-properties fo:line-height="100%" fo:orphans="0" fo:widows="0"/>
      <style:text-properties fo:language="es" fo:country="ES" fo:font-weight="bold" officeooo:rsid="00208549" officeooo:paragraph-rsid="0058fae1" style:font-weight-asian="bold"/>
    </style:style>
    <style:style style:name="P106" style:family="paragraph" style:parent-style-name="normal">
      <style:text-properties fo:language="es" fo:country="ES" fo:font-weight="bold" officeooo:paragraph-rsid="00295ad8" style:font-weight-asian="bold"/>
    </style:style>
    <style:style style:name="P107" style:family="paragraph" style:parent-style-name="normal">
      <style:text-properties fo:language="es" fo:country="ES" fo:font-weight="bold" officeooo:paragraph-rsid="002b5529" style:font-weight-asian="bold"/>
    </style:style>
    <style:style style:name="P108" style:family="paragraph" style:parent-style-name="normal">
      <style:text-properties fo:language="es" fo:country="ES" fo:font-weight="bold" officeooo:paragraph-rsid="002c7edd" style:font-weight-asian="bold"/>
    </style:style>
    <style:style style:name="P109" style:family="paragraph" style:parent-style-name="normal">
      <style:text-properties fo:language="es" fo:country="ES" fo:font-weight="bold" officeooo:paragraph-rsid="003219f1" style:font-weight-asian="bold"/>
    </style:style>
    <style:style style:name="P110" style:family="paragraph" style:parent-style-name="normal">
      <style:text-properties fo:language="es" fo:country="ES" fo:font-weight="bold" officeooo:paragraph-rsid="0035577b" style:font-weight-asian="bold"/>
    </style:style>
    <style:style style:name="P111" style:family="paragraph" style:parent-style-name="normal">
      <style:text-properties fo:language="es" fo:country="ES" fo:font-weight="bold" officeooo:paragraph-rsid="0038dffb" style:font-weight-asian="bold"/>
    </style:style>
    <style:style style:name="P112" style:family="paragraph" style:parent-style-name="normal">
      <style:text-properties fo:language="es" fo:country="ES" fo:font-weight="bold" officeooo:paragraph-rsid="004a2c0c" style:font-weight-asian="bold"/>
    </style:style>
    <style:style style:name="P113" style:family="paragraph" style:parent-style-name="normal">
      <style:text-properties fo:language="es" fo:country="ES" fo:font-weight="bold" officeooo:paragraph-rsid="0053cd58" style:font-weight-asian="bold"/>
    </style:style>
    <style:style style:name="P114" style:family="paragraph" style:parent-style-name="normal">
      <style:text-properties fo:language="es" fo:country="ES" fo:font-weight="bold" officeooo:paragraph-rsid="0058fae1" style:font-weight-asian="bold"/>
    </style:style>
    <style:style style:name="P115" style:family="paragraph" style:parent-style-name="normal">
      <style:text-properties fo:language="es" fo:country="ES" fo:font-weight="bold" officeooo:paragraph-rsid="0065bbd1" style:font-weight-asian="bold"/>
    </style:style>
    <style:style style:name="P116" style:family="paragraph" style:parent-style-name="normal">
      <style:text-properties fo:language="es" fo:country="ES" fo:font-weight="bold" officeooo:paragraph-rsid="0000b3ac" style:font-weight-asian="bold"/>
    </style:style>
    <style:style style:name="P117" style:family="paragraph" style:parent-style-name="normal">
      <style:text-properties fo:language="es" fo:country="ES" fo:font-weight="bold" officeooo:paragraph-rsid="0012b8ce" style:font-weight-asian="bold"/>
    </style:style>
    <style:style style:name="P118" style:family="paragraph" style:parent-style-name="normal">
      <style:text-properties fo:language="es" fo:country="ES" fo:font-weight="bold" officeooo:paragraph-rsid="000ce53a" style:font-weight-asian="bold"/>
    </style:style>
    <style:style style:name="P119" style:family="paragraph" style:parent-style-name="normal">
      <style:text-properties fo:language="es" fo:country="ES" fo:font-weight="bold" officeooo:paragraph-rsid="001ea10a" style:font-weight-asian="bold"/>
    </style:style>
    <style:style style:name="P120" style:family="paragraph" style:parent-style-name="normal">
      <style:text-properties fo:language="es" fo:country="ES" fo:font-weight="bold" officeooo:paragraph-rsid="0020a649" style:font-weight-asian="bold"/>
    </style:style>
    <style:style style:name="P121" style:family="paragraph" style:parent-style-name="normal">
      <style:text-properties fo:language="es" fo:country="ES" fo:font-weight="bold" officeooo:paragraph-rsid="0026a94d" style:font-weight-asian="bold"/>
    </style:style>
    <style:style style:name="P122" style:family="paragraph" style:parent-style-name="normal">
      <style:text-properties fo:language="es" fo:country="ES" fo:font-weight="bold" officeooo:paragraph-rsid="003aa033" style:font-weight-asian="bold"/>
    </style:style>
    <style:style style:name="P123" style:family="paragraph" style:parent-style-name="normal">
      <style:text-properties fo:language="es" fo:country="ES" fo:font-weight="bold" officeooo:paragraph-rsid="003c4b9e" style:font-weight-asian="bold"/>
    </style:style>
    <style:style style:name="P124" style:family="paragraph" style:parent-style-name="normal">
      <style:text-properties fo:language="es" fo:country="ES" fo:font-weight="bold" officeooo:paragraph-rsid="003d4aa9" style:font-weight-asian="bold"/>
    </style:style>
    <style:style style:name="P125" style:family="paragraph" style:parent-style-name="normal">
      <style:text-properties fo:language="es" fo:country="ES" fo:font-weight="bold" officeooo:paragraph-rsid="004047ec" style:font-weight-asian="bold"/>
    </style:style>
    <style:style style:name="P126" style:family="paragraph" style:parent-style-name="normal">
      <style:text-properties fo:language="es" fo:country="ES" fo:font-weight="bold" officeooo:paragraph-rsid="0043ade6" style:font-weight-asian="bold"/>
    </style:style>
    <style:style style:name="P127" style:family="paragraph" style:parent-style-name="normal">
      <style:text-properties fo:language="es" fo:country="ES" fo:font-weight="bold" officeooo:paragraph-rsid="0045cabd" style:font-weight-asian="bold"/>
    </style:style>
    <style:style style:name="P128" style:family="paragraph" style:parent-style-name="normal">
      <style:text-properties fo:language="es" fo:country="ES" fo:font-weight="bold" officeooo:paragraph-rsid="005d9ad1" style:font-weight-asian="bold"/>
    </style:style>
    <style:style style:name="P129" style:family="paragraph" style:parent-style-name="normal">
      <style:text-properties fo:language="es" fo:country="ES" fo:font-weight="bold" officeooo:paragraph-rsid="005ff7f6" style:font-weight-asian="bold"/>
    </style:style>
    <style:style style:name="P130" style:family="paragraph" style:parent-style-name="normal">
      <style:text-properties fo:language="es" fo:country="ES" fo:font-weight="bold" officeooo:paragraph-rsid="006154a1" style:font-weight-asian="bold"/>
    </style:style>
    <style:style style:name="P131" style:family="paragraph" style:parent-style-name="normal">
      <style:text-properties fo:language="es" fo:country="ES" fo:font-weight="bold" officeooo:paragraph-rsid="00634655" style:font-weight-asian="bold"/>
    </style:style>
    <style:style style:name="P132" style:family="paragraph" style:parent-style-name="normal">
      <style:text-properties fo:language="es" fo:country="ES" fo:font-weight="bold" officeooo:paragraph-rsid="0064a96e" style:font-weight-asian="bold"/>
    </style:style>
    <style:style style:name="P133" style:family="paragraph" style:parent-style-name="normal">
      <style:text-properties fo:language="es" fo:country="ES" fo:font-weight="bold" officeooo:paragraph-rsid="0069f4cb" style:font-weight-asian="bold"/>
    </style:style>
    <style:style style:name="P134" style:family="paragraph" style:parent-style-name="normal">
      <style:paragraph-properties fo:line-height="100%" fo:orphans="0" fo:widows="0"/>
      <style:text-properties fo:language="es" fo:country="ES" officeooo:paragraph-rsid="0000b3ac"/>
    </style:style>
    <style:style style:name="P135" style:family="paragraph" style:parent-style-name="normal">
      <style:paragraph-properties fo:line-height="100%" fo:orphans="0" fo:widows="0"/>
      <style:text-properties fo:language="es" fo:country="ES" officeooo:paragraph-rsid="00080b26"/>
    </style:style>
    <style:style style:name="P136" style:family="paragraph" style:parent-style-name="normal">
      <style:paragraph-properties fo:line-height="100%" fo:orphans="0" fo:widows="0"/>
      <style:text-properties fo:language="es" fo:country="ES" officeooo:paragraph-rsid="000c66b2"/>
    </style:style>
    <style:style style:name="P137" style:family="paragraph" style:parent-style-name="normal">
      <style:paragraph-properties fo:line-height="100%" fo:orphans="0" fo:widows="0"/>
      <style:text-properties fo:language="es" fo:country="ES" officeooo:paragraph-rsid="000ce53a"/>
    </style:style>
    <style:style style:name="P138" style:family="paragraph" style:parent-style-name="normal">
      <style:paragraph-properties fo:line-height="100%" fo:orphans="0" fo:widows="0"/>
      <style:text-properties fo:language="es" fo:country="ES" officeooo:paragraph-rsid="000f8d5b"/>
    </style:style>
    <style:style style:name="P139" style:family="paragraph" style:parent-style-name="normal">
      <style:paragraph-properties fo:line-height="100%" fo:orphans="0" fo:widows="0"/>
      <style:text-properties fo:language="es" fo:country="ES" officeooo:paragraph-rsid="0012b8ce"/>
    </style:style>
    <style:style style:name="P140" style:family="paragraph" style:parent-style-name="normal">
      <style:paragraph-properties fo:line-height="100%" fo:orphans="0" fo:widows="0"/>
      <style:text-properties fo:language="es" fo:country="ES" officeooo:paragraph-rsid="00142cc8"/>
    </style:style>
    <style:style style:name="P14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paragraph-rsid="00142cc8"/>
    </style:style>
    <style:style style:name="P142" style:family="paragraph" style:parent-style-name="normal">
      <style:paragraph-properties fo:line-height="100%" fo:orphans="0" fo:widows="0"/>
      <style:text-properties fo:language="es" fo:country="ES" officeooo:paragraph-rsid="00149a7f"/>
    </style:style>
    <style:style style:name="P143" style:family="paragraph" style:parent-style-name="normal">
      <style:paragraph-properties fo:line-height="100%" fo:orphans="0" fo:widows="0"/>
      <style:text-properties fo:language="es" fo:country="ES" officeooo:paragraph-rsid="0017f71a"/>
    </style:style>
    <style:style style:name="P144" style:family="paragraph" style:parent-style-name="normal">
      <style:paragraph-properties fo:line-height="100%" fo:orphans="0" fo:widows="0"/>
      <style:text-properties fo:language="es" fo:country="ES" officeooo:paragraph-rsid="001acef8"/>
    </style:style>
    <style:style style:name="P14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paragraph-rsid="001acef8"/>
    </style:style>
    <style:style style:name="P146" style:family="paragraph" style:parent-style-name="normal">
      <style:paragraph-properties fo:line-height="100%" fo:orphans="0" fo:widows="0"/>
      <style:text-properties fo:language="es" fo:country="ES" officeooo:paragraph-rsid="001b8c40"/>
    </style:style>
    <style:style style:name="P147" style:family="paragraph" style:parent-style-name="normal">
      <style:paragraph-properties fo:line-height="100%" fo:orphans="0" fo:widows="0"/>
      <style:text-properties fo:language="es" fo:country="ES" officeooo:paragraph-rsid="001d47bb"/>
    </style:style>
    <style:style style:name="P148" style:family="paragraph" style:parent-style-name="normal">
      <style:paragraph-properties fo:line-height="100%" fo:orphans="0" fo:widows="0"/>
      <style:text-properties fo:language="es" fo:country="ES" officeooo:paragraph-rsid="001ea10a"/>
    </style:style>
    <style:style style:name="P149" style:family="paragraph" style:parent-style-name="normal">
      <style:paragraph-properties fo:line-height="100%" fo:orphans="0" fo:widows="0"/>
      <style:text-properties fo:language="es" fo:country="ES" officeooo:paragraph-rsid="0020a649"/>
    </style:style>
    <style:style style:name="P150" style:family="paragraph" style:parent-style-name="normal">
      <style:paragraph-properties fo:line-height="100%" fo:orphans="0" fo:widows="0"/>
      <style:text-properties fo:language="es" fo:country="ES" officeooo:paragraph-rsid="0026a94d"/>
    </style:style>
    <style:style style:name="P151" style:family="paragraph" style:parent-style-name="normal">
      <style:paragraph-properties fo:line-height="100%" fo:orphans="0" fo:widows="0"/>
      <style:text-properties fo:language="es" fo:country="ES" officeooo:paragraph-rsid="00295ad8"/>
    </style:style>
    <style:style style:name="P152" style:family="paragraph" style:parent-style-name="normal">
      <style:paragraph-properties fo:line-height="100%" fo:orphans="0" fo:widows="0"/>
      <style:text-properties fo:language="es" fo:country="ES" officeooo:paragraph-rsid="002b5529"/>
    </style:style>
    <style:style style:name="P153" style:family="paragraph" style:parent-style-name="normal">
      <style:paragraph-properties fo:line-height="100%" fo:orphans="0" fo:widows="0"/>
      <style:text-properties fo:language="es" fo:country="ES" officeooo:paragraph-rsid="002c7edd"/>
    </style:style>
    <style:style style:name="P154" style:family="paragraph" style:parent-style-name="normal">
      <style:paragraph-properties fo:line-height="100%" fo:orphans="0" fo:widows="0"/>
      <style:text-properties fo:language="es" fo:country="ES" officeooo:paragraph-rsid="003219f1"/>
    </style:style>
    <style:style style:name="P155" style:family="paragraph" style:parent-style-name="normal">
      <style:paragraph-properties fo:line-height="100%" fo:orphans="0" fo:widows="0"/>
      <style:text-properties fo:language="es" fo:country="ES" officeooo:paragraph-rsid="0035577b"/>
    </style:style>
    <style:style style:name="P156" style:family="paragraph" style:parent-style-name="normal">
      <style:paragraph-properties fo:line-height="100%" fo:orphans="0" fo:widows="0"/>
      <style:text-properties fo:language="es" fo:country="ES" officeooo:paragraph-rsid="00377be7"/>
    </style:style>
    <style:style style:name="P157" style:family="paragraph" style:parent-style-name="normal">
      <style:paragraph-properties fo:line-height="100%" fo:orphans="0" fo:widows="0"/>
      <style:text-properties fo:language="es" fo:country="ES" officeooo:paragraph-rsid="0038dffb"/>
    </style:style>
    <style:style style:name="P158" style:family="paragraph" style:parent-style-name="normal">
      <style:paragraph-properties fo:line-height="100%" fo:orphans="0" fo:widows="0"/>
      <style:text-properties fo:language="es" fo:country="ES" officeooo:paragraph-rsid="003aa033"/>
    </style:style>
    <style:style style:name="P159" style:family="paragraph" style:parent-style-name="normal">
      <style:paragraph-properties fo:line-height="100%" fo:orphans="0" fo:widows="0"/>
      <style:text-properties fo:language="es" fo:country="ES" officeooo:paragraph-rsid="003c4b9e"/>
    </style:style>
    <style:style style:name="P160" style:family="paragraph" style:parent-style-name="normal">
      <style:paragraph-properties fo:line-height="100%" fo:orphans="0" fo:widows="0"/>
      <style:text-properties fo:language="es" fo:country="ES" officeooo:paragraph-rsid="003d4aa9"/>
    </style:style>
    <style:style style:name="P161" style:family="paragraph" style:parent-style-name="normal">
      <style:paragraph-properties fo:line-height="100%" fo:orphans="0" fo:widows="0"/>
      <style:text-properties fo:language="es" fo:country="ES" officeooo:paragraph-rsid="004047ec"/>
    </style:style>
    <style:style style:name="P162" style:family="paragraph" style:parent-style-name="normal">
      <style:paragraph-properties fo:line-height="100%" fo:orphans="0" fo:widows="0"/>
      <style:text-properties fo:language="es" fo:country="ES" officeooo:paragraph-rsid="0043ade6"/>
    </style:style>
    <style:style style:name="P163" style:family="paragraph" style:parent-style-name="normal">
      <style:paragraph-properties fo:line-height="100%" fo:orphans="0" fo:widows="0"/>
      <style:text-properties fo:language="es" fo:country="ES" officeooo:paragraph-rsid="0045cabd"/>
    </style:style>
    <style:style style:name="P164" style:family="paragraph" style:parent-style-name="normal">
      <style:paragraph-properties fo:line-height="100%" fo:orphans="0" fo:widows="0"/>
      <style:text-properties fo:language="es" fo:country="ES" officeooo:paragraph-rsid="004a2c0c"/>
    </style:style>
    <style:style style:name="P165" style:family="paragraph" style:parent-style-name="normal">
      <style:paragraph-properties fo:line-height="100%" fo:orphans="0" fo:widows="0"/>
      <style:text-properties fo:language="es" fo:country="ES" officeooo:paragraph-rsid="0053cd58"/>
    </style:style>
    <style:style style:name="P166" style:family="paragraph" style:parent-style-name="normal">
      <style:paragraph-properties fo:line-height="100%" fo:orphans="0" fo:widows="0"/>
      <style:text-properties fo:language="es" fo:country="ES" officeooo:paragraph-rsid="0058fae1"/>
    </style:style>
    <style:style style:name="P167" style:family="paragraph" style:parent-style-name="normal">
      <style:paragraph-properties fo:line-height="100%" fo:orphans="0" fo:widows="0"/>
      <style:text-properties fo:language="es" fo:country="ES" officeooo:paragraph-rsid="005d9ad1"/>
    </style:style>
    <style:style style:name="P168" style:family="paragraph" style:parent-style-name="normal">
      <style:paragraph-properties fo:line-height="100%" fo:orphans="0" fo:widows="0"/>
      <style:text-properties fo:language="es" fo:country="ES" officeooo:paragraph-rsid="005ff7f6"/>
    </style:style>
    <style:style style:name="P169" style:family="paragraph" style:parent-style-name="normal">
      <style:paragraph-properties fo:line-height="100%" fo:orphans="0" fo:widows="0"/>
      <style:text-properties fo:language="es" fo:country="ES" officeooo:paragraph-rsid="006154a1"/>
    </style:style>
    <style:style style:name="P170" style:family="paragraph" style:parent-style-name="normal">
      <style:paragraph-properties fo:line-height="100%" fo:orphans="0" fo:widows="0"/>
      <style:text-properties fo:language="es" fo:country="ES" officeooo:paragraph-rsid="00634655"/>
    </style:style>
    <style:style style:name="P171" style:family="paragraph" style:parent-style-name="normal">
      <style:paragraph-properties fo:line-height="100%" fo:orphans="0" fo:widows="0"/>
      <style:text-properties fo:language="es" fo:country="ES" officeooo:paragraph-rsid="0064a96e"/>
    </style:style>
    <style:style style:name="P172" style:family="paragraph" style:parent-style-name="normal">
      <style:paragraph-properties fo:line-height="100%" fo:orphans="0" fo:widows="0"/>
      <style:text-properties fo:language="es" fo:country="ES" officeooo:paragraph-rsid="0065bbd1"/>
    </style:style>
    <style:style style:name="P173" style:family="paragraph" style:parent-style-name="normal">
      <style:paragraph-properties fo:line-height="100%" fo:orphans="0" fo:widows="0"/>
      <style:text-properties fo:language="es" fo:country="ES" officeooo:paragraph-rsid="0069f4cb"/>
    </style:style>
    <style:style style:name="P174" style:family="paragraph" style:parent-style-name="normal">
      <style:paragraph-properties fo:line-height="100%" fo:orphans="0" fo:widows="0"/>
      <style:text-properties fo:language="es" fo:country="ES" officeooo:rsid="001d63d7" officeooo:paragraph-rsid="0000b3ac"/>
    </style:style>
    <style:style style:name="P175" style:family="paragraph" style:parent-style-name="normal">
      <style:paragraph-properties fo:line-height="100%" fo:orphans="0" fo:widows="0"/>
      <style:text-properties fo:language="es" fo:country="ES" officeooo:rsid="001d63d7" officeooo:paragraph-rsid="0017f71a"/>
    </style:style>
    <style:style style:name="P176" style:family="paragraph" style:parent-style-name="normal">
      <style:paragraph-properties fo:line-height="100%" fo:orphans="0" fo:widows="0"/>
      <style:text-properties fo:language="es" fo:country="ES" officeooo:rsid="001d63d7" officeooo:paragraph-rsid="001d47bb"/>
    </style:style>
    <style:style style:name="P177" style:family="paragraph" style:parent-style-name="normal">
      <style:paragraph-properties fo:line-height="100%" fo:orphans="0" fo:widows="0"/>
      <style:text-properties fo:language="es" fo:country="ES" fo:font-style="normal" fo:font-weight="normal" officeooo:paragraph-rsid="0000b3ac" style:font-style-asian="normal" style:font-weight-asian="normal" style:font-style-complex="normal" style:font-weight-complex="normal"/>
    </style:style>
    <style:style style:name="P178" style:family="paragraph" style:parent-style-name="normal">
      <style:paragraph-properties fo:line-height="100%" fo:orphans="0" fo:widows="0"/>
      <style:text-properties fo:language="es" fo:country="ES" fo:font-style="normal" fo:font-weight="normal" officeooo:paragraph-rsid="00080b26" style:font-style-asian="normal" style:font-weight-asian="normal" style:font-style-complex="normal" style:font-weight-complex="normal"/>
    </style:style>
    <style:style style:name="P179" style:family="paragraph" style:parent-style-name="normal">
      <style:paragraph-properties fo:line-height="100%" fo:orphans="0" fo:widows="0"/>
      <style:text-properties fo:language="es" fo:country="ES" fo:font-style="normal" fo:font-weight="normal" officeooo:paragraph-rsid="000c66b2" style:font-style-asian="normal" style:font-weight-asian="normal" style:font-style-complex="normal" style:font-weight-complex="normal"/>
    </style:style>
    <style:style style:name="P180" style:family="paragraph" style:parent-style-name="normal">
      <style:paragraph-properties fo:line-height="100%" fo:orphans="0" fo:widows="0"/>
      <style:text-properties fo:language="es" fo:country="ES" fo:font-style="normal" fo:font-weight="normal" officeooo:paragraph-rsid="00142cc8" style:font-style-asian="normal" style:font-weight-asian="normal" style:font-style-complex="normal" style:font-weight-complex="normal"/>
    </style:style>
    <style:style style:name="P181" style:family="paragraph" style:parent-style-name="normal">
      <style:paragraph-properties fo:line-height="100%" fo:orphans="0" fo:widows="0"/>
      <style:text-properties fo:language="es" fo:country="ES" fo:font-style="normal" fo:font-weight="normal" officeooo:paragraph-rsid="0017f71a" style:font-style-asian="normal" style:font-weight-asian="normal" style:font-style-complex="normal" style:font-weight-complex="normal"/>
    </style:style>
    <style:style style:name="P182" style:family="paragraph" style:parent-style-name="normal">
      <style:paragraph-properties fo:line-height="100%" fo:orphans="0" fo:widows="0"/>
      <style:text-properties fo:language="es" fo:country="ES" fo:font-style="normal" fo:font-weight="normal" officeooo:paragraph-rsid="001acef8" style:font-style-asian="normal" style:font-weight-asian="normal" style:font-style-complex="normal" style:font-weight-complex="normal"/>
    </style:style>
    <style:style style:name="P183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1d47bb" style:font-style-asian="normal" style:font-weight-asian="normal" style:font-style-complex="normal" style:font-weight-complex="normal"/>
    </style:style>
    <style:style style:name="P184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1ea10a" style:font-style-asian="normal" style:font-weight-asian="normal" style:font-style-complex="normal" style:font-weight-complex="normal"/>
    </style:style>
    <style:style style:name="P185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20a649" style:font-style-asian="normal" style:font-weight-asian="normal" style:font-style-complex="normal" style:font-weight-complex="normal"/>
    </style:style>
    <style:style style:name="P186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26a94d" style:font-style-asian="normal" style:font-weight-asian="normal" style:font-style-complex="normal" style:font-weight-complex="normal"/>
    </style:style>
    <style:style style:name="P187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29512a" style:font-style-asian="normal" style:font-weight-asian="normal" style:font-style-complex="normal" style:font-weight-complex="normal"/>
    </style:style>
    <style:style style:name="P188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2a8fc3" style:font-style-asian="normal" style:font-weight-asian="normal" style:font-style-complex="normal" style:font-weight-complex="normal"/>
    </style:style>
    <style:style style:name="P189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3aa033" style:font-style-asian="normal" style:font-weight-asian="normal" style:font-style-complex="normal" style:font-weight-complex="normal"/>
    </style:style>
    <style:style style:name="P190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43ade6" style:font-style-asian="normal" style:font-weight-asian="normal" style:font-style-complex="normal" style:font-weight-complex="normal"/>
    </style:style>
    <style:style style:name="P191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45cabd" style:font-style-asian="normal" style:font-weight-asian="normal" style:font-style-complex="normal" style:font-weight-complex="normal"/>
    </style:style>
    <style:style style:name="P192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4bcf98" style:font-style-asian="normal" style:font-weight-asian="normal" style:font-style-complex="normal" style:font-weight-complex="normal"/>
    </style:style>
    <style:style style:name="P193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573556" style:font-style-asian="normal" style:font-weight-asian="normal" style:font-style-complex="normal" style:font-weight-complex="normal"/>
    </style:style>
    <style:style style:name="P194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65bbd1" style:font-style-asian="normal" style:font-weight-asian="normal" style:font-style-complex="normal" style:font-weight-complex="normal"/>
    </style:style>
    <style:style style:name="P195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69f4cb" style:font-style-asian="normal" style:font-weight-asian="normal" style:font-style-complex="normal" style:font-weight-complex="normal"/>
    </style:style>
    <style:style style:name="P196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1ea10a" style:font-style-asian="normal" style:font-weight-asian="normal" style:font-style-complex="normal" style:font-weight-complex="normal"/>
    </style:style>
    <style:style style:name="P197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20a649" style:font-style-asian="normal" style:font-weight-asian="normal" style:font-style-complex="normal" style:font-weight-complex="normal"/>
    </style:style>
    <style:style style:name="P198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26a94d" style:font-style-asian="normal" style:font-weight-asian="normal" style:font-style-complex="normal" style:font-weight-complex="normal"/>
    </style:style>
    <style:style style:name="P199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29512a" style:font-style-asian="normal" style:font-weight-asian="normal" style:font-style-complex="normal" style:font-weight-complex="normal"/>
    </style:style>
    <style:style style:name="P200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295ad8" style:font-style-asian="normal" style:font-weight-asian="normal" style:font-style-complex="normal" style:font-weight-complex="normal"/>
    </style:style>
    <style:style style:name="P201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3aa033" style:font-style-asian="normal" style:font-weight-asian="normal" style:font-style-complex="normal" style:font-weight-complex="normal"/>
    </style:style>
    <style:style style:name="P202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3c4b9e" style:font-style-asian="normal" style:font-weight-asian="normal" style:font-style-complex="normal" style:font-weight-complex="normal"/>
    </style:style>
    <style:style style:name="P203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3d4aa9" style:font-style-asian="normal" style:font-weight-asian="normal" style:font-style-complex="normal" style:font-weight-complex="normal"/>
    </style:style>
    <style:style style:name="P204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4047ec" style:font-style-asian="normal" style:font-weight-asian="normal" style:font-style-complex="normal" style:font-weight-complex="normal"/>
    </style:style>
    <style:style style:name="P205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43ade6" style:font-style-asian="normal" style:font-weight-asian="normal" style:font-style-complex="normal" style:font-weight-complex="normal"/>
    </style:style>
    <style:style style:name="P206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45cabd" style:font-style-asian="normal" style:font-weight-asian="normal" style:font-style-complex="normal" style:font-weight-complex="normal"/>
    </style:style>
    <style:style style:name="P207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4a2c0c" style:font-style-asian="normal" style:font-weight-asian="normal" style:font-style-complex="normal" style:font-weight-complex="normal"/>
    </style:style>
    <style:style style:name="P208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4bcf98" style:font-style-asian="normal" style:font-weight-asian="normal" style:font-style-complex="normal" style:font-weight-complex="normal"/>
    </style:style>
    <style:style style:name="P209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0c225e" officeooo:paragraph-rsid="0065bbd1" style:font-style-asian="normal" style:font-weight-asian="normal" style:font-style-complex="normal" style:font-weight-complex="normal"/>
    </style:style>
    <style:style style:name="P210" style:family="paragraph" style:parent-style-name="normal">
      <style:paragraph-properties fo:line-height="100%" fo:orphans="0" fo:widows="0"/>
      <style:text-properties fo:language="es" fo:country="ES" fo:font-style="normal" fo:font-weight="normal" officeooo:rsid="001d63d7" officeooo:paragraph-rsid="000c66b2" style:font-style-asian="normal" style:font-weight-asian="normal" style:font-style-complex="normal" style:font-weight-complex="normal"/>
    </style:style>
    <style:style style:name="P211" style:family="paragraph" style:parent-style-name="normal">
      <style:paragraph-properties fo:line-height="100%" fo:orphans="0" fo:widows="0"/>
      <style:text-properties fo:language="es" fo:country="ES" fo:font-style="normal" fo:font-weight="normal" officeooo:rsid="001d63d7" officeooo:paragraph-rsid="005d9ad1" style:font-style-asian="normal" style:font-weight-asian="normal" style:font-style-complex="normal" style:font-weight-complex="normal"/>
    </style:style>
    <style:style style:name="P212" style:family="paragraph" style:parent-style-name="normal">
      <style:paragraph-properties fo:line-height="100%" fo:orphans="0" fo:widows="0"/>
      <style:text-properties fo:language="es" fo:country="ES" fo:font-style="normal" fo:font-weight="normal" officeooo:rsid="000e2a27" officeooo:paragraph-rsid="000e2a27" style:font-style-asian="normal" style:font-weight-asian="normal" style:font-style-complex="normal" style:font-weight-complex="normal"/>
    </style:style>
    <style:style style:name="P213" style:family="paragraph" style:parent-style-name="normal">
      <style:paragraph-properties fo:line-height="100%" fo:orphans="0" fo:widows="0"/>
      <style:text-properties fo:language="es" fo:country="ES" fo:font-style="normal" fo:font-weight="normal" officeooo:rsid="000e2a27" officeooo:paragraph-rsid="000f8d5b" style:font-style-asian="normal" style:font-weight-asian="normal" style:font-style-complex="normal" style:font-weight-complex="normal"/>
    </style:style>
    <style:style style:name="P214" style:family="paragraph" style:parent-style-name="normal">
      <style:paragraph-properties fo:line-height="100%" fo:orphans="0" fo:widows="0"/>
      <style:text-properties fo:language="es" fo:country="ES" fo:font-style="normal" fo:font-weight="normal" officeooo:rsid="000e2a27" officeooo:paragraph-rsid="0012b8ce" style:font-style-asian="normal" style:font-weight-asian="normal" style:font-style-complex="normal" style:font-weight-complex="normal"/>
    </style:style>
    <style:style style:name="P215" style:family="paragraph" style:parent-style-name="normal">
      <style:paragraph-properties fo:line-height="100%" fo:orphans="0" fo:widows="0"/>
      <style:text-properties fo:language="es" fo:country="ES" fo:font-style="normal" fo:font-weight="normal" officeooo:rsid="000e2a27" officeooo:paragraph-rsid="005d9ad1" style:font-style-asian="normal" style:font-weight-asian="normal" style:font-style-complex="normal" style:font-weight-complex="normal"/>
    </style:style>
    <style:style style:name="P216" style:family="paragraph" style:parent-style-name="normal">
      <style:paragraph-properties fo:line-height="100%" fo:orphans="0" fo:widows="0"/>
      <style:text-properties fo:language="es" fo:country="ES" fo:font-style="normal" fo:font-weight="normal" officeooo:rsid="000e2a27" officeooo:paragraph-rsid="005ff7f6" style:font-style-asian="normal" style:font-weight-asian="normal" style:font-style-complex="normal" style:font-weight-complex="normal"/>
    </style:style>
    <style:style style:name="P217" style:family="paragraph" style:parent-style-name="normal">
      <style:paragraph-properties fo:line-height="100%" fo:orphans="0" fo:widows="0"/>
      <style:text-properties fo:language="es" fo:country="ES" fo:font-style="normal" fo:font-weight="normal" officeooo:rsid="000e2a27" officeooo:paragraph-rsid="006154a1" style:font-style-asian="normal" style:font-weight-asian="normal" style:font-style-complex="normal" style:font-weight-complex="normal"/>
    </style:style>
    <style:style style:name="P218" style:family="paragraph" style:parent-style-name="normal">
      <style:paragraph-properties fo:line-height="100%" fo:orphans="0" fo:widows="0"/>
      <style:text-properties fo:language="es" fo:country="ES" fo:font-style="normal" fo:font-weight="normal" officeooo:rsid="000e2a27" officeooo:paragraph-rsid="006216c1" style:font-style-asian="normal" style:font-weight-asian="normal" style:font-style-complex="normal" style:font-weight-complex="normal"/>
    </style:style>
    <style:style style:name="P219" style:family="paragraph" style:parent-style-name="normal">
      <style:paragraph-properties fo:line-height="100%" fo:orphans="0" fo:widows="0"/>
      <style:text-properties fo:language="es" fo:country="ES" fo:font-style="normal" fo:font-weight="normal" officeooo:rsid="000e2a27" officeooo:paragraph-rsid="00634655" style:font-style-asian="normal" style:font-weight-asian="normal" style:font-style-complex="normal" style:font-weight-complex="normal"/>
    </style:style>
    <style:style style:name="P220" style:family="paragraph" style:parent-style-name="normal">
      <style:paragraph-properties fo:line-height="100%" fo:orphans="0" fo:widows="0"/>
      <style:text-properties fo:language="es" fo:country="ES" fo:font-style="normal" fo:font-weight="normal" officeooo:rsid="000e2a27" officeooo:paragraph-rsid="0064a96e" style:font-style-asian="normal" style:font-weight-asian="normal" style:font-style-complex="normal" style:font-weight-complex="normal"/>
    </style:style>
    <style:style style:name="P221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1ea10a" officeooo:paragraph-rsid="001ea10a" style:font-style-asian="normal" style:font-weight-asian="normal" style:font-style-complex="normal" style:font-weight-complex="normal"/>
    </style:style>
    <style:style style:name="P222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1ea10a" officeooo:paragraph-rsid="0020a649" style:font-style-asian="normal" style:font-weight-asian="normal" style:font-style-complex="normal" style:font-weight-complex="normal"/>
    </style:style>
    <style:style style:name="P223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1ea10a" officeooo:paragraph-rsid="0026a94d" style:font-style-asian="normal" style:font-weight-asian="normal" style:font-style-complex="normal" style:font-weight-complex="normal"/>
    </style:style>
    <style:style style:name="P224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b5529" officeooo:paragraph-rsid="002b5529" style:font-style-asian="normal" style:font-weight-asian="normal" style:font-style-complex="normal" style:font-weight-complex="normal"/>
    </style:style>
    <style:style style:name="P225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b5529" officeooo:paragraph-rsid="002c68c3" style:font-style-asian="normal" style:font-weight-asian="normal" style:font-style-complex="normal" style:font-weight-complex="normal"/>
    </style:style>
    <style:style style:name="P226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b5529" officeooo:paragraph-rsid="00573556" style:font-style-asian="normal" style:font-weight-asian="normal" style:font-style-complex="normal" style:font-weight-complex="normal"/>
    </style:style>
    <style:style style:name="P227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b5529" officeooo:paragraph-rsid="0058fae1" style:font-style-asian="normal" style:font-weight-asian="normal" style:font-style-complex="normal" style:font-weight-complex="normal"/>
    </style:style>
    <style:style style:name="P228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c68c3" officeooo:paragraph-rsid="002c68c3" style:font-style-asian="normal" style:font-weight-asian="normal" style:font-style-complex="normal" style:font-weight-complex="normal"/>
    </style:style>
    <style:style style:name="P229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c68c3" officeooo:paragraph-rsid="002c7edd" style:font-style-asian="normal" style:font-weight-asian="normal" style:font-style-complex="normal" style:font-weight-complex="normal"/>
    </style:style>
    <style:style style:name="P230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c7edd" officeooo:paragraph-rsid="002c7edd" style:font-style-asian="normal" style:font-weight-asian="normal" style:font-style-complex="normal" style:font-weight-complex="normal"/>
    </style:style>
    <style:style style:name="P231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c7edd" officeooo:paragraph-rsid="002e5db8" style:font-style-asian="normal" style:font-weight-asian="normal" style:font-style-complex="normal" style:font-weight-complex="normal"/>
    </style:style>
    <style:style style:name="P232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c7edd" officeooo:paragraph-rsid="003219f1" style:font-style-asian="normal" style:font-weight-asian="normal" style:font-style-complex="normal" style:font-weight-complex="normal"/>
    </style:style>
    <style:style style:name="P233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c7edd" officeooo:paragraph-rsid="0035577b" style:font-style-asian="normal" style:font-weight-asian="normal" style:font-style-complex="normal" style:font-weight-complex="normal"/>
    </style:style>
    <style:style style:name="P234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c7edd" officeooo:paragraph-rsid="00375371" style:font-style-asian="normal" style:font-weight-asian="normal" style:font-style-complex="normal" style:font-weight-complex="normal"/>
    </style:style>
    <style:style style:name="P235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c7edd" officeooo:paragraph-rsid="0038dffb" style:font-style-asian="normal" style:font-weight-asian="normal" style:font-style-complex="normal" style:font-weight-complex="normal"/>
    </style:style>
    <style:style style:name="P236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c7edd" officeooo:paragraph-rsid="0039d455" style:font-style-asian="normal" style:font-weight-asian="normal" style:font-style-complex="normal" style:font-weight-complex="normal"/>
    </style:style>
    <style:style style:name="P237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340c53" officeooo:paragraph-rsid="00340c53" style:font-style-asian="normal" style:font-weight-asian="normal" style:font-style-complex="normal" style:font-weight-complex="normal"/>
    </style:style>
    <style:style style:name="P238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340c53" officeooo:paragraph-rsid="0035577b" style:font-style-asian="normal" style:font-weight-asian="normal" style:font-style-complex="normal" style:font-weight-complex="normal"/>
    </style:style>
    <style:style style:name="P239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340c53" officeooo:paragraph-rsid="0038dffb" style:font-style-asian="normal" style:font-weight-asian="normal" style:font-style-complex="normal" style:font-weight-complex="normal"/>
    </style:style>
    <style:style style:name="P240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3c4b9e" officeooo:paragraph-rsid="003c4b9e" style:font-style-asian="normal" style:font-weight-asian="normal" style:font-style-complex="normal" style:font-weight-complex="normal"/>
    </style:style>
    <style:style style:name="P241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3c4b9e" officeooo:paragraph-rsid="0043ade6" style:font-style-asian="normal" style:font-weight-asian="normal" style:font-style-complex="normal" style:font-weight-complex="normal"/>
    </style:style>
    <style:style style:name="P242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3c4b9e" officeooo:paragraph-rsid="0045cabd" style:font-style-asian="normal" style:font-weight-asian="normal" style:font-style-complex="normal" style:font-weight-complex="normal"/>
    </style:style>
    <style:style style:name="P243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3d4aa9" officeooo:paragraph-rsid="003d4aa9" style:font-style-asian="normal" style:font-weight-asian="normal" style:font-style-complex="normal" style:font-weight-complex="normal"/>
    </style:style>
    <style:style style:name="P244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4047ec" officeooo:paragraph-rsid="004047ec" style:font-style-asian="normal" style:font-weight-asian="normal" style:font-style-complex="normal" style:font-weight-complex="normal"/>
    </style:style>
    <style:style style:name="P245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573556" officeooo:paragraph-rsid="00573556" style:font-style-asian="normal" style:font-weight-asian="normal" style:font-style-complex="normal" style:font-weight-complex="normal"/>
    </style:style>
    <style:style style:name="P246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573556" officeooo:paragraph-rsid="0058fae1" style:font-style-asian="normal" style:font-weight-asian="normal" style:font-style-complex="normal" style:font-weight-complex="normal"/>
    </style:style>
    <style:style style:name="P247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29512a" officeooo:paragraph-rsid="0026a94d" style:font-style-asian="normal" style:font-weight-asian="normal" style:font-style-complex="normal" style:font-weight-complex="normal"/>
    </style:style>
    <style:style style:name="P248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69f4cb" officeooo:paragraph-rsid="0069f4cb" style:font-style-asian="normal" style:font-weight-asian="normal" style:font-style-complex="normal" style:font-weight-complex="normal"/>
    </style:style>
    <style:style style:name="P249" style:family="paragraph" style:parent-style-name="normal">
      <style:paragraph-properties fo:line-height="100%" fo:orphans="0" fo:widows="0"/>
      <style:text-properties fo:language="es" fo:country="ES" officeooo:rsid="000b3bcb" officeooo:paragraph-rsid="0000b3ac"/>
    </style:style>
    <style:style style:name="P250" style:family="paragraph" style:parent-style-name="normal">
      <style:paragraph-properties fo:line-height="100%" fo:orphans="0" fo:widows="0"/>
      <style:text-properties fo:language="es" fo:country="ES" officeooo:rsid="000b3bcb" officeooo:paragraph-rsid="000f8d5b"/>
    </style:style>
    <style:style style:name="P251" style:family="paragraph" style:parent-style-name="normal">
      <style:paragraph-properties fo:line-height="100%" fo:orphans="0" fo:widows="0"/>
      <style:text-properties fo:language="es" fo:country="ES" officeooo:rsid="000b3bcb" officeooo:paragraph-rsid="00142cc8"/>
    </style:style>
    <style:style style:name="P252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0b3bcb" officeooo:paragraph-rsid="00142cc8"/>
    </style:style>
    <style:style style:name="P253" style:family="paragraph" style:parent-style-name="normal">
      <style:paragraph-properties fo:line-height="100%" fo:orphans="0" fo:widows="0"/>
      <style:text-properties fo:language="es" fo:country="ES" officeooo:rsid="000b3bcb" officeooo:paragraph-rsid="0017f71a"/>
    </style:style>
    <style:style style:name="P254" style:family="paragraph" style:parent-style-name="normal">
      <style:paragraph-properties fo:line-height="100%" fo:orphans="0" fo:widows="0"/>
      <style:text-properties fo:language="es" fo:country="ES" officeooo:rsid="000b3bcb" officeooo:paragraph-rsid="001acef8"/>
    </style:style>
    <style:style style:name="P25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0b3bcb" officeooo:paragraph-rsid="001acef8"/>
    </style:style>
    <style:style style:name="P256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0b3bcb" officeooo:paragraph-rsid="0069f4cb"/>
    </style:style>
    <style:style style:name="P257" style:family="paragraph" style:parent-style-name="normal">
      <style:paragraph-properties fo:line-height="100%" fo:orphans="0" fo:widows="0"/>
      <style:text-properties fo:language="es" fo:country="ES" officeooo:rsid="001316dc" officeooo:paragraph-rsid="0000b3ac"/>
    </style:style>
    <style:style style:name="P258" style:family="paragraph" style:parent-style-name="normal">
      <style:paragraph-properties fo:line-height="100%" fo:orphans="0" fo:widows="0"/>
      <style:text-properties fo:language="es" fo:country="ES" officeooo:rsid="001316dc" officeooo:paragraph-rsid="000c66b2"/>
    </style:style>
    <style:style style:name="P259" style:family="paragraph" style:parent-style-name="normal">
      <style:paragraph-properties fo:line-height="100%" fo:orphans="0" fo:widows="0"/>
      <style:text-properties fo:language="es" fo:country="ES" officeooo:rsid="001316dc" officeooo:paragraph-rsid="000ce53a"/>
    </style:style>
    <style:style style:name="P260" style:family="paragraph" style:parent-style-name="normal">
      <style:paragraph-properties fo:line-height="100%" fo:orphans="0" fo:widows="0"/>
      <style:text-properties fo:language="es" fo:country="ES" officeooo:rsid="001316dc" officeooo:paragraph-rsid="000f8d5b"/>
    </style:style>
    <style:style style:name="P261" style:family="paragraph" style:parent-style-name="normal">
      <style:paragraph-properties fo:line-height="100%" fo:orphans="0" fo:widows="0"/>
      <style:text-properties fo:language="es" fo:country="ES" officeooo:rsid="001316dc" officeooo:paragraph-rsid="0012b8ce"/>
    </style:style>
    <style:style style:name="P262" style:family="paragraph" style:parent-style-name="normal">
      <style:paragraph-properties fo:line-height="100%" fo:orphans="0" fo:widows="0"/>
      <style:text-properties fo:language="es" fo:country="ES" officeooo:rsid="001316dc" officeooo:paragraph-rsid="00142cc8"/>
    </style:style>
    <style:style style:name="P263" style:family="paragraph" style:parent-style-name="normal">
      <style:paragraph-properties fo:line-height="100%" fo:orphans="0" fo:widows="0"/>
      <style:text-properties fo:language="es" fo:country="ES" officeooo:rsid="001316dc" officeooo:paragraph-rsid="001ea10a"/>
    </style:style>
    <style:style style:name="P264" style:family="paragraph" style:parent-style-name="normal">
      <style:paragraph-properties fo:line-height="100%" fo:orphans="0" fo:widows="0"/>
      <style:text-properties fo:language="es" fo:country="ES" officeooo:rsid="001316dc" officeooo:paragraph-rsid="0020a649"/>
    </style:style>
    <style:style style:name="P265" style:family="paragraph" style:parent-style-name="normal">
      <style:paragraph-properties fo:line-height="100%" fo:orphans="0" fo:widows="0"/>
      <style:text-properties fo:language="es" fo:country="ES" officeooo:rsid="001316dc" officeooo:paragraph-rsid="0026a94d"/>
    </style:style>
    <style:style style:name="P266" style:family="paragraph" style:parent-style-name="normal">
      <style:paragraph-properties fo:line-height="100%" fo:orphans="0" fo:widows="0"/>
      <style:text-properties fo:language="es" fo:country="ES" officeooo:rsid="001316dc" officeooo:paragraph-rsid="00295ad8"/>
    </style:style>
    <style:style style:name="P267" style:family="paragraph" style:parent-style-name="normal">
      <style:paragraph-properties fo:line-height="100%" fo:orphans="0" fo:widows="0"/>
      <style:text-properties fo:language="es" fo:country="ES" officeooo:rsid="001316dc" officeooo:paragraph-rsid="002b5529"/>
    </style:style>
    <style:style style:name="P268" style:family="paragraph" style:parent-style-name="normal">
      <style:paragraph-properties fo:line-height="100%" fo:orphans="0" fo:widows="0"/>
      <style:text-properties fo:language="es" fo:country="ES" officeooo:rsid="001316dc" officeooo:paragraph-rsid="002c7edd"/>
    </style:style>
    <style:style style:name="P269" style:family="paragraph" style:parent-style-name="normal">
      <style:paragraph-properties fo:line-height="100%" fo:orphans="0" fo:widows="0"/>
      <style:text-properties fo:language="es" fo:country="ES" officeooo:rsid="001316dc" officeooo:paragraph-rsid="003219f1"/>
    </style:style>
    <style:style style:name="P270" style:family="paragraph" style:parent-style-name="normal">
      <style:paragraph-properties fo:line-height="100%" fo:orphans="0" fo:widows="0"/>
      <style:text-properties fo:language="es" fo:country="ES" officeooo:rsid="001316dc" officeooo:paragraph-rsid="0035577b"/>
    </style:style>
    <style:style style:name="P271" style:family="paragraph" style:parent-style-name="normal">
      <style:paragraph-properties fo:line-height="100%" fo:orphans="0" fo:widows="0"/>
      <style:text-properties fo:language="es" fo:country="ES" officeooo:rsid="001316dc" officeooo:paragraph-rsid="0038dffb"/>
    </style:style>
    <style:style style:name="P272" style:family="paragraph" style:parent-style-name="normal">
      <style:paragraph-properties fo:line-height="100%" fo:orphans="0" fo:widows="0"/>
      <style:text-properties fo:language="es" fo:country="ES" officeooo:rsid="001316dc" officeooo:paragraph-rsid="003aa033"/>
    </style:style>
    <style:style style:name="P273" style:family="paragraph" style:parent-style-name="normal">
      <style:paragraph-properties fo:line-height="100%" fo:orphans="0" fo:widows="0"/>
      <style:text-properties fo:language="es" fo:country="ES" officeooo:rsid="001316dc" officeooo:paragraph-rsid="003c4b9e"/>
    </style:style>
    <style:style style:name="P274" style:family="paragraph" style:parent-style-name="normal">
      <style:paragraph-properties fo:line-height="100%" fo:orphans="0" fo:widows="0"/>
      <style:text-properties fo:language="es" fo:country="ES" officeooo:rsid="001316dc" officeooo:paragraph-rsid="003d4aa9"/>
    </style:style>
    <style:style style:name="P275" style:family="paragraph" style:parent-style-name="normal">
      <style:paragraph-properties fo:line-height="100%" fo:orphans="0" fo:widows="0"/>
      <style:text-properties fo:language="es" fo:country="ES" officeooo:rsid="001316dc" officeooo:paragraph-rsid="004047ec"/>
    </style:style>
    <style:style style:name="P276" style:family="paragraph" style:parent-style-name="normal">
      <style:paragraph-properties fo:line-height="100%" fo:orphans="0" fo:widows="0"/>
      <style:text-properties fo:language="es" fo:country="ES" officeooo:rsid="001316dc" officeooo:paragraph-rsid="0043ade6"/>
    </style:style>
    <style:style style:name="P277" style:family="paragraph" style:parent-style-name="normal">
      <style:paragraph-properties fo:line-height="100%" fo:orphans="0" fo:widows="0"/>
      <style:text-properties fo:language="es" fo:country="ES" officeooo:rsid="001316dc" officeooo:paragraph-rsid="0045cabd"/>
    </style:style>
    <style:style style:name="P278" style:family="paragraph" style:parent-style-name="normal">
      <style:paragraph-properties fo:line-height="100%" fo:orphans="0" fo:widows="0"/>
      <style:text-properties fo:language="es" fo:country="ES" officeooo:rsid="001316dc" officeooo:paragraph-rsid="004a2c0c"/>
    </style:style>
    <style:style style:name="P279" style:family="paragraph" style:parent-style-name="normal">
      <style:paragraph-properties fo:line-height="100%" fo:orphans="0" fo:widows="0"/>
      <style:text-properties fo:language="es" fo:country="ES" officeooo:rsid="001316dc" officeooo:paragraph-rsid="0053cd58"/>
    </style:style>
    <style:style style:name="P280" style:family="paragraph" style:parent-style-name="normal">
      <style:paragraph-properties fo:line-height="100%" fo:orphans="0" fo:widows="0"/>
      <style:text-properties fo:language="es" fo:country="ES" officeooo:rsid="001316dc" officeooo:paragraph-rsid="0058fae1"/>
    </style:style>
    <style:style style:name="P281" style:family="paragraph" style:parent-style-name="normal">
      <style:paragraph-properties fo:line-height="100%" fo:orphans="0" fo:widows="0"/>
      <style:text-properties fo:language="es" fo:country="ES" officeooo:rsid="001316dc" officeooo:paragraph-rsid="005d9ad1"/>
    </style:style>
    <style:style style:name="P282" style:family="paragraph" style:parent-style-name="normal">
      <style:paragraph-properties fo:line-height="100%" fo:orphans="0" fo:widows="0"/>
      <style:text-properties fo:language="es" fo:country="ES" officeooo:rsid="001316dc" officeooo:paragraph-rsid="005ff7f6"/>
    </style:style>
    <style:style style:name="P283" style:family="paragraph" style:parent-style-name="normal">
      <style:paragraph-properties fo:line-height="100%" fo:orphans="0" fo:widows="0"/>
      <style:text-properties fo:language="es" fo:country="ES" officeooo:rsid="001316dc" officeooo:paragraph-rsid="006154a1"/>
    </style:style>
    <style:style style:name="P284" style:family="paragraph" style:parent-style-name="normal">
      <style:paragraph-properties fo:line-height="100%" fo:orphans="0" fo:widows="0"/>
      <style:text-properties fo:language="es" fo:country="ES" officeooo:rsid="001316dc" officeooo:paragraph-rsid="00634655"/>
    </style:style>
    <style:style style:name="P285" style:family="paragraph" style:parent-style-name="normal">
      <style:paragraph-properties fo:line-height="100%" fo:orphans="0" fo:widows="0"/>
      <style:text-properties fo:language="es" fo:country="ES" officeooo:rsid="001316dc" officeooo:paragraph-rsid="0064a96e"/>
    </style:style>
    <style:style style:name="P286" style:family="paragraph" style:parent-style-name="normal">
      <style:paragraph-properties fo:line-height="100%" fo:orphans="0" fo:widows="0"/>
      <style:text-properties fo:language="es" fo:country="ES" officeooo:rsid="001316dc" officeooo:paragraph-rsid="0065bbd1"/>
    </style:style>
    <style:style style:name="P287" style:family="paragraph" style:parent-style-name="normal">
      <style:paragraph-properties fo:line-height="100%" fo:orphans="0" fo:widows="0"/>
      <style:text-properties fo:language="es" fo:country="ES" officeooo:rsid="001316dc" officeooo:paragraph-rsid="0069f4cb"/>
    </style:style>
    <style:style style:name="P288" style:family="paragraph" style:parent-style-name="normal">
      <style:paragraph-properties fo:line-height="100%" fo:orphans="0" fo:widows="0"/>
      <style:text-properties fo:language="es" fo:country="ES" officeooo:rsid="0019886e" officeooo:paragraph-rsid="0000b3ac"/>
    </style:style>
    <style:style style:name="P28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9886e" officeooo:paragraph-rsid="000447da"/>
    </style:style>
    <style:style style:name="P290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9886e" officeooo:paragraph-rsid="000c66b2"/>
    </style:style>
    <style:style style:name="P291" style:family="paragraph" style:parent-style-name="normal">
      <style:paragraph-properties fo:line-height="100%" fo:orphans="0" fo:widows="0"/>
      <style:text-properties fo:language="es" fo:country="ES" officeooo:rsid="0019886e" officeooo:paragraph-rsid="000c66b2"/>
    </style:style>
    <style:style style:name="P292" style:family="paragraph" style:parent-style-name="normal">
      <style:paragraph-properties fo:line-height="100%" fo:orphans="0" fo:widows="0"/>
      <style:text-properties fo:language="es" fo:country="ES" officeooo:rsid="0019886e" officeooo:paragraph-rsid="000f8d5b"/>
    </style:style>
    <style:style style:name="P29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9886e" officeooo:paragraph-rsid="000f8d5b"/>
    </style:style>
    <style:style style:name="P294" style:family="paragraph" style:parent-style-name="normal">
      <style:paragraph-properties fo:line-height="100%" fo:orphans="0" fo:widows="0"/>
      <style:text-properties fo:language="es" fo:country="ES" officeooo:rsid="0019886e" officeooo:paragraph-rsid="0012b8ce"/>
    </style:style>
    <style:style style:name="P29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9886e" officeooo:paragraph-rsid="0012b8ce"/>
    </style:style>
    <style:style style:name="P296" style:family="paragraph" style:parent-style-name="normal">
      <style:paragraph-properties fo:line-height="100%" fo:orphans="0" fo:widows="0"/>
      <style:text-properties fo:language="es" fo:country="ES" officeooo:rsid="0019886e" officeooo:paragraph-rsid="001acef8"/>
    </style:style>
    <style:style style:name="P29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9886e" officeooo:paragraph-rsid="001acef8"/>
    </style:style>
    <style:style style:name="P298" style:family="paragraph" style:parent-style-name="normal">
      <style:paragraph-properties fo:line-height="100%" fo:orphans="0" fo:widows="0"/>
      <style:text-properties fo:language="es" fo:country="ES" officeooo:rsid="0019886e" officeooo:paragraph-rsid="001d47bb"/>
    </style:style>
    <style:style style:name="P299" style:family="paragraph" style:parent-style-name="normal">
      <style:paragraph-properties fo:line-height="100%" fo:orphans="0" fo:widows="0"/>
      <style:text-properties fo:language="es" fo:country="ES" officeooo:rsid="0019886e" officeooo:paragraph-rsid="005d9ad1"/>
    </style:style>
    <style:style style:name="P300" style:family="paragraph" style:parent-style-name="normal">
      <style:paragraph-properties fo:line-height="100%" fo:orphans="0" fo:widows="0"/>
      <style:text-properties fo:language="es" fo:country="ES" officeooo:rsid="0019886e" officeooo:paragraph-rsid="005ff7f6"/>
    </style:style>
    <style:style style:name="P30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9886e" officeooo:paragraph-rsid="005ff7f6"/>
    </style:style>
    <style:style style:name="P302" style:family="paragraph" style:parent-style-name="normal">
      <style:paragraph-properties fo:line-height="100%" fo:orphans="0" fo:widows="0"/>
      <style:text-properties fo:language="es" fo:country="ES" officeooo:rsid="0019886e" officeooo:paragraph-rsid="006154a1"/>
    </style:style>
    <style:style style:name="P30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9886e" officeooo:paragraph-rsid="006154a1"/>
    </style:style>
    <style:style style:name="P304" style:family="paragraph" style:parent-style-name="normal">
      <style:paragraph-properties fo:line-height="100%" fo:orphans="0" fo:widows="0"/>
      <style:text-properties fo:language="es" fo:country="ES" officeooo:rsid="0019886e" officeooo:paragraph-rsid="00634655"/>
    </style:style>
    <style:style style:name="P30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9886e" officeooo:paragraph-rsid="00634655"/>
    </style:style>
    <style:style style:name="P306" style:family="paragraph" style:parent-style-name="normal">
      <style:paragraph-properties fo:line-height="100%" fo:orphans="0" fo:widows="0"/>
      <style:text-properties fo:language="es" fo:country="ES" officeooo:rsid="0019886e" officeooo:paragraph-rsid="0064a96e"/>
    </style:style>
    <style:style style:name="P30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9886e" officeooo:paragraph-rsid="0064a96e"/>
    </style:style>
    <style:style style:name="P308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e3691" officeooo:paragraph-rsid="0019d5f7"/>
    </style:style>
    <style:style style:name="P30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e3691" officeooo:paragraph-rsid="001acef8"/>
    </style:style>
    <style:style style:name="P310" style:family="paragraph" style:parent-style-name="normal">
      <style:paragraph-properties fo:line-height="100%" fo:orphans="0" fo:widows="0"/>
      <style:text-properties fo:language="es" fo:country="ES" officeooo:rsid="000c225e" officeooo:paragraph-rsid="001d47bb"/>
    </style:style>
    <style:style style:name="P31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0c225e" officeooo:paragraph-rsid="001d47bb"/>
    </style:style>
    <style:style style:name="P312" style:family="paragraph" style:parent-style-name="normal">
      <style:paragraph-properties fo:line-height="100%" fo:orphans="0" fo:widows="0"/>
      <style:text-properties fo:language="es" fo:country="ES" officeooo:rsid="000c225e" officeooo:paragraph-rsid="001ea10a"/>
    </style:style>
    <style:style style:name="P313" style:family="paragraph" style:parent-style-name="normal">
      <style:paragraph-properties fo:line-height="100%" fo:orphans="0" fo:widows="0"/>
      <style:text-properties fo:language="es" fo:country="ES" officeooo:rsid="000c225e" officeooo:paragraph-rsid="0020a649"/>
    </style:style>
    <style:style style:name="P314" style:family="paragraph" style:parent-style-name="normal">
      <style:paragraph-properties fo:line-height="100%" fo:orphans="0" fo:widows="0"/>
      <style:text-properties fo:language="es" fo:country="ES" officeooo:rsid="000c225e" officeooo:paragraph-rsid="0026a94d"/>
    </style:style>
    <style:style style:name="P315" style:family="paragraph" style:parent-style-name="normal">
      <style:paragraph-properties fo:line-height="100%" fo:orphans="0" fo:widows="0"/>
      <style:text-properties fo:language="es" fo:country="ES" officeooo:rsid="000c225e" officeooo:paragraph-rsid="00295ad8"/>
    </style:style>
    <style:style style:name="P316" style:family="paragraph" style:parent-style-name="normal">
      <style:paragraph-properties fo:line-height="100%" fo:orphans="0" fo:widows="0"/>
      <style:text-properties fo:language="es" fo:country="ES" officeooo:rsid="000c225e" officeooo:paragraph-rsid="002b5529"/>
    </style:style>
    <style:style style:name="P317" style:family="paragraph" style:parent-style-name="normal">
      <style:paragraph-properties fo:line-height="100%" fo:orphans="0" fo:widows="0"/>
      <style:text-properties fo:language="es" fo:country="ES" officeooo:rsid="000c225e" officeooo:paragraph-rsid="002c7edd"/>
    </style:style>
    <style:style style:name="P318" style:family="paragraph" style:parent-style-name="normal">
      <style:paragraph-properties fo:line-height="100%" fo:orphans="0" fo:widows="0"/>
      <style:text-properties fo:language="es" fo:country="ES" officeooo:rsid="000c225e" officeooo:paragraph-rsid="003219f1"/>
    </style:style>
    <style:style style:name="P319" style:family="paragraph" style:parent-style-name="normal">
      <style:paragraph-properties fo:line-height="100%" fo:orphans="0" fo:widows="0"/>
      <style:text-properties fo:language="es" fo:country="ES" officeooo:rsid="000c225e" officeooo:paragraph-rsid="0035577b"/>
    </style:style>
    <style:style style:name="P320" style:family="paragraph" style:parent-style-name="normal">
      <style:paragraph-properties fo:line-height="100%" fo:orphans="0" fo:widows="0"/>
      <style:text-properties fo:language="es" fo:country="ES" officeooo:rsid="000c225e" officeooo:paragraph-rsid="0038dffb"/>
    </style:style>
    <style:style style:name="P321" style:family="paragraph" style:parent-style-name="normal">
      <style:paragraph-properties fo:line-height="100%" fo:orphans="0" fo:widows="0"/>
      <style:text-properties fo:language="es" fo:country="ES" officeooo:rsid="000c225e" officeooo:paragraph-rsid="003aa033"/>
    </style:style>
    <style:style style:name="P322" style:family="paragraph" style:parent-style-name="normal">
      <style:paragraph-properties fo:line-height="100%" fo:orphans="0" fo:widows="0"/>
      <style:text-properties fo:language="es" fo:country="ES" officeooo:rsid="000c225e" officeooo:paragraph-rsid="003c4b9e"/>
    </style:style>
    <style:style style:name="P323" style:family="paragraph" style:parent-style-name="normal">
      <style:paragraph-properties fo:line-height="100%" fo:orphans="0" fo:widows="0"/>
      <style:text-properties fo:language="es" fo:country="ES" officeooo:rsid="000c225e" officeooo:paragraph-rsid="003d4aa9"/>
    </style:style>
    <style:style style:name="P324" style:family="paragraph" style:parent-style-name="normal">
      <style:paragraph-properties fo:line-height="100%" fo:orphans="0" fo:widows="0"/>
      <style:text-properties fo:language="es" fo:country="ES" officeooo:rsid="000c225e" officeooo:paragraph-rsid="004047ec"/>
    </style:style>
    <style:style style:name="P325" style:family="paragraph" style:parent-style-name="normal">
      <style:paragraph-properties fo:line-height="100%" fo:orphans="0" fo:widows="0"/>
      <style:text-properties fo:language="es" fo:country="ES" officeooo:rsid="000c225e" officeooo:paragraph-rsid="0043ade6"/>
    </style:style>
    <style:style style:name="P326" style:family="paragraph" style:parent-style-name="normal">
      <style:paragraph-properties fo:line-height="100%" fo:orphans="0" fo:widows="0"/>
      <style:text-properties fo:language="es" fo:country="ES" officeooo:rsid="000c225e" officeooo:paragraph-rsid="0045cabd"/>
    </style:style>
    <style:style style:name="P327" style:family="paragraph" style:parent-style-name="normal">
      <style:paragraph-properties fo:line-height="100%" fo:orphans="0" fo:widows="0"/>
      <style:text-properties fo:language="es" fo:country="ES" officeooo:rsid="000c225e" officeooo:paragraph-rsid="004a2c0c"/>
    </style:style>
    <style:style style:name="P328" style:family="paragraph" style:parent-style-name="normal">
      <style:paragraph-properties fo:line-height="100%" fo:orphans="0" fo:widows="0"/>
      <style:text-properties fo:language="es" fo:country="ES" officeooo:rsid="000c225e" officeooo:paragraph-rsid="0053cd58"/>
    </style:style>
    <style:style style:name="P329" style:family="paragraph" style:parent-style-name="normal">
      <style:paragraph-properties fo:line-height="100%" fo:orphans="0" fo:widows="0"/>
      <style:text-properties fo:language="es" fo:country="ES" officeooo:rsid="000c225e" officeooo:paragraph-rsid="0058fae1"/>
    </style:style>
    <style:style style:name="P330" style:family="paragraph" style:parent-style-name="normal">
      <style:paragraph-properties fo:line-height="100%" fo:orphans="0" fo:widows="0"/>
      <style:text-properties fo:language="es" fo:country="ES" officeooo:rsid="000c225e" officeooo:paragraph-rsid="005d9ad1"/>
    </style:style>
    <style:style style:name="P331" style:family="paragraph" style:parent-style-name="normal">
      <style:paragraph-properties fo:line-height="100%" fo:orphans="0" fo:widows="0"/>
      <style:text-properties fo:language="es" fo:country="ES" officeooo:rsid="000c225e" officeooo:paragraph-rsid="0065bbd1"/>
    </style:style>
    <style:style style:name="P332" style:family="paragraph" style:parent-style-name="normal">
      <style:paragraph-properties fo:line-height="100%" fo:orphans="0" fo:widows="0"/>
      <style:text-properties fo:language="es" fo:country="ES" officeooo:rsid="000c225e" officeooo:paragraph-rsid="0069f4cb"/>
    </style:style>
    <style:style style:name="P333" style:family="paragraph" style:parent-style-name="normal">
      <style:text-properties fo:language="es" fo:country="ES" fo:font-weight="normal" officeooo:rsid="00145f0a" officeooo:paragraph-rsid="001ea10a" style:font-weight-asian="normal" style:font-weight-complex="normal"/>
    </style:style>
    <style:style style:name="P334" style:family="paragraph" style:parent-style-name="normal">
      <style:text-properties fo:language="es" fo:country="ES" fo:font-weight="normal" officeooo:rsid="00145f0a" officeooo:paragraph-rsid="0020a649" style:font-weight-asian="normal" style:font-weight-complex="normal"/>
    </style:style>
    <style:style style:name="P335" style:family="paragraph" style:parent-style-name="normal">
      <style:text-properties fo:language="es" fo:country="ES" fo:font-weight="normal" officeooo:rsid="00145f0a" officeooo:paragraph-rsid="0026a94d" style:font-weight-asian="normal" style:font-weight-complex="normal"/>
    </style:style>
    <style:style style:name="P336" style:family="paragraph" style:parent-style-name="normal">
      <style:text-properties fo:language="es" fo:country="ES" fo:font-weight="normal" officeooo:rsid="00145f0a" officeooo:paragraph-rsid="00295ad8" style:font-weight-asian="normal" style:font-weight-complex="normal"/>
    </style:style>
    <style:style style:name="P337" style:family="paragraph" style:parent-style-name="normal">
      <style:text-properties fo:language="es" fo:country="ES" fo:font-weight="normal" officeooo:rsid="00145f0a" officeooo:paragraph-rsid="002b5529" style:font-weight-asian="normal" style:font-weight-complex="normal"/>
    </style:style>
    <style:style style:name="P338" style:family="paragraph" style:parent-style-name="normal">
      <style:text-properties fo:language="es" fo:country="ES" fo:font-weight="normal" officeooo:rsid="00145f0a" officeooo:paragraph-rsid="002c7edd" style:font-weight-asian="normal" style:font-weight-complex="normal"/>
    </style:style>
    <style:style style:name="P339" style:family="paragraph" style:parent-style-name="normal">
      <style:text-properties fo:language="es" fo:country="ES" fo:font-weight="normal" officeooo:rsid="00145f0a" officeooo:paragraph-rsid="003219f1" style:font-weight-asian="normal" style:font-weight-complex="normal"/>
    </style:style>
    <style:style style:name="P340" style:family="paragraph" style:parent-style-name="normal">
      <style:text-properties fo:language="es" fo:country="ES" fo:font-weight="normal" officeooo:rsid="00145f0a" officeooo:paragraph-rsid="0035577b" style:font-weight-asian="normal" style:font-weight-complex="normal"/>
    </style:style>
    <style:style style:name="P341" style:family="paragraph" style:parent-style-name="normal">
      <style:text-properties fo:language="es" fo:country="ES" fo:font-weight="normal" officeooo:rsid="00145f0a" officeooo:paragraph-rsid="0038dffb" style:font-weight-asian="normal" style:font-weight-complex="normal"/>
    </style:style>
    <style:style style:name="P342" style:family="paragraph" style:parent-style-name="normal">
      <style:text-properties fo:language="es" fo:country="ES" fo:font-weight="normal" officeooo:rsid="00145f0a" officeooo:paragraph-rsid="003aa033" style:font-weight-asian="normal" style:font-weight-complex="normal"/>
    </style:style>
    <style:style style:name="P343" style:family="paragraph" style:parent-style-name="normal">
      <style:text-properties fo:language="es" fo:country="ES" fo:font-weight="normal" officeooo:rsid="00145f0a" officeooo:paragraph-rsid="003c4b9e" style:font-weight-asian="normal" style:font-weight-complex="normal"/>
    </style:style>
    <style:style style:name="P344" style:family="paragraph" style:parent-style-name="normal">
      <style:text-properties fo:language="es" fo:country="ES" fo:font-weight="normal" officeooo:rsid="00145f0a" officeooo:paragraph-rsid="004047ec" style:font-weight-asian="normal" style:font-weight-complex="normal"/>
    </style:style>
    <style:style style:name="P345" style:family="paragraph" style:parent-style-name="normal">
      <style:text-properties fo:language="es" fo:country="ES" fo:font-weight="normal" officeooo:rsid="00145f0a" officeooo:paragraph-rsid="0043ade6" style:font-weight-asian="normal" style:font-weight-complex="normal"/>
    </style:style>
    <style:style style:name="P346" style:family="paragraph" style:parent-style-name="normal">
      <style:text-properties fo:language="es" fo:country="ES" fo:font-weight="normal" officeooo:rsid="00145f0a" officeooo:paragraph-rsid="0045cabd" style:font-weight-asian="normal" style:font-weight-complex="normal"/>
    </style:style>
    <style:style style:name="P347" style:family="paragraph" style:parent-style-name="normal">
      <style:text-properties fo:language="es" fo:country="ES" fo:font-weight="normal" officeooo:rsid="00145f0a" officeooo:paragraph-rsid="004a2c0c" style:font-weight-asian="normal" style:font-weight-complex="normal"/>
    </style:style>
    <style:style style:name="P348" style:family="paragraph" style:parent-style-name="normal">
      <style:text-properties fo:language="es" fo:country="ES" fo:font-weight="normal" officeooo:rsid="00145f0a" officeooo:paragraph-rsid="0053cd58" style:font-weight-asian="normal" style:font-weight-complex="normal"/>
    </style:style>
    <style:style style:name="P349" style:family="paragraph" style:parent-style-name="normal">
      <style:text-properties fo:language="es" fo:country="ES" fo:font-weight="normal" officeooo:rsid="00145f0a" officeooo:paragraph-rsid="0065bbd1" style:font-weight-asian="normal" style:font-weight-complex="normal"/>
    </style:style>
    <style:style style:name="P350" style:family="paragraph" style:parent-style-name="normal">
      <style:paragraph-properties fo:line-height="100%" fo:orphans="0" fo:widows="0"/>
      <style:text-properties fo:language="es" fo:country="ES" fo:font-weight="normal" officeooo:rsid="00245fc2" officeooo:paragraph-rsid="00245fc2" style:font-weight-asian="normal" style:font-weight-complex="normal"/>
    </style:style>
    <style:style style:name="P351" style:family="paragraph" style:parent-style-name="normal">
      <style:paragraph-properties fo:line-height="100%" fo:orphans="0" fo:widows="0"/>
      <style:text-properties fo:language="es" fo:country="ES" fo:font-weight="normal" officeooo:rsid="00245fc2" officeooo:paragraph-rsid="0026a94d" style:font-weight-asian="normal" style:font-weight-complex="normal"/>
    </style:style>
    <style:style style:name="P352" style:family="paragraph" style:parent-style-name="normal">
      <style:paragraph-properties fo:line-height="100%" fo:orphans="0" fo:widows="0"/>
      <style:text-properties fo:language="es" fo:country="ES" fo:font-weight="normal" officeooo:rsid="00245fc2" officeooo:paragraph-rsid="00295ad8" style:font-weight-asian="normal" style:font-weight-complex="normal"/>
    </style:style>
    <style:style style:name="P353" style:family="paragraph" style:parent-style-name="normal">
      <style:paragraph-properties fo:line-height="100%" fo:orphans="0" fo:widows="0"/>
      <style:text-properties fo:language="es" fo:country="ES" fo:font-weight="normal" officeooo:rsid="00245fc2" officeooo:paragraph-rsid="002c7edd" style:font-weight-asian="normal" style:font-weight-complex="normal"/>
    </style:style>
    <style:style style:name="P354" style:family="paragraph" style:parent-style-name="normal">
      <style:paragraph-properties fo:line-height="100%" fo:orphans="0" fo:widows="0"/>
      <style:text-properties fo:language="es" fo:country="ES" fo:font-weight="normal" officeooo:rsid="00245fc2" officeooo:paragraph-rsid="003219f1" style:font-weight-asian="normal" style:font-weight-complex="normal"/>
    </style:style>
    <style:style style:name="P355" style:family="paragraph" style:parent-style-name="normal">
      <style:paragraph-properties fo:line-height="100%" fo:orphans="0" fo:widows="0"/>
      <style:text-properties fo:language="es" fo:country="ES" fo:font-weight="normal" officeooo:rsid="00208549" officeooo:paragraph-rsid="003a3ba1" style:font-weight-asian="normal" style:font-weight-complex="normal"/>
    </style:style>
    <style:style style:name="P356" style:family="paragraph" style:parent-style-name="normal">
      <style:paragraph-properties fo:line-height="100%" fo:orphans="0" fo:widows="0"/>
      <style:text-properties fo:language="es" fo:country="ES" fo:font-weight="normal" officeooo:rsid="0041f7b6" officeooo:paragraph-rsid="0041f7b6" style:font-weight-asian="normal" style:font-weight-complex="normal"/>
    </style:style>
    <style:style style:name="P357" style:family="paragraph" style:parent-style-name="normal">
      <style:paragraph-properties fo:line-height="100%" fo:orphans="0" fo:widows="0"/>
      <style:text-properties fo:language="es" fo:country="ES" fo:font-weight="normal" officeooo:rsid="0058fae1" officeooo:paragraph-rsid="0058fae1" style:font-weight-asian="normal" style:font-weight-complex="normal"/>
    </style:style>
    <style:style style:name="P358" style:family="paragraph" style:parent-style-name="normal">
      <style:text-properties fo:language="es" fo:country="ES" fo:font-weight="normal" officeooo:rsid="006154a1" officeooo:paragraph-rsid="006154a1" style:font-weight-asian="normal" style:font-weight-complex="normal"/>
    </style:style>
    <style:style style:name="P359" style:family="paragraph" style:parent-style-name="normal">
      <style:text-properties fo:language="es" fo:country="ES" fo:font-weight="normal" officeooo:rsid="006154a1" officeooo:paragraph-rsid="00634655" style:font-weight-asian="normal" style:font-weight-complex="normal"/>
    </style:style>
    <style:style style:name="P360" style:family="paragraph" style:parent-style-name="normal">
      <style:text-properties fo:language="es" fo:country="ES" fo:font-weight="normal" officeooo:rsid="006154a1" officeooo:paragraph-rsid="0064a96e" style:font-weight-asian="normal" style:font-weight-complex="normal"/>
    </style:style>
    <style:style style:name="P361" style:family="paragraph" style:parent-style-name="normal">
      <style:paragraph-properties fo:line-height="100%" fo:orphans="0" fo:widows="0"/>
      <style:text-properties fo:language="es" fo:country="ES" officeooo:rsid="0013bcd9" officeooo:paragraph-rsid="001ea10a"/>
    </style:style>
    <style:style style:name="P362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1ea10a"/>
    </style:style>
    <style:style style:name="P363" style:family="paragraph" style:parent-style-name="normal">
      <style:paragraph-properties fo:line-height="100%" fo:orphans="0" fo:widows="0"/>
      <style:text-properties fo:language="es" fo:country="ES" officeooo:rsid="0013bcd9" officeooo:paragraph-rsid="0020a649"/>
    </style:style>
    <style:style style:name="P364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20a649"/>
    </style:style>
    <style:style style:name="P365" style:family="paragraph" style:parent-style-name="normal">
      <style:paragraph-properties fo:line-height="100%" fo:orphans="0" fo:widows="0"/>
      <style:text-properties fo:language="es" fo:country="ES" officeooo:rsid="0013bcd9" officeooo:paragraph-rsid="0026a94d"/>
    </style:style>
    <style:style style:name="P366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26a94d"/>
    </style:style>
    <style:style style:name="P367" style:family="paragraph" style:parent-style-name="normal">
      <style:paragraph-properties fo:line-height="100%" fo:orphans="0" fo:widows="0"/>
      <style:text-properties fo:language="es" fo:country="ES" officeooo:rsid="0013bcd9" officeooo:paragraph-rsid="00295ad8"/>
    </style:style>
    <style:style style:name="P368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2a8fc3"/>
    </style:style>
    <style:style style:name="P369" style:family="paragraph" style:parent-style-name="normal">
      <style:paragraph-properties fo:line-height="100%" fo:orphans="0" fo:widows="0"/>
      <style:text-properties fo:language="es" fo:country="ES" officeooo:rsid="0013bcd9" officeooo:paragraph-rsid="002b5529"/>
    </style:style>
    <style:style style:name="P370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2b5529"/>
    </style:style>
    <style:style style:name="P371" style:family="paragraph" style:parent-style-name="normal">
      <style:paragraph-properties fo:line-height="100%" fo:orphans="0" fo:widows="0"/>
      <style:text-properties fo:language="es" fo:country="ES" officeooo:rsid="0013bcd9" officeooo:paragraph-rsid="002c7edd"/>
    </style:style>
    <style:style style:name="P372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2c7edd"/>
    </style:style>
    <style:style style:name="P373" style:family="paragraph" style:parent-style-name="normal">
      <style:paragraph-properties fo:line-height="100%" fo:orphans="0" fo:widows="0"/>
      <style:text-properties fo:language="es" fo:country="ES" officeooo:rsid="0013bcd9" officeooo:paragraph-rsid="003219f1"/>
    </style:style>
    <style:style style:name="P374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3219f1"/>
    </style:style>
    <style:style style:name="P375" style:family="paragraph" style:parent-style-name="normal">
      <style:paragraph-properties fo:line-height="100%" fo:orphans="0" fo:widows="0"/>
      <style:text-properties fo:language="es" fo:country="ES" officeooo:rsid="0013bcd9" officeooo:paragraph-rsid="0035577b"/>
    </style:style>
    <style:style style:name="P376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35577b"/>
    </style:style>
    <style:style style:name="P377" style:family="paragraph" style:parent-style-name="normal">
      <style:paragraph-properties fo:line-height="100%" fo:orphans="0" fo:widows="0"/>
      <style:text-properties fo:language="es" fo:country="ES" officeooo:rsid="0013bcd9" officeooo:paragraph-rsid="0038dffb"/>
    </style:style>
    <style:style style:name="P378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38dffb"/>
    </style:style>
    <style:style style:name="P379" style:family="paragraph" style:parent-style-name="normal">
      <style:paragraph-properties fo:line-height="100%" fo:orphans="0" fo:widows="0"/>
      <style:text-properties fo:language="es" fo:country="ES" officeooo:rsid="0013bcd9" officeooo:paragraph-rsid="003aa033"/>
    </style:style>
    <style:style style:name="P380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3aa033"/>
    </style:style>
    <style:style style:name="P381" style:family="paragraph" style:parent-style-name="normal">
      <style:paragraph-properties fo:line-height="100%" fo:orphans="0" fo:widows="0"/>
      <style:text-properties fo:language="es" fo:country="ES" officeooo:rsid="0013bcd9" officeooo:paragraph-rsid="003c4b9e"/>
    </style:style>
    <style:style style:name="P382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3d0b54"/>
    </style:style>
    <style:style style:name="P383" style:family="paragraph" style:parent-style-name="normal">
      <style:paragraph-properties fo:line-height="100%" fo:orphans="0" fo:widows="0"/>
      <style:text-properties fo:language="es" fo:country="ES" officeooo:rsid="0013bcd9" officeooo:paragraph-rsid="003d4aa9"/>
    </style:style>
    <style:style style:name="P384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3d4aa9"/>
    </style:style>
    <style:style style:name="P385" style:family="paragraph" style:parent-style-name="normal">
      <style:paragraph-properties fo:line-height="100%" fo:orphans="0" fo:widows="0"/>
      <style:text-properties fo:language="es" fo:country="ES" officeooo:rsid="0013bcd9" officeooo:paragraph-rsid="004047ec"/>
    </style:style>
    <style:style style:name="P386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4047ec"/>
    </style:style>
    <style:style style:name="P387" style:family="paragraph" style:parent-style-name="normal">
      <style:paragraph-properties fo:line-height="100%" fo:orphans="0" fo:widows="0"/>
      <style:text-properties fo:language="es" fo:country="ES" officeooo:rsid="0013bcd9" officeooo:paragraph-rsid="0043ade6"/>
    </style:style>
    <style:style style:name="P388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43ade6"/>
    </style:style>
    <style:style style:name="P389" style:family="paragraph" style:parent-style-name="normal">
      <style:paragraph-properties fo:line-height="100%" fo:orphans="0" fo:widows="0"/>
      <style:text-properties fo:language="es" fo:country="ES" officeooo:rsid="0013bcd9" officeooo:paragraph-rsid="0045cabd"/>
    </style:style>
    <style:style style:name="P390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45cabd"/>
    </style:style>
    <style:style style:name="P391" style:family="paragraph" style:parent-style-name="normal">
      <style:paragraph-properties fo:line-height="100%" fo:orphans="0" fo:widows="0"/>
      <style:text-properties fo:language="es" fo:country="ES" officeooo:rsid="0013bcd9" officeooo:paragraph-rsid="004a2c0c"/>
    </style:style>
    <style:style style:name="P392" style:family="paragraph" style:parent-style-name="normal">
      <style:paragraph-properties fo:line-height="100%" fo:orphans="0" fo:widows="0"/>
      <style:text-properties fo:language="es" fo:country="ES" officeooo:rsid="0013bcd9" officeooo:paragraph-rsid="0053cd58"/>
    </style:style>
    <style:style style:name="P39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53cd58"/>
    </style:style>
    <style:style style:name="P394" style:family="paragraph" style:parent-style-name="normal">
      <style:paragraph-properties fo:line-height="100%" fo:orphans="0" fo:widows="0"/>
      <style:text-properties fo:language="es" fo:country="ES" officeooo:rsid="0013bcd9" officeooo:paragraph-rsid="0058fae1"/>
    </style:style>
    <style:style style:name="P39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58fae1"/>
    </style:style>
    <style:style style:name="P396" style:family="paragraph" style:parent-style-name="normal">
      <style:paragraph-properties fo:line-height="100%" fo:orphans="0" fo:widows="0"/>
      <style:text-properties fo:language="es" fo:country="ES" officeooo:rsid="0013bcd9" officeooo:paragraph-rsid="0065bbd1"/>
    </style:style>
    <style:style style:name="P39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65bbd1"/>
    </style:style>
    <style:style style:name="P398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690a11"/>
    </style:style>
    <style:style style:name="P399" style:family="paragraph" style:parent-style-name="normal">
      <style:paragraph-properties fo:line-height="100%" fo:orphans="0" fo:widows="0"/>
      <style:text-properties fo:language="es" fo:country="ES" officeooo:rsid="0013bcd9" officeooo:paragraph-rsid="0069f4cb"/>
    </style:style>
    <style:style style:name="P400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69f4cb"/>
    </style:style>
    <style:style style:name="P401" style:family="paragraph" style:parent-style-name="normal">
      <style:paragraph-properties fo:line-height="100%" fo:orphans="0" fo:widows="0"/>
      <style:text-properties fo:language="es" fo:country="ES" officeooo:rsid="00145f0a" officeooo:paragraph-rsid="001ea10a"/>
    </style:style>
    <style:style style:name="P402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45f0a" officeooo:paragraph-rsid="001ea10a"/>
    </style:style>
    <style:style style:name="P403" style:family="paragraph" style:parent-style-name="normal">
      <style:paragraph-properties fo:line-height="100%" fo:orphans="0" fo:widows="0"/>
      <style:text-properties fo:language="es" fo:country="ES" officeooo:rsid="00145f0a" officeooo:paragraph-rsid="0020a649"/>
    </style:style>
    <style:style style:name="P404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45f0a" officeooo:paragraph-rsid="0020a649"/>
    </style:style>
    <style:style style:name="P405" style:family="paragraph" style:parent-style-name="normal">
      <style:paragraph-properties fo:line-height="100%" fo:orphans="0" fo:widows="0"/>
      <style:text-properties fo:language="es" fo:country="ES" officeooo:rsid="00145f0a" officeooo:paragraph-rsid="0026a94d"/>
    </style:style>
    <style:style style:name="P406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45f0a" officeooo:paragraph-rsid="0026a94d"/>
    </style:style>
    <style:style style:name="P407" style:family="paragraph" style:parent-style-name="normal">
      <style:paragraph-properties fo:line-height="100%" fo:orphans="0" fo:widows="0"/>
      <style:text-properties fo:language="es" fo:country="ES" officeooo:rsid="00145f0a" officeooo:paragraph-rsid="003aa033"/>
    </style:style>
    <style:style style:name="P408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45f0a" officeooo:paragraph-rsid="003aa033"/>
    </style:style>
    <style:style style:name="P409" style:family="paragraph" style:parent-style-name="normal">
      <style:paragraph-properties fo:line-height="100%" fo:orphans="0" fo:widows="0"/>
      <style:text-properties fo:language="es" fo:country="ES" officeooo:rsid="00145f0a" officeooo:paragraph-rsid="003c4b9e"/>
    </style:style>
    <style:style style:name="P410" style:family="paragraph" style:parent-style-name="normal">
      <style:paragraph-properties fo:line-height="100%" fo:orphans="0" fo:widows="0"/>
      <style:text-properties fo:language="es" fo:country="ES" officeooo:rsid="00145f0a" officeooo:paragraph-rsid="003d4aa9"/>
    </style:style>
    <style:style style:name="P41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45f0a" officeooo:paragraph-rsid="003d4aa9"/>
    </style:style>
    <style:style style:name="P412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45f0a" officeooo:paragraph-rsid="003f5912"/>
    </style:style>
    <style:style style:name="P413" style:family="paragraph" style:parent-style-name="normal">
      <style:paragraph-properties fo:line-height="100%" fo:orphans="0" fo:widows="0"/>
      <style:text-properties fo:language="es" fo:country="ES" officeooo:rsid="00145f0a" officeooo:paragraph-rsid="004047ec"/>
    </style:style>
    <style:style style:name="P414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45f0a" officeooo:paragraph-rsid="004047ec"/>
    </style:style>
    <style:style style:name="P415" style:family="paragraph" style:parent-style-name="normal">
      <style:paragraph-properties fo:line-height="100%" fo:orphans="0" fo:widows="0"/>
      <style:text-properties fo:language="es" fo:country="ES" officeooo:rsid="00145f0a" officeooo:paragraph-rsid="0043ade6"/>
    </style:style>
    <style:style style:name="P416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45f0a" officeooo:paragraph-rsid="0043ade6"/>
    </style:style>
    <style:style style:name="P417" style:family="paragraph" style:parent-style-name="normal">
      <style:paragraph-properties fo:line-height="100%" fo:orphans="0" fo:widows="0"/>
      <style:text-properties fo:language="es" fo:country="ES" officeooo:rsid="00145f0a" officeooo:paragraph-rsid="0045cabd"/>
    </style:style>
    <style:style style:name="P418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45f0a" officeooo:paragraph-rsid="0045cabd"/>
    </style:style>
    <style:style style:name="P419" style:family="paragraph" style:parent-style-name="normal">
      <style:text-properties fo:language="es" fo:country="ES" officeooo:paragraph-rsid="00080b26"/>
    </style:style>
    <style:style style:name="P420" style:family="paragraph" style:parent-style-name="normal">
      <style:paragraph-properties fo:line-height="100%" fo:orphans="0" fo:widows="0"/>
      <style:text-properties fo:language="es" fo:country="ES" officeooo:rsid="00097a34" officeooo:paragraph-rsid="0009dbec"/>
    </style:style>
    <style:style style:name="P421" style:family="paragraph" style:parent-style-name="normal">
      <style:paragraph-properties fo:line-height="100%" fo:orphans="0" fo:widows="0"/>
      <style:text-properties fo:language="es" fo:country="ES" officeooo:rsid="00097a34" officeooo:paragraph-rsid="000c66b2"/>
    </style:style>
    <style:style style:name="P422" style:family="paragraph" style:parent-style-name="normal">
      <style:paragraph-properties fo:line-height="100%" fo:orphans="0" fo:widows="0"/>
      <style:text-properties fo:language="es" fo:country="ES" officeooo:rsid="00097b89" officeooo:paragraph-rsid="00097b89"/>
    </style:style>
    <style:style style:name="P423" style:family="paragraph" style:parent-style-name="normal">
      <style:paragraph-properties fo:line-height="100%" fo:orphans="0" fo:widows="0"/>
      <style:text-properties fo:language="es" fo:country="ES" officeooo:rsid="00097b89" officeooo:paragraph-rsid="000c66b2"/>
    </style:style>
    <style:style style:name="P424" style:family="paragraph" style:parent-style-name="normal">
      <style:paragraph-properties fo:line-height="100%" fo:orphans="0" fo:widows="0"/>
      <style:text-properties fo:language="es" fo:country="ES" officeooo:rsid="0009dbec" officeooo:paragraph-rsid="000c66b2"/>
    </style:style>
    <style:style style:name="P42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09dbec" officeooo:paragraph-rsid="000c66b2"/>
    </style:style>
    <style:style style:name="P426" style:family="paragraph" style:parent-style-name="normal">
      <style:paragraph-properties fo:line-height="100%" fo:orphans="0" fo:widows="0"/>
      <style:text-properties fo:language="es" fo:country="ES" officeooo:rsid="000b1e15" officeooo:paragraph-rsid="000c66b2"/>
    </style:style>
    <style:style style:name="P42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0b1e15" officeooo:paragraph-rsid="000c66b2"/>
    </style:style>
    <style:style style:name="P428" style:family="paragraph" style:parent-style-name="normal">
      <style:paragraph-properties fo:line-height="100%" fo:orphans="0" fo:widows="0"/>
      <style:text-properties fo:language="es" fo:country="ES" officeooo:rsid="000b1e15" officeooo:paragraph-rsid="005d9ad1"/>
    </style:style>
    <style:style style:name="P42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0b1e15" officeooo:paragraph-rsid="005d9ad1"/>
    </style:style>
    <style:style style:name="P430" style:family="paragraph" style:parent-style-name="normal">
      <style:paragraph-properties fo:line-height="100%" fo:orphans="0" fo:widows="0"/>
      <style:text-properties fo:language="es" fo:country="ES" officeooo:rsid="000b1e15" officeooo:paragraph-rsid="005ff7f6"/>
    </style:style>
    <style:style style:name="P43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0b1e15" officeooo:paragraph-rsid="005ff7f6"/>
    </style:style>
    <style:style style:name="P432" style:family="paragraph" style:parent-style-name="normal">
      <style:paragraph-properties fo:line-height="100%" fo:orphans="0" fo:widows="0"/>
      <style:text-properties fo:language="es" fo:country="ES" officeooo:rsid="000b1e15" officeooo:paragraph-rsid="006154a1"/>
    </style:style>
    <style:style style:name="P43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0b1e15" officeooo:paragraph-rsid="006216c1"/>
    </style:style>
    <style:style style:name="P434" style:family="paragraph" style:parent-style-name="normal">
      <style:paragraph-properties fo:line-height="100%" fo:orphans="0" fo:widows="0"/>
      <style:text-properties fo:language="es" fo:country="ES" officeooo:rsid="000b1e15" officeooo:paragraph-rsid="00634655"/>
    </style:style>
    <style:style style:name="P43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0b1e15" officeooo:paragraph-rsid="00634655"/>
    </style:style>
    <style:style style:name="P436" style:family="paragraph" style:parent-style-name="normal">
      <style:paragraph-properties fo:line-height="100%" fo:orphans="0" fo:widows="0"/>
      <style:text-properties fo:language="es" fo:country="ES" officeooo:rsid="000b1e15" officeooo:paragraph-rsid="0064a96e"/>
    </style:style>
    <style:style style:name="P43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0b1e15" officeooo:paragraph-rsid="0064a96e"/>
    </style:style>
    <style:style style:name="P438" style:family="paragraph" style:parent-style-name="normal">
      <style:paragraph-properties fo:line-height="100%" fo:orphans="0" fo:widows="0"/>
      <style:text-properties fo:language="es" fo:country="ES" officeooo:rsid="000b453d" officeooo:paragraph-rsid="000c66b2"/>
    </style:style>
    <style:style style:name="P439" style:family="paragraph" style:parent-style-name="normal">
      <style:paragraph-properties fo:line-height="100%" fo:orphans="0" fo:widows="0"/>
      <style:text-properties fo:language="es" fo:country="ES" officeooo:rsid="000e2a27" officeooo:paragraph-rsid="000e2a27"/>
    </style:style>
    <style:style style:name="P440" style:family="paragraph" style:parent-style-name="normal">
      <style:paragraph-properties fo:line-height="100%" fo:orphans="0" fo:widows="0"/>
      <style:text-properties fo:language="es" fo:country="ES" officeooo:rsid="000e2a27" officeooo:paragraph-rsid="005d9ad1"/>
    </style:style>
    <style:style style:name="P441" style:family="paragraph" style:parent-style-name="normal">
      <style:paragraph-properties fo:line-height="100%" fo:orphans="0" fo:widows="0"/>
      <style:text-properties fo:language="es" fo:country="ES" officeooo:rsid="000e2a27" officeooo:paragraph-rsid="005ff7f6"/>
    </style:style>
    <style:style style:name="P442" style:family="paragraph" style:parent-style-name="normal">
      <style:paragraph-properties fo:line-height="100%" fo:orphans="0" fo:widows="0"/>
      <style:text-properties fo:language="es" fo:country="ES" officeooo:rsid="000e2a27" officeooo:paragraph-rsid="006154a1"/>
    </style:style>
    <style:style style:name="P443" style:family="paragraph" style:parent-style-name="normal">
      <style:paragraph-properties fo:line-height="100%" fo:orphans="0" fo:widows="0"/>
      <style:text-properties fo:language="es" fo:country="ES" officeooo:rsid="000f8d5b" officeooo:paragraph-rsid="000f8d5b"/>
    </style:style>
    <style:style style:name="P444" style:family="paragraph" style:parent-style-name="normal">
      <style:paragraph-properties fo:line-height="100%" fo:orphans="0" fo:widows="0"/>
      <style:text-properties fo:language="es" fo:country="ES" officeooo:rsid="000f8d5b" officeooo:paragraph-rsid="005d9ad1"/>
    </style:style>
    <style:style style:name="P445" style:family="paragraph" style:parent-style-name="normal">
      <style:paragraph-properties fo:line-height="100%" fo:orphans="0" fo:widows="0"/>
      <style:text-properties fo:language="es" fo:country="ES" officeooo:rsid="000f8d5b" officeooo:paragraph-rsid="005ff7f6"/>
    </style:style>
    <style:style style:name="P446" style:family="paragraph" style:parent-style-name="normal">
      <style:paragraph-properties fo:line-height="100%" fo:orphans="0" fo:widows="0"/>
      <style:text-properties fo:language="es" fo:country="ES" officeooo:rsid="0010dbe0" officeooo:paragraph-rsid="0010dbe0"/>
    </style:style>
    <style:style style:name="P44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0dbe0" officeooo:paragraph-rsid="0010dbe0"/>
    </style:style>
    <style:style style:name="P448" style:family="paragraph" style:parent-style-name="normal">
      <style:text-properties fo:language="es" fo:country="ES" officeooo:paragraph-rsid="0012b8ce"/>
    </style:style>
    <style:style style:name="P449" style:family="paragraph" style:parent-style-name="normal">
      <style:paragraph-properties fo:line-height="100%" fo:orphans="0" fo:widows="0"/>
      <style:text-properties fo:language="es" fo:country="ES" officeooo:rsid="0012b8ce" officeooo:paragraph-rsid="0012b8ce"/>
    </style:style>
    <style:style style:name="P450" style:family="paragraph" style:parent-style-name="normal">
      <style:text-properties fo:language="es" fo:country="ES" officeooo:paragraph-rsid="00142cc8"/>
    </style:style>
    <style:style style:name="P451" style:family="paragraph" style:parent-style-name="normal">
      <style:paragraph-properties fo:line-height="100%" fo:orphans="0" fo:widows="0"/>
      <style:text-properties fo:language="es" fo:country="ES" officeooo:rsid="00149a7f" officeooo:paragraph-rsid="00149a7f"/>
    </style:style>
    <style:style style:name="P452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49a7f" officeooo:paragraph-rsid="00149a7f"/>
    </style:style>
    <style:style style:name="P453" style:family="paragraph" style:parent-style-name="normal">
      <style:text-properties fo:language="es" fo:country="ES" officeooo:paragraph-rsid="0017f71a"/>
    </style:style>
    <style:style style:name="P454" style:family="paragraph" style:parent-style-name="normal">
      <style:paragraph-properties fo:line-height="100%" fo:orphans="0" fo:widows="0"/>
      <style:text-properties fo:language="es" fo:country="ES" officeooo:rsid="0019d5f7" officeooo:paragraph-rsid="0019d5f7"/>
    </style:style>
    <style:style style:name="P455" style:family="paragraph" style:parent-style-name="normal">
      <style:paragraph-properties fo:line-height="100%" fo:orphans="0" fo:widows="0"/>
      <style:text-properties fo:language="es" fo:country="ES" officeooo:rsid="001acef8" officeooo:paragraph-rsid="001acef8"/>
    </style:style>
    <style:style style:name="P456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acef8" officeooo:paragraph-rsid="001acef8"/>
    </style:style>
    <style:style style:name="P457" style:family="paragraph" style:parent-style-name="normal">
      <style:text-properties fo:language="es" fo:country="ES" officeooo:paragraph-rsid="001acef8"/>
    </style:style>
    <style:style style:name="P458" style:family="paragraph" style:parent-style-name="normal">
      <style:text-properties fo:language="es" fo:country="ES" officeooo:paragraph-rsid="001d47bb"/>
    </style:style>
    <style:style style:name="P459" style:family="paragraph" style:parent-style-name="normal">
      <style:paragraph-properties fo:line-height="100%" fo:orphans="0" fo:widows="0"/>
      <style:text-properties fo:language="es" fo:country="ES" officeooo:rsid="001ea10a" officeooo:paragraph-rsid="001ea10a"/>
    </style:style>
    <style:style style:name="P460" style:family="paragraph" style:parent-style-name="normal">
      <style:paragraph-properties fo:line-height="100%" fo:orphans="0" fo:widows="0"/>
      <style:text-properties fo:language="es" fo:country="ES" officeooo:rsid="001ea10a" officeooo:paragraph-rsid="0020a649"/>
    </style:style>
    <style:style style:name="P461" style:family="paragraph" style:parent-style-name="normal">
      <style:paragraph-properties fo:line-height="100%" fo:orphans="0" fo:widows="0"/>
      <style:text-properties fo:language="es" fo:country="ES" officeooo:rsid="001ea10a" officeooo:paragraph-rsid="0026a94d"/>
    </style:style>
    <style:style style:name="P462" style:family="paragraph" style:parent-style-name="normal">
      <style:paragraph-properties fo:line-height="100%" fo:orphans="0" fo:widows="0"/>
      <style:text-properties fo:language="es" fo:country="ES" officeooo:rsid="001ea10a" officeooo:paragraph-rsid="003aa033"/>
    </style:style>
    <style:style style:name="P463" style:family="paragraph" style:parent-style-name="normal">
      <style:paragraph-properties fo:line-height="100%" fo:orphans="0" fo:widows="0"/>
      <style:text-properties fo:language="es" fo:country="ES" officeooo:rsid="001ea10a" officeooo:paragraph-rsid="003c4b9e"/>
    </style:style>
    <style:style style:name="P464" style:family="paragraph" style:parent-style-name="normal">
      <style:paragraph-properties fo:line-height="100%" fo:orphans="0" fo:widows="0"/>
      <style:text-properties fo:language="es" fo:country="ES" officeooo:rsid="001ea10a" officeooo:paragraph-rsid="0043ade6"/>
    </style:style>
    <style:style style:name="P465" style:family="paragraph" style:parent-style-name="normal">
      <style:paragraph-properties fo:line-height="100%" fo:orphans="0" fo:widows="0"/>
      <style:text-properties fo:language="es" fo:country="ES" officeooo:rsid="001ea10a" officeooo:paragraph-rsid="0045cabd"/>
    </style:style>
    <style:style style:name="P466" style:family="paragraph" style:parent-style-name="normal">
      <style:paragraph-properties fo:line-height="100%" fo:orphans="0" fo:widows="0"/>
      <style:text-properties fo:language="es" fo:country="ES" officeooo:rsid="00208549" officeooo:paragraph-rsid="00208549"/>
    </style:style>
    <style:style style:name="P46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08549" officeooo:paragraph-rsid="00208549"/>
    </style:style>
    <style:style style:name="P468" style:family="paragraph" style:parent-style-name="normal">
      <style:paragraph-properties fo:line-height="100%" fo:orphans="0" fo:widows="0"/>
      <style:text-properties fo:language="es" fo:country="ES" officeooo:rsid="00208549" officeooo:paragraph-rsid="0020a649"/>
    </style:style>
    <style:style style:name="P46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08549" officeooo:paragraph-rsid="0020a649"/>
    </style:style>
    <style:style style:name="P470" style:family="paragraph" style:parent-style-name="normal">
      <style:paragraph-properties fo:line-height="100%" fo:orphans="0" fo:widows="0"/>
      <style:text-properties fo:language="es" fo:country="ES" officeooo:rsid="00208549" officeooo:paragraph-rsid="0025e7e1"/>
    </style:style>
    <style:style style:name="P471" style:family="paragraph" style:parent-style-name="normal">
      <style:paragraph-properties fo:line-height="100%" fo:orphans="0" fo:widows="0"/>
      <style:text-properties fo:language="es" fo:country="ES" officeooo:rsid="00208549" officeooo:paragraph-rsid="0026a94d"/>
    </style:style>
    <style:style style:name="P472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08549" officeooo:paragraph-rsid="0026a94d"/>
    </style:style>
    <style:style style:name="P473" style:family="paragraph" style:parent-style-name="normal">
      <style:paragraph-properties fo:line-height="100%" fo:orphans="0" fo:widows="0"/>
      <style:text-properties fo:language="es" fo:country="ES" officeooo:rsid="0021c265" officeooo:paragraph-rsid="0021c265"/>
    </style:style>
    <style:style style:name="P474" style:family="paragraph" style:parent-style-name="normal">
      <style:paragraph-properties fo:line-height="100%" fo:orphans="0" fo:widows="0"/>
      <style:text-properties fo:language="es" fo:country="ES" officeooo:rsid="0021c265" officeooo:paragraph-rsid="0026a94d"/>
    </style:style>
    <style:style style:name="P47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5e7e1" officeooo:paragraph-rsid="0025e7e1"/>
    </style:style>
    <style:style style:name="P476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5e7e1" officeooo:paragraph-rsid="0026a94d"/>
    </style:style>
    <style:style style:name="P477" style:family="paragraph" style:parent-style-name="normal">
      <style:paragraph-properties fo:line-height="100%" fo:orphans="0" fo:widows="0"/>
      <style:text-properties fo:language="es" fo:country="ES" officeooo:rsid="0026a94d" officeooo:paragraph-rsid="0026a94d"/>
    </style:style>
    <style:style style:name="P478" style:family="paragraph" style:parent-style-name="normal">
      <style:paragraph-properties fo:line-height="100%" fo:orphans="0" fo:widows="0"/>
      <style:text-properties fo:language="es" fo:country="ES" officeooo:rsid="0029512a" officeooo:paragraph-rsid="0029512a"/>
    </style:style>
    <style:style style:name="P479" style:family="paragraph" style:parent-style-name="normal">
      <style:text-properties fo:language="es" fo:country="ES" officeooo:paragraph-rsid="00295ad8"/>
    </style:style>
    <style:style style:name="P480" style:family="paragraph" style:parent-style-name="normal">
      <style:paragraph-properties fo:line-height="100%" fo:orphans="0" fo:widows="0"/>
      <style:text-properties fo:language="es" fo:country="ES" officeooo:rsid="002b5529" officeooo:paragraph-rsid="002b5529"/>
    </style:style>
    <style:style style:name="P48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b5529" officeooo:paragraph-rsid="002b5529"/>
    </style:style>
    <style:style style:name="P482" style:family="paragraph" style:parent-style-name="normal">
      <style:paragraph-properties fo:line-height="100%" fo:orphans="0" fo:widows="0"/>
      <style:text-properties fo:language="es" fo:country="ES" officeooo:rsid="002b5529" officeooo:paragraph-rsid="002c7edd"/>
    </style:style>
    <style:style style:name="P48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b5529" officeooo:paragraph-rsid="002c7edd"/>
    </style:style>
    <style:style style:name="P484" style:family="paragraph" style:parent-style-name="normal">
      <style:paragraph-properties fo:line-height="100%" fo:orphans="0" fo:widows="0"/>
      <style:text-properties fo:language="es" fo:country="ES" officeooo:rsid="002b5529" officeooo:paragraph-rsid="004a2c0c"/>
    </style:style>
    <style:style style:name="P48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b5529" officeooo:paragraph-rsid="004a2c0c"/>
    </style:style>
    <style:style style:name="P486" style:family="paragraph" style:parent-style-name="normal">
      <style:paragraph-properties fo:line-height="100%" fo:orphans="0" fo:widows="0"/>
      <style:text-properties fo:language="es" fo:country="ES" officeooo:rsid="002b5529" officeooo:paragraph-rsid="0053cd58"/>
    </style:style>
    <style:style style:name="P48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b5529" officeooo:paragraph-rsid="0053cd58"/>
    </style:style>
    <style:style style:name="P488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b5529" officeooo:paragraph-rsid="0058fae1"/>
    </style:style>
    <style:style style:name="P489" style:family="paragraph" style:parent-style-name="normal">
      <style:paragraph-properties fo:line-height="100%" fo:orphans="0" fo:widows="0"/>
      <style:text-properties fo:language="es" fo:country="ES" officeooo:rsid="002b5529" officeooo:paragraph-rsid="0058fae1"/>
    </style:style>
    <style:style style:name="P490" style:family="paragraph" style:parent-style-name="normal">
      <style:paragraph-properties fo:line-height="100%" fo:orphans="0" fo:widows="0"/>
      <style:text-properties fo:language="es" fo:country="ES" officeooo:rsid="002b5529" officeooo:paragraph-rsid="0065bbd1"/>
    </style:style>
    <style:style style:name="P49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b5529" officeooo:paragraph-rsid="0065bbd1"/>
    </style:style>
    <style:style style:name="P492" style:family="paragraph" style:parent-style-name="normal">
      <style:paragraph-properties fo:line-height="100%" fo:orphans="0" fo:widows="0"/>
      <style:text-properties fo:language="es" fo:country="ES" officeooo:rsid="002b5529" officeooo:paragraph-rsid="0069f4cb"/>
    </style:style>
    <style:style style:name="P49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b5529" officeooo:paragraph-rsid="0069f4cb"/>
    </style:style>
    <style:style style:name="P494" style:family="paragraph" style:parent-style-name="normal">
      <style:text-properties fo:language="es" fo:country="ES" officeooo:paragraph-rsid="002b5529"/>
    </style:style>
    <style:style style:name="P495" style:family="paragraph" style:parent-style-name="normal">
      <style:paragraph-properties fo:line-height="100%" fo:orphans="0" fo:widows="0"/>
      <style:text-properties fo:language="es" fo:country="ES" officeooo:rsid="002c7edd" officeooo:paragraph-rsid="002c7edd"/>
    </style:style>
    <style:style style:name="P496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c7edd" officeooo:paragraph-rsid="002c7edd"/>
    </style:style>
    <style:style style:name="P497" style:family="paragraph" style:parent-style-name="normal">
      <style:paragraph-properties fo:line-height="100%" fo:orphans="0" fo:widows="0"/>
      <style:text-properties fo:language="es" fo:country="ES" officeooo:rsid="002c7edd" officeooo:paragraph-rsid="003219f1"/>
    </style:style>
    <style:style style:name="P498" style:family="paragraph" style:parent-style-name="normal">
      <style:paragraph-properties fo:line-height="100%" fo:orphans="0" fo:widows="0"/>
      <style:text-properties fo:language="es" fo:country="ES" officeooo:rsid="002c7edd" officeooo:paragraph-rsid="0035577b"/>
    </style:style>
    <style:style style:name="P499" style:family="paragraph" style:parent-style-name="normal">
      <style:paragraph-properties fo:line-height="100%" fo:orphans="0" fo:widows="0"/>
      <style:text-properties fo:language="es" fo:country="ES" officeooo:rsid="002c7edd" officeooo:paragraph-rsid="0038dffb"/>
    </style:style>
    <style:style style:name="P500" style:family="paragraph" style:parent-style-name="normal">
      <style:text-properties fo:language="es" fo:country="ES" officeooo:paragraph-rsid="002c7edd"/>
    </style:style>
    <style:style style:name="P50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3219f1" officeooo:paragraph-rsid="003219f1"/>
    </style:style>
    <style:style style:name="P502" style:family="paragraph" style:parent-style-name="normal">
      <style:paragraph-properties fo:line-height="100%" fo:orphans="0" fo:widows="0"/>
      <style:text-properties fo:language="es" fo:country="ES" officeooo:rsid="003219f1" officeooo:paragraph-rsid="003219f1"/>
    </style:style>
    <style:style style:name="P50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3219f1" officeooo:paragraph-rsid="0035577b"/>
    </style:style>
    <style:style style:name="P504" style:family="paragraph" style:parent-style-name="normal">
      <style:paragraph-properties fo:line-height="100%" fo:orphans="0" fo:widows="0"/>
      <style:text-properties fo:language="es" fo:country="ES" officeooo:rsid="003219f1" officeooo:paragraph-rsid="0035577b"/>
    </style:style>
    <style:style style:name="P505" style:family="paragraph" style:parent-style-name="normal">
      <style:paragraph-properties fo:line-height="100%" fo:orphans="0" fo:widows="0"/>
      <style:text-properties fo:language="es" fo:country="ES" officeooo:rsid="003219f1" officeooo:paragraph-rsid="0038dffb"/>
    </style:style>
    <style:style style:name="P506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3219f1" officeooo:paragraph-rsid="0038dffb"/>
    </style:style>
    <style:style style:name="P507" style:family="paragraph" style:parent-style-name="normal">
      <style:text-properties fo:language="es" fo:country="ES" officeooo:paragraph-rsid="003219f1"/>
    </style:style>
    <style:style style:name="P508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35577b" officeooo:paragraph-rsid="0035577b"/>
    </style:style>
    <style:style style:name="P50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35577b" officeooo:paragraph-rsid="00377be7"/>
    </style:style>
    <style:style style:name="P510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35577b" officeooo:paragraph-rsid="0038dffb"/>
    </style:style>
    <style:style style:name="P511" style:family="paragraph" style:parent-style-name="normal">
      <style:text-properties fo:language="es" fo:country="ES" officeooo:paragraph-rsid="0035577b"/>
    </style:style>
    <style:style style:name="P512" style:family="paragraph" style:parent-style-name="normal">
      <style:paragraph-properties fo:line-height="100%" fo:orphans="0" fo:widows="0"/>
      <style:text-properties fo:language="es" fo:country="ES" officeooo:rsid="00377be7" officeooo:paragraph-rsid="00377be7"/>
    </style:style>
    <style:style style:name="P513" style:family="paragraph" style:parent-style-name="normal">
      <style:paragraph-properties fo:line-height="100%" fo:orphans="0" fo:widows="0"/>
      <style:text-properties fo:language="es" fo:country="ES" officeooo:rsid="00377be7" officeooo:paragraph-rsid="0038096d"/>
    </style:style>
    <style:style style:name="P514" style:family="paragraph" style:parent-style-name="normal">
      <style:paragraph-properties fo:line-height="100%" fo:orphans="0" fo:widows="0"/>
      <style:text-properties fo:language="es" fo:country="ES" officeooo:rsid="00377be7" officeooo:paragraph-rsid="0038dffb"/>
    </style:style>
    <style:style style:name="P515" style:family="paragraph" style:parent-style-name="normal">
      <style:text-properties fo:language="es" fo:country="ES" officeooo:paragraph-rsid="0038dffb"/>
    </style:style>
    <style:style style:name="P516" style:family="paragraph" style:parent-style-name="normal">
      <style:paragraph-properties fo:line-height="100%" fo:orphans="0" fo:widows="0"/>
      <style:text-properties fo:language="es" fo:country="ES" style:text-underline-style="none" officeooo:paragraph-rsid="003aa033"/>
    </style:style>
    <style:style style:name="P517" style:family="paragraph" style:parent-style-name="normal">
      <style:paragraph-properties fo:line-height="100%" fo:orphans="0" fo:widows="0"/>
      <style:text-properties fo:language="es" fo:country="ES" style:text-underline-style="none" officeooo:paragraph-rsid="003c4b9e"/>
    </style:style>
    <style:style style:name="P518" style:family="paragraph" style:parent-style-name="normal">
      <style:paragraph-properties fo:line-height="100%" fo:orphans="0" fo:widows="0"/>
      <style:text-properties fo:language="es" fo:country="ES" style:text-underline-style="none" officeooo:paragraph-rsid="005ff7f6"/>
    </style:style>
    <style:style style:name="P519" style:family="paragraph" style:parent-style-name="normal">
      <style:paragraph-properties fo:line-height="100%" fo:orphans="0" fo:widows="0"/>
      <style:text-properties fo:language="es" fo:country="ES" style:text-underline-style="none" officeooo:paragraph-rsid="006154a1"/>
    </style:style>
    <style:style style:name="P520" style:family="paragraph" style:parent-style-name="normal">
      <style:paragraph-properties fo:line-height="100%" fo:orphans="0" fo:widows="0"/>
      <style:text-properties fo:language="es" fo:country="ES" style:text-underline-style="none" officeooo:paragraph-rsid="00634655"/>
    </style:style>
    <style:style style:name="P521" style:family="paragraph" style:parent-style-name="normal">
      <style:paragraph-properties fo:line-height="100%" fo:orphans="0" fo:widows="0"/>
      <style:text-properties fo:language="es" fo:country="ES" style:text-underline-style="none" officeooo:rsid="000c225e" officeooo:paragraph-rsid="003aa033"/>
    </style:style>
    <style:style style:name="P522" style:family="paragraph" style:parent-style-name="normal">
      <style:paragraph-properties fo:line-height="100%" fo:orphans="0" fo:widows="0"/>
      <style:text-properties fo:language="es" fo:country="ES" style:text-underline-style="none" officeooo:rsid="000c225e" officeooo:paragraph-rsid="003c4b9e"/>
    </style:style>
    <style:style style:name="P523" style:family="paragraph" style:parent-style-name="normal">
      <style:paragraph-properties fo:line-height="100%" fo:orphans="0" fo:widows="0"/>
      <style:text-properties fo:language="es" fo:country="ES" style:text-underline-style="none" officeooo:rsid="000e2a27" officeooo:paragraph-rsid="005ff7f6"/>
    </style:style>
    <style:style style:name="P524" style:family="paragraph" style:parent-style-name="normal">
      <style:paragraph-properties fo:line-height="100%" fo:orphans="0" fo:widows="0"/>
      <style:text-properties fo:language="es" fo:country="ES" style:text-underline-style="none" officeooo:rsid="000e2a27" officeooo:paragraph-rsid="006154a1"/>
    </style:style>
    <style:style style:name="P525" style:family="paragraph" style:parent-style-name="normal">
      <style:paragraph-properties fo:line-height="100%" fo:orphans="0" fo:widows="0"/>
      <style:text-properties fo:language="es" fo:country="ES" style:text-underline-style="none" officeooo:rsid="00634655" officeooo:paragraph-rsid="00634655"/>
    </style:style>
    <style:style style:name="P526" style:family="paragraph" style:parent-style-name="normal">
      <style:paragraph-properties fo:line-height="100%" fo:orphans="0" fo:widows="0"/>
      <style:text-properties fo:language="es" fo:country="ES" officeooo:rsid="003ea5a8" officeooo:paragraph-rsid="003ea5a8"/>
    </style:style>
    <style:style style:name="P527" style:family="paragraph" style:parent-style-name="normal">
      <style:paragraph-properties fo:line-height="100%" fo:orphans="0" fo:widows="0"/>
      <style:text-properties fo:language="es" fo:country="ES" officeooo:rsid="003ea5a8" officeooo:paragraph-rsid="004047ec"/>
    </style:style>
    <style:style style:name="P528" style:family="paragraph" style:parent-style-name="normal">
      <style:paragraph-properties fo:line-height="100%" fo:orphans="0" fo:widows="0"/>
      <style:text-properties fo:language="es" fo:country="ES" officeooo:rsid="003f5912" officeooo:paragraph-rsid="003f5912"/>
    </style:style>
    <style:style style:name="P52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3f5912" officeooo:paragraph-rsid="003f5912"/>
    </style:style>
    <style:style style:name="P530" style:family="paragraph" style:parent-style-name="normal">
      <style:paragraph-properties fo:line-height="100%" fo:orphans="0" fo:widows="0"/>
      <style:text-properties fo:language="es" fo:country="ES" officeooo:rsid="003f5912" officeooo:paragraph-rsid="004047ec"/>
    </style:style>
    <style:style style:name="P53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3f5912" officeooo:paragraph-rsid="004047ec"/>
    </style:style>
    <style:style style:name="P532" style:family="paragraph" style:parent-style-name="normal">
      <style:paragraph-properties fo:line-height="100%" fo:orphans="0" fo:widows="0"/>
      <style:text-properties fo:language="es" fo:country="ES" officeooo:rsid="0040ee98" officeooo:paragraph-rsid="0040ee98"/>
    </style:style>
    <style:style style:name="P533" style:family="paragraph" style:parent-style-name="normal">
      <style:paragraph-properties fo:line-height="100%" fo:orphans="0" fo:widows="0"/>
      <style:text-properties fo:language="es" fo:country="ES" officeooo:rsid="0041f7b6" officeooo:paragraph-rsid="0041f7b6"/>
    </style:style>
    <style:style style:name="P534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41f7b6" officeooo:paragraph-rsid="0041f7b6"/>
    </style:style>
    <style:style style:name="P535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41f7b6" officeooo:paragraph-rsid="004a2c0c"/>
    </style:style>
    <style:style style:name="P536" style:family="paragraph" style:parent-style-name="normal">
      <style:paragraph-properties fo:line-height="100%" fo:orphans="0" fo:widows="0"/>
      <style:text-properties fo:language="es" fo:country="ES" officeooo:rsid="0048e70b" officeooo:paragraph-rsid="0048e70b"/>
    </style:style>
    <style:style style:name="P537" style:family="paragraph" style:parent-style-name="normal">
      <style:paragraph-properties fo:line-height="100%" fo:orphans="0" fo:widows="0"/>
      <style:text-properties fo:language="es" fo:country="ES" officeooo:rsid="004a2c0c" officeooo:paragraph-rsid="004a2c0c"/>
    </style:style>
    <style:style style:name="P538" style:family="paragraph" style:parent-style-name="normal">
      <style:text-properties fo:language="es" fo:country="ES" officeooo:paragraph-rsid="004a2c0c"/>
    </style:style>
    <style:style style:name="P539" style:family="paragraph" style:parent-style-name="normal">
      <style:text-properties fo:language="es" fo:country="ES" officeooo:paragraph-rsid="0053cd58"/>
    </style:style>
    <style:style style:name="P540" style:family="paragraph" style:parent-style-name="normal">
      <style:paragraph-properties fo:line-height="100%" fo:orphans="0" fo:widows="0"/>
      <style:text-properties fo:language="es" fo:country="ES" officeooo:rsid="0058fae1" officeooo:paragraph-rsid="0058fae1"/>
    </style:style>
    <style:style style:name="P541" style:family="paragraph" style:parent-style-name="normal">
      <style:text-properties fo:language="es" fo:country="ES" officeooo:paragraph-rsid="0058fae1"/>
    </style:style>
    <style:style style:name="P542" style:family="paragraph" style:parent-style-name="normal">
      <style:paragraph-properties fo:line-height="100%" fo:orphans="0" fo:widows="0"/>
      <style:text-properties fo:language="es" fo:country="ES" officeooo:rsid="005a97f3" officeooo:paragraph-rsid="005a97f3"/>
    </style:style>
    <style:style style:name="P54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5a97f3" officeooo:paragraph-rsid="005c44b5"/>
    </style:style>
    <style:style style:name="P544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5eb1af" officeooo:paragraph-rsid="005eb1af"/>
    </style:style>
    <style:style style:name="P545" style:family="paragraph" style:parent-style-name="normal">
      <style:paragraph-properties fo:line-height="100%" fo:orphans="0" fo:widows="0"/>
      <style:text-properties fo:language="es" fo:country="ES" officeooo:rsid="006216c1" officeooo:paragraph-rsid="006216c1"/>
    </style:style>
    <style:style style:name="P546" style:family="paragraph" style:parent-style-name="normal">
      <style:paragraph-properties fo:line-height="100%" fo:orphans="0" fo:widows="0"/>
      <style:text-properties fo:language="es" fo:country="ES" officeooo:rsid="00634655" officeooo:paragraph-rsid="00634655"/>
    </style:style>
    <style:style style:name="P547" style:family="paragraph" style:parent-style-name="normal">
      <style:paragraph-properties fo:line-height="100%" fo:orphans="0" fo:widows="0"/>
      <style:text-properties fo:language="es" fo:country="ES" officeooo:rsid="00634655" officeooo:paragraph-rsid="0064a96e"/>
    </style:style>
    <style:style style:name="P548" style:family="paragraph" style:parent-style-name="normal">
      <style:paragraph-properties fo:line-height="100%" fo:orphans="0" fo:widows="0"/>
      <style:text-properties fo:language="es" fo:country="ES" officeooo:rsid="0064a96e" officeooo:paragraph-rsid="0064a96e"/>
    </style:style>
    <style:style style:name="P549" style:family="paragraph" style:parent-style-name="normal">
      <style:text-properties fo:language="es" fo:country="ES" officeooo:paragraph-rsid="0065bbd1"/>
    </style:style>
    <style:style style:name="P550" style:family="paragraph" style:parent-style-name="normal">
      <style:paragraph-properties fo:line-height="100%" fo:orphans="0" fo:widows="0"/>
      <style:text-properties fo:language="es" fo:country="ES" officeooo:rsid="001d7542" officeooo:paragraph-rsid="001d47bb"/>
    </style:style>
    <style:style style:name="P551" style:family="paragraph" style:parent-style-name="normal">
      <style:paragraph-properties fo:line-height="100%" fo:orphans="0" fo:widows="0"/>
      <style:text-properties fo:language="es" fo:country="ES" officeooo:rsid="0069f4cb" officeooo:paragraph-rsid="0069f4cb"/>
    </style:style>
    <style:style style:name="P552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69f4cb" officeooo:paragraph-rsid="0069f4cb"/>
    </style:style>
    <style:style style:name="P553" style:family="paragraph" style:parent-style-name="normal">
      <style:text-properties fo:language="es" fo:country="ES" officeooo:paragraph-rsid="0069f4cb"/>
    </style:style>
    <style:style style:name="P554" style:family="paragraph" style:parent-style-name="normal">
      <style:paragraph-properties fo:line-height="100%" fo:orphans="0" fo:widows="0"/>
      <style:text-properties fo:language="es" fo:country="ES" officeooo:rsid="006b18c3" officeooo:paragraph-rsid="006b18c3"/>
    </style:style>
    <style:style style:name="P555" style:family="paragraph" style:parent-style-name="normal" style:master-page-name="Standard">
      <style:paragraph-properties style:page-number="1" fo:break-before="page"/>
      <style:text-properties fo:language="es" fo:country="ES" officeooo:paragraph-rsid="0000b3ac"/>
    </style:style>
    <style:style style:name="P556" style:family="paragraph" style:parent-style-name="normal" style:master-page-name="Standard">
      <style:paragraph-properties style:page-number="1" fo:break-before="page"/>
      <style:text-properties fo:language="es" fo:country="ES" officeooo:paragraph-rsid="000ce53a"/>
    </style:style>
    <style:style style:name="P557" style:family="paragraph" style:parent-style-name="normal" style:master-page-name="Standard">
      <style:paragraph-properties style:page-number="1" fo:break-before="page"/>
      <style:text-properties fo:language="es" fo:country="ES" officeooo:paragraph-rsid="005d9ad1"/>
    </style:style>
    <style:style style:name="P558" style:family="paragraph" style:parent-style-name="normal" style:master-page-name="Standard">
      <style:paragraph-properties style:page-number="1" fo:break-before="page"/>
      <style:text-properties fo:language="es" fo:country="ES" officeooo:paragraph-rsid="005ff7f6"/>
    </style:style>
    <style:style style:name="P559" style:family="paragraph" style:parent-style-name="normal" style:master-page-name="Standard">
      <style:paragraph-properties style:page-number="1" fo:break-before="page"/>
      <style:text-properties fo:language="es" fo:country="ES" officeooo:paragraph-rsid="006154a1"/>
    </style:style>
    <style:style style:name="P560" style:family="paragraph" style:parent-style-name="normal" style:master-page-name="Standard">
      <style:paragraph-properties style:page-number="1" fo:break-before="page"/>
      <style:text-properties fo:language="es" fo:country="ES" officeooo:paragraph-rsid="00634655"/>
    </style:style>
    <style:style style:name="P561" style:family="paragraph" style:parent-style-name="normal" style:master-page-name="Standard">
      <style:paragraph-properties style:page-number="1" fo:break-before="page"/>
      <style:text-properties fo:language="es" fo:country="ES" officeooo:paragraph-rsid="0064a96e"/>
    </style:style>
    <style:style style:name="P562" style:family="paragraph" style:parent-style-name="normal">
      <style:text-properties fo:language="es" fo:country="ES" fo:font-weight="normal" officeooo:rsid="00145f0a" officeooo:paragraph-rsid="0069f4cb" style:font-weight-asian="normal" style:font-weight-complex="normal"/>
    </style:style>
    <style:style style:name="P563" style:family="paragraph" style:parent-style-name="normal">
      <style:text-properties fo:language="es" fo:country="ES" fo:font-weight="normal" officeooo:rsid="00145f0a" officeooo:paragraph-rsid="006cac36" style:font-weight-asian="normal" style:font-weight-complex="normal"/>
    </style:style>
    <style:style style:name="P564" style:family="paragraph" style:parent-style-name="normal">
      <style:text-properties fo:language="es" fo:country="ES" fo:font-weight="normal" officeooo:rsid="00145f0a" officeooo:paragraph-rsid="0074ca46" style:font-weight-asian="normal" style:font-weight-complex="normal"/>
    </style:style>
    <style:style style:name="P565" style:family="paragraph" style:parent-style-name="normal">
      <style:paragraph-properties fo:line-height="100%" fo:orphans="0" fo:widows="0"/>
      <style:text-properties fo:language="es" fo:country="ES" fo:font-weight="normal" officeooo:rsid="0058fae1" officeooo:paragraph-rsid="006cac36" style:font-weight-asian="normal" style:font-weight-complex="normal"/>
    </style:style>
    <style:style style:name="P566" style:family="paragraph" style:parent-style-name="normal">
      <style:paragraph-properties fo:line-height="100%" fo:orphans="0" fo:widows="0"/>
      <style:text-properties fo:language="es" fo:country="ES" fo:font-weight="normal" officeooo:rsid="0058fae1" officeooo:paragraph-rsid="0073e23b" style:font-weight-asian="normal" style:font-weight-complex="normal"/>
    </style:style>
    <style:style style:name="P567" style:family="paragraph" style:parent-style-name="normal">
      <style:paragraph-properties fo:line-height="100%" fo:orphans="0" fo:widows="0"/>
      <style:text-properties fo:language="es" fo:country="ES" fo:font-weight="normal" officeooo:rsid="0058fae1" officeooo:paragraph-rsid="0074ca46" style:font-weight-asian="normal" style:font-weight-complex="normal"/>
    </style:style>
    <style:style style:name="P568" style:family="paragraph" style:parent-style-name="normal">
      <style:text-properties fo:language="es" fo:country="ES" fo:font-weight="bold" officeooo:rsid="000b3bcb" officeooo:paragraph-rsid="006cac36" style:font-weight-asian="bold" style:font-weight-complex="bold"/>
    </style:style>
    <style:style style:name="P569" style:family="paragraph" style:parent-style-name="normal">
      <style:text-properties fo:language="es" fo:country="ES" fo:font-weight="bold" officeooo:rsid="000b3bcb" officeooo:paragraph-rsid="0074ca46" style:font-weight-asian="bold" style:font-weight-complex="bold"/>
    </style:style>
    <style:style style:name="P570" style:family="paragraph" style:parent-style-name="normal">
      <style:paragraph-properties fo:line-height="100%" fo:orphans="0" fo:widows="0"/>
      <style:text-properties fo:language="es" fo:country="ES" fo:font-weight="bold" officeooo:paragraph-rsid="006cac36" style:font-weight-asian="bold"/>
    </style:style>
    <style:style style:name="P57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6cac36" style:font-weight-asian="bold"/>
    </style:style>
    <style:style style:name="P572" style:family="paragraph" style:parent-style-name="normal">
      <style:paragraph-properties fo:line-height="100%" fo:orphans="0" fo:widows="0"/>
      <style:text-properties fo:language="es" fo:country="ES" fo:font-weight="bold" officeooo:paragraph-rsid="0074ca46" style:font-weight-asian="bold"/>
    </style:style>
    <style:style style:name="P57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fo:font-weight="bold" officeooo:paragraph-rsid="0074ca46" style:font-weight-asian="bold"/>
    </style:style>
    <style:style style:name="P574" style:family="paragraph" style:parent-style-name="normal">
      <style:paragraph-properties fo:line-height="100%" fo:orphans="0" fo:widows="0"/>
      <style:text-properties fo:language="es" fo:country="ES" fo:font-weight="bold" officeooo:rsid="00208549" officeooo:paragraph-rsid="006cac36" style:font-weight-asian="bold"/>
    </style:style>
    <style:style style:name="P575" style:family="paragraph" style:parent-style-name="normal">
      <style:paragraph-properties fo:line-height="100%" fo:orphans="0" fo:widows="0"/>
      <style:text-properties fo:language="es" fo:country="ES" fo:font-weight="bold" officeooo:rsid="00208549" officeooo:paragraph-rsid="0074ca46" style:font-weight-asian="bold"/>
    </style:style>
    <style:style style:name="P576" style:family="paragraph" style:parent-style-name="normal">
      <style:text-properties fo:language="es" fo:country="ES" fo:font-weight="bold" officeooo:paragraph-rsid="006cac36" style:font-weight-asian="bold"/>
    </style:style>
    <style:style style:name="P577" style:family="paragraph" style:parent-style-name="normal">
      <style:text-properties fo:language="es" fo:country="ES" fo:font-weight="bold" officeooo:paragraph-rsid="0074ca46" style:font-weight-asian="bold"/>
    </style:style>
    <style:style style:name="P578" style:family="paragraph" style:parent-style-name="normal">
      <style:paragraph-properties fo:line-height="100%" fo:orphans="0" fo:widows="0"/>
      <style:text-properties fo:language="es" fo:country="ES" officeooo:paragraph-rsid="006cac36"/>
    </style:style>
    <style:style style:name="P579" style:family="paragraph" style:parent-style-name="normal">
      <style:paragraph-properties fo:line-height="100%" fo:orphans="0" fo:widows="0"/>
      <style:text-properties fo:language="es" fo:country="ES" officeooo:paragraph-rsid="006e23de"/>
    </style:style>
    <style:style style:name="P580" style:family="paragraph" style:parent-style-name="normal">
      <style:paragraph-properties fo:line-height="100%" fo:orphans="0" fo:widows="0"/>
      <style:text-properties fo:language="es" fo:country="ES" officeooo:paragraph-rsid="001b8c40"/>
    </style:style>
    <style:style style:name="P58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paragraph-rsid="001acef8"/>
    </style:style>
    <style:style style:name="P582" style:family="paragraph" style:parent-style-name="normal">
      <style:paragraph-properties fo:line-height="100%" fo:orphans="0" fo:widows="0"/>
      <style:text-properties fo:language="es" fo:country="ES" officeooo:paragraph-rsid="001acef8"/>
    </style:style>
    <style:style style:name="P583" style:family="paragraph" style:parent-style-name="normal">
      <style:paragraph-properties fo:line-height="100%" fo:orphans="0" fo:widows="0"/>
      <style:text-properties fo:language="es" fo:country="ES" officeooo:paragraph-rsid="0072ac17"/>
    </style:style>
    <style:style style:name="P584" style:family="paragraph" style:parent-style-name="normal">
      <style:paragraph-properties fo:line-height="100%" fo:orphans="0" fo:widows="0"/>
      <style:text-properties fo:language="es" fo:country="ES" officeooo:paragraph-rsid="0074ca46"/>
    </style:style>
    <style:style style:name="P585" style:family="paragraph" style:parent-style-name="normal">
      <style:paragraph-properties fo:line-height="100%" fo:orphans="0" fo:widows="0"/>
      <style:text-properties fo:language="es" fo:country="ES" officeooo:paragraph-rsid="00377be7"/>
    </style:style>
    <style:style style:name="P586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69f4cb" officeooo:paragraph-rsid="0069f4cb"/>
    </style:style>
    <style:style style:name="P587" style:family="paragraph" style:parent-style-name="normal">
      <style:paragraph-properties fo:line-height="100%" fo:orphans="0" fo:widows="0"/>
      <style:text-properties fo:language="es" fo:country="ES" officeooo:rsid="0069f4cb" officeooo:paragraph-rsid="006cac36"/>
    </style:style>
    <style:style style:name="P588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69f4cb" officeooo:paragraph-rsid="006cac36"/>
    </style:style>
    <style:style style:name="P589" style:family="paragraph" style:parent-style-name="normal">
      <style:paragraph-properties fo:line-height="100%" fo:orphans="0" fo:widows="0"/>
      <style:text-properties fo:language="es" fo:country="ES" officeooo:rsid="0069f4cb" officeooo:paragraph-rsid="0074ca46"/>
    </style:style>
    <style:style style:name="P590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69f4cb" officeooo:paragraph-rsid="0074ca46"/>
    </style:style>
    <style:style style:name="P591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69f4cb" officeooo:paragraph-rsid="006cac36" style:font-style-asian="normal" style:font-weight-asian="normal" style:font-style-complex="normal" style:font-weight-complex="normal"/>
    </style:style>
    <style:style style:name="P592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69f4cb" officeooo:paragraph-rsid="0074ca46" style:font-style-asian="normal" style:font-weight-asian="normal" style:font-style-complex="normal" style:font-weight-complex="normal"/>
    </style:style>
    <style:style style:name="P593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6cac36" style:font-style-asian="normal" style:font-weight-asian="normal" style:font-style-complex="normal" style:font-weight-complex="normal"/>
    </style:style>
    <style:style style:name="P594" style:family="paragraph" style:parent-style-name="normal">
      <style:paragraph-properties fo:line-height="100%" fo:orphans="0" fo:widows="0"/>
      <style:text-properties fo:language="es" fo:country="ES" fo:font-style="normal" fo:font-weight="normal" officeooo:rsid="000c225e" officeooo:paragraph-rsid="00717e8a" style:font-style-asian="normal" style:font-weight-asian="normal" style:font-style-complex="normal" style:font-weight-complex="normal"/>
    </style:style>
    <style:style style:name="P595" style:family="paragraph" style:parent-style-name="normal">
      <style:paragraph-properties fo:line-height="100%" fo:text-align="start" style:justify-single-word="false" fo:orphans="0" fo:widows="0"/>
      <style:text-properties fo:language="es" fo:country="ES" fo:font-style="normal" fo:font-weight="normal" officeooo:rsid="006cac36" officeooo:paragraph-rsid="006cac36" style:font-style-asian="normal" style:font-weight-asian="normal" style:font-style-complex="normal" style:font-weight-complex="normal"/>
    </style:style>
    <style:style style:name="P596" style:family="paragraph" style:parent-style-name="normal">
      <style:paragraph-properties fo:line-height="100%" fo:orphans="0" fo:widows="0"/>
      <style:text-properties fo:language="es" fo:country="ES" fo:font-style="normal" fo:font-weight="normal" officeooo:rsid="006e23de" officeooo:paragraph-rsid="006e23de" style:font-style-asian="normal" style:font-weight-asian="normal" style:font-style-complex="normal" style:font-weight-complex="normal"/>
    </style:style>
    <style:style style:name="P597" style:family="paragraph" style:parent-style-name="normal">
      <style:paragraph-properties fo:line-height="100%" fo:orphans="0" fo:widows="0"/>
      <style:text-properties fo:language="es" fo:country="ES" fo:font-style="normal" fo:font-weight="normal" officeooo:rsid="0079f394" officeooo:paragraph-rsid="0079f394" style:font-style-asian="normal" style:font-weight-asian="normal" style:font-style-complex="normal" style:font-weight-complex="normal"/>
    </style:style>
    <style:style style:name="P598" style:family="paragraph" style:parent-style-name="normal">
      <style:paragraph-properties fo:line-height="100%" fo:orphans="0" fo:widows="0"/>
      <style:text-properties fo:language="es" fo:country="ES" fo:font-style="normal" fo:font-weight="normal" officeooo:rsid="007a386e" officeooo:paragraph-rsid="007bcf6e" style:font-style-asian="normal" style:font-weight-asian="normal" style:font-style-complex="normal" style:font-weight-complex="normal"/>
    </style:style>
    <style:style style:name="P599" style:family="paragraph" style:parent-style-name="normal">
      <style:paragraph-properties fo:line-height="100%" fo:orphans="0" fo:widows="0"/>
      <style:text-properties fo:language="es" fo:country="ES" officeooo:rsid="000c225e" officeooo:paragraph-rsid="006cac36"/>
    </style:style>
    <style:style style:name="P600" style:family="paragraph" style:parent-style-name="normal">
      <style:paragraph-properties fo:line-height="100%" fo:orphans="0" fo:widows="0"/>
      <style:text-properties fo:language="es" fo:country="ES" officeooo:rsid="000c225e" officeooo:paragraph-rsid="0074ca46"/>
    </style:style>
    <style:style style:name="P601" style:family="paragraph" style:parent-style-name="normal">
      <style:paragraph-properties fo:line-height="100%" fo:orphans="0" fo:widows="0"/>
      <style:text-properties fo:language="es" fo:country="ES" officeooo:rsid="001316dc" officeooo:paragraph-rsid="006cac36"/>
    </style:style>
    <style:style style:name="P602" style:family="paragraph" style:parent-style-name="normal">
      <style:paragraph-properties fo:line-height="100%" fo:orphans="0" fo:widows="0"/>
      <style:text-properties fo:language="es" fo:country="ES" officeooo:rsid="001316dc" officeooo:paragraph-rsid="0074ca46"/>
    </style:style>
    <style:style style:name="P603" style:family="paragraph" style:parent-style-name="normal">
      <style:paragraph-properties fo:line-height="100%" fo:orphans="0" fo:widows="0"/>
      <style:text-properties fo:language="es" fo:country="ES" officeooo:rsid="0013bcd9" officeooo:paragraph-rsid="006cac36"/>
    </style:style>
    <style:style style:name="P604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6cac36"/>
    </style:style>
    <style:style style:name="P605" style:family="paragraph" style:parent-style-name="normal">
      <style:paragraph-properties fo:line-height="100%" fo:orphans="0" fo:widows="0"/>
      <style:text-properties fo:language="es" fo:country="ES" officeooo:rsid="0013bcd9" officeooo:paragraph-rsid="006fc8fd"/>
    </style:style>
    <style:style style:name="P606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72ac17"/>
    </style:style>
    <style:style style:name="P607" style:family="paragraph" style:parent-style-name="normal">
      <style:paragraph-properties fo:line-height="100%" fo:orphans="0" fo:widows="0"/>
      <style:text-properties fo:language="es" fo:country="ES" officeooo:rsid="0013bcd9" officeooo:paragraph-rsid="0074ca46"/>
    </style:style>
    <style:style style:name="P608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74ca46"/>
    </style:style>
    <style:style style:name="P609" style:family="paragraph" style:parent-style-name="normal">
      <style:paragraph-properties fo:line-height="100%" fo:orphans="0" fo:widows="0"/>
      <style:text-properties fo:language="es" fo:country="ES" officeooo:rsid="0013bcd9" officeooo:paragraph-rsid="0035577b"/>
    </style:style>
    <style:style style:name="P610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13bcd9" officeooo:paragraph-rsid="0035577b"/>
    </style:style>
    <style:style style:name="P611" style:family="paragraph" style:parent-style-name="normal">
      <style:paragraph-properties fo:line-height="100%" fo:orphans="0" fo:widows="0"/>
      <style:text-properties fo:language="es" fo:country="ES" officeooo:rsid="002b5529" officeooo:paragraph-rsid="006cac36"/>
    </style:style>
    <style:style style:name="P612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b5529" officeooo:paragraph-rsid="006cac36"/>
    </style:style>
    <style:style style:name="P613" style:family="paragraph" style:parent-style-name="normal">
      <style:paragraph-properties fo:line-height="100%" fo:orphans="0" fo:widows="0"/>
      <style:text-properties fo:language="es" fo:country="ES" officeooo:rsid="002b5529" officeooo:paragraph-rsid="0074ca46"/>
    </style:style>
    <style:style style:name="P614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2b5529" officeooo:paragraph-rsid="0074ca46"/>
    </style:style>
    <style:style style:name="P615" style:family="paragraph" style:parent-style-name="normal">
      <style:paragraph-properties fo:line-height="100%" fo:orphans="0" fo:widows="0"/>
      <style:text-properties fo:language="es" fo:country="ES" officeooo:rsid="006b18c3" officeooo:paragraph-rsid="006cac36"/>
    </style:style>
    <style:style style:name="P616" style:family="paragraph" style:parent-style-name="normal">
      <style:paragraph-properties fo:line-height="100%" fo:orphans="0" fo:widows="0"/>
      <style:text-properties fo:language="es" fo:country="ES" officeooo:rsid="006b18c3" officeooo:paragraph-rsid="0074ca46"/>
    </style:style>
    <style:style style:name="P617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0b3bcb" officeooo:paragraph-rsid="0069f4cb"/>
    </style:style>
    <style:style style:name="P618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0b3bcb" officeooo:paragraph-rsid="006cac36"/>
    </style:style>
    <style:style style:name="P619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0b3bcb" officeooo:paragraph-rsid="001acef8"/>
    </style:style>
    <style:style style:name="P620" style:family="paragraph" style:parent-style-name="normal">
      <style:paragraph-properties fo:line-height="100%" fo:orphans="0" fo:widows="0"/>
      <style:text-properties fo:language="es" fo:country="ES" officeooo:rsid="000b3bcb" officeooo:paragraph-rsid="001acef8"/>
    </style:style>
    <style:style style:name="P621" style:family="paragraph" style:parent-style-name="normal">
      <style:paragraph-properties fo:line-height="100%" fo:orphans="0" fo:widows="0"/>
      <style:text-properties fo:language="es" fo:country="ES" officeooo:rsid="000b3bcb" officeooo:paragraph-rsid="0072ac17"/>
    </style:style>
    <style:style style:name="P622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0b3bcb" officeooo:paragraph-rsid="0073e23b"/>
    </style:style>
    <style:style style:name="P623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0b3bcb" officeooo:paragraph-rsid="0074ca46"/>
    </style:style>
    <style:style style:name="P624" style:family="paragraph" style:parent-style-name="normal">
      <style:text-properties fo:language="es" fo:country="ES" officeooo:paragraph-rsid="006cac36"/>
    </style:style>
    <style:style style:name="P625" style:family="paragraph" style:parent-style-name="normal">
      <style:paragraph-properties fo:line-height="100%" fo:orphans="0" fo:widows="0"/>
      <style:text-properties fo:language="es" fo:country="ES" officeooo:rsid="006cac36" officeooo:paragraph-rsid="006cac36"/>
    </style:style>
    <style:style style:name="P626" style:family="paragraph" style:parent-style-name="normal">
      <style:paragraph-properties fo:line-height="100%" fo:orphans="0" fo:widows="0"/>
      <style:text-properties fo:language="es" fo:country="ES" officeooo:rsid="006d4bac" officeooo:paragraph-rsid="006d4bac"/>
    </style:style>
    <style:style style:name="P627" style:family="paragraph" style:parent-style-name="normal">
      <style:paragraph-properties fo:line-height="100%" fo:orphans="0" fo:widows="0"/>
      <style:text-properties fo:language="es" fo:country="ES" officeooo:rsid="006e23de" officeooo:paragraph-rsid="006e23de"/>
    </style:style>
    <style:style style:name="P628" style:family="paragraph" style:parent-style-name="normal">
      <style:paragraph-properties fo:line-height="100%" fo:orphans="0" fo:widows="0"/>
      <style:text-properties fo:language="es" fo:country="ES" officeooo:rsid="006fc8fd" officeooo:paragraph-rsid="006fc8fd"/>
    </style:style>
    <style:style style:name="P629" style:family="paragraph" style:parent-style-name="normal">
      <style:paragraph-properties fo:line-height="100%" fo:orphans="0" fo:widows="0"/>
      <style:text-properties fo:language="es" fo:country="ES" officeooo:rsid="007101e8" officeooo:paragraph-rsid="007101e8"/>
    </style:style>
    <style:style style:name="P630" style:family="paragraph" style:parent-style-name="normal">
      <style:paragraph-properties fo:line-height="100%" fo:orphans="0" fo:widows="0"/>
      <style:text-properties fo:language="es" fo:country="ES" officeooo:rsid="0073e23b" officeooo:paragraph-rsid="0073e23b"/>
    </style:style>
    <style:style style:name="P631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73e23b" officeooo:paragraph-rsid="0073e23b"/>
    </style:style>
    <style:style style:name="P632" style:family="paragraph" style:parent-style-name="normal">
      <style:paragraph-properties fo:line-height="100%" fo:orphans="0" fo:widows="0"/>
      <style:text-properties fo:language="es" fo:country="ES" officeooo:rsid="0074ca46" officeooo:paragraph-rsid="0074ca46"/>
    </style:style>
    <style:style style:name="P633" style:family="paragraph" style:parent-style-name="normal">
      <style:paragraph-properties fo:line-height="100%" fo:orphans="0" fo:widows="0"/>
      <style:text-properties fo:language="es" fo:country="ES" officeooo:rsid="0074ca46" officeooo:paragraph-rsid="00765c24"/>
    </style:style>
    <style:style style:name="P634" style:family="paragraph" style:parent-style-name="normal">
      <style:text-properties fo:language="es" fo:country="ES" officeooo:paragraph-rsid="0074ca46"/>
    </style:style>
    <style:style style:name="P635" style:family="paragraph" style:parent-style-name="normal">
      <style:paragraph-properties fo:line-height="100%" fo:orphans="0" fo:widows="0"/>
      <style:text-properties fo:language="es" fo:country="ES" officeooo:rsid="00765c24" officeooo:paragraph-rsid="00765c24"/>
    </style:style>
    <style:style style:name="P636" style:family="paragraph" style:parent-style-name="normal">
      <style:paragraph-properties fo:line-height="100%" fo:orphans="0" fo:widows="0"/>
      <style:text-properties fo:language="es" fo:country="ES" officeooo:rsid="00765c24" officeooo:paragraph-rsid="0079f394"/>
    </style:style>
    <style:style style:name="P637" style:family="paragraph" style:parent-style-name="normal">
      <style:paragraph-properties fo:line-height="100%" fo:orphans="0" fo:widows="0"/>
      <style:text-properties fo:language="es" fo:country="ES" officeooo:rsid="007829b2" officeooo:paragraph-rsid="007829b2"/>
    </style:style>
    <style:style style:name="P638" style:family="paragraph" style:parent-style-name="normal">
      <style:paragraph-properties fo:line-height="100%" fo:orphans="0" fo:widows="0"/>
      <style:text-properties fo:language="es" fo:country="ES" officeooo:rsid="00377be7" officeooo:paragraph-rsid="00377be7"/>
    </style:style>
    <style:style style:name="P639" style:family="paragraph" style:parent-style-name="normal">
      <style:paragraph-properties fo:line-height="100%" fo:orphans="0" fo:widows="0"/>
      <style:text-properties fo:language="es" fo:country="ES" officeooo:rsid="00377be7" officeooo:paragraph-rsid="0038096d"/>
    </style:style>
    <style:style style:name="P640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language="es" fo:country="ES" officeooo:rsid="0035577b" officeooo:paragraph-rsid="00377be7"/>
    </style:style>
    <style:style style:name="P641" style:family="paragraph" style:parent-style-name="normal">
      <style:paragraph-properties fo:line-height="100%" fo:orphans="0" fo:widows="0"/>
      <style:text-properties fo:language="es" fo:country="ES" officeooo:rsid="002c7edd" officeooo:paragraph-rsid="0035577b"/>
    </style:style>
    <style:style style:name="P642" style:family="paragraph" style:parent-style-name="normal">
      <style:paragraph-properties fo:line-height="100%" fo:orphans="0" fo:widows="0"/>
      <style:text-properties fo:language="es" fo:country="ES" officeooo:rsid="007a386e" officeooo:paragraph-rsid="007a386e"/>
    </style:style>
    <style:style style:name="T1" style:family="text">
      <style:text-properties fo:font-weight="bold" officeooo:rsid="000b3bcb" style:font-weight-asian="bold" style:font-weight-complex="bold"/>
    </style:style>
    <style:style style:name="T2" style:family="text">
      <style:text-properties fo:font-weight="bold" officeooo:rsid="000d414c" style:font-weight-asian="bold" style:font-weight-complex="bold"/>
    </style:style>
    <style:style style:name="T3" style:family="text">
      <style:text-properties officeooo:rsid="00198fdf"/>
    </style:style>
    <style:style style:name="T4" style:family="text">
      <style:text-properties officeooo:rsid="000b3bcb"/>
    </style:style>
    <style:style style:name="T5" style:family="text">
      <style:text-properties officeooo:rsid="001d63d7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d63d7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9886e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b3bcb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447da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9dbec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0a7cfe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0b1e15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0b453d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c66b2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0e2a27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f8d5b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2b8ce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3f19a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7f71a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9d5f7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acef8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45f0a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7c66e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a8fc3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c68c3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c7edd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3045a4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35577b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375371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77be7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9d455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4bcf98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4af40c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4c4b3e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58fae1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5a97f3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6154a1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6216c1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634655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64a96e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65bbd1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674535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690a11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6b18c3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6d4bac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6fc8fd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717e8a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72ac17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7829b2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7a386e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7bcf6e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7c208e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04c4b3e" style:font-style-asian="normal" style:font-weight-asian="normal" style:font-style-complex="normal" style:font-weight-complex="normal"/>
    </style:style>
    <style:style style:name="T55" style:family="text">
      <style:text-properties officeooo:rsid="0019886e"/>
    </style:style>
    <style:style style:name="T56" style:family="text">
      <style:text-properties officeooo:rsid="000c225e"/>
    </style:style>
    <style:style style:name="T57" style:family="text">
      <style:text-properties officeooo:rsid="000d414c"/>
    </style:style>
    <style:style style:name="T58" style:family="text">
      <style:text-properties officeooo:rsid="001e3691"/>
    </style:style>
    <style:style style:name="T59" style:family="text">
      <style:text-properties officeooo:rsid="001facda"/>
    </style:style>
    <style:style style:name="T60" style:family="text">
      <style:text-properties officeooo:rsid="001316dc"/>
    </style:style>
    <style:style style:name="T61" style:family="text">
      <style:text-properties officeooo:rsid="0011e312"/>
    </style:style>
    <style:style style:name="T62" style:family="text">
      <style:text-properties officeooo:rsid="000c2dd7"/>
    </style:style>
    <style:style style:name="T63" style:family="text">
      <style:text-properties officeooo:rsid="0013bcd9"/>
    </style:style>
    <style:style style:name="T64" style:family="text">
      <style:text-properties officeooo:rsid="000effa2"/>
    </style:style>
    <style:style style:name="T65" style:family="text">
      <style:text-properties officeooo:rsid="00145f0a"/>
    </style:style>
    <style:style style:name="T66" style:family="text">
      <style:text-properties officeooo:rsid="0016bcbb"/>
    </style:style>
    <style:style style:name="T67" style:family="text">
      <style:text-properties officeooo:rsid="0017c66e"/>
    </style:style>
    <style:style style:name="T68" style:family="text">
      <style:text-properties officeooo:rsid="001a6647"/>
    </style:style>
    <style:style style:name="T69" style:family="text">
      <style:text-properties officeooo:rsid="00015b1c"/>
    </style:style>
    <style:style style:name="T70" style:family="text">
      <style:text-properties style:text-underline-style="solid" style:text-underline-width="auto" style:text-underline-color="font-color"/>
    </style:style>
    <style:style style:name="T71" style:family="text">
      <style:text-properties style:text-underline-style="solid" style:text-underline-width="auto" style:text-underline-color="font-color" officeooo:rsid="0064a96e"/>
    </style:style>
    <style:style style:name="T72" style:family="text">
      <style:text-properties officeooo:rsid="00025342"/>
    </style:style>
    <style:style style:name="T73" style:family="text">
      <style:text-properties officeooo:rsid="00033cd4"/>
    </style:style>
    <style:style style:name="T74" style:family="text">
      <style:text-properties officeooo:rsid="000447da"/>
    </style:style>
    <style:style style:name="T75" style:family="text">
      <style:text-properties officeooo:rsid="00097a34"/>
    </style:style>
    <style:style style:name="T76" style:family="text">
      <style:text-properties officeooo:rsid="00097b89"/>
    </style:style>
    <style:style style:name="T77" style:family="text">
      <style:text-properties officeooo:rsid="0009dbec"/>
    </style:style>
    <style:style style:name="T78" style:family="text">
      <style:text-properties officeooo:rsid="000a7cfe"/>
    </style:style>
    <style:style style:name="T79" style:family="text">
      <style:text-properties officeooo:rsid="000b1e15"/>
    </style:style>
    <style:style style:name="T80" style:family="text">
      <style:text-properties officeooo:rsid="000c66b2"/>
    </style:style>
    <style:style style:name="T81" style:family="text">
      <style:text-properties officeooo:rsid="000ce53a"/>
    </style:style>
    <style:style style:name="T82" style:family="text">
      <style:text-properties officeooo:rsid="000e2a27"/>
    </style:style>
    <style:style style:name="T83" style:family="text">
      <style:text-properties officeooo:rsid="000f8d5b"/>
    </style:style>
    <style:style style:name="T84" style:family="text">
      <style:text-properties officeooo:rsid="0010dbe0"/>
    </style:style>
    <style:style style:name="T85" style:family="text">
      <style:text-properties officeooo:rsid="0012b8ce"/>
    </style:style>
    <style:style style:name="T86" style:family="text">
      <style:text-properties officeooo:rsid="0013f19a"/>
    </style:style>
    <style:style style:name="T87" style:family="text">
      <style:text-properties officeooo:rsid="00142cc8"/>
    </style:style>
    <style:style style:name="T88" style:family="text">
      <style:text-properties officeooo:rsid="00149a7f"/>
    </style:style>
    <style:style style:name="T89" style:family="text">
      <style:text-properties officeooo:rsid="00168fa7"/>
    </style:style>
    <style:style style:name="T90" style:family="text">
      <style:text-properties officeooo:rsid="00179957"/>
    </style:style>
    <style:style style:name="T91" style:family="text">
      <style:text-properties officeooo:rsid="0017f71a"/>
    </style:style>
    <style:style style:name="T92" style:family="text">
      <style:text-properties officeooo:rsid="0019d5f7"/>
    </style:style>
    <style:style style:name="T93" style:family="text">
      <style:text-properties officeooo:rsid="001acef8"/>
    </style:style>
    <style:style style:name="T94" style:family="text">
      <style:text-properties officeooo:rsid="001b5e2e"/>
    </style:style>
    <style:style style:name="T95" style:family="text">
      <style:text-properties officeooo:rsid="001b8c40"/>
    </style:style>
    <style:style style:name="T96" style:family="text">
      <style:text-properties officeooo:rsid="001bbba1"/>
    </style:style>
    <style:style style:name="T97" style:family="text">
      <style:text-properties officeooo:rsid="001d47bb"/>
    </style:style>
    <style:style style:name="T98" style:family="text">
      <style:text-properties officeooo:rsid="001d7542"/>
    </style:style>
    <style:style style:name="T99" style:family="text">
      <style:text-properties officeooo:rsid="001deaab"/>
    </style:style>
    <style:style style:name="T100" style:family="text">
      <style:text-properties officeooo:rsid="001ea10a"/>
    </style:style>
    <style:style style:name="T101" style:family="text">
      <style:text-properties officeooo:rsid="00208549"/>
    </style:style>
    <style:style style:name="T102" style:family="text">
      <style:text-properties officeooo:rsid="0020a649"/>
    </style:style>
    <style:style style:name="T103" style:family="text">
      <style:text-properties officeooo:rsid="0021c265"/>
    </style:style>
    <style:style style:name="T104" style:family="text">
      <style:text-properties officeooo:rsid="0023866a"/>
    </style:style>
    <style:style style:name="T105" style:family="text">
      <style:text-properties officeooo:rsid="0023c341"/>
    </style:style>
    <style:style style:name="T106" style:family="text">
      <style:text-properties officeooo:rsid="00245fc2"/>
    </style:style>
    <style:style style:name="T107" style:family="text">
      <style:text-properties officeooo:rsid="0025e7e1"/>
    </style:style>
    <style:style style:name="T108" style:family="text">
      <style:text-properties officeooo:rsid="0026a94d"/>
    </style:style>
    <style:style style:name="T109" style:family="text">
      <style:text-properties officeooo:rsid="0029512a"/>
    </style:style>
    <style:style style:name="T110" style:family="text">
      <style:text-properties officeooo:rsid="00295ad8"/>
    </style:style>
    <style:style style:name="T111" style:family="text">
      <style:text-properties officeooo:rsid="002a8fc3"/>
    </style:style>
    <style:style style:name="T112" style:family="text">
      <style:text-properties officeooo:rsid="002b5529"/>
    </style:style>
    <style:style style:name="T113" style:family="text">
      <style:text-properties officeooo:rsid="002c68c3"/>
    </style:style>
    <style:style style:name="T114" style:family="text">
      <style:text-properties officeooo:rsid="002c7edd"/>
    </style:style>
    <style:style style:name="T115" style:family="text">
      <style:text-properties officeooo:rsid="002e5db8"/>
    </style:style>
    <style:style style:name="T116" style:family="text">
      <style:text-properties officeooo:rsid="003045a4"/>
    </style:style>
    <style:style style:name="T117" style:family="text">
      <style:text-properties officeooo:rsid="003219f1"/>
    </style:style>
    <style:style style:name="T118" style:family="text">
      <style:text-properties officeooo:rsid="00340c53"/>
    </style:style>
    <style:style style:name="T119" style:family="text">
      <style:text-properties officeooo:rsid="00355544"/>
    </style:style>
    <style:style style:name="T120" style:family="text">
      <style:text-properties officeooo:rsid="0035577b"/>
    </style:style>
    <style:style style:name="T121" style:family="text">
      <style:text-properties officeooo:rsid="00370779"/>
    </style:style>
    <style:style style:name="T122" style:family="text">
      <style:text-properties officeooo:rsid="00375371"/>
    </style:style>
    <style:style style:name="T123" style:family="text">
      <style:text-properties officeooo:rsid="00377be7"/>
    </style:style>
    <style:style style:name="T124" style:family="text">
      <style:text-properties officeooo:rsid="0038096d"/>
    </style:style>
    <style:style style:name="T125" style:family="text">
      <style:text-properties officeooo:rsid="0038dffb"/>
    </style:style>
    <style:style style:name="T126" style:family="text">
      <style:text-properties officeooo:rsid="0039d455"/>
    </style:style>
    <style:style style:name="T127" style:family="text">
      <style:text-properties style:text-underline-style="none" officeooo:rsid="0039d455"/>
    </style:style>
    <style:style style:name="T128" style:family="text">
      <style:text-properties officeooo:rsid="003a3ba1"/>
    </style:style>
    <style:style style:name="T129" style:family="text">
      <style:text-properties officeooo:rsid="003aa033"/>
    </style:style>
    <style:style style:name="T130" style:family="text">
      <style:text-properties officeooo:rsid="003b0f87"/>
    </style:style>
    <style:style style:name="T131" style:family="text">
      <style:text-properties officeooo:rsid="003c4b9e"/>
    </style:style>
    <style:style style:name="T132" style:family="text">
      <style:text-properties officeooo:rsid="003d0b54"/>
    </style:style>
    <style:style style:name="T133" style:family="text">
      <style:text-properties officeooo:rsid="003d4aa9"/>
    </style:style>
    <style:style style:name="T134" style:family="text">
      <style:text-properties officeooo:rsid="003ea5a8"/>
    </style:style>
    <style:style style:name="T135" style:family="text">
      <style:text-properties officeooo:rsid="003f5912"/>
    </style:style>
    <style:style style:name="T136" style:family="text">
      <style:text-properties officeooo:rsid="004047ec"/>
    </style:style>
    <style:style style:name="T137" style:family="text">
      <style:text-properties officeooo:rsid="0040ee98"/>
    </style:style>
    <style:style style:name="T138" style:family="text">
      <style:text-properties officeooo:rsid="0041f7b6"/>
    </style:style>
    <style:style style:name="T139" style:family="text">
      <style:text-properties officeooo:rsid="0043ade6"/>
    </style:style>
    <style:style style:name="T140" style:family="text">
      <style:text-properties officeooo:rsid="0043ed6d"/>
    </style:style>
    <style:style style:name="T141" style:family="text">
      <style:text-properties officeooo:rsid="0045cabd"/>
    </style:style>
    <style:style style:name="T142" style:family="text">
      <style:text-properties officeooo:rsid="0045f1f6"/>
    </style:style>
    <style:style style:name="T143" style:family="text">
      <style:text-properties officeooo:rsid="0047cd35"/>
    </style:style>
    <style:style style:name="T144" style:family="text">
      <style:text-properties officeooo:rsid="0048e70b"/>
    </style:style>
    <style:style style:name="T145" style:family="text">
      <style:text-properties officeooo:rsid="004a2c0c"/>
    </style:style>
    <style:style style:name="T146" style:family="text">
      <style:text-properties officeooo:rsid="004af40c"/>
    </style:style>
    <style:style style:name="T147" style:family="text">
      <style:text-properties officeooo:rsid="004bcf98"/>
    </style:style>
    <style:style style:name="T148" style:family="text">
      <style:text-properties officeooo:rsid="0055afff"/>
    </style:style>
    <style:style style:name="T149" style:family="text">
      <style:text-properties officeooo:rsid="00573556"/>
    </style:style>
    <style:style style:name="T150" style:family="text">
      <style:text-properties officeooo:rsid="0058932d"/>
    </style:style>
    <style:style style:name="T151" style:family="text">
      <style:text-properties officeooo:rsid="0058c401"/>
    </style:style>
    <style:style style:name="T152" style:family="text">
      <style:text-properties officeooo:rsid="0058fae1"/>
    </style:style>
    <style:style style:name="T153" style:family="text">
      <style:text-properties officeooo:rsid="005a97f3"/>
    </style:style>
    <style:style style:name="T154" style:family="text">
      <style:text-properties officeooo:rsid="005b87a4"/>
    </style:style>
    <style:style style:name="T155" style:family="text">
      <style:text-properties officeooo:rsid="005c44b5"/>
    </style:style>
    <style:style style:name="T156" style:family="text">
      <style:text-properties officeooo:rsid="005d9ad1"/>
    </style:style>
    <style:style style:name="T157" style:family="text">
      <style:text-properties officeooo:rsid="005eb1af"/>
    </style:style>
    <style:style style:name="T158" style:family="text">
      <style:text-properties officeooo:rsid="005ff7f6"/>
    </style:style>
    <style:style style:name="T159" style:family="text">
      <style:text-properties officeooo:rsid="006154a1"/>
    </style:style>
    <style:style style:name="T160" style:family="text">
      <style:text-properties officeooo:rsid="006216c1"/>
    </style:style>
    <style:style style:name="T161" style:family="text">
      <style:text-properties officeooo:rsid="00634655"/>
    </style:style>
    <style:style style:name="T162" style:family="text">
      <style:text-properties officeooo:rsid="0064a96e"/>
    </style:style>
    <style:style style:name="T163" style:family="text">
      <style:text-properties officeooo:rsid="0065bbd1"/>
    </style:style>
    <style:style style:name="T164" style:family="text">
      <style:text-properties officeooo:rsid="0069f4cb"/>
    </style:style>
    <style:style style:name="T165" style:family="text">
      <style:text-properties officeooo:rsid="006b18c3"/>
    </style:style>
    <style:style style:name="T166" style:family="text">
      <style:text-properties officeooo:rsid="006cac36"/>
    </style:style>
    <style:style style:name="T167" style:family="text">
      <style:text-properties officeooo:rsid="006d4bac"/>
    </style:style>
    <style:style style:name="T168" style:family="text">
      <style:text-properties officeooo:rsid="006e23de"/>
    </style:style>
    <style:style style:name="T169" style:family="text">
      <style:text-properties officeooo:rsid="006fc8fd"/>
    </style:style>
    <style:style style:name="T170" style:family="text">
      <style:text-properties officeooo:rsid="00717e8a"/>
    </style:style>
    <style:style style:name="T171" style:family="text">
      <style:text-properties officeooo:rsid="0072ac17"/>
    </style:style>
    <style:style style:name="T172" style:family="text">
      <style:text-properties officeooo:rsid="0073e23b"/>
    </style:style>
    <style:style style:name="T173" style:family="text">
      <style:text-properties officeooo:rsid="0074ca46"/>
    </style:style>
    <style:style style:name="T174" style:family="text">
      <style:text-properties officeooo:rsid="00765c24"/>
    </style:style>
    <style:style style:name="T175" style:family="text">
      <style:text-properties officeooo:rsid="007829b2"/>
    </style:style>
    <style:style style:name="T176" style:family="text">
      <style:text-properties officeooo:rsid="0079f394"/>
    </style:style>
    <style:style style:name="T177" style:family="text">
      <style:text-properties officeooo:rsid="007a386e"/>
    </style:style>
    <style:style style:name="T178" style:family="text">
      <style:text-properties officeooo:rsid="007bcf6e"/>
    </style:style>
    <style:style style:name="T179" style:family="text">
      <style:text-properties officeooo:rsid="007c208e"/>
    </style:style>
    <style:style style:name="T180" style:family="text">
      <style:text-properties style:text-underline-style="solid" style:text-underline-type="double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5"><text:span text:style-name="T1">C</text:span><text:span text:style-name="T2">ASO DE USO DE ALTO NIVEL</text:span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34">Número</text:p>
          </table:table-cell>
          <table:table-cell table:style-name="Table1.A1" office:value-type="string">
            <text:p text:style-name="P134">CU001</text:p>
          </table:table-cell>
        </table:table-row>
        <table:table-row table:style-name="Table1.1">
          <table:table-cell table:style-name="Table1.A1" office:value-type="string">
            <text:p text:style-name="P134">Nombre del Caso de Uso:</text:p>
          </table:table-cell>
          <table:table-cell table:style-name="Table1.A1" office:value-type="string">
            <text:p text:style-name="P174">Cargar datos</text:p>
          </table:table-cell>
        </table:table-row>
        <table:table-row table:style-name="Table1.1">
          <table:table-cell table:style-name="Table1.A1" office:value-type="string">
            <text:p text:style-name="P134">Actores</text:p>
          </table:table-cell>
          <table:table-cell table:style-name="Table1.A1" office:value-type="string">
            <text:p text:style-name="P134"><text:span text:style-name="T3">Todos los </text:span>Usuario<text:span text:style-name="T4">s</text:span> </text:p>
          </table:table-cell>
        </table:table-row>
        <table:table-row table:style-name="Table1.1">
          <table:table-cell table:style-name="Table1.A1" office:value-type="string">
            <text:p text:style-name="P134">Descripción</text:p>
          </table:table-cell>
          <table:table-cell table:style-name="Table1.A1" office:value-type="string">
            <text:p text:style-name="P177">El usuari<text:span text:style-name="T5">o sube el archivo para cargar todos los datos </text:span><text:span text:style-name="T74">de usuarios</text:span><text:span text:style-name="T4">.</text:span></text:p>
          </table:table-cell>
        </table:table-row>
        <table:table-row table:style-name="Table1.1">
          <table:table-cell table:style-name="Table1.A1" office:value-type="string">
            <text:p text:style-name="P134">Tipo</text:p>
          </table:table-cell>
          <table:table-cell table:style-name="Table1.A1" office:value-type="string">
            <text:p text:style-name="P134">Primario </text:p>
          </table:table-cell>
        </table:table-row>
      </table:table>
      <text:p text:style-name="P116">EXPANDIDO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34">Número</text:p>
          </table:table-cell>
          <table:table-cell table:style-name="Table2.A1" office:value-type="string">
            <text:p text:style-name="P134">CU001</text:p>
          </table:table-cell>
        </table:table-row>
        <table:table-row table:style-name="Table2.1">
          <table:table-cell table:style-name="Table2.A1" office:value-type="string">
            <text:p text:style-name="P134">Nombre del Caso de Uso:</text:p>
          </table:table-cell>
          <table:table-cell table:style-name="Table2.A1" office:value-type="string">
            <text:p text:style-name="P249"><text:span text:style-name="T5">Cargar datos</text:span> </text:p>
          </table:table-cell>
        </table:table-row>
        <table:table-row table:style-name="Table2.1">
          <table:table-cell table:style-name="Table2.A1" office:value-type="string">
            <text:p text:style-name="P134">Actores</text:p>
          </table:table-cell>
          <table:table-cell table:style-name="Table2.A1" office:value-type="string">
            <text:p text:style-name="P134"><text:span text:style-name="T3">Todos los </text:span>Usuario<text:span text:style-name="T4">s</text:span></text:p>
          </table:table-cell>
        </table:table-row>
        <table:table-row table:style-name="Table2.1">
          <table:table-cell table:style-name="Table2.A1" office:value-type="string">
            <text:p text:style-name="P134">Propósito:</text:p>
          </table:table-cell>
          <table:table-cell table:style-name="Table2.A1" office:value-type="string">
            <text:p text:style-name="P174">Cargar Datos en la base de datos</text:p>
          </table:table-cell>
        </table:table-row>
        <table:table-row table:style-name="Table2.1">
          <table:table-cell table:style-name="Table2.A1" office:value-type="string">
            <text:p text:style-name="P134">Precondiciones</text:p>
          </table:table-cell>
          <table:table-cell table:style-name="Table2.A1" office:value-type="string">
            <text:p text:style-name="P249">Ningun<text:span text:style-name="T69">a</text:span></text:p>
          </table:table-cell>
        </table:table-row>
        <table:table-row table:style-name="Table2.1">
          <table:table-cell table:style-name="Table2.A1" office:value-type="string">
            <text:p text:style-name="P134">Resumen</text:p>
          </table:table-cell>
          <table:table-cell table:style-name="Table2.A1" office:value-type="string">
            <text:p text:style-name="P177">El <text:span text:style-name="T76">Usuario</text:span> <text:span text:style-name="T72">inicia</text:span> <text:span text:style-name="T72">en</text:span><text:span text:style-name="T4"> </text:span><text:span text:style-name="T72">e</text:span><text:span text:style-name="T5">l espacio de cargar datos donde tendrá que seleccionar </text:span><text:span text:style-name="T72">un</text:span><text:span text:style-name="T5"> archivo </text:span><text:span text:style-name="T73">JSON</text:span><text:span text:style-name="T72"> para</text:span><text:span text:style-name="T5"> <text:s/>subir</text:span><text:span text:style-name="T4">.</text:span></text:p>
          </table:table-cell>
        </table:table-row>
        <table:table-row table:style-name="Table2.1">
          <table:table-cell table:style-name="Table2.A1" office:value-type="string">
            <text:p text:style-name="P134">Tipo</text:p>
          </table:table-cell>
          <table:table-cell table:style-name="Table2.A1" office:value-type="string">
            <text:p text:style-name="P134">Primario, Esencial</text:p>
          </table:table-cell>
        </table:table-row>
        <table:table-row table:style-name="Table2.1">
          <table:table-cell table:style-name="Table2.A1" office:value-type="string">
            <text:p text:style-name="P134">Referencias:</text:p>
          </table:table-cell>
          <table:table-cell table:style-name="Table2.A1" office:value-type="string">
            <text:p text:style-name="P257">CU00<text:span text:style-name="T5">1</text:span></text:p>
          </table:table-cell>
        </table:table-row>
        <table:table-row table:style-name="Table2.9">
          <table:table-cell table:style-name="Table2.A1" table:number-columns-spanned="2" office:value-type="string">
            <text:p text:style-name="P2">Segunda sección</text:p>
          </table:table-cell>
          <table:covered-table-cell/>
        </table:table-row>
        <table:table-row table:style-name="Table2.9">
          <table:table-cell table:style-name="Table2.A1" office:value-type="string">
            <text:p text:style-name="P2">Acción de actores</text:p>
          </table:table-cell>
          <table:table-cell table:style-name="Table2.A1" office:value-type="string">
            <text:p text:style-name="P3">Respuesta del sistema</text:p>
          </table:table-cell>
        </table:table-row>
        <table:table-row table:style-name="Table2.9">
          <table:table-cell table:style-name="Table2.A1" office:value-type="string">
            <text:p text:style-name="P288">1. Seleccionar el <text:span text:style-name="T5">espacio y subir el archivo para cargar datos</text:span></text:p>
          </table:table-cell>
          <table:table-cell table:style-name="Table2.A1" office:value-type="string">
            <text:p text:style-name="P289">2. <text:span text:style-name="T6">El sistema </text:span><text:span text:style-name="T7">busca errores y </text:span><text:span text:style-name="T10">manda</text:span><text:span text:style-name="T7"> al usuario a la pantalla de </text:span><text:span text:style-name="T10">ofertas de empleo</text:span><text:span text:style-name="T12">.</text:span></text:p>
          </table:table-cell>
        </table:table-row>
      </table:table>
      <text:p text:style-name="P419"><text:span text:style-name="T1">C</text:span><text:span text:style-name="T2">ASO DE USO DE ALTO NIVEL</text:span></text:p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P135">Número</text:p>
          </table:table-cell>
          <table:table-cell table:style-name="Tabla1.A1" office:value-type="string">
            <text:p text:style-name="P135">CU00<text:span text:style-name="T75">2</text:span></text:p>
          </table:table-cell>
        </table:table-row>
        <table:table-row table:style-name="Tabla1.1">
          <table:table-cell table:style-name="Tabla1.A1" office:value-type="string">
            <text:p text:style-name="P135">Nombre del Caso de Uso:</text:p>
          </table:table-cell>
          <table:table-cell table:style-name="Tabla1.A1" office:value-type="string">
            <text:p text:style-name="P420">Menú <text:span text:style-name="T77">Ofertas de </text:span>Empleo</text:p>
          </table:table-cell>
        </table:table-row>
        <table:table-row table:style-name="Tabla1.1">
          <table:table-cell table:style-name="Tabla1.A1" office:value-type="string">
            <text:p text:style-name="P135">Actores</text:p>
          </table:table-cell>
          <table:table-cell table:style-name="Tabla1.A1" office:value-type="string">
            <text:p text:style-name="P422">Todos los Usuarios</text:p>
          </table:table-cell>
        </table:table-row>
        <table:table-row table:style-name="Tabla1.1">
          <table:table-cell table:style-name="Tabla1.A1" office:value-type="string">
            <text:p text:style-name="P135">Descripción</text:p>
          </table:table-cell>
          <table:table-cell table:style-name="Tabla1.A1" office:value-type="string">
            <text:p text:style-name="P178">El usuari<text:span text:style-name="T5">o </text:span><text:span text:style-name="T75">Ingresa a la pagina </text:span><text:span text:style-name="T76">de </text:span><text:span text:style-name="T75">empleo</text:span><text:span text:style-name="T4">.</text:span></text:p>
          </table:table-cell>
        </table:table-row>
        <table:table-row table:style-name="Tabla1.1">
          <table:table-cell table:style-name="Tabla1.A1" office:value-type="string">
            <text:p text:style-name="P135">Tipo</text:p>
          </table:table-cell>
          <table:table-cell table:style-name="Tabla1.A1" office:value-type="string">
            <text:p text:style-name="P135"><text:span text:style-name="T76">Secundario</text:span> </text:p>
          </table:table-cell>
        </table:table-row>
      </table:table>
      <text:p text:style-name="P117">EXPANDIDO</text:p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136">Número</text:p>
          </table:table-cell>
          <table:table-cell table:style-name="Tabla10.A1" office:value-type="string">
            <text:p text:style-name="P136">CU0<text:span text:style-name="T76">02</text:span></text:p>
          </table:table-cell>
        </table:table-row>
        <table:table-row table:style-name="Tabla10.1">
          <table:table-cell table:style-name="Tabla10.A1" office:value-type="string">
            <text:p text:style-name="P136">Nombre del Caso de Uso:</text:p>
          </table:table-cell>
          <table:table-cell table:style-name="Tabla10.A1" office:value-type="string">
            <text:p text:style-name="P421">Menú <text:span text:style-name="T77">Ofertas de </text:span>Empleo</text:p>
          </table:table-cell>
        </table:table-row>
        <table:table-row table:style-name="Tabla10.1">
          <table:table-cell table:style-name="Tabla10.A1" office:value-type="string">
            <text:p text:style-name="P136">Actores</text:p>
          </table:table-cell>
          <table:table-cell table:style-name="Tabla10.A1" office:value-type="string">
            <text:p text:style-name="P423">Todos los Usuarios</text:p>
          </table:table-cell>
        </table:table-row>
        <table:table-row table:style-name="Tabla10.1">
          <table:table-cell table:style-name="Tabla10.A1" office:value-type="string">
            <text:p text:style-name="P136">Propósito:</text:p>
          </table:table-cell>
          <table:table-cell table:style-name="Tabla10.A1" office:value-type="string">
            <text:p text:style-name="P210">El usuario <text:span text:style-name="T75">Ingre</text:span><text:span text:style-name="T76">sa a la pagina de empleo para aplicar.</text:span></text:p>
          </table:table-cell>
        </table:table-row>
        <table:table-row table:style-name="Tabla10.1">
          <table:table-cell table:style-name="Tabla10.A1" office:value-type="string">
            <text:p text:style-name="P136">Precondiciones</text:p>
          </table:table-cell>
          <table:table-cell table:style-name="Tabla10.A1" office:value-type="string">
            <text:p text:style-name="P258">CU00<text:span text:style-name="T5">1</text:span></text:p>
          </table:table-cell>
        </table:table-row>
        <table:table-row table:style-name="Tabla10.1">
          <table:table-cell table:style-name="Tabla10.A1" office:value-type="string">
            <text:p text:style-name="P136">Resumen</text:p>
          </table:table-cell>
          <table:table-cell table:style-name="Tabla10.A1" office:value-type="string">
            <text:p text:style-name="P179">El <text:span text:style-name="T76">Usuario Ingresa a la pagina de empleo, donde puede aplicar al empleo iniciando sesión o creando cuenta.</text:span></text:p>
          </table:table-cell>
        </table:table-row>
        <table:table-row table:style-name="Tabla10.1">
          <table:table-cell table:style-name="Tabla10.A1" office:value-type="string">
            <text:p text:style-name="P136">Tipo</text:p>
          </table:table-cell>
          <table:table-cell table:style-name="Tabla10.A1" office:value-type="string">
            <text:p text:style-name="P423">Secundario</text:p>
          </table:table-cell>
        </table:table-row>
        <table:table-row table:style-name="Tabla10.1">
          <table:table-cell table:style-name="Tabla10.A1" office:value-type="string">
            <text:p text:style-name="P136">Referencias:</text:p>
          </table:table-cell>
          <table:table-cell table:style-name="Tabla10.A1" office:value-type="string">
            <text:p text:style-name="P258">CU00<text:span text:style-name="T5">1</text:span></text:p>
          </table:table-cell>
        </table:table-row>
        <table:table-row table:style-name="Tabla10.9">
          <table:table-cell table:style-name="Tabla10.A1" table:number-columns-spanned="2" office:value-type="string">
            <text:p text:style-name="P4">Segunda sección</text:p>
          </table:table-cell>
          <table:covered-table-cell/>
        </table:table-row>
        <table:table-row table:style-name="Tabla10.9">
          <table:table-cell table:style-name="Tabla10.A1" office:value-type="string">
            <text:p text:style-name="P4">Acción de actores</text:p>
          </table:table-cell>
          <table:table-cell table:style-name="Tabla10.A1" office:value-type="string">
            <text:p text:style-name="P5">Respuesta del sistema</text:p>
          </table:table-cell>
        </table:table-row>
        <table:table-row table:style-name="Tabla10.9">
          <table:table-cell table:style-name="Tabla10.A1" office:value-type="string">
            <text:p text:style-name="P438">1. El usuario ingresa a la pagina de ofertas de empleo.</text:p>
          </table:table-cell>
          <table:table-cell table:style-name="Tabla10.A1" office:value-type="string">
            <text:p text:style-name="P290"><text:span text:style-name="T14">2. </text:span><text:span text:style-name="T6">El sistema </text:span><text:span text:style-name="T14">genera un buscador con los filtros(categoría, modalidad, ubicación y salario), también genera el listado de empleos con los datos</text:span><text:span text:style-name="T13">(</text:span><text:span text:style-name="T12">Nombre, empresa o empleador, puesto, salario, descripció</text:span><text:span text:style-name="T17">n</text:span><text:span text:style-name="T13">). </text:span><text:span text:style-name="T15">A un lado</text:span><text:span text:style-name="T13"> de la oferta se generan dos botones crear usuario y iniciar sesión.</text:span><text:span text:style-name="T12">.</text:span></text:p>
          </table:table-cell>
        </table:table-row>
        <table:table-row table:style-name="Tabla10.9">
          <table:table-cell table:style-name="Tabla10.A12" office:value-type="string">
            <text:p text:style-name="P291"><text:span text:style-name="T80">3</text:span>. <text:span text:style-name="T77">El usuario </text:span><text:span text:style-name="T78">busca un empleo con o sin filtros.</text:span></text:p>
          </table:table-cell>
          <table:table-cell table:style-name="Tabla10.A12" office:value-type="string">
            <text:p text:style-name="P290"><text:span text:style-name="T80">4</text:span>. <text:span text:style-name="T6">El </text:span><text:span text:style-name="T11">sistema</text:span><text:span text:style-name="T6"> </text:span><text:span text:style-name="T11">genera los empleos filtrados y los muestra al usuario </text:span><text:span text:style-name="T13">las</text:span><text:span text:style-name="T12"> oferta</text:span><text:span text:style-name="T13">s</text:span><text:span text:style-name="T12"> con los datos(Nombre, empresa o empleador, puesto, salario, descripción) </text:span><text:span text:style-name="T13">y un botón para mas info</text:span><text:span text:style-name="T11">.</text:span></text:p>
          </table:table-cell>
        </table:table-row>
        <table:table-row table:style-name="Tabla10.9">
          <table:table-cell table:style-name="Tabla10.A12" office:value-type="string">
            <text:p text:style-name="P424"><text:span text:style-name="T80">5</text:span>. El usuario presiona el botón mas información de la oferta</text:p>
          </table:table-cell>
          <table:table-cell table:style-name="Tabla10.A12" office:value-type="string">
            <text:p text:style-name="P425"><text:span text:style-name="T80">6</text:span>. El sistema manda al usuario a la pagina de <text:span text:style-name="T79">la</text:span> oferta donde muestra <text:span text:style-name="T79">la información completa</text:span></text:p>
          </table:table-cell>
        </table:table-row>
        <table:table-row table:style-name="Tabla10.9">
          <table:table-cell table:style-name="Tabla10.A12" office:value-type="string">
            <text:p text:style-name="P426"><text:span text:style-name="T80">7</text:span>.El usuario presiona crear usuario</text:p>
          </table:table-cell>
          <table:table-cell table:style-name="Tabla10.A12" office:value-type="string">
            <text:p text:style-name="P427"><text:span text:style-name="T80">8</text:span>.El sistema manda al usuario a la pagina crear usuarios</text:p>
          </table:table-cell>
        </table:table-row>
        <table:table-row table:style-name="Tabla10.9">
          <table:table-cell table:style-name="Tabla10.A12" office:value-type="string">
            <text:p text:style-name="P426"><text:span text:style-name="T80">9</text:span>. El usuario presiona iniciar sesión</text:p>
          </table:table-cell>
          <table:table-cell table:style-name="Tabla10.A12" office:value-type="string">
            <text:p text:style-name="P427"><text:span text:style-name="T80">10</text:span>.El sistema manda al usuario a la pagina iniciar sesión</text:p>
          </table:table-cell>
        </table:table-row>
      </table:table>
      <text:p text:style-name="P1"/>
      <text:p text:style-name="P556"><text:span text:style-name="T1">C</text:span><text:span text:style-name="T2">ASO DE USO DE ALTO NIVEL</text:span></text:p>
      <table:table table:name="Tabla9" table:style-name="Tabla9">
        <table:table-column table:style-name="Tabla9.A" table:number-columns-repeated="2"/>
        <table:table-row table:style-name="Tabla9.1">
          <table:table-cell table:style-name="Tabla9.A1" office:value-type="string">
            <text:p text:style-name="P137">Número</text:p>
          </table:table-cell>
          <table:table-cell table:style-name="Tabla9.A1" office:value-type="string">
            <text:p text:style-name="P137">CU00<text:span text:style-name="T81">3</text:span></text:p>
          </table:table-cell>
        </table:table-row>
        <table:table-row table:style-name="Tabla9.1">
          <table:table-cell table:style-name="Tabla9.A1" office:value-type="string">
            <text:p text:style-name="P137">Nombre del Caso de Uso:</text:p>
          </table:table-cell>
          <table:table-cell table:style-name="Tabla9.A1" office:value-type="string">
            <text:p text:style-name="P439">Oferta</text:p>
          </table:table-cell>
        </table:table-row>
        <table:table-row table:style-name="Tabla9.1">
          <table:table-cell table:style-name="Tabla9.A1" office:value-type="string">
            <text:p text:style-name="P137">Actores</text:p>
          </table:table-cell>
          <table:table-cell table:style-name="Tabla9.A1" office:value-type="string">
            <text:p text:style-name="P137"><text:span text:style-name="T3">Todos los </text:span>Usuario<text:span text:style-name="T4">s</text:span> </text:p>
          </table:table-cell>
        </table:table-row>
        <table:table-row table:style-name="Tabla9.1">
          <table:table-cell table:style-name="Tabla9.A1" office:value-type="string">
            <text:p text:style-name="P137">Descripción</text:p>
          </table:table-cell>
          <table:table-cell table:style-name="Tabla9.A1" office:value-type="string">
            <text:p text:style-name="P212">El usuario ingresa a la pagina de <text:span text:style-name="T83">oferta</text:span></text:p>
          </table:table-cell>
        </table:table-row>
        <table:table-row table:style-name="Tabla9.1">
          <table:table-cell table:style-name="Tabla9.A1" office:value-type="string">
            <text:p text:style-name="P137">Tipo</text:p>
          </table:table-cell>
          <table:table-cell table:style-name="Tabla9.A1" office:value-type="string">
            <text:p text:style-name="P137">Primario </text:p>
          </table:table-cell>
        </table:table-row>
      </table:table>
      <text:p text:style-name="P118">EXPANDIDO</text:p>
      <table:table table:name="Tabla11" table:style-name="Tabla11">
        <table:table-column table:style-name="Tabla11.A" table:number-columns-repeated="2"/>
        <table:table-row table:style-name="Tabla11.1">
          <table:table-cell table:style-name="Tabla11.A1" office:value-type="string">
            <text:p text:style-name="P137">Número</text:p>
          </table:table-cell>
          <table:table-cell table:style-name="Tabla11.A1" office:value-type="string">
            <text:p text:style-name="P138">CU00<text:span text:style-name="T81">3</text:span></text:p>
          </table:table-cell>
        </table:table-row>
        <table:table-row table:style-name="Tabla11.1">
          <table:table-cell table:style-name="Tabla11.A1" office:value-type="string">
            <text:p text:style-name="P137">Nombre del Caso de Uso:</text:p>
          </table:table-cell>
          <table:table-cell table:style-name="Tabla11.A1" office:value-type="string">
            <text:p text:style-name="P250"><text:span text:style-name="T82">Oferta</text:span> </text:p>
          </table:table-cell>
        </table:table-row>
        <table:table-row table:style-name="Tabla11.1">
          <table:table-cell table:style-name="Tabla11.A1" office:value-type="string">
            <text:p text:style-name="P137">Actores</text:p>
          </table:table-cell>
          <table:table-cell table:style-name="Tabla11.A1" office:value-type="string">
            <text:p text:style-name="P137"><text:span text:style-name="T3">Todos los </text:span>Usuario<text:span text:style-name="T4">s</text:span></text:p>
          </table:table-cell>
        </table:table-row>
        <table:table-row table:style-name="Tabla11.1">
          <table:table-cell table:style-name="Tabla11.A1" office:value-type="string">
            <text:p text:style-name="P137">Propósito:</text:p>
          </table:table-cell>
          <table:table-cell table:style-name="Tabla11.A1" office:value-type="string">
            <text:p text:style-name="P443">Obtener información completa de la oferta</text:p>
          </table:table-cell>
        </table:table-row>
        <table:table-row table:style-name="Tabla11.1">
          <table:table-cell table:style-name="Tabla11.A1" office:value-type="string">
            <text:p text:style-name="P137">Precondiciones</text:p>
          </table:table-cell>
          <table:table-cell table:style-name="Tabla11.A1" office:value-type="string">
            <text:p text:style-name="P260">CU00<text:span text:style-name="T5">1,</text:span><text:span text:style-name="T83">CU002</text:span></text:p>
          </table:table-cell>
        </table:table-row>
        <table:table-row table:style-name="Tabla11.1">
          <table:table-cell table:style-name="Tabla11.A1" office:value-type="string">
            <text:p text:style-name="P137">Resumen</text:p>
          </table:table-cell>
          <table:table-cell table:style-name="Tabla11.A1" office:value-type="string">
            <text:p text:style-name="P213">El usuario ingresa a la pagina de <text:span text:style-name="T83">oferta en ella puede acceder al perfil de la empresa y aplicar al empleo.</text:span></text:p>
          </table:table-cell>
        </table:table-row>
        <table:table-row table:style-name="Tabla11.1">
          <table:table-cell table:style-name="Tabla11.A1" office:value-type="string">
            <text:p text:style-name="P137">Tipo</text:p>
          </table:table-cell>
          <table:table-cell table:style-name="Tabla11.A1" office:value-type="string">
            <text:p text:style-name="P137">Primario, Esencial</text:p>
          </table:table-cell>
        </table:table-row>
        <table:table-row table:style-name="Tabla11.1">
          <table:table-cell table:style-name="Tabla11.A1" office:value-type="string">
            <text:p text:style-name="P137">Referencias:</text:p>
          </table:table-cell>
          <table:table-cell table:style-name="Tabla11.A1" office:value-type="string">
            <text:p text:style-name="P259">CU00<text:span text:style-name="T5">1,</text:span><text:span text:style-name="T83">CU002</text:span></text:p>
          </table:table-cell>
        </table:table-row>
        <table:table-row table:style-name="Tabla11.9">
          <table:table-cell table:style-name="Tabla11.A1" table:number-columns-spanned="2" office:value-type="string">
            <text:p text:style-name="P6">Segunda sección</text:p>
          </table:table-cell>
          <table:covered-table-cell/>
        </table:table-row>
        <table:table-row table:style-name="Tabla11.9">
          <table:table-cell table:style-name="Tabla11.A1" office:value-type="string">
            <text:p text:style-name="P6">Acción de actores</text:p>
          </table:table-cell>
          <table:table-cell table:style-name="Tabla11.A1" office:value-type="string">
            <text:p text:style-name="P7">Respuesta del sistema</text:p>
          </table:table-cell>
        </table:table-row>
        <table:table-row table:style-name="Tabla11.9">
          <table:table-cell table:style-name="Tabla11.A1" office:value-type="string">
            <text:p text:style-name="P292">1.<text:span text:style-name="T16">El usuario ingresa a la pagina de </text:span><text:span text:style-name="T17">la oferta</text:span></text:p>
          </table:table-cell>
          <table:table-cell table:style-name="Tabla11.A1" office:value-type="string">
            <text:p text:style-name="P293">2. <text:span text:style-name="T6">El</text:span><text:span text:style-name="T12"> </text:span><text:span text:style-name="T17">sistema de genera la información completa de la oferta </text:span><text:span text:style-name="T13">(</text:span><text:span text:style-name="T12">Nombre, empresa o empleador, puesto, salario, descripción</text:span><text:span text:style-name="T13">,perfil, requisitos, lugar o dirección) </text:span><text:span text:style-name="T17">y </text:span><text:span text:style-name="T13">se genera un mensaje “Cree una cuenta o inicie sesión para aplicar” y </text:span><text:span text:style-name="T17">dos botones crear usuario e iniciar sesión.</text:span></text:p>
          </table:table-cell>
        </table:table-row>
        <table:table-row table:style-name="Tabla11.9">
          <table:table-cell table:style-name="Tabla11.A12" office:value-type="string">
            <text:p text:style-name="P426"><text:span text:style-name="T84">3</text:span>.El usuario presiona crear usuario</text:p>
          </table:table-cell>
          <table:table-cell table:style-name="Tabla11.A12" office:value-type="string">
            <text:p text:style-name="P427"><text:span text:style-name="T84">4</text:span>.El sistema manda al usuario a la pagina crear usuarios</text:p>
          </table:table-cell>
        </table:table-row>
        <table:table-row table:style-name="Tabla11.9">
          <table:table-cell table:style-name="Tabla11.A12" office:value-type="string">
            <text:p text:style-name="P426"><text:span text:style-name="T84">5</text:span>. El usuario presiona iniciar sesión</text:p>
          </table:table-cell>
          <table:table-cell table:style-name="Tabla11.A12" office:value-type="string">
            <text:p text:style-name="P427"><text:span text:style-name="T84">6</text:span>.El sistema manda al usuario a la pagina iniciar sesión</text:p>
          </table:table-cell>
        </table:table-row>
        <table:table-row table:style-name="Tabla11.9">
          <table:table-cell table:style-name="Tabla11.A12" office:value-type="string">
            <text:p text:style-name="P446">7. <text:span text:style-name="T79">El usuario presiona </text:span>el perfil</text:p>
          </table:table-cell>
          <table:table-cell table:style-name="Tabla11.A12" office:value-type="string">
            <text:p text:style-name="P447">8. <text:span text:style-name="T79">El sistema manda al usuario a la pagina </text:span>de <text:soft-page-break/>perfil de la empresa o empleador.</text:p>
          </table:table-cell>
        </table:table-row>
      </table:table>
      <text:p text:style-name="P91"/>
      <text:p text:style-name="P448"><text:span text:style-name="T1">C</text:span><text:span text:style-name="T2">ASO DE USO DE ALTO NIVEL</text:span></text:p>
      <table:table table:name="Tabla5" table:style-name="Tabla5">
        <table:table-column table:style-name="Tabla5.A" table:number-columns-repeated="2"/>
        <table:table-row table:style-name="Tabla5.1">
          <table:table-cell table:style-name="Tabla5.A1" office:value-type="string">
            <text:p text:style-name="P139">Número</text:p>
          </table:table-cell>
          <table:table-cell table:style-name="Tabla5.A1" office:value-type="string">
            <text:p text:style-name="P139">CU00<text:span text:style-name="T85">4</text:span></text:p>
          </table:table-cell>
        </table:table-row>
        <table:table-row table:style-name="Tabla5.1">
          <table:table-cell table:style-name="Tabla5.A1" office:value-type="string">
            <text:p text:style-name="P139">Nombre del Caso de Uso:</text:p>
          </table:table-cell>
          <table:table-cell table:style-name="Tabla5.A1" office:value-type="string">
            <text:p text:style-name="P449">Perfil Empresa/Empleador</text:p>
          </table:table-cell>
        </table:table-row>
        <table:table-row table:style-name="Tabla5.1">
          <table:table-cell table:style-name="Tabla5.A1" office:value-type="string">
            <text:p text:style-name="P139">Actores</text:p>
          </table:table-cell>
          <table:table-cell table:style-name="Tabla5.A1" office:value-type="string">
            <text:p text:style-name="P139"><text:span text:style-name="T3">Todos los </text:span>Usuario<text:span text:style-name="T4">s</text:span> </text:p>
          </table:table-cell>
        </table:table-row>
        <table:table-row table:style-name="Tabla5.1">
          <table:table-cell table:style-name="Tabla5.A1" office:value-type="string">
            <text:p text:style-name="P139">Descripción</text:p>
          </table:table-cell>
          <table:table-cell table:style-name="Tabla5.A1" office:value-type="string">
            <text:p text:style-name="P214">El usuario ingresa a la pagina de <text:span text:style-name="T85">perfil</text:span></text:p>
          </table:table-cell>
        </table:table-row>
        <table:table-row table:style-name="Tabla5.1">
          <table:table-cell table:style-name="Tabla5.A1" office:value-type="string">
            <text:p text:style-name="P139">Tipo</text:p>
          </table:table-cell>
          <table:table-cell table:style-name="Tabla5.A1" office:value-type="string">
            <text:p text:style-name="P139"><text:span text:style-name="T85">Secundario</text:span> </text:p>
          </table:table-cell>
        </table:table-row>
      </table:table>
      <text:p text:style-name="P117">EXPANDIDO</text:p>
      <table:table table:name="Tabla6" table:style-name="Tabla6">
        <table:table-column table:style-name="Tabla6.A" table:number-columns-repeated="2"/>
        <table:table-row table:style-name="Tabla6.1">
          <table:table-cell table:style-name="Tabla6.A1" office:value-type="string">
            <text:p text:style-name="P139">Número</text:p>
          </table:table-cell>
          <table:table-cell table:style-name="Tabla6.A1" office:value-type="string">
            <text:p text:style-name="P139">CU00<text:span text:style-name="T85">4</text:span></text:p>
          </table:table-cell>
        </table:table-row>
        <table:table-row table:style-name="Tabla6.1">
          <table:table-cell table:style-name="Tabla6.A1" office:value-type="string">
            <text:p text:style-name="P139">Nombre del Caso de Uso:</text:p>
          </table:table-cell>
          <table:table-cell table:style-name="Tabla6.A1" office:value-type="string">
            <text:p text:style-name="P449">Perfil Empresa/Empleador</text:p>
          </table:table-cell>
        </table:table-row>
        <table:table-row table:style-name="Tabla6.1">
          <table:table-cell table:style-name="Tabla6.A1" office:value-type="string">
            <text:p text:style-name="P139">Actores</text:p>
          </table:table-cell>
          <table:table-cell table:style-name="Tabla6.A1" office:value-type="string">
            <text:p text:style-name="P139"><text:span text:style-name="T3">Todos los </text:span>Usuario<text:span text:style-name="T4">s</text:span> </text:p>
          </table:table-cell>
        </table:table-row>
        <table:table-row table:style-name="Tabla6.1">
          <table:table-cell table:style-name="Tabla6.A1" office:value-type="string">
            <text:p text:style-name="P139">Propósito:</text:p>
          </table:table-cell>
          <table:table-cell table:style-name="Tabla6.A1" office:value-type="string">
            <text:p text:style-name="P214">El usuario ingresa a la pagina de <text:span text:style-name="T85">perfil para obtener mas información</text:span></text:p>
          </table:table-cell>
        </table:table-row>
        <table:table-row table:style-name="Tabla6.1">
          <table:table-cell table:style-name="Tabla6.A1" office:value-type="string">
            <text:p text:style-name="P139">Precondiciones</text:p>
          </table:table-cell>
          <table:table-cell table:style-name="Tabla6.A1" office:value-type="string">
            <text:p text:style-name="P261">CU00<text:span text:style-name="T5">1,</text:span><text:span text:style-name="T83">CU00</text:span><text:span text:style-name="T85">3</text:span></text:p>
          </table:table-cell>
        </table:table-row>
        <table:table-row table:style-name="Tabla6.1">
          <table:table-cell table:style-name="Tabla6.A1" office:value-type="string">
            <text:p text:style-name="P139">Resumen</text:p>
          </table:table-cell>
          <table:table-cell table:style-name="Tabla6.A1" office:value-type="string">
            <text:p text:style-name="P214">El usuario ingresa a la pagina de <text:span text:style-name="T85">perfil de la empresa/empleador para ver que otras ofertas tiene y ampliar la información de la empresa.</text:span></text:p>
          </table:table-cell>
        </table:table-row>
        <table:table-row table:style-name="Tabla6.1">
          <table:table-cell table:style-name="Tabla6.A1" office:value-type="string">
            <text:p text:style-name="P139">Tipo</text:p>
          </table:table-cell>
          <table:table-cell table:style-name="Tabla6.A1" office:value-type="string">
            <text:p text:style-name="P449">Secundario</text:p>
          </table:table-cell>
        </table:table-row>
        <table:table-row table:style-name="Tabla6.1">
          <table:table-cell table:style-name="Tabla6.A1" office:value-type="string">
            <text:p text:style-name="P139">Referencias:</text:p>
          </table:table-cell>
          <table:table-cell table:style-name="Tabla6.A1" office:value-type="string">
            <text:p text:style-name="P261">CU00<text:span text:style-name="T5">1,</text:span><text:span text:style-name="T83">CU00</text:span><text:span text:style-name="T85">3</text:span></text:p>
          </table:table-cell>
        </table:table-row>
        <table:table-row table:style-name="Tabla6.9">
          <table:table-cell table:style-name="Tabla6.A1" table:number-columns-spanned="2" office:value-type="string">
            <text:p text:style-name="P8">Segunda sección</text:p>
          </table:table-cell>
          <table:covered-table-cell/>
        </table:table-row>
        <table:table-row table:style-name="Tabla6.9">
          <table:table-cell table:style-name="Tabla6.A1" office:value-type="string">
            <text:p text:style-name="P8">Acción de actores</text:p>
          </table:table-cell>
          <table:table-cell table:style-name="Tabla6.A1" office:value-type="string">
            <text:p text:style-name="P9">Respuesta del sistema</text:p>
          </table:table-cell>
        </table:table-row>
        <table:table-row table:style-name="Tabla6.9">
          <table:table-cell table:style-name="Tabla6.A1" office:value-type="string">
            <text:p text:style-name="P294">1.<text:span text:style-name="T16">El usuario ingresa a la pagina de </text:span><text:span text:style-name="T18">perfil</text:span></text:p>
          </table:table-cell>
          <table:table-cell table:style-name="Tabla6.A1" office:value-type="string">
            <text:p text:style-name="P295">2. <text:span text:style-name="T6">El</text:span><text:span text:style-name="T12"> </text:span><text:span text:style-name="T17">sistema de genera la información </text:span><text:span text:style-name="T19">de la empresa</text:span><text:span text:style-name="T17"> </text:span><text:span text:style-name="T13">(</text:span><text:span text:style-name="T12">Nombre, empresa o empleador,</text:span><text:span text:style-name="T19">información de la empresa(Misión y Visión)</text:span><text:span text:style-name="T12">, </text:span><text:span text:style-name="T13">lugar o dirección) </text:span><text:span text:style-name="T17">y </text:span><text:span text:style-name="T19">debajo de generan un listado de todo los empleos de la empresa con breve información(Oferta, Puesto y Salario) y un botón de mas información.</text:span></text:p>
          </table:table-cell>
        </table:table-row>
        <table:table-row table:style-name="Tabla6.9">
          <table:table-cell table:style-name="Tabla6.A12" office:value-type="string">
            <text:p text:style-name="P424"><text:span text:style-name="T86">3</text:span>. El usuario presiona el botón mas información de la oferta</text:p>
          </table:table-cell>
          <table:table-cell table:style-name="Tabla6.A12" office:value-type="string">
            <text:p text:style-name="P425"><text:span text:style-name="T86">4</text:span>. El sistema manda al usuario a la pagina de <text:span text:style-name="T79">la</text:span> oferta donde muestra <text:span text:style-name="T79">la información </text:span><text:soft-page-break/><text:span text:style-name="T79">completa</text:span></text:p>
          </table:table-cell>
        </table:table-row>
      </table:table>
      <text:p text:style-name="P94"/>
      <text:p text:style-name="P68">C<text:span text:style-name="T57">ASO DE USO DE ALTO NIVEL</text:span>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140">Número</text:p>
          </table:table-cell>
          <table:table-cell table:style-name="Table3.A1" office:value-type="string">
            <text:p text:style-name="P140">CU00<text:span text:style-name="T87">5</text:span></text:p>
          </table:table-cell>
        </table:table-row>
        <table:table-row table:style-name="Table3.1">
          <table:table-cell table:style-name="Table3.A1" office:value-type="string">
            <text:p text:style-name="P140">Nombre del Caso de Uso:</text:p>
          </table:table-cell>
          <table:table-cell table:style-name="Table3.A1" office:value-type="string">
            <text:p text:style-name="P251">Inicio de sesión</text:p>
          </table:table-cell>
        </table:table-row>
        <table:table-row table:style-name="Table3.1">
          <table:table-cell table:style-name="Table3.A1" office:value-type="string">
            <text:p text:style-name="P140">Actores</text:p>
          </table:table-cell>
          <table:table-cell table:style-name="Table3.A1" office:value-type="string">
            <text:p text:style-name="P140"><text:span text:style-name="T55">Todos los </text:span>Usuario<text:span text:style-name="T4">s</text:span> </text:p>
          </table:table-cell>
        </table:table-row>
        <table:table-row table:style-name="Table3.1">
          <table:table-cell table:style-name="Table3.A1" office:value-type="string">
            <text:p text:style-name="P140">Descripción</text:p>
          </table:table-cell>
          <table:table-cell table:style-name="Table3.A1" office:value-type="string">
            <text:p text:style-name="P180">El usuario <text:span text:style-name="T4">ingresa su nombre y contraseña</text:span>, <text:span text:style-name="T4">y presiona el botón para iniciar sesión.</text:span></text:p>
          </table:table-cell>
        </table:table-row>
        <table:table-row table:style-name="Table3.1">
          <table:table-cell table:style-name="Table3.A1" office:value-type="string">
            <text:p text:style-name="P140">Tipo</text:p>
          </table:table-cell>
          <table:table-cell table:style-name="Table3.A1" office:value-type="string">
            <text:p text:style-name="P140">Primario</text:p>
          </table:table-cell>
        </table:table-row>
      </table:table>
      <text:p text:style-name="P450"/>
      <text:p text:style-name="P95">EXPANDIDO</text:p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140">Número</text:p>
          </table:table-cell>
          <table:table-cell table:style-name="Table4.A1" office:value-type="string">
            <text:p text:style-name="P140">CU00<text:span text:style-name="T87">5</text:span></text:p>
          </table:table-cell>
        </table:table-row>
        <table:table-row table:style-name="Table4.1">
          <table:table-cell table:style-name="Table4.A1" office:value-type="string">
            <text:p text:style-name="P140">Nombre del Caso de Uso:</text:p>
          </table:table-cell>
          <table:table-cell table:style-name="Table4.A1" office:value-type="string">
            <text:p text:style-name="P251">Inicio de sesión </text:p>
          </table:table-cell>
        </table:table-row>
        <table:table-row table:style-name="Table4.1">
          <table:table-cell table:style-name="Table4.A1" office:value-type="string">
            <text:p text:style-name="P140">Actores</text:p>
          </table:table-cell>
          <table:table-cell table:style-name="Table4.A1" office:value-type="string">
            <text:p text:style-name="P140"><text:span text:style-name="T55">Todos los </text:span>Usuario<text:span text:style-name="T4">s</text:span></text:p>
          </table:table-cell>
        </table:table-row>
        <table:table-row table:style-name="Table4.1">
          <table:table-cell table:style-name="Table4.A1" office:value-type="string">
            <text:p text:style-name="P140">Propósito:</text:p>
          </table:table-cell>
          <table:table-cell table:style-name="Table4.A1" office:value-type="string">
            <text:p text:style-name="P140"><text:span text:style-name="T4">Iniciar sesión de usuario</text:span> </text:p>
          </table:table-cell>
        </table:table-row>
        <table:table-row table:style-name="Table4.1">
          <table:table-cell table:style-name="Table4.A1" office:value-type="string">
            <text:p text:style-name="P140">Precondiciones</text:p>
          </table:table-cell>
          <table:table-cell table:style-name="Table4.A1" office:value-type="string">
            <text:p text:style-name="P251">CU00<text:span text:style-name="T5">2</text:span> Registro</text:p>
          </table:table-cell>
        </table:table-row>
        <table:table-row table:style-name="Table4.1">
          <table:table-cell table:style-name="Table4.A1" office:value-type="string">
            <text:p text:style-name="P140">Resumen</text:p>
          </table:table-cell>
          <table:table-cell table:style-name="Table4.A1" office:value-type="string">
            <text:p text:style-name="P180">El usuario <text:span text:style-name="T4">ingresa su nombre y contraseña</text:span>, <text:span text:style-name="T4">y presiona el botón para iniciar sesión.</text:span></text:p>
          </table:table-cell>
        </table:table-row>
        <table:table-row table:style-name="Table4.1">
          <table:table-cell table:style-name="Table4.A1" office:value-type="string">
            <text:p text:style-name="P140">Tipo</text:p>
          </table:table-cell>
          <table:table-cell table:style-name="Table4.A1" office:value-type="string">
            <text:p text:style-name="P140">Primario, Esencial</text:p>
          </table:table-cell>
        </table:table-row>
        <table:table-row table:style-name="Table4.1">
          <table:table-cell table:style-name="Table4.A1" office:value-type="string">
            <text:p text:style-name="P140">Referencias:</text:p>
          </table:table-cell>
          <table:table-cell table:style-name="Table4.A1" office:value-type="string">
            <text:p text:style-name="P262">CU00<text:span text:style-name="T5">1, CU002</text:span></text:p>
          </table:table-cell>
        </table:table-row>
        <table:table-row table:style-name="Table4.9">
          <table:table-cell table:style-name="Table4.A1" table:number-columns-spanned="2" office:value-type="string">
            <text:p text:style-name="P10">Segunda sección</text:p>
          </table:table-cell>
          <table:covered-table-cell/>
        </table:table-row>
        <table:table-row table:style-name="Table4.9">
          <table:table-cell table:style-name="Table4.A1" office:value-type="string">
            <text:p text:style-name="P10">Acción de actores</text:p>
          </table:table-cell>
          <table:table-cell table:style-name="Table4.A1" office:value-type="string">
            <text:p text:style-name="P11">Respuesta del sistema</text:p>
          </table:table-cell>
        </table:table-row>
        <table:table-row table:style-name="Table4.9">
          <table:table-cell table:style-name="Table4.A1" office:value-type="string">
            <text:p text:style-name="P451">1. El usuario inicia la pagina de inicio de sesión</text:p>
          </table:table-cell>
          <table:table-cell table:style-name="Table4.A1" office:value-type="string">
            <text:p text:style-name="P452">2. El sistema genera un formulario de inicio de sesión para ingresar los datos(Usuario o correo y contraseña), el botón iniciar sesión y los links crear usuario y contraseña olvidada.</text:p>
          </table:table-cell>
        </table:table-row>
        <table:table-row table:style-name="Table4.9">
          <table:table-cell table:style-name="Table4.A12" office:value-type="string">
            <text:p text:style-name="P140"><text:span text:style-name="T88">3</text:span>. <text:span text:style-name="T87">El usuario Ingresa su nombre </text:span><text:span text:style-name="T88">de</text:span><text:span text:style-name="T87"> usuario o su correo electrónico.</text:span></text:p>
          </table:table-cell>
          <table:table-cell table:style-name="Table4.A12" office:value-type="string">
            <text:p text:style-name="P141"/>
          </table:table-cell>
        </table:table-row>
        <table:table-row table:style-name="Table4.9">
          <table:table-cell table:style-name="Table4.A1" office:value-type="string">
            <text:p text:style-name="P140"><text:span text:style-name="T88">4</text:span>. <text:span text:style-name="T87">El usuario Ingresa su </text:span><text:span text:style-name="T88">contraseña</text:span><text:span text:style-name="T4">.</text:span></text:p>
          </table:table-cell>
          <table:table-cell table:style-name="Table4.A1" office:value-type="string">
            <text:p text:style-name="P141"/>
          </table:table-cell>
        </table:table-row>
        <table:table-row table:style-name="Table4.9">
          <table:table-cell table:style-name="Table4.A1" office:value-type="string">
            <text:p text:style-name="P140"><text:span text:style-name="T88">5</text:span>. <text:span text:style-name="T4">Presionar el botón iniciar sesión.</text:span></text:p>
          </table:table-cell>
          <table:table-cell table:style-name="Table4.A1" office:value-type="string">
            <text:p text:style-name="P252"><text:span text:style-name="T90">6</text:span>. El sistema <text:span text:style-name="T88">manda al usuario a su pagina </text:span><text:soft-page-break/><text:span text:style-name="T88">principal dependiendo su rol(si es nuevo debe completar información y sera mandado a la pagina de completar información)</text:span> .</text:p>
          </table:table-cell>
        </table:table-row>
        <table:table-row table:style-name="Table4.9">
          <table:table-cell table:style-name="Table4.A1" table:number-columns-spanned="2" office:value-type="string">
            <text:p text:style-name="P10">Tercera sección (escenarios alternos)</text:p>
          </table:table-cell>
          <table:covered-table-cell/>
        </table:table-row>
        <table:table-row table:style-name="Table4.9">
          <table:table-cell table:style-name="Table4.A1" table:number-columns-spanned="2" office:value-type="string">
            <text:p text:style-name="P140">En paso 3, si el <text:span text:style-name="T4">usuario o </text:span><text:span text:style-name="T88">correo</text:span><text:span text:style-name="T4"> son incorrectos, se muestra el mensaje “usuario o </text:span><text:span text:style-name="T88">correo</text:span><text:span text:style-name="T4"> incorrectos”</text:span></text:p>
          </table:table-cell>
          <table:covered-table-cell/>
        </table:table-row>
        <table:table-row table:style-name="Table4.9">
          <table:table-cell table:style-name="Table4.A1" table:number-columns-spanned="2" office:value-type="string">
            <text:p text:style-name="P140">En paso 3, <text:span text:style-name="T4">si deja en blanco </text:span><text:span text:style-name="T89">el cuadro</text:span><text:span text:style-name="T4"> de texto, se muestra el mensaje ”ingrese usuario </text:span><text:span text:style-name="T89">o</text:span><text:span text:style-name="T4"> </text:span><text:span text:style-name="T89">correo</text:span><text:span text:style-name="T4">”</text:span></text:p>
          </table:table-cell>
          <table:covered-table-cell/>
        </table:table-row>
        <table:table-row table:style-name="Table4.9">
          <table:table-cell table:style-name="Table4.A12" table:number-columns-spanned="2" office:value-type="string">
            <text:p text:style-name="P140">En paso <text:span text:style-name="T88">4</text:span>, si <text:span text:style-name="T88">la contraseña es incorrecta</text:span><text:span text:style-name="T4">, se muestra el mensaje “contraseña incorrec</text:span><text:span text:style-name="T88">ta</text:span><text:span text:style-name="T4">”</text:span></text:p>
          </table:table-cell>
          <table:covered-table-cell/>
        </table:table-row>
        <table:table-row table:style-name="Table4.9">
          <table:table-cell table:style-name="Table4.A12" table:number-columns-spanned="2" office:value-type="string">
            <text:p text:style-name="P142">En paso <text:span text:style-name="T88">4</text:span>, <text:span text:style-name="T4">si deja en blanco </text:span><text:span text:style-name="T88">el</text:span><text:span text:style-name="T4"> cuadro de texto, se muestra el mensaje ”ingrese contraseña”</text:span></text:p>
          </table:table-cell>
          <table:covered-table-cell/>
        </table:table-row>
      </table:table>
      <text:p text:style-name="P68"/>
      <text:p text:style-name="P69">C<text:span text:style-name="T57">ASO DE USO DE ALTO NIVEL</text:span></text:p>
      <table:table table:name="Table51" table:style-name="Table51">
        <table:table-column table:style-name="Table51.A" table:number-columns-repeated="2"/>
        <table:table-row table:style-name="Table51.1">
          <table:table-cell table:style-name="Table51.A1" office:value-type="string">
            <text:p text:style-name="P143">Número</text:p>
          </table:table-cell>
          <table:table-cell table:style-name="Table51.A1" office:value-type="string">
            <text:p text:style-name="P143">CU00<text:span text:style-name="T91">6</text:span></text:p>
          </table:table-cell>
        </table:table-row>
        <table:table-row table:style-name="Table51.1">
          <table:table-cell table:style-name="Table51.A1" office:value-type="string">
            <text:p text:style-name="P143">Nombre del Caso de Uso:</text:p>
          </table:table-cell>
          <table:table-cell table:style-name="Table51.A1" office:value-type="string">
            <text:p text:style-name="P253"><text:span text:style-name="T5">Cerrar</text:span> sesión</text:p>
          </table:table-cell>
        </table:table-row>
        <table:table-row table:style-name="Table51.1">
          <table:table-cell table:style-name="Table51.A1" office:value-type="string">
            <text:p text:style-name="P143">Actores</text:p>
          </table:table-cell>
          <table:table-cell table:style-name="Table51.A1" office:value-type="string">
            <text:p text:style-name="P143"><text:span text:style-name="T55">Todos los </text:span>Usuario<text:span text:style-name="T4">s</text:span> </text:p>
          </table:table-cell>
        </table:table-row>
        <table:table-row table:style-name="Table51.1">
          <table:table-cell table:style-name="Table51.A1" office:value-type="string">
            <text:p text:style-name="P143">Descripción</text:p>
          </table:table-cell>
          <table:table-cell table:style-name="Table51.A1" office:value-type="string">
            <text:p text:style-name="P181">El usuario <text:span text:style-name="T5">presiona el apartado Cerrar Sesión.</text:span></text:p>
          </table:table-cell>
        </table:table-row>
        <table:table-row table:style-name="Table51.1">
          <table:table-cell table:style-name="Table51.A1" office:value-type="string">
            <text:p text:style-name="P143">Tipo</text:p>
          </table:table-cell>
          <table:table-cell table:style-name="Table51.A1" office:value-type="string">
            <text:p text:style-name="P143">Primario</text:p>
          </table:table-cell>
        </table:table-row>
      </table:table>
      <text:p text:style-name="P453"/>
      <text:p text:style-name="P96">EXPANDIDO</text:p>
      <table:table table:name="Table52" table:style-name="Table52">
        <table:table-column table:style-name="Table52.A" table:number-columns-repeated="2"/>
        <table:table-row table:style-name="Table52.1">
          <table:table-cell table:style-name="Table52.A1" office:value-type="string">
            <text:p text:style-name="P143">Número</text:p>
          </table:table-cell>
          <table:table-cell table:style-name="Table52.A1" office:value-type="string">
            <text:p text:style-name="P143">CU00<text:span text:style-name="T91">6</text:span></text:p>
          </table:table-cell>
        </table:table-row>
        <table:table-row table:style-name="Table52.1">
          <table:table-cell table:style-name="Table52.A1" office:value-type="string">
            <text:p text:style-name="P143">Nombre del Caso de Uso:</text:p>
          </table:table-cell>
          <table:table-cell table:style-name="Table52.A1" office:value-type="string">
            <text:p text:style-name="P253"><text:span text:style-name="T5">Cerrar</text:span> sesión </text:p>
          </table:table-cell>
        </table:table-row>
        <table:table-row table:style-name="Table52.1">
          <table:table-cell table:style-name="Table52.A1" office:value-type="string">
            <text:p text:style-name="P143">Actores</text:p>
          </table:table-cell>
          <table:table-cell table:style-name="Table52.A1" office:value-type="string">
            <text:p text:style-name="P143"><text:span text:style-name="T55">Todos los </text:span>Usuario<text:span text:style-name="T4">s</text:span> </text:p>
          </table:table-cell>
        </table:table-row>
        <table:table-row table:style-name="Table52.1">
          <table:table-cell table:style-name="Table52.A1" office:value-type="string">
            <text:p text:style-name="P143">Propósito:</text:p>
          </table:table-cell>
          <table:table-cell table:style-name="Table52.A1" office:value-type="string">
            <text:p text:style-name="P181">El usuario <text:span text:style-name="T5">presiona el apartado Cerrar Sesión.</text:span></text:p>
          </table:table-cell>
        </table:table-row>
        <table:table-row table:style-name="Table52.1">
          <table:table-cell table:style-name="Table52.A1" office:value-type="string">
            <text:p text:style-name="P143">Precondiciones</text:p>
          </table:table-cell>
          <table:table-cell table:style-name="Table52.A1" office:value-type="string">
            <text:p text:style-name="P253">CU00<text:span text:style-name="T92">5</text:span></text:p>
          </table:table-cell>
        </table:table-row>
        <table:table-row table:style-name="Table52.1">
          <table:table-cell table:style-name="Table52.A1" office:value-type="string">
            <text:p text:style-name="P143">Resumen</text:p>
          </table:table-cell>
          <table:table-cell table:style-name="Table52.A1" office:value-type="string">
            <text:p text:style-name="P181">El usuario <text:span text:style-name="T5">presiona el botón de cerrar sesión</text:span>, <text:span text:style-name="T4">y </text:span><text:span text:style-name="T5">el usuario es </text:span><text:span text:style-name="T91">mandado</text:span><text:span text:style-name="T5"> al </text:span><text:span text:style-name="T91">menú de ofertas de empleo</text:span><text:span text:style-name="T5"> .</text:span></text:p>
          </table:table-cell>
        </table:table-row>
        <table:table-row table:style-name="Table52.1">
          <table:table-cell table:style-name="Table52.A1" office:value-type="string">
            <text:p text:style-name="P143">Tipo</text:p>
          </table:table-cell>
          <table:table-cell table:style-name="Table52.A1" office:value-type="string">
            <text:p text:style-name="P175">Secundario</text:p>
          </table:table-cell>
        </table:table-row>
        <table:table-row table:style-name="Table52.1">
          <table:table-cell table:style-name="Table52.A1" office:value-type="string">
            <text:p text:style-name="P143">Referencias:</text:p>
          </table:table-cell>
          <table:table-cell table:style-name="Table52.A1" office:value-type="string">
            <text:p text:style-name="P175">CU00<text:span text:style-name="T92">1</text:span>, CU00<text:span text:style-name="T92">2, CU005</text:span></text:p>
          </table:table-cell>
        </table:table-row>
        <table:table-row table:style-name="Table52.9">
          <table:table-cell table:style-name="Table52.A1" table:number-columns-spanned="2" office:value-type="string">
            <text:p text:style-name="P12">Segunda sección</text:p>
          </table:table-cell>
          <table:covered-table-cell/>
        </table:table-row>
        <text:soft-page-break/>
        <table:table-row table:style-name="Table52.9">
          <table:table-cell table:style-name="Table52.A1" office:value-type="string">
            <text:p text:style-name="P12">Acción de actores</text:p>
          </table:table-cell>
          <table:table-cell table:style-name="Table52.A1" office:value-type="string">
            <text:p text:style-name="P13">Respuesta del sistema</text:p>
          </table:table-cell>
        </table:table-row>
        <table:table-row table:style-name="Table52.9">
          <table:table-cell table:style-name="Table52.A1" office:value-type="string">
            <text:p text:style-name="P143">1. <text:span text:style-name="T93">El usuario presiona</text:span> <text:span text:style-name="T4">el </text:span><text:span text:style-name="T58">botón cerrar sesión.</text:span></text:p>
          </table:table-cell>
          <table:table-cell table:style-name="Table52.A1" office:value-type="string">
            <text:p text:style-name="P308">2. <text:span text:style-name="T4">El sistema </text:span><text:span text:style-name="T92">genera un mensaje “Esta seguro de querer cerrar sesión”, debajo hay dos botones cancelar y ok.</text:span><text:span text:style-name="T4"> </text:span></text:p>
          </table:table-cell>
        </table:table-row>
        <table:table-row table:style-name="Table52.9">
          <table:table-cell table:style-name="Table52.A12" office:value-type="string">
            <text:p text:style-name="P454">3. <text:span text:style-name="T93">El usuario presiona el botón cancelar</text:span> </text:p>
          </table:table-cell>
          <table:table-cell table:style-name="Table52.A12" office:value-type="string">
            <text:p text:style-name="P456"><text:span text:style-name="T20">4. </text:span><text:span text:style-name="T6">El sistema quita el mensaje y deja al usuario donde estaba</text:span></text:p>
          </table:table-cell>
        </table:table-row>
        <table:table-row table:style-name="Table52.9">
          <table:table-cell table:style-name="Table52.A12" office:value-type="string">
            <text:p text:style-name="P455">4. El usuario presiona el botón ok<text:span text:style-name="T92"> </text:span></text:p>
          </table:table-cell>
          <table:table-cell table:style-name="Table52.A12" office:value-type="string">
            <text:p text:style-name="P309"><text:span text:style-name="T22">5</text:span><text:span text:style-name="T21">.</text:span><text:span text:style-name="T22">El sistema <text:s/>cierra la sesión y </text:span><text:span text:style-name="T20">manda</text:span><text:span text:style-name="T7"> al </text:span><text:span text:style-name="T22">usuario al</text:span><text:span text:style-name="T7"> </text:span><text:span text:style-name="T20">menú de ofertas de empleo</text:span></text:p>
          </table:table-cell>
        </table:table-row>
      </table:table>
      <text:p text:style-name="P69"/>
      <text:p text:style-name="P457"><text:span text:style-name="T1">C</text:span><text:span text:style-name="T2">ASO DE USO DE ALTO NIVEL</text:span></text:p>
      <table:table table:name="Table7" table:style-name="Table7">
        <table:table-column table:style-name="Table7.A" table:number-columns-repeated="2"/>
        <table:table-row table:style-name="Table7.1">
          <table:table-cell table:style-name="Table7.A1" office:value-type="string">
            <text:p text:style-name="P144">Número</text:p>
          </table:table-cell>
          <table:table-cell table:style-name="Table7.A1" office:value-type="string">
            <text:p text:style-name="P144">CU00<text:span text:style-name="T93">7</text:span></text:p>
          </table:table-cell>
        </table:table-row>
        <table:table-row table:style-name="Table7.1">
          <table:table-cell table:style-name="Table7.A1" office:value-type="string">
            <text:p text:style-name="P144">Nombre del Caso de Uso:</text:p>
          </table:table-cell>
          <table:table-cell table:style-name="Table7.A1" office:value-type="string">
            <text:p text:style-name="P254"><text:span text:style-name="T93">Creación</text:span> de Usuario</text:p>
          </table:table-cell>
        </table:table-row>
        <table:table-row table:style-name="Table7.1">
          <table:table-cell table:style-name="Table7.A1" office:value-type="string">
            <text:p text:style-name="P144">Actores</text:p>
          </table:table-cell>
          <table:table-cell table:style-name="Table7.A1" office:value-type="string">
            <text:p text:style-name="P144"><text:span text:style-name="T3">Todos los </text:span>Usuario<text:span text:style-name="T4">s</text:span> </text:p>
          </table:table-cell>
        </table:table-row>
        <table:table-row table:style-name="Table7.1">
          <table:table-cell table:style-name="Table7.A1" office:value-type="string">
            <text:p text:style-name="P144">Descripción</text:p>
          </table:table-cell>
          <table:table-cell table:style-name="Table7.A1" office:value-type="string">
            <text:p text:style-name="P182">El usuario selecciona crear usuario, se genera una página con un formulario de creación de usuarios, rellena los datos solicitados y finaliza el formulario.</text:p>
          </table:table-cell>
        </table:table-row>
        <table:table-row table:style-name="Table7.1">
          <table:table-cell table:style-name="Table7.A1" office:value-type="string">
            <text:p text:style-name="P144">Tipo</text:p>
          </table:table-cell>
          <table:table-cell table:style-name="Table7.A1" office:value-type="string">
            <text:p text:style-name="P144">Primario </text:p>
          </table:table-cell>
        </table:table-row>
      </table:table>
      <text:p text:style-name="P457"/>
      <text:p text:style-name="P97">EXPANDIDO</text:p>
      <table:table table:name="Tabla2" table:style-name="Tabla2">
        <table:table-column table:style-name="Tabla2.A" table:number-columns-repeated="2"/>
        <table:table-row table:style-name="Tabla2.1">
          <table:table-cell table:style-name="Tabla2.A1" office:value-type="string">
            <text:p text:style-name="P144">Número</text:p>
          </table:table-cell>
          <table:table-cell table:style-name="Tabla2.A1" office:value-type="string">
            <text:p text:style-name="P144">CU00<text:span text:style-name="T93">7</text:span></text:p>
          </table:table-cell>
        </table:table-row>
        <table:table-row table:style-name="Tabla2.1">
          <table:table-cell table:style-name="Tabla2.A1" office:value-type="string">
            <text:p text:style-name="P144">Nombre del Caso de Uso:</text:p>
          </table:table-cell>
          <table:table-cell table:style-name="Tabla2.A1" office:value-type="string">
            <text:p text:style-name="P254"><text:span text:style-name="T93">Creación</text:span> de Usuario </text:p>
          </table:table-cell>
        </table:table-row>
        <table:table-row table:style-name="Tabla2.1">
          <table:table-cell table:style-name="Tabla2.A1" office:value-type="string">
            <text:p text:style-name="P144">Actores</text:p>
          </table:table-cell>
          <table:table-cell table:style-name="Tabla2.A1" office:value-type="string">
            <text:p text:style-name="P144"><text:span text:style-name="T3">Todos los </text:span>Usuario<text:span text:style-name="T4">s</text:span></text:p>
          </table:table-cell>
        </table:table-row>
        <table:table-row table:style-name="Tabla2.1">
          <table:table-cell table:style-name="Tabla2.A1" office:value-type="string">
            <text:p text:style-name="P144">Propósito:</text:p>
          </table:table-cell>
          <table:table-cell table:style-name="Tabla2.A1" office:value-type="string">
            <text:p text:style-name="P144"><text:span text:style-name="T8">Registrar el usuario en el sistema</text:span> </text:p>
          </table:table-cell>
        </table:table-row>
        <table:table-row table:style-name="Tabla2.1">
          <table:table-cell table:style-name="Tabla2.A1" office:value-type="string">
            <text:p text:style-name="P144">Precondiciones</text:p>
          </table:table-cell>
          <table:table-cell table:style-name="Tabla2.A1" office:value-type="string">
            <text:p text:style-name="P455">CU001. CU002, CU005</text:p>
          </table:table-cell>
        </table:table-row>
        <table:table-row table:style-name="Tabla2.1">
          <table:table-cell table:style-name="Tabla2.A1" office:value-type="string">
            <text:p text:style-name="P144">Resumen</text:p>
          </table:table-cell>
          <table:table-cell table:style-name="Tabla2.A1" office:value-type="string">
            <text:p text:style-name="P182">El usuario selecciona crear usuario, se genera una página con un formulario de creación de usuario, rellena los siguientes datos: <text:span text:style-name="T4">nombre</text:span><text:span text:style-name="T55">, </text:span><text:span text:style-name="T4">nombre de usuario, dirección, teléfono, correo electrónico, CUI y fecha de nacimiento</text:span> Para finalizar su registro debe presionar el botón crear</text:p>
          </table:table-cell>
        </table:table-row>
        <table:table-row table:style-name="Tabla2.1">
          <table:table-cell table:style-name="Tabla2.A1" office:value-type="string">
            <text:p text:style-name="P144">Tipo</text:p>
          </table:table-cell>
          <table:table-cell table:style-name="Tabla2.A1" office:value-type="string">
            <text:p text:style-name="P144">Primario, Esencial</text:p>
          </table:table-cell>
        </table:table-row>
        <text:soft-page-break/>
        <table:table-row table:style-name="Tabla2.1">
          <table:table-cell table:style-name="Tabla2.A1" office:value-type="string">
            <text:p text:style-name="P144">Referencias:</text:p>
          </table:table-cell>
          <table:table-cell table:style-name="Tabla2.A1" office:value-type="string">
            <text:p text:style-name="P455">CU001. CU002, CU005</text:p>
          </table:table-cell>
        </table:table-row>
        <table:table-row table:style-name="Tabla2.9">
          <table:table-cell table:style-name="Tabla2.A1" table:number-columns-spanned="2" office:value-type="string">
            <text:p text:style-name="P14">Segunda sección</text:p>
          </table:table-cell>
          <table:covered-table-cell/>
        </table:table-row>
        <table:table-row table:style-name="Tabla2.10">
          <table:table-cell table:style-name="Tabla2.A1" office:value-type="string">
            <text:p text:style-name="P14">Acción de actores</text:p>
          </table:table-cell>
          <table:table-cell table:style-name="Tabla2.A1" office:value-type="string">
            <text:p text:style-name="P15">Respuesta del sistema</text:p>
          </table:table-cell>
        </table:table-row>
        <table:table-row table:style-name="Tabla2.9">
          <table:table-cell table:style-name="Tabla2.A1" office:value-type="string">
            <text:p text:style-name="P296">1. <text:span text:style-name="T94">El usuario presiona el botón crear usuario</text:span></text:p>
          </table:table-cell>
          <table:table-cell table:style-name="Tabla2.A1" office:value-type="string">
            <text:p text:style-name="P297">2. El sistema redirige al usuario a otra pagina donde están los espacios para ingresar su <text:span text:style-name="T9">nombre</text:span><text:span text:style-name="T6">, </text:span><text:span text:style-name="T9">nombre de usuario, contraseña, dirección, teléfono, correo electrónico, CUI y fecha de nacimiento, </text:span><text:span text:style-name="T6">y quede registrado en el sistema</text:span><text:span text:style-name="T9">.</text:span></text:p>
          </table:table-cell>
        </table:table-row>
        <table:table-row table:style-name="Tabla2.9">
          <table:table-cell table:style-name="Tabla2.A1" office:value-type="string">
            <text:p text:style-name="P144"><text:span text:style-name="T171">2</text:span>. <text:span text:style-name="T95">Ingresa el nombre</text:span><text:span text:style-name="T4">.</text:span></text:p>
          </table:table-cell>
          <table:table-cell table:style-name="Tabla2.A1" office:value-type="string">
            <text:p text:style-name="P145"/>
          </table:table-cell>
        </table:table-row>
        <table:table-row table:style-name="Tabla2.9">
          <table:table-cell table:style-name="Tabla2.A1" office:value-type="string">
            <text:p text:style-name="P146"><text:span text:style-name="T171">3</text:span>. <text:span text:style-name="T95">Ingresa el nombre de usuario</text:span><text:span text:style-name="T4">.</text:span></text:p>
          </table:table-cell>
          <table:table-cell table:style-name="Tabla2.A1" office:value-type="string">
            <text:p text:style-name="P145"/>
          </table:table-cell>
        </table:table-row>
        <table:table-row table:style-name="Tabla2.9">
          <table:table-cell table:style-name="Tabla2.A14" office:value-type="string">
            <text:p text:style-name="P146"><text:span text:style-name="T171">4</text:span>. <text:span text:style-name="T95">Ingresa la dirección.</text:span></text:p>
          </table:table-cell>
          <table:table-cell table:style-name="Tabla2.A14" office:value-type="string">
            <text:p text:style-name="P255"/>
          </table:table-cell>
        </table:table-row>
        <table:table-row table:style-name="Tabla2.9">
          <table:table-cell table:style-name="Tabla2.A14" office:value-type="string">
            <text:p text:style-name="P144"><text:span text:style-name="T171">5</text:span>. <text:span text:style-name="T95">Ingresa el teléfono</text:span></text:p>
          </table:table-cell>
          <table:table-cell table:style-name="Tabla2.A14" office:value-type="string">
            <text:p text:style-name="P255"/>
          </table:table-cell>
        </table:table-row>
        <table:table-row table:style-name="Tabla2.9">
          <table:table-cell table:style-name="Tabla2.A14" office:value-type="string">
            <text:p text:style-name="P144"><text:span text:style-name="T171">6</text:span>. <text:span text:style-name="T95">ingresa correo electrónico</text:span></text:p>
          </table:table-cell>
          <table:table-cell table:style-name="Tabla2.A14" office:value-type="string">
            <text:p text:style-name="P255"/>
          </table:table-cell>
        </table:table-row>
        <table:table-row table:style-name="Tabla2.9">
          <table:table-cell table:style-name="Tabla2.A14" office:value-type="string">
            <text:p text:style-name="P144"><text:span text:style-name="T171">7</text:span>. <text:span text:style-name="T95">Ingresa CUI</text:span></text:p>
          </table:table-cell>
          <table:table-cell table:style-name="Tabla2.A14" office:value-type="string">
            <text:p text:style-name="P255"/>
          </table:table-cell>
        </table:table-row>
        <table:table-row table:style-name="Tabla2.9">
          <table:table-cell table:style-name="Tabla2.A14" office:value-type="string">
            <text:p text:style-name="P144"><text:span text:style-name="T171">8</text:span>. <text:span text:style-name="T95">Ingresa la fecha de nacimiento.</text:span></text:p>
          </table:table-cell>
          <table:table-cell table:style-name="Tabla2.A14" office:value-type="string">
            <text:p text:style-name="P255"/>
          </table:table-cell>
        </table:table-row>
        <table:table-row table:style-name="Tabla2.9">
          <table:table-cell table:style-name="Tabla2.A14" office:value-type="string">
            <text:p text:style-name="P254"><text:span text:style-name="T171">9</text:span>. Presionar el <text:span text:style-name="T56">el cuadro de sección</text:span> de <text:span text:style-name="T56">tipo de usuario</text:span></text:p>
          </table:table-cell>
          <table:table-cell table:style-name="Tabla2.A14" office:value-type="string">
            <text:p text:style-name="P255"/>
          </table:table-cell>
        </table:table-row>
        <table:table-row table:style-name="Tabla2.9">
          <table:table-cell table:style-name="Tabla2.A14" office:value-type="string">
            <text:p text:style-name="P254"><text:span text:style-name="T171">10</text:span>. Presionar el botón de crear usuario</text:p>
          </table:table-cell>
          <table:table-cell table:style-name="Tabla2.A14" office:value-type="string">
            <text:p text:style-name="P256">1<text:span text:style-name="T171">1</text:span>. El sistema <text:span text:style-name="T164">enviá un mensaje al correo con su contraseña y en la pagina</text:span> <text:span text:style-name="T95">devuelve un mensaje ”</text:span><text:span text:style-name="T164">Verifique que la contraseña llego a su correo </text:span><text:span text:style-name="T95">”, </text:span><text:span text:style-name="T96">debajo </text:span><text:span text:style-name="T164">dos botones reenviar y iniciar sesión</text:span><text:span text:style-name="T95"> </text:span></text:p>
          </table:table-cell>
        </table:table-row>
        <table:table-row table:style-name="Tabla2.9">
          <table:table-cell table:style-name="Tabla2.A14" office:value-type="string">
            <text:p text:style-name="P551">1<text:span text:style-name="T171">2</text:span>. Presiona reenviar</text:p>
          </table:table-cell>
          <table:table-cell table:style-name="Tabla2.A14" office:value-type="string">
            <text:p text:style-name="P552">1<text:span text:style-name="T171">3</text:span>.El Sistema vuelve en a enviar una contraseña al correo</text:p>
          </table:table-cell>
        </table:table-row>
        <table:table-row table:style-name="Tabla2.9">
          <table:table-cell table:style-name="Tabla2.A14" office:value-type="string">
            <text:p text:style-name="P551">1<text:span text:style-name="T171">4</text:span>.. Presiona Iniciar Sesión</text:p>
          </table:table-cell>
          <table:table-cell table:style-name="Tabla2.A14" office:value-type="string">
            <text:p text:style-name="P552">1<text:span text:style-name="T171">5</text:span>. El sistema devuelve un mensaje <text:span text:style-name="T95">“Usuario creado con éxito”, </text:span><text:span text:style-name="T96">debajo un botón ok, al presionarlo el usuario es mandado al inicio de sesión.</text:span></text:p>
          </table:table-cell>
        </table:table-row>
        <table:table-row table:style-name="Tabla2.9">
          <table:table-cell table:style-name="Tabla2.A1" table:number-columns-spanned="2" office:value-type="string">
            <text:p text:style-name="P14">Tercera sección (escenarios alternos)</text:p>
          </table:table-cell>
          <table:covered-table-cell/>
        </table:table-row>
        <table:table-row table:style-name="Tabla2.9">
          <table:table-cell table:style-name="Tabla2.A1" table:number-columns-spanned="2" office:value-type="string">
            <text:p text:style-name="P144">En paso <text:span text:style-name="T4">9</text:span>, <text:span text:style-name="T96">al presionar el botón </text:span>si <text:span text:style-name="T4">no ingresa todos los datos , se muestra el mensaje “por favor ingrese todos los datos no deje espacio en blanco”.</text:span></text:p>
          </table:table-cell>
          <table:covered-table-cell/>
        </table:table-row>
      </table:table>
      <text:p text:style-name="P70"/>
      <text:p text:style-name="P71"><text:soft-page-break/>C<text:span text:style-name="T57">ASO DE USO DE ALTO NIVEL</text:span></text:p>
      <table:table table:name="Table59" table:style-name="Table59">
        <table:table-column table:style-name="Table59.A" table:number-columns-repeated="2"/>
        <table:table-row table:style-name="Table59.1">
          <table:table-cell table:style-name="Table59.A1" office:value-type="string">
            <text:p text:style-name="P147">Número</text:p>
          </table:table-cell>
          <table:table-cell table:style-name="Table59.A1" office:value-type="string">
            <text:p text:style-name="P147">CU00<text:span text:style-name="T59">8</text:span></text:p>
          </table:table-cell>
        </table:table-row>
        <table:table-row table:style-name="Table59.1">
          <table:table-cell table:style-name="Table59.A1" office:value-type="string">
            <text:p text:style-name="P147">Nombre del Caso de Uso:</text:p>
          </table:table-cell>
          <table:table-cell table:style-name="Table59.A1" office:value-type="string">
            <text:p text:style-name="P310">Menú <text:span text:style-name="T97">Dashboard</text:span> <text:span text:style-name="T5">Administrador</text:span></text:p>
          </table:table-cell>
        </table:table-row>
        <table:table-row table:style-name="Table59.1">
          <table:table-cell table:style-name="Table59.A1" office:value-type="string">
            <text:p text:style-name="P147">Actores</text:p>
          </table:table-cell>
          <table:table-cell table:style-name="Table59.A1" office:value-type="string">
            <text:p text:style-name="P176">Usuario administrador</text:p>
          </table:table-cell>
        </table:table-row>
        <table:table-row table:style-name="Table59.1">
          <table:table-cell table:style-name="Table59.A1" office:value-type="string">
            <text:p text:style-name="P147">Descripción</text:p>
          </table:table-cell>
          <table:table-cell table:style-name="Table59.A1" office:value-type="string">
            <text:p text:style-name="P183">El usuario <text:span text:style-name="T5">es </text:span><text:span text:style-name="T97">mandado al Dashborad</text:span><text:span text:style-name="T5"> </text:span><text:span text:style-name="T98">donde puede visualizar información.</text:span></text:p>
          </table:table-cell>
        </table:table-row>
        <table:table-row table:style-name="Table59.1">
          <table:table-cell table:style-name="Table59.A1" office:value-type="string">
            <text:p text:style-name="P147">Tipo</text:p>
          </table:table-cell>
          <table:table-cell table:style-name="Table59.A1" office:value-type="string">
            <text:p text:style-name="P459">Secundario</text:p>
          </table:table-cell>
        </table:table-row>
      </table:table>
      <text:p text:style-name="P458"/>
      <text:p text:style-name="P98">EXPANDIDO</text:p>
      <table:table table:name="Table60" table:style-name="Table60">
        <table:table-column table:style-name="Table60.A" table:number-columns-repeated="2"/>
        <table:table-row table:style-name="Table60.1">
          <table:table-cell table:style-name="Table60.A1" office:value-type="string">
            <text:p text:style-name="P147">Número</text:p>
          </table:table-cell>
          <table:table-cell table:style-name="Table60.A1" office:value-type="string">
            <text:p text:style-name="P147">CU00<text:span text:style-name="T59">8</text:span></text:p>
          </table:table-cell>
        </table:table-row>
        <table:table-row table:style-name="Table60.1">
          <table:table-cell table:style-name="Table60.A1" office:value-type="string">
            <text:p text:style-name="P147">Nombre del Caso de Uso:</text:p>
          </table:table-cell>
          <table:table-cell table:style-name="Table60.A1" office:value-type="string">
            <text:p text:style-name="P312">Menú <text:span text:style-name="T97">Dashboard</text:span> <text:span text:style-name="T5">Administrador</text:span></text:p>
          </table:table-cell>
        </table:table-row>
        <table:table-row table:style-name="Table60.1">
          <table:table-cell table:style-name="Table60.A1" office:value-type="string">
            <text:p text:style-name="P147">Actores</text:p>
          </table:table-cell>
          <table:table-cell table:style-name="Table60.A1" office:value-type="string">
            <text:p text:style-name="P176">Usuario administrador</text:p>
          </table:table-cell>
        </table:table-row>
        <table:table-row table:style-name="Table60.1">
          <table:table-cell table:style-name="Table60.A1" office:value-type="string">
            <text:p text:style-name="P147">Propósito:</text:p>
          </table:table-cell>
          <table:table-cell table:style-name="Table60.A1" office:value-type="string">
            <text:p text:style-name="P550">Mostrarle al administrador información importante de la aplicación.</text:p>
          </table:table-cell>
        </table:table-row>
        <table:table-row table:style-name="Table60.1">
          <table:table-cell table:style-name="Table60.A1" office:value-type="string">
            <text:p text:style-name="P147">Precondiciones</text:p>
          </table:table-cell>
          <table:table-cell table:style-name="Table60.A1" office:value-type="string">
            <text:p text:style-name="P310">CU00<text:span text:style-name="T98">5</text:span></text:p>
          </table:table-cell>
        </table:table-row>
        <table:table-row table:style-name="Table60.1">
          <table:table-cell table:style-name="Table60.A1" office:value-type="string">
            <text:p text:style-name="P147">Resumen</text:p>
          </table:table-cell>
          <table:table-cell table:style-name="Table60.A1" office:value-type="string">
            <text:p text:style-name="P183">El usuario es <text:span text:style-name="T5">redirigido</text:span> <text:span text:style-name="T3">a</text:span> la pagina <text:span text:style-name="T5">de Menú de Administrador </text:span>y <text:span text:style-name="T5">se cargan todos los menús del administrador</text:span><text:span text:style-name="T60">.</text:span></text:p>
          </table:table-cell>
        </table:table-row>
        <table:table-row table:style-name="Table60.1">
          <table:table-cell table:style-name="Table60.A1" office:value-type="string">
            <text:p text:style-name="P147">Tipo</text:p>
          </table:table-cell>
          <table:table-cell table:style-name="Table60.A1" office:value-type="string">
            <text:p text:style-name="P459">Secundario</text:p>
          </table:table-cell>
        </table:table-row>
        <table:table-row table:style-name="Table60.1">
          <table:table-cell table:style-name="Table60.A1" office:value-type="string">
            <text:p text:style-name="P147">Referencias:</text:p>
          </table:table-cell>
          <table:table-cell table:style-name="Table60.A1" office:value-type="string">
            <text:p text:style-name="P298"><text:span text:style-name="T5">CU001, </text:span>CU00<text:span text:style-name="T5">2</text:span> , CU00<text:span text:style-name="T98">5</text:span> </text:p>
          </table:table-cell>
        </table:table-row>
        <table:table-row table:style-name="Table60.9">
          <table:table-cell table:style-name="Table60.A1" table:number-columns-spanned="2" office:value-type="string">
            <text:p text:style-name="P16">Segunda sección</text:p>
          </table:table-cell>
          <table:covered-table-cell/>
        </table:table-row>
        <table:table-row table:style-name="Table60.9">
          <table:table-cell table:style-name="Table60.A1" office:value-type="string">
            <text:p text:style-name="P16">Acción de actores</text:p>
          </table:table-cell>
          <table:table-cell table:style-name="Table60.A1" office:value-type="string">
            <text:p text:style-name="P17">Respuesta del sistema</text:p>
          </table:table-cell>
        </table:table-row>
        <table:table-row table:style-name="Table60.9">
          <table:table-cell table:style-name="Table60.A1" office:value-type="string">
            <text:p text:style-name="P147">1. <text:span text:style-name="T5">El usuario </text:span><text:span text:style-name="T98">ingresa al Dahsboard</text:span></text:p>
          </table:table-cell>
          <table:table-cell table:style-name="Table60.A1" office:value-type="string">
            <text:p text:style-name="P311">2. El sistema <text:span text:style-name="T98">genera un apartado visual con la siguiente información</text:span><text:span text:style-name="T99">(cantidad de usuarios empleador, cantidad de usuarios solicitantes, número de visitas de usuarios invitados, ingresos que se han tenido.)</text:span></text:p>
          </table:table-cell>
        </table:table-row>
      </table:table>
      <text:p text:style-name="P71"/>
      <text:p text:style-name="P72">C<text:span text:style-name="T57">ASO DE USO DE ALTO NIVEL</text:span></text:p>
      <table:table table:name="Table35" table:style-name="Table35">
        <table:table-column table:style-name="Table35.A" table:number-columns-repeated="2"/>
        <table:table-row table:style-name="Table35.1">
          <table:table-cell table:style-name="Table35.A1" office:value-type="string">
            <text:p text:style-name="P148">Número</text:p>
          </table:table-cell>
          <table:table-cell table:style-name="Table35.A1" office:value-type="string">
            <text:p text:style-name="P148">CU0<text:span text:style-name="T100">09</text:span></text:p>
          </table:table-cell>
        </table:table-row>
        <table:table-row table:style-name="Table35.1">
          <table:table-cell table:style-name="Table35.A1" office:value-type="string">
            <text:p text:style-name="P148">Nombre del Caso de Uso:</text:p>
          </table:table-cell>
          <table:table-cell table:style-name="Table35.A1" office:value-type="string">
            <text:p text:style-name="P312"><text:span text:style-name="T63">Menú </text:span><text:span text:style-name="T100">Gestión de Categorías</text:span><text:span text:style-name="T66"> </text:span><text:span text:style-name="T100">Administrador</text:span></text:p>
          </table:table-cell>
        </table:table-row>
        <text:soft-page-break/>
        <table:table-row table:style-name="Table35.1">
          <table:table-cell table:style-name="Table35.A1" office:value-type="string">
            <text:p text:style-name="P148">Actores</text:p>
          </table:table-cell>
          <table:table-cell table:style-name="Table35.A1" office:value-type="string">
            <text:p text:style-name="P148"><text:span text:style-name="T56">Usuario </text:span><text:span text:style-name="T100">Administrador</text:span> </text:p>
          </table:table-cell>
        </table:table-row>
        <table:table-row table:style-name="Table35.1">
          <table:table-cell table:style-name="Table35.A1" office:value-type="string">
            <text:p text:style-name="P148">Descripción</text:p>
          </table:table-cell>
          <table:table-cell table:style-name="Table35.A1" office:value-type="string">
            <text:p text:style-name="P196">E<text:span text:style-name="T62">l </text:span><text:span text:style-name="T100">administrador</text:span><text:span text:style-name="T62"> accede a</text:span><text:span text:style-name="T61">l apartado </text:span><text:span text:style-name="T100">gestión</text:span><text:span text:style-name="T65"> para poder </text:span><text:span text:style-name="T100">editar o agregar nuevas categorías</text:span><text:span text:style-name="T65"> </text:span><text:span text:style-name="T64">.</text:span></text:p>
          </table:table-cell>
        </table:table-row>
        <table:table-row table:style-name="Table35.1">
          <table:table-cell table:style-name="Table35.A1" office:value-type="string">
            <text:p text:style-name="P148">Tipo</text:p>
          </table:table-cell>
          <table:table-cell table:style-name="Table35.A1" office:value-type="string">
            <text:p text:style-name="P459">Secundario</text:p>
          </table:table-cell>
        </table:table-row>
      </table:table>
      <text:p text:style-name="P119"/>
      <text:p text:style-name="P119">EXPANDIDO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P148">Número</text:p>
          </table:table-cell>
          <table:table-cell table:style-name="Table36.A1" office:value-type="string">
            <text:p text:style-name="P148">CU0<text:span text:style-name="T100">09</text:span></text:p>
          </table:table-cell>
        </table:table-row>
        <table:table-row table:style-name="Table36.1">
          <table:table-cell table:style-name="Table36.A1" office:value-type="string">
            <text:p text:style-name="P148">Nombre del Caso de Uso:</text:p>
          </table:table-cell>
          <table:table-cell table:style-name="Table36.A1" office:value-type="string">
            <text:p text:style-name="P312"><text:span text:style-name="T63">Menú </text:span><text:span text:style-name="T100">Gestión de Categorías</text:span><text:span text:style-name="T66"> </text:span><text:span text:style-name="T100">Administrador</text:span></text:p>
          </table:table-cell>
        </table:table-row>
        <table:table-row table:style-name="Table36.3">
          <table:table-cell table:style-name="Table36.A1" office:value-type="string">
            <text:p text:style-name="P148">Actores</text:p>
          </table:table-cell>
          <table:table-cell table:style-name="Table36.A1" office:value-type="string">
            <text:p text:style-name="P148"><text:span text:style-name="T56">Usuario </text:span><text:span text:style-name="T100">Administrador</text:span> </text:p>
          </table:table-cell>
        </table:table-row>
        <table:table-row table:style-name="Table36.1">
          <table:table-cell table:style-name="Table36.A1" office:value-type="string">
            <text:p text:style-name="P148">Propósito:</text:p>
          </table:table-cell>
          <table:table-cell table:style-name="Table36.A1" office:value-type="string">
            <text:p text:style-name="P221">Editar o agregar categorías.</text:p>
          </table:table-cell>
        </table:table-row>
        <table:table-row table:style-name="Table36.1">
          <table:table-cell table:style-name="Table36.A1" office:value-type="string">
            <text:p text:style-name="P148">Precondiciones</text:p>
          </table:table-cell>
          <table:table-cell table:style-name="Table36.A1" office:value-type="string">
            <text:p text:style-name="P312">CU00<text:span text:style-name="T100">5, CU008</text:span></text:p>
          </table:table-cell>
        </table:table-row>
        <table:table-row table:style-name="Table36.1">
          <table:table-cell table:style-name="Table36.A1" office:value-type="string">
            <text:p text:style-name="P148">Resumen</text:p>
          </table:table-cell>
          <table:table-cell table:style-name="Table36.A1" office:value-type="string">
            <text:p text:style-name="P184">E<text:span text:style-name="T62">l </text:span><text:span text:style-name="T100">administrador</text:span><text:span text:style-name="T62"> </text:span><text:span text:style-name="T57">ingresa a la </text:span><text:span text:style-name="T65">pestaña</text:span><text:span text:style-name="T57"> </text:span><text:span text:style-name="T63">d</text:span><text:span text:style-name="T65">e </text:span><text:span text:style-name="T100">gestión</text:span><text:span text:style-name="T61"> </text:span><text:span text:style-name="T63">y </text:span><text:span text:style-name="T65">se genera un listado de l</text:span><text:span text:style-name="T100">as categorías de las ofertas</text:span><text:span text:style-name="T65"> donde puede </text:span><text:span text:style-name="T100">editar</text:span><text:span text:style-name="T66"> </text:span><text:span text:style-name="T100">o agregar nuevas</text:span></text:p>
          </table:table-cell>
        </table:table-row>
        <table:table-row table:style-name="Table36.1">
          <table:table-cell table:style-name="Table36.A1" office:value-type="string">
            <text:p text:style-name="P148">Tipo</text:p>
          </table:table-cell>
          <table:table-cell table:style-name="Table36.A1" office:value-type="string">
            <text:p text:style-name="P459">Secundario</text:p>
          </table:table-cell>
        </table:table-row>
        <table:table-row table:style-name="Table36.1">
          <table:table-cell table:style-name="Table36.A1" office:value-type="string">
            <text:p text:style-name="P148">Referencias:</text:p>
          </table:table-cell>
          <table:table-cell table:style-name="Table36.A1" office:value-type="string">
            <text:p text:style-name="P263">CU001, CU002, <text:span text:style-name="T63">CU00</text:span><text:span text:style-name="T100">5</text:span></text:p>
          </table:table-cell>
        </table:table-row>
        <table:table-row table:style-name="Table36.9">
          <table:table-cell table:style-name="Table36.A1" table:number-columns-spanned="2" office:value-type="string">
            <text:p text:style-name="P18">Segunda sección</text:p>
          </table:table-cell>
          <table:covered-table-cell/>
        </table:table-row>
        <table:table-row table:style-name="Table36.9">
          <table:table-cell table:style-name="Table36.A1" office:value-type="string">
            <text:p text:style-name="P18">Acción de actores</text:p>
          </table:table-cell>
          <table:table-cell table:style-name="Table36.A1" office:value-type="string">
            <text:p text:style-name="P19">Respuesta del sistema</text:p>
          </table:table-cell>
        </table:table-row>
        <table:table-row table:style-name="Table36.9">
          <table:table-cell table:style-name="Table36.A1" office:value-type="string">
            <text:p text:style-name="P361">1. Seleccionar el la pestaña <text:span text:style-name="T101">Gestión</text:span></text:p>
          </table:table-cell>
          <table:table-cell table:style-name="Table36.A1" office:value-type="string">
            <text:p text:style-name="P362">2. El sistema <text:span text:style-name="T65">genera </text:span><text:span text:style-name="T67">un listado de los </text:span><text:span text:style-name="T101">categorías de las ofertas con un botón editar en cada fila y encima del listado un botón agregar </text:span><text:span text:style-name="T65">.</text:span></text:p>
          </table:table-cell>
        </table:table-row>
        <table:table-row table:style-name="Table36.9">
          <table:table-cell table:style-name="Table36.A12" office:value-type="string">
            <text:p text:style-name="P401">3. <text:span text:style-name="T101">Presionar editar</text:span><text:span text:style-name="T67"> </text:span></text:p>
          </table:table-cell>
          <table:table-cell table:style-name="Table36.A12" office:value-type="string">
            <text:p text:style-name="P402">4. El sistema <text:span text:style-name="T101">manda al usuario a la pagina de edición de categorías.</text:span></text:p>
          </table:table-cell>
        </table:table-row>
        <table:table-row table:style-name="Table36.9">
          <table:table-cell table:style-name="Table36.A12" office:value-type="string">
            <text:p text:style-name="P466">5. Presionar agregar</text:p>
          </table:table-cell>
          <table:table-cell table:style-name="Table36.A12" office:value-type="string">
            <text:p text:style-name="P467">6. El sistema manda al usuario a la pagina creación de categorías</text:p>
          </table:table-cell>
        </table:table-row>
      </table:table>
      <text:p text:style-name="P333"/>
      <text:p text:style-name="P73">C<text:span text:style-name="T57">ASO DE USO DE ALTO NIVEL</text:span></text:p>
      <table:table table:name="Tabla3" table:style-name="Tabla3">
        <table:table-column table:style-name="Tabla3.A" table:number-columns-repeated="2"/>
        <table:table-row table:style-name="Tabla3.1">
          <table:table-cell table:style-name="Tabla3.A1" office:value-type="string">
            <text:p text:style-name="P149">Número</text:p>
          </table:table-cell>
          <table:table-cell table:style-name="Tabla3.A1" office:value-type="string">
            <text:p text:style-name="P149">CU0<text:span text:style-name="T102">10</text:span></text:p>
          </table:table-cell>
        </table:table-row>
        <table:table-row table:style-name="Tabla3.1">
          <table:table-cell table:style-name="Tabla3.A1" office:value-type="string">
            <text:p text:style-name="P149">Nombre del Caso de Uso:</text:p>
          </table:table-cell>
          <table:table-cell table:style-name="Tabla3.A1" office:value-type="string">
            <text:p text:style-name="P473">Edición de Categorías</text:p>
          </table:table-cell>
        </table:table-row>
        <text:soft-page-break/>
        <table:table-row table:style-name="Tabla3.1">
          <table:table-cell table:style-name="Tabla3.A1" office:value-type="string">
            <text:p text:style-name="P149">Actores</text:p>
          </table:table-cell>
          <table:table-cell table:style-name="Tabla3.A1" office:value-type="string">
            <text:p text:style-name="P149"><text:span text:style-name="T56">Usuario </text:span><text:span text:style-name="T100">Administrador</text:span> </text:p>
          </table:table-cell>
        </table:table-row>
        <table:table-row table:style-name="Tabla3.1">
          <table:table-cell table:style-name="Tabla3.A1" office:value-type="string">
            <text:p text:style-name="P149">Descripción</text:p>
          </table:table-cell>
          <table:table-cell table:style-name="Tabla3.A1" office:value-type="string">
            <text:p text:style-name="P197">E<text:span text:style-name="T62">l </text:span><text:span text:style-name="T100">administrador</text:span><text:span text:style-name="T62"> accede </text:span><text:span text:style-name="T103">a la edición de categorías desde gestión de categorías.</text:span></text:p>
          </table:table-cell>
        </table:table-row>
        <table:table-row table:style-name="Tabla3.1">
          <table:table-cell table:style-name="Tabla3.A1" office:value-type="string">
            <text:p text:style-name="P149">Tipo</text:p>
          </table:table-cell>
          <table:table-cell table:style-name="Tabla3.A1" office:value-type="string">
            <text:p text:style-name="P460">Secundario</text:p>
          </table:table-cell>
        </table:table-row>
      </table:table>
      <text:p text:style-name="P120"/>
      <text:p text:style-name="P120"/>
      <text:p text:style-name="P120">EXPANDIDO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49">Número</text:p>
          </table:table-cell>
          <table:table-cell table:style-name="Tabla4.A1" office:value-type="string">
            <text:p text:style-name="P149">CU0<text:span text:style-name="T102">10</text:span></text:p>
          </table:table-cell>
        </table:table-row>
        <table:table-row table:style-name="Tabla4.1">
          <table:table-cell table:style-name="Tabla4.A1" office:value-type="string">
            <text:p text:style-name="P149">Nombre del Caso de Uso:</text:p>
          </table:table-cell>
          <table:table-cell table:style-name="Tabla4.A1" office:value-type="string">
            <text:p text:style-name="P473">Edición de Categorías</text:p>
          </table:table-cell>
        </table:table-row>
        <table:table-row table:style-name="Tabla4.3">
          <table:table-cell table:style-name="Tabla4.A1" office:value-type="string">
            <text:p text:style-name="P149">Actores</text:p>
          </table:table-cell>
          <table:table-cell table:style-name="Tabla4.A1" office:value-type="string">
            <text:p text:style-name="P149"><text:span text:style-name="T56">Usuario </text:span><text:span text:style-name="T100">Administrador</text:span> </text:p>
          </table:table-cell>
        </table:table-row>
        <table:table-row table:style-name="Tabla4.1">
          <table:table-cell table:style-name="Tabla4.A1" office:value-type="string">
            <text:p text:style-name="P149">Propósito:</text:p>
          </table:table-cell>
          <table:table-cell table:style-name="Tabla4.A1" office:value-type="string">
            <text:p text:style-name="P222">Editar <text:span text:style-name="T103">la categoría seleccionada</text:span>.</text:p>
          </table:table-cell>
        </table:table-row>
        <table:table-row table:style-name="Tabla4.1">
          <table:table-cell table:style-name="Tabla4.A1" office:value-type="string">
            <text:p text:style-name="P149">Precondiciones</text:p>
          </table:table-cell>
          <table:table-cell table:style-name="Tabla4.A1" office:value-type="string">
            <text:p text:style-name="P313">CU00<text:span text:style-name="T100">5, CU008, </text:span><text:span text:style-name="T103">CU009</text:span></text:p>
          </table:table-cell>
        </table:table-row>
        <table:table-row table:style-name="Tabla4.1">
          <table:table-cell table:style-name="Tabla4.A1" office:value-type="string">
            <text:p text:style-name="P149">Resumen</text:p>
          </table:table-cell>
          <table:table-cell table:style-name="Tabla4.A1" office:value-type="string">
            <text:p text:style-name="P185">E<text:span text:style-name="T62">l </text:span><text:span text:style-name="T100">administrador</text:span><text:span text:style-name="T62"> </text:span><text:span text:style-name="T103">ingresa el valor nuevo por el que va cambiar la categoría seleccionada.</text:span></text:p>
          </table:table-cell>
        </table:table-row>
        <table:table-row table:style-name="Tabla4.1">
          <table:table-cell table:style-name="Tabla4.A1" office:value-type="string">
            <text:p text:style-name="P149">Tipo</text:p>
          </table:table-cell>
          <table:table-cell table:style-name="Tabla4.A1" office:value-type="string">
            <text:p text:style-name="P460">Secundario</text:p>
          </table:table-cell>
        </table:table-row>
        <table:table-row table:style-name="Tabla4.1">
          <table:table-cell table:style-name="Tabla4.A1" office:value-type="string">
            <text:p text:style-name="P149">Referencias:</text:p>
          </table:table-cell>
          <table:table-cell table:style-name="Tabla4.A1" office:value-type="string">
            <text:p text:style-name="P264">CU001, CU002, <text:span text:style-name="T63">CU00</text:span><text:span text:style-name="T100">5</text:span></text:p>
          </table:table-cell>
        </table:table-row>
        <table:table-row table:style-name="Tabla4.9">
          <table:table-cell table:style-name="Tabla4.A1" table:number-columns-spanned="2" office:value-type="string">
            <text:p text:style-name="P20">Segunda sección</text:p>
          </table:table-cell>
          <table:covered-table-cell/>
        </table:table-row>
        <table:table-row table:style-name="Tabla4.9">
          <table:table-cell table:style-name="Tabla4.A1" office:value-type="string">
            <text:p text:style-name="P20">Acción de actores</text:p>
          </table:table-cell>
          <table:table-cell table:style-name="Tabla4.A1" office:value-type="string">
            <text:p text:style-name="P21">Respuesta del sistema</text:p>
          </table:table-cell>
        </table:table-row>
        <table:table-row table:style-name="Tabla4.9">
          <table:table-cell table:style-name="Tabla4.A1" office:value-type="string">
            <text:p text:style-name="P363">1. <text:span text:style-name="T103">El usuario inicia la edición de categoría</text:span></text:p>
          </table:table-cell>
          <table:table-cell table:style-name="Tabla4.A1" office:value-type="string">
            <text:p text:style-name="P364">2. El sistema <text:span text:style-name="T108">devuelve</text:span><text:span text:style-name="T103"> la categoría seleccionada en gestión de categorías, se genera un cuadro de texto donde ingresar </text:span><text:span text:style-name="T104">el valor actualizado, </text:span><text:span text:style-name="T105">debajo se genera el botón editar </text:span><text:span text:style-name="T107">y cancelar</text:span><text:span text:style-name="T105">.</text:span></text:p>
          </table:table-cell>
        </table:table-row>
        <table:table-row table:style-name="Tabla4.9">
          <table:table-cell table:style-name="Tabla4.A12" office:value-type="string">
            <text:p text:style-name="P403">3. <text:span text:style-name="T105">Ingresa nuevo valor </text:span><text:span text:style-name="T67"><text:s/></text:span></text:p>
          </table:table-cell>
          <table:table-cell table:style-name="Tabla4.A12" office:value-type="string">
            <text:p text:style-name="P404"/>
          </table:table-cell>
        </table:table-row>
        <table:table-row table:style-name="Tabla4.9">
          <table:table-cell table:style-name="Tabla4.A12" office:value-type="string">
            <text:p text:style-name="P468"><text:span text:style-name="T106">4.</text:span> Presionar <text:span text:style-name="T105">Editar</text:span></text:p>
          </table:table-cell>
          <table:table-cell table:style-name="Tabla4.A12" office:value-type="string">
            <text:p text:style-name="P469"><text:span text:style-name="T106">5.</text:span> El sistema manda <text:span text:style-name="T105">un mensaje ”Categoría Cambiada” </text:span><text:span text:style-name="T106">debajo se genera un botón ok, al presionarlo el usuario es mandado a la pagina de gestión de categorías.</text:span></text:p>
          </table:table-cell>
        </table:table-row>
        <table:table-row table:style-name="Tabla4.9">
          <table:table-cell table:style-name="Tabla4.A12" office:value-type="string">
            <text:p text:style-name="P470"><text:span text:style-name="T123">6</text:span><text:span text:style-name="T106">.</text:span> Presionar <text:span text:style-name="T107">cancelar</text:span></text:p>
          </table:table-cell>
          <table:table-cell table:style-name="Tabla4.A12" office:value-type="string">
            <text:p text:style-name="P475">7. El sistema devuelve al usuario a la paginas de gestión de categorías.</text:p>
          </table:table-cell>
        </table:table-row>
        <table:table-row table:style-name="Tabla4.9">
          <table:table-cell table:style-name="Tabla4.A12" table:number-columns-spanned="2" office:value-type="string">
            <text:p text:style-name="P99">Tercera sección (escenarios alternos)</text:p>
          </table:table-cell>
          <table:covered-table-cell/>
        </table:table-row>
        <text:soft-page-break/>
        <table:table-row table:style-name="Tabla4.9">
          <table:table-cell table:style-name="Tabla4.A12" table:number-columns-spanned="2" office:value-type="string">
            <text:p text:style-name="P350">En paso 4, <text:span text:style-name="T4">si deja en blanco </text:span><text:span text:style-name="T89">el cuadro</text:span><text:span text:style-name="T4"> de texto, se muestra el mensaje ”ingrese </text:span><text:span text:style-name="T108">el valor</text:span><text:span text:style-name="T4"> </text:span>a<text:span text:style-name="T4"> </text:span>cambiar<text:span text:style-name="T4">”</text:span></text:p>
          </table:table-cell>
          <table:covered-table-cell/>
        </table:table-row>
      </table:table>
      <text:p text:style-name="P334"/>
      <text:p text:style-name="P74">C<text:span text:style-name="T57">ASO DE USO DE ALTO NIVEL</text:span></text:p>
      <table:table table:name="Tabla7" table:style-name="Tabla7">
        <table:table-column table:style-name="Tabla7.A" table:number-columns-repeated="2"/>
        <table:table-row table:style-name="Tabla7.1">
          <table:table-cell table:style-name="Tabla7.A1" office:value-type="string">
            <text:p text:style-name="P150">Número</text:p>
          </table:table-cell>
          <table:table-cell table:style-name="Tabla7.A1" office:value-type="string">
            <text:p text:style-name="P150">CU0<text:span text:style-name="T102">1</text:span><text:span text:style-name="T108">1</text:span></text:p>
          </table:table-cell>
        </table:table-row>
        <table:table-row table:style-name="Tabla7.1">
          <table:table-cell table:style-name="Tabla7.A1" office:value-type="string">
            <text:p text:style-name="P150">Nombre del Caso de Uso:</text:p>
          </table:table-cell>
          <table:table-cell table:style-name="Tabla7.A1" office:value-type="string">
            <text:p text:style-name="P474"><text:span text:style-name="T108">Creación</text:span> de Categorías</text:p>
          </table:table-cell>
        </table:table-row>
        <table:table-row table:style-name="Tabla7.1">
          <table:table-cell table:style-name="Tabla7.A1" office:value-type="string">
            <text:p text:style-name="P150">Actores</text:p>
          </table:table-cell>
          <table:table-cell table:style-name="Tabla7.A1" office:value-type="string">
            <text:p text:style-name="P150"><text:span text:style-name="T56">Usuario </text:span><text:span text:style-name="T100">Administrador</text:span> </text:p>
          </table:table-cell>
        </table:table-row>
        <table:table-row table:style-name="Tabla7.1">
          <table:table-cell table:style-name="Tabla7.A1" office:value-type="string">
            <text:p text:style-name="P150">Descripción</text:p>
          </table:table-cell>
          <table:table-cell table:style-name="Tabla7.A1" office:value-type="string">
            <text:p text:style-name="P198">E<text:span text:style-name="T62">l </text:span><text:span text:style-name="T100">administrador</text:span><text:span text:style-name="T62"> accede </text:span><text:span text:style-name="T103">a la </text:span><text:span text:style-name="T108">creación</text:span><text:span text:style-name="T103"> de categorías desde gestión de categorías.</text:span></text:p>
          </table:table-cell>
        </table:table-row>
        <table:table-row table:style-name="Tabla7.1">
          <table:table-cell table:style-name="Tabla7.A1" office:value-type="string">
            <text:p text:style-name="P150">Tipo</text:p>
          </table:table-cell>
          <table:table-cell table:style-name="Tabla7.A1" office:value-type="string">
            <text:p text:style-name="P461">Secundario</text:p>
          </table:table-cell>
        </table:table-row>
      </table:table>
      <text:p text:style-name="P121"/>
      <text:p text:style-name="P121">EXPANDIDO</text:p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150">Número</text:p>
          </table:table-cell>
          <table:table-cell table:style-name="Tabla8.A1" office:value-type="string">
            <text:p text:style-name="P150">CU0<text:span text:style-name="T102">1</text:span><text:span text:style-name="T108">1</text:span></text:p>
          </table:table-cell>
        </table:table-row>
        <table:table-row table:style-name="Tabla8.1">
          <table:table-cell table:style-name="Tabla8.A1" office:value-type="string">
            <text:p text:style-name="P150">Nombre del Caso de Uso:</text:p>
          </table:table-cell>
          <table:table-cell table:style-name="Tabla8.A1" office:value-type="string">
            <text:p text:style-name="P474"><text:span text:style-name="T108">Creación</text:span> de Categorías</text:p>
          </table:table-cell>
        </table:table-row>
        <table:table-row table:style-name="Tabla8.3">
          <table:table-cell table:style-name="Tabla8.A1" office:value-type="string">
            <text:p text:style-name="P150">Actores</text:p>
          </table:table-cell>
          <table:table-cell table:style-name="Tabla8.A1" office:value-type="string">
            <text:p text:style-name="P150"><text:span text:style-name="T56">Usuario </text:span><text:span text:style-name="T100">Administrador</text:span> </text:p>
          </table:table-cell>
        </table:table-row>
        <table:table-row table:style-name="Tabla8.1">
          <table:table-cell table:style-name="Tabla8.A1" office:value-type="string">
            <text:p text:style-name="P150">Propósito:</text:p>
          </table:table-cell>
          <table:table-cell table:style-name="Tabla8.A1" office:value-type="string">
            <text:p text:style-name="P223"><text:span text:style-name="T108">Crear</text:span> <text:span text:style-name="T108">una nueva </text:span><text:span text:style-name="T103">categoría </text:span>.</text:p>
          </table:table-cell>
        </table:table-row>
        <table:table-row table:style-name="Tabla8.1">
          <table:table-cell table:style-name="Tabla8.A1" office:value-type="string">
            <text:p text:style-name="P150">Precondiciones</text:p>
          </table:table-cell>
          <table:table-cell table:style-name="Tabla8.A1" office:value-type="string">
            <text:p text:style-name="P314">CU00<text:span text:style-name="T100">5, CU008, </text:span><text:span text:style-name="T103">CU009</text:span></text:p>
          </table:table-cell>
        </table:table-row>
        <table:table-row table:style-name="Tabla8.1">
          <table:table-cell table:style-name="Tabla8.A1" office:value-type="string">
            <text:p text:style-name="P150">Resumen</text:p>
          </table:table-cell>
          <table:table-cell table:style-name="Tabla8.A1" office:value-type="string">
            <text:p text:style-name="P186">E<text:span text:style-name="T62">l </text:span><text:span text:style-name="T100">administrador</text:span><text:span text:style-name="T62"> </text:span><text:span text:style-name="T103">ingresa el valor nuevo p</text:span><text:span text:style-name="T108">ara la categoría.</text:span></text:p>
          </table:table-cell>
        </table:table-row>
        <table:table-row table:style-name="Tabla8.1">
          <table:table-cell table:style-name="Tabla8.A1" office:value-type="string">
            <text:p text:style-name="P150">Tipo</text:p>
          </table:table-cell>
          <table:table-cell table:style-name="Tabla8.A1" office:value-type="string">
            <text:p text:style-name="P461">Secundario</text:p>
          </table:table-cell>
        </table:table-row>
        <table:table-row table:style-name="Tabla8.1">
          <table:table-cell table:style-name="Tabla8.A1" office:value-type="string">
            <text:p text:style-name="P150">Referencias:</text:p>
          </table:table-cell>
          <table:table-cell table:style-name="Tabla8.A1" office:value-type="string">
            <text:p text:style-name="P265">CU001, CU002, <text:span text:style-name="T63">CU00</text:span><text:span text:style-name="T100">5</text:span></text:p>
          </table:table-cell>
        </table:table-row>
        <table:table-row table:style-name="Tabla8.9">
          <table:table-cell table:style-name="Tabla8.A1" table:number-columns-spanned="2" office:value-type="string">
            <text:p text:style-name="P22">Segunda sección</text:p>
          </table:table-cell>
          <table:covered-table-cell/>
        </table:table-row>
        <table:table-row table:style-name="Tabla8.9">
          <table:table-cell table:style-name="Tabla8.A1" office:value-type="string">
            <text:p text:style-name="P22">Acción de actores</text:p>
          </table:table-cell>
          <table:table-cell table:style-name="Tabla8.A1" office:value-type="string">
            <text:p text:style-name="P23">Respuesta del sistema</text:p>
          </table:table-cell>
        </table:table-row>
        <table:table-row table:style-name="Tabla8.9">
          <table:table-cell table:style-name="Tabla8.A1" office:value-type="string">
            <text:p text:style-name="P365">1. <text:span text:style-name="T103">El usuario inicia la </text:span><text:span text:style-name="T108">creación</text:span><text:span text:style-name="T103"> de categoría</text:span></text:p>
          </table:table-cell>
          <table:table-cell table:style-name="Tabla8.A1" office:value-type="string">
            <text:p text:style-name="P366">2. El sistema <text:span text:style-name="T108">devuelve</text:span><text:span text:style-name="T103"> la categoría seleccionada en gestión de categorías, se genera un cuadro de texto donde ingresar </text:span><text:span text:style-name="T104">el valor </text:span><text:span text:style-name="T108">nuevo</text:span><text:span text:style-name="T104">, </text:span><text:span text:style-name="T105">debajo se genera el botón </text:span><text:span text:style-name="T108">crear</text:span><text:span text:style-name="T105"> </text:span><text:span text:style-name="T107">y cancelar</text:span><text:span text:style-name="T105">.</text:span></text:p>
          </table:table-cell>
        </table:table-row>
        <table:table-row table:style-name="Tabla8.9">
          <table:table-cell table:style-name="Tabla8.A12" office:value-type="string">
            <text:p text:style-name="P405">3. <text:span text:style-name="T105">Ingresa nuevo valor </text:span><text:span text:style-name="T67"><text:s/></text:span></text:p>
          </table:table-cell>
          <table:table-cell table:style-name="Tabla8.A12" office:value-type="string">
            <text:p text:style-name="P406"/>
          </table:table-cell>
        </table:table-row>
        <table:table-row table:style-name="Tabla8.9">
          <table:table-cell table:style-name="Tabla8.A12" office:value-type="string">
            <text:p text:style-name="P471"><text:span text:style-name="T106">4.</text:span> Presionar <text:span text:style-name="T108">Crear</text:span></text:p>
          </table:table-cell>
          <table:table-cell table:style-name="Tabla8.A12" office:value-type="string">
            <text:p text:style-name="P472"><text:span text:style-name="T106">5.</text:span> El sistema manda <text:span text:style-name="T105">un mensaje ”Categoría </text:span><text:span text:style-name="T108">Creada</text:span><text:span text:style-name="T105">” </text:span><text:span text:style-name="T106">debajo se genera un botón ok, al </text:span><text:soft-page-break/><text:span text:style-name="T106">presionarlo el usuario es mandado a la pagina de gestión de categorías.</text:span></text:p>
          </table:table-cell>
        </table:table-row>
        <table:table-row table:style-name="Tabla8.9">
          <table:table-cell table:style-name="Tabla8.A12" office:value-type="string">
            <text:p text:style-name="P471"><text:span text:style-name="T106">4.</text:span> Presionar <text:span text:style-name="T107">cancelar</text:span></text:p>
          </table:table-cell>
          <table:table-cell table:style-name="Tabla8.A12" office:value-type="string">
            <text:p text:style-name="P476">7. El sistema devuelve al usuario a la paginas de gestión de categorías.</text:p>
          </table:table-cell>
        </table:table-row>
        <table:table-row table:style-name="Tabla8.9">
          <table:table-cell table:style-name="Tabla8.A12" table:number-columns-spanned="2" office:value-type="string">
            <text:p text:style-name="P100">Tercera sección (escenarios alternos)</text:p>
          </table:table-cell>
          <table:covered-table-cell/>
        </table:table-row>
        <table:table-row table:style-name="Tabla8.9">
          <table:table-cell table:style-name="Tabla8.A12" table:number-columns-spanned="2" office:value-type="string">
            <text:p text:style-name="P351">En paso 4, <text:span text:style-name="T4">si deja en blanco </text:span><text:span text:style-name="T89">el cuadro</text:span><text:span text:style-name="T4"> de texto, se muestra el mensaje ”ingrese </text:span><text:span text:style-name="T108">algún valor</text:span><text:span text:style-name="T4">”</text:span></text:p>
          </table:table-cell>
          <table:covered-table-cell/>
        </table:table-row>
      </table:table>
      <text:p text:style-name="P74">C<text:span text:style-name="T57">ASO DE USO DE ALTO NIVEL</text:span></text:p>
      <table:table table:name="Tabla12" table:style-name="Tabla12">
        <table:table-column table:style-name="Tabla12.A" table:number-columns-repeated="2"/>
        <table:table-row table:style-name="Tabla12.1">
          <table:table-cell table:style-name="Tabla12.A1" office:value-type="string">
            <text:p text:style-name="P150">Número</text:p>
          </table:table-cell>
          <table:table-cell table:style-name="Tabla12.A1" office:value-type="string">
            <text:p text:style-name="P477">CU0<text:span text:style-name="T102">1</text:span>2</text:p>
          </table:table-cell>
        </table:table-row>
        <table:table-row table:style-name="Tabla12.1">
          <table:table-cell table:style-name="Tabla12.A1" office:value-type="string">
            <text:p text:style-name="P150">Nombre del Caso de Uso:</text:p>
          </table:table-cell>
          <table:table-cell table:style-name="Tabla12.A1" office:value-type="string">
            <text:p text:style-name="P478">Comisión Administrador</text:p>
          </table:table-cell>
        </table:table-row>
        <table:table-row table:style-name="Tabla12.1">
          <table:table-cell table:style-name="Tabla12.A1" office:value-type="string">
            <text:p text:style-name="P150">Actores</text:p>
          </table:table-cell>
          <table:table-cell table:style-name="Tabla12.A1" office:value-type="string">
            <text:p text:style-name="P150"><text:span text:style-name="T56">Usuario </text:span><text:span text:style-name="T100">Administrador</text:span> </text:p>
          </table:table-cell>
        </table:table-row>
        <table:table-row table:style-name="Tabla12.1">
          <table:table-cell table:style-name="Tabla12.A1" office:value-type="string">
            <text:p text:style-name="P150">Descripción</text:p>
          </table:table-cell>
          <table:table-cell table:style-name="Tabla12.A1" office:value-type="string">
            <text:p text:style-name="P199">E<text:span text:style-name="T62">l </text:span><text:span text:style-name="T100">administrador</text:span><text:span text:style-name="T62"> </text:span><text:span text:style-name="T109">accede al apartado Comisión</text:span><text:span text:style-name="T103"> <text:s/></text:span><text:span text:style-name="T109">para cambiar el valor</text:span><text:span text:style-name="T103">.</text:span></text:p>
          </table:table-cell>
        </table:table-row>
        <table:table-row table:style-name="Tabla12.1">
          <table:table-cell table:style-name="Tabla12.A1" office:value-type="string">
            <text:p text:style-name="P150">Tipo</text:p>
          </table:table-cell>
          <table:table-cell table:style-name="Tabla12.A1" office:value-type="string">
            <text:p text:style-name="P461">Secundario</text:p>
          </table:table-cell>
        </table:table-row>
      </table:table>
      <text:p text:style-name="P121"/>
      <text:p text:style-name="P121">EXPANDIDO</text:p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150">Número</text:p>
          </table:table-cell>
          <table:table-cell table:style-name="Tabla13.A1" office:value-type="string">
            <text:p text:style-name="P477">CU0<text:span text:style-name="T102">1</text:span>2</text:p>
          </table:table-cell>
        </table:table-row>
        <table:table-row table:style-name="Tabla13.1">
          <table:table-cell table:style-name="Tabla13.A1" office:value-type="string">
            <text:p text:style-name="P150">Nombre del Caso de Uso:</text:p>
          </table:table-cell>
          <table:table-cell table:style-name="Tabla13.A1" office:value-type="string">
            <text:p text:style-name="P478">Comisión Administrador</text:p>
          </table:table-cell>
        </table:table-row>
        <table:table-row table:style-name="Tabla13.3">
          <table:table-cell table:style-name="Tabla13.A1" office:value-type="string">
            <text:p text:style-name="P150">Actores</text:p>
          </table:table-cell>
          <table:table-cell table:style-name="Tabla13.A1" office:value-type="string">
            <text:p text:style-name="P150"><text:span text:style-name="T56">Usuario </text:span><text:span text:style-name="T100">Administrador</text:span> </text:p>
          </table:table-cell>
        </table:table-row>
        <table:table-row table:style-name="Tabla13.1">
          <table:table-cell table:style-name="Tabla13.A1" office:value-type="string">
            <text:p text:style-name="P150">Propósito:</text:p>
          </table:table-cell>
          <table:table-cell table:style-name="Tabla13.A1" office:value-type="string">
            <text:p text:style-name="P247">Actualizar el valor de la comisión.</text:p>
          </table:table-cell>
        </table:table-row>
        <table:table-row table:style-name="Tabla13.1">
          <table:table-cell table:style-name="Tabla13.A1" office:value-type="string">
            <text:p text:style-name="P150">Precondiciones</text:p>
          </table:table-cell>
          <table:table-cell table:style-name="Tabla13.A1" office:value-type="string">
            <text:p text:style-name="P314">CU00<text:span text:style-name="T100">5, CU008</text:span></text:p>
          </table:table-cell>
        </table:table-row>
        <table:table-row table:style-name="Tabla13.1">
          <table:table-cell table:style-name="Tabla13.A1" office:value-type="string">
            <text:p text:style-name="P150">Resumen</text:p>
          </table:table-cell>
          <table:table-cell table:style-name="Tabla13.A1" office:value-type="string">
            <text:p text:style-name="P187">E<text:span text:style-name="T62">l </text:span><text:span text:style-name="T100">administrador</text:span><text:span text:style-name="T62"> </text:span><text:span text:style-name="T109">accede al apartado Comisión</text:span><text:span text:style-name="T103"> <text:s/></text:span><text:span text:style-name="T109">donde se genera un formulario para cambiar el valor</text:span><text:span text:style-name="T103">.</text:span></text:p>
          </table:table-cell>
        </table:table-row>
        <table:table-row table:style-name="Tabla13.1">
          <table:table-cell table:style-name="Tabla13.A1" office:value-type="string">
            <text:p text:style-name="P150">Tipo</text:p>
          </table:table-cell>
          <table:table-cell table:style-name="Tabla13.A1" office:value-type="string">
            <text:p text:style-name="P461">Secundario</text:p>
          </table:table-cell>
        </table:table-row>
        <table:table-row table:style-name="Tabla13.1">
          <table:table-cell table:style-name="Tabla13.A1" office:value-type="string">
            <text:p text:style-name="P150">Referencias:</text:p>
          </table:table-cell>
          <table:table-cell table:style-name="Tabla13.A1" office:value-type="string">
            <text:p text:style-name="P265">CU001, CU002, <text:span text:style-name="T63">CU00</text:span><text:span text:style-name="T100">5</text:span></text:p>
          </table:table-cell>
        </table:table-row>
        <table:table-row table:style-name="Tabla13.9">
          <table:table-cell table:style-name="Tabla13.A1" table:number-columns-spanned="2" office:value-type="string">
            <text:p text:style-name="P22">Segunda sección</text:p>
          </table:table-cell>
          <table:covered-table-cell/>
        </table:table-row>
        <table:table-row table:style-name="Tabla13.9">
          <table:table-cell table:style-name="Tabla13.A1" office:value-type="string">
            <text:p text:style-name="P22">Acción de actores</text:p>
          </table:table-cell>
          <table:table-cell table:style-name="Tabla13.A1" office:value-type="string">
            <text:p text:style-name="P23">Respuesta del sistema</text:p>
          </table:table-cell>
        </table:table-row>
        <table:table-row table:style-name="Tabla13.9">
          <table:table-cell table:style-name="Tabla13.A1" office:value-type="string">
            <text:p text:style-name="P365">1. <text:span text:style-name="T103">El usuario </text:span><text:span text:style-name="T109">presiona la pestaña Comisión.</text:span></text:p>
          </table:table-cell>
          <table:table-cell table:style-name="Tabla13.A1" office:value-type="string">
            <text:p text:style-name="P366">2. El sistema <text:span text:style-name="T109">manda al usuario a la pagina de comisión donde se genera un formulario que muestra el valor de la comisión actual y </text:span><text:soft-page-break/><text:span text:style-name="T109">genera un cuadro de texto para ingresar el nuevo valor, también se genera un botón cambiar.</text:span></text:p>
          </table:table-cell>
        </table:table-row>
        <table:table-row table:style-name="Tabla13.9">
          <table:table-cell table:style-name="Tabla13.A12" office:value-type="string">
            <text:p text:style-name="P405">3. <text:span text:style-name="T105">Ingresa nuevo valor </text:span><text:span text:style-name="T67"><text:s/></text:span></text:p>
          </table:table-cell>
          <table:table-cell table:style-name="Tabla13.A12" office:value-type="string">
            <text:p text:style-name="P406"/>
          </table:table-cell>
        </table:table-row>
        <table:table-row table:style-name="Tabla13.9">
          <table:table-cell table:style-name="Tabla13.A12" office:value-type="string">
            <text:p text:style-name="P471"><text:span text:style-name="T106">4.</text:span> Presionar <text:span text:style-name="T109">Cambiar</text:span></text:p>
          </table:table-cell>
          <table:table-cell table:style-name="Tabla13.A12" office:value-type="string">
            <text:p text:style-name="P472"><text:span text:style-name="T106">5.</text:span> El sistema manda <text:span text:style-name="T110">recarga la pagina y actualiza el valor en la pagina y en el sistema.</text:span></text:p>
          </table:table-cell>
        </table:table-row>
        <table:table-row table:style-name="Tabla13.9">
          <table:table-cell table:style-name="Tabla13.A12" table:number-columns-spanned="2" office:value-type="string">
            <text:p text:style-name="P100">Tercera sección (escenarios alternos)</text:p>
          </table:table-cell>
          <table:covered-table-cell/>
        </table:table-row>
        <table:table-row table:style-name="Tabla13.9">
          <table:table-cell table:style-name="Tabla13.A12" table:number-columns-spanned="2" office:value-type="string">
            <text:p text:style-name="P351">En paso <text:span text:style-name="T110">3</text:span>, <text:span text:style-name="T4">si deja en blanco </text:span><text:span text:style-name="T89">el cuadro</text:span><text:span text:style-name="T4"> de texto, se muestra el mensaje ”ingrese </text:span><text:span text:style-name="T108">el valor</text:span><text:span text:style-name="T4"> </text:span>a<text:span text:style-name="T4"> </text:span>cambiar<text:span text:style-name="T4">”</text:span></text:p>
          </table:table-cell>
          <table:covered-table-cell/>
        </table:table-row>
        <table:table-row table:style-name="Tabla13.9">
          <table:table-cell table:style-name="Tabla13.A12" table:number-columns-spanned="2" office:value-type="string">
            <text:p text:style-name="P352">En paso <text:span text:style-name="T110">3</text:span>, <text:span text:style-name="T4">si deja </text:span><text:span text:style-name="T110">el valor no es valido</text:span><text:span text:style-name="T4"> , se muestra el mensaje ”ingrese </text:span><text:span text:style-name="T110">un</text:span><text:span text:style-name="T108"> valor</text:span><text:span text:style-name="T4"> </text:span><text:span text:style-name="T110">valido </text:span><text:span text:style-name="T4">”</text:span></text:p>
          </table:table-cell>
          <table:covered-table-cell/>
        </table:table-row>
      </table:table>
      <text:p text:style-name="P335"/>
      <text:p text:style-name="P75">C<text:span text:style-name="T57">ASO DE USO DE ALTO NIVEL</text:span></text:p>
      <table:table table:name="Tabla14" table:style-name="Tabla14">
        <table:table-column table:style-name="Tabla14.A" table:number-columns-repeated="2"/>
        <table:table-row table:style-name="Tabla14.1">
          <table:table-cell table:style-name="Tabla14.A1" office:value-type="string">
            <text:p text:style-name="P151">Número</text:p>
          </table:table-cell>
          <table:table-cell table:style-name="Tabla14.A1" office:value-type="string">
            <text:p text:style-name="P151">CU0<text:span text:style-name="T110">13</text:span></text:p>
          </table:table-cell>
        </table:table-row>
        <table:table-row table:style-name="Tabla14.1">
          <table:table-cell table:style-name="Tabla14.A1" office:value-type="string">
            <text:p text:style-name="P151">Nombre del Caso de Uso:</text:p>
          </table:table-cell>
          <table:table-cell table:style-name="Tabla14.A1" office:value-type="string">
            <text:p text:style-name="P315"><text:span text:style-name="T63">Menú </text:span><text:span text:style-name="T110">Administrador</text:span><text:span text:style-name="T63"> </text:span><text:span text:style-name="T67">Reportes</text:span></text:p>
          </table:table-cell>
        </table:table-row>
        <table:table-row table:style-name="Tabla14.1">
          <table:table-cell table:style-name="Tabla14.A1" office:value-type="string">
            <text:p text:style-name="P151">Actores</text:p>
          </table:table-cell>
          <table:table-cell table:style-name="Tabla14.A1" office:value-type="string">
            <text:p text:style-name="P151"><text:span text:style-name="T56">Usuario </text:span><text:span text:style-name="T110">Administrador</text:span> </text:p>
          </table:table-cell>
        </table:table-row>
        <table:table-row table:style-name="Tabla14.1">
          <table:table-cell table:style-name="Tabla14.A1" office:value-type="string">
            <text:p text:style-name="P151">Descripción</text:p>
          </table:table-cell>
          <table:table-cell table:style-name="Tabla14.A1" office:value-type="string">
            <text:p text:style-name="P200">E<text:span text:style-name="T62">l </text:span><text:span text:style-name="T110">administrador</text:span><text:span text:style-name="T62"> accede a</text:span><text:span text:style-name="T61">l apartado de </text:span><text:span text:style-name="T67">reportes</text:span><text:span text:style-name="T65"> para poder visualizar </text:span><text:span text:style-name="T110">la comisión</text:span><text:span text:style-name="T67">, </text:span><text:span text:style-name="T110">empleados</text:span><text:span text:style-name="T67"> </text:span><text:span text:style-name="T110">e ingresos</text:span><text:span text:style-name="T67">.</text:span></text:p>
          </table:table-cell>
        </table:table-row>
        <table:table-row table:style-name="Tabla14.1">
          <table:table-cell table:style-name="Tabla14.A1" office:value-type="string">
            <text:p text:style-name="P151">Tipo</text:p>
          </table:table-cell>
          <table:table-cell table:style-name="Tabla14.A1" office:value-type="string">
            <text:p text:style-name="P315">Primario</text:p>
          </table:table-cell>
        </table:table-row>
      </table:table>
      <text:p text:style-name="P479"/>
      <text:p text:style-name="P106">EXPANDIDO</text:p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151">Número</text:p>
          </table:table-cell>
          <table:table-cell table:style-name="Tabla15.A1" office:value-type="string">
            <text:p text:style-name="P151">CU0<text:span text:style-name="T110">13</text:span></text:p>
          </table:table-cell>
        </table:table-row>
        <table:table-row table:style-name="Tabla15.1">
          <table:table-cell table:style-name="Tabla15.A1" office:value-type="string">
            <text:p text:style-name="P151">Nombre del Caso de Uso:</text:p>
          </table:table-cell>
          <table:table-cell table:style-name="Tabla15.A1" office:value-type="string">
            <text:p text:style-name="P315"><text:span text:style-name="T63">Menú </text:span><text:span text:style-name="T110">Administrador</text:span><text:span text:style-name="T63"> </text:span><text:span text:style-name="T67">Reportes</text:span></text:p>
          </table:table-cell>
        </table:table-row>
        <table:table-row table:style-name="Tabla15.1">
          <table:table-cell table:style-name="Tabla15.A1" office:value-type="string">
            <text:p text:style-name="P151">Actores</text:p>
          </table:table-cell>
          <table:table-cell table:style-name="Tabla15.A1" office:value-type="string">
            <text:p text:style-name="P151"><text:span text:style-name="T56">Usuario </text:span><text:span text:style-name="T110">Administrador</text:span> </text:p>
          </table:table-cell>
        </table:table-row>
        <table:table-row table:style-name="Tabla15.1">
          <table:table-cell table:style-name="Tabla15.A1" office:value-type="string">
            <text:p text:style-name="P151">Propósito:</text:p>
          </table:table-cell>
          <table:table-cell table:style-name="Tabla15.A1" office:value-type="string">
            <text:p text:style-name="P200"><text:span text:style-name="T68">V</text:span><text:span text:style-name="T65">isualizar </text:span><text:span text:style-name="T110">la comisión</text:span><text:span text:style-name="T67">, </text:span><text:span text:style-name="T110">empleados</text:span><text:span text:style-name="T67"> </text:span><text:span text:style-name="T110">e ingresos</text:span><text:span text:style-name="T67">..</text:span></text:p>
          </table:table-cell>
        </table:table-row>
        <table:table-row table:style-name="Tabla15.1">
          <table:table-cell table:style-name="Tabla15.A1" office:value-type="string">
            <text:p text:style-name="P151">Precondiciones</text:p>
          </table:table-cell>
          <table:table-cell table:style-name="Tabla15.A1" office:value-type="string">
            <text:p text:style-name="P315">CU00<text:span text:style-name="T100">5, CU008</text:span></text:p>
          </table:table-cell>
        </table:table-row>
        <table:table-row table:style-name="Tabla15.1">
          <table:table-cell table:style-name="Tabla15.A1" office:value-type="string">
            <text:p text:style-name="P151">Resumen</text:p>
          </table:table-cell>
          <table:table-cell table:style-name="Tabla15.A1" office:value-type="string">
            <text:p text:style-name="P188">E<text:span text:style-name="T62">l usuario </text:span><text:span text:style-name="T57">ingresa a la </text:span><text:span text:style-name="T65">pestaña</text:span><text:span text:style-name="T57"> </text:span><text:span text:style-name="T63">d</text:span><text:span text:style-name="T65">e </text:span><text:span text:style-name="T67">reporte</text:span><text:span text:style-name="T61"> </text:span><text:span text:style-name="T63">y </text:span><text:span text:style-name="T65">se genera</text:span><text:span text:style-name="T67">n </text:span><text:span text:style-name="T111">cuatro</text:span><text:span text:style-name="T65"> listado</text:span><text:span text:style-name="T67">s, </text:span><text:span text:style-name="T111">historial de comisiones</text:span><text:span text:style-name="T65">. </text:span><text:span text:style-name="T111">top 5 empleados con mas ofertas, top 5 empleados con mas ingresos y total de ingresos, todos descargables.</text:span></text:p>
          </table:table-cell>
        </table:table-row>
        <text:soft-page-break/>
        <table:table-row table:style-name="Tabla15.1">
          <table:table-cell table:style-name="Tabla15.A1" office:value-type="string">
            <text:p text:style-name="P151">Tipo</text:p>
          </table:table-cell>
          <table:table-cell table:style-name="Tabla15.A1" office:value-type="string">
            <text:p text:style-name="P315">Primario, <text:span text:style-name="T61">Esencial</text:span></text:p>
          </table:table-cell>
        </table:table-row>
        <table:table-row table:style-name="Tabla15.1">
          <table:table-cell table:style-name="Tabla15.A1" office:value-type="string">
            <text:p text:style-name="P151">Referencias:</text:p>
          </table:table-cell>
          <table:table-cell table:style-name="Tabla15.A1" office:value-type="string">
            <text:p text:style-name="P266">CU001, CU002, <text:span text:style-name="T63">CU00</text:span><text:span text:style-name="T100">5</text:span></text:p>
          </table:table-cell>
        </table:table-row>
        <table:table-row table:style-name="Tabla15.9">
          <table:table-cell table:style-name="Tabla15.A1" table:number-columns-spanned="2" office:value-type="string">
            <text:p text:style-name="P24">Segunda sección</text:p>
          </table:table-cell>
          <table:covered-table-cell/>
        </table:table-row>
        <table:table-row table:style-name="Tabla15.9">
          <table:table-cell table:style-name="Tabla15.A1" office:value-type="string">
            <text:p text:style-name="P24">Acción de actores</text:p>
          </table:table-cell>
          <table:table-cell table:style-name="Tabla15.A1" office:value-type="string">
            <text:p text:style-name="P25">Respuesta del sistema</text:p>
          </table:table-cell>
        </table:table-row>
        <table:table-row table:style-name="Tabla15.9">
          <table:table-cell table:style-name="Tabla15.A1" office:value-type="string">
            <text:p text:style-name="P367">1. Seleccionar el la pestaña de <text:span text:style-name="T67">reportes</text:span></text:p>
          </table:table-cell>
          <table:table-cell table:style-name="Tabla15.A1" office:value-type="string">
            <text:p text:style-name="P368">2. El sistema<text:span text:style-name="T23"> genera</text:span><text:span text:style-name="T24">n </text:span><text:span text:style-name="T25">cuatro</text:span><text:span text:style-name="T23"> listado</text:span><text:span text:style-name="T24">s, </text:span><text:span text:style-name="T25">historial de comisiones</text:span><text:span text:style-name="T43">(id,valor de comisión, fecha)</text:span><text:span text:style-name="T25"> con un botón de descarga</text:span><text:span text:style-name="T23">. </text:span><text:span text:style-name="T25">Top 5 empleados mas oferta</text:span><text:span text:style-name="T43">(id, empleador , ofertas)</text:span><text:span text:style-name="T25"> con un botón de descarga, Top 5 empleados con mas ingresos</text:span><text:span text:style-name="T43">(id, empleados, ofertas, ingresos)</text:span><text:span text:style-name="T25"> con un filtro de rango de tiempo y botón de descarga, Total de ingresos</text:span><text:span text:style-name="T43">(id, categoría, ingresos)</text:span><text:span text:style-name="T25"> con un filtro de rango de tiempo y botón de descarga.</text:span></text:p>
          </table:table-cell>
        </table:table-row>
        <table:table-row table:style-name="Tabla15.9">
          <table:table-cell table:style-name="Tabla15.A12" office:value-type="string">
            <text:p text:style-name="P480">3.Presiona Descargar</text:p>
          </table:table-cell>
          <table:table-cell table:style-name="Tabla15.A12" office:value-type="string">
            <text:p text:style-name="P481">4.El sistema genera un archivo PDF con el reporte presionado.</text:p>
          </table:table-cell>
        </table:table-row>
      </table:table>
      <text:p text:style-name="P336"/>
      <text:p text:style-name="P76">C<text:span text:style-name="T57">ASO DE USO DE ALTO NIVEL</text:span></text:p>
      <table:table table:name="Tabla16" table:style-name="Tabla16">
        <table:table-column table:style-name="Tabla16.A" table:number-columns-repeated="2"/>
        <table:table-row table:style-name="Tabla16.1">
          <table:table-cell table:style-name="Tabla16.A1" office:value-type="string">
            <text:p text:style-name="P152">Número</text:p>
          </table:table-cell>
          <table:table-cell table:style-name="Tabla16.A1" office:value-type="string">
            <text:p text:style-name="P152">CU0<text:span text:style-name="T110">1</text:span><text:span text:style-name="T112">4</text:span></text:p>
          </table:table-cell>
        </table:table-row>
        <table:table-row table:style-name="Tabla16.1">
          <table:table-cell table:style-name="Tabla16.A1" office:value-type="string">
            <text:p text:style-name="P152">Nombre del Caso de Uso:</text:p>
          </table:table-cell>
          <table:table-cell table:style-name="Tabla16.A1" office:value-type="string">
            <text:p text:style-name="P480">Completar Información Empleador</text:p>
          </table:table-cell>
        </table:table-row>
        <table:table-row table:style-name="Tabla16.1">
          <table:table-cell table:style-name="Tabla16.A1" office:value-type="string">
            <text:p text:style-name="P152">Actores</text:p>
          </table:table-cell>
          <table:table-cell table:style-name="Tabla16.A1" office:value-type="string">
            <text:p text:style-name="P152"><text:span text:style-name="T56">Usuario </text:span><text:span text:style-name="T113">Empleador</text:span> </text:p>
          </table:table-cell>
        </table:table-row>
        <table:table-row table:style-name="Tabla16.1">
          <table:table-cell table:style-name="Tabla16.A1" office:value-type="string">
            <text:p text:style-name="P152">Descripción</text:p>
          </table:table-cell>
          <table:table-cell table:style-name="Tabla16.A1" office:value-type="string">
            <text:p text:style-name="P224">El <text:span text:style-name="T113">empleador</text:span> inicia sesión <text:span text:style-name="T113">y se genera un espacio para completar información necesaria.</text:span></text:p>
          </table:table-cell>
        </table:table-row>
        <table:table-row table:style-name="Tabla16.1">
          <table:table-cell table:style-name="Tabla16.A1" office:value-type="string">
            <text:p text:style-name="P152">Tipo</text:p>
          </table:table-cell>
          <table:table-cell table:style-name="Tabla16.A1" office:value-type="string">
            <text:p text:style-name="P316">Primario</text:p>
          </table:table-cell>
        </table:table-row>
      </table:table>
      <text:p text:style-name="P494"/>
      <text:p text:style-name="P107">EXPANDIDO</text:p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152">Número</text:p>
          </table:table-cell>
          <table:table-cell table:style-name="Tabla17.A1" office:value-type="string">
            <text:p text:style-name="P152">CU0<text:span text:style-name="T110">1</text:span><text:span text:style-name="T112">4</text:span></text:p>
          </table:table-cell>
        </table:table-row>
        <table:table-row table:style-name="Tabla17.1">
          <table:table-cell table:style-name="Tabla17.A1" office:value-type="string">
            <text:p text:style-name="P152">Nombre del Caso de Uso:</text:p>
          </table:table-cell>
          <table:table-cell table:style-name="Tabla17.A1" office:value-type="string">
            <text:p text:style-name="P480">Completar Información Empleador</text:p>
          </table:table-cell>
        </table:table-row>
        <table:table-row table:style-name="Tabla17.1">
          <table:table-cell table:style-name="Tabla17.A1" office:value-type="string">
            <text:p text:style-name="P152">Actores</text:p>
          </table:table-cell>
          <table:table-cell table:style-name="Tabla17.A1" office:value-type="string">
            <text:p text:style-name="P152"><text:span text:style-name="T56">Usuario </text:span><text:span text:style-name="T113">Empleador</text:span> </text:p>
          </table:table-cell>
        </table:table-row>
        <table:table-row table:style-name="Tabla17.1">
          <table:table-cell table:style-name="Tabla17.A1" office:value-type="string">
            <text:p text:style-name="P152">Propósito:</text:p>
          </table:table-cell>
          <table:table-cell table:style-name="Tabla17.A1" office:value-type="string">
            <text:p text:style-name="P228">Completar información necesaria para el sistema</text:p>
          </table:table-cell>
        </table:table-row>
        <table:table-row table:style-name="Tabla17.1">
          <table:table-cell table:style-name="Tabla17.A1" office:value-type="string">
            <text:p text:style-name="P152">Precondiciones</text:p>
          </table:table-cell>
          <table:table-cell table:style-name="Tabla17.A1" office:value-type="string">
            <text:p text:style-name="P316">CU00<text:span text:style-name="T100">5</text:span></text:p>
          </table:table-cell>
        </table:table-row>
        <text:soft-page-break/>
        <table:table-row table:style-name="Tabla17.1">
          <table:table-cell table:style-name="Tabla17.A1" office:value-type="string">
            <text:p text:style-name="P152">Resumen</text:p>
          </table:table-cell>
          <table:table-cell table:style-name="Tabla17.A1" office:value-type="string">
            <text:p text:style-name="P225">El <text:span text:style-name="T113">empleador</text:span> inicia sesión <text:span text:style-name="T113">y se generan dos cuadros de texto en donde agrega la misión y visión de la empresa para completar información.</text:span></text:p>
          </table:table-cell>
        </table:table-row>
        <table:table-row table:style-name="Tabla17.1">
          <table:table-cell table:style-name="Tabla17.A1" office:value-type="string">
            <text:p text:style-name="P152">Tipo</text:p>
          </table:table-cell>
          <table:table-cell table:style-name="Tabla17.A1" office:value-type="string">
            <text:p text:style-name="P316">Primario, <text:span text:style-name="T61">Esencial</text:span></text:p>
          </table:table-cell>
        </table:table-row>
        <table:table-row table:style-name="Tabla17.1">
          <table:table-cell table:style-name="Tabla17.A1" office:value-type="string">
            <text:p text:style-name="P152">Referencias:</text:p>
          </table:table-cell>
          <table:table-cell table:style-name="Tabla17.A1" office:value-type="string">
            <text:p text:style-name="P267">CU001, CU002, <text:span text:style-name="T63">CU00</text:span><text:span text:style-name="T100">5</text:span></text:p>
          </table:table-cell>
        </table:table-row>
        <table:table-row table:style-name="Tabla17.9">
          <table:table-cell table:style-name="Tabla17.A1" table:number-columns-spanned="2" office:value-type="string">
            <text:p text:style-name="P26">Segunda sección</text:p>
          </table:table-cell>
          <table:covered-table-cell/>
        </table:table-row>
        <table:table-row table:style-name="Tabla17.9">
          <table:table-cell table:style-name="Tabla17.A1" office:value-type="string">
            <text:p text:style-name="P26">Acción de actores</text:p>
          </table:table-cell>
          <table:table-cell table:style-name="Tabla17.A1" office:value-type="string">
            <text:p text:style-name="P27">Respuesta del sistema</text:p>
          </table:table-cell>
        </table:table-row>
        <table:table-row table:style-name="Tabla17.9">
          <table:table-cell table:style-name="Tabla17.A1" office:value-type="string">
            <text:p text:style-name="P369">1. <text:span text:style-name="T113">El Empleador inicia sesión</text:span></text:p>
          </table:table-cell>
          <table:table-cell table:style-name="Tabla17.A1" office:value-type="string">
            <text:p text:style-name="P370">2. El sistema<text:span text:style-name="T23"> genera</text:span><text:span text:style-name="T24">n </text:span><text:span text:style-name="T26">dos cuadros de texto, donde</text:span><text:span text:style-name="T25"> </text:span><text:span text:style-name="T27">se puede introducir la información de la misión y la visión de la empresa, se genera un botón siguiente <text:s/>.</text:span></text:p>
          </table:table-cell>
        </table:table-row>
        <table:table-row table:style-name="Tabla17.9">
          <table:table-cell table:style-name="Tabla17.A12" office:value-type="string">
            <text:p text:style-name="P495">3. Ingresa la Misión </text:p>
          </table:table-cell>
          <table:table-cell table:style-name="Tabla17.A12" office:value-type="string">
            <text:p text:style-name="P481"/>
          </table:table-cell>
        </table:table-row>
        <table:table-row table:style-name="Tabla17.9">
          <table:table-cell table:style-name="Tabla17.A12" office:value-type="string">
            <text:p text:style-name="P495">4. Ingresa la Visión</text:p>
          </table:table-cell>
          <table:table-cell table:style-name="Tabla17.A12" office:value-type="string">
            <text:p text:style-name="P481"/>
          </table:table-cell>
        </table:table-row>
        <table:table-row table:style-name="Tabla17.9">
          <table:table-cell table:style-name="Tabla17.A12" office:value-type="string">
            <text:p text:style-name="P495">5. Presiona el botón siguiente </text:p>
          </table:table-cell>
          <table:table-cell table:style-name="Tabla17.A12" office:value-type="string">
            <text:p text:style-name="P496">6. El sistema manda al usuario a una pagina de método de pago .</text:p>
          </table:table-cell>
        </table:table-row>
        <table:table-row table:style-name="Tabla17.9">
          <table:table-cell table:style-name="Tabla17.A12" table:number-columns-spanned="2" office:value-type="string">
            <text:p text:style-name="P101">Tercera sección (escenarios alternos)</text:p>
          </table:table-cell>
          <table:covered-table-cell/>
        </table:table-row>
        <table:table-row table:style-name="Tabla17.16">
          <table:table-cell table:style-name="Tabla17.A12" table:number-columns-spanned="2" office:value-type="string">
            <text:p text:style-name="P353">En paso <text:span text:style-name="T110">3</text:span>, <text:span text:style-name="T4">si deja en blanco </text:span><text:span text:style-name="T89">el cuadro</text:span><text:span text:style-name="T4"> de texto, se muestra el mensaje ”ingrese </text:span><text:span text:style-name="T114">la misión</text:span><text:span text:style-name="T4">”</text:span></text:p>
          </table:table-cell>
          <table:covered-table-cell/>
        </table:table-row>
        <table:table-row table:style-name="Tabla17.16">
          <table:table-cell table:style-name="Tabla17.A12" table:number-columns-spanned="2" office:value-type="string">
            <text:p text:style-name="P353">En paso <text:span text:style-name="T114">4</text:span>, <text:span text:style-name="T4">si deja en blanco </text:span><text:span text:style-name="T89">el cuadro</text:span><text:span text:style-name="T4"> de texto, se muestra el mensaje ”ingrese </text:span><text:span text:style-name="T114">la visión</text:span><text:span text:style-name="T4">”</text:span></text:p>
          </table:table-cell>
          <table:covered-table-cell/>
        </table:table-row>
      </table:table>
      <text:p text:style-name="P337"/>
      <text:p text:style-name="P77">C<text:span text:style-name="T57">ASO DE USO DE ALTO NIVEL</text:span></text:p>
      <table:table table:name="Tabla18" table:style-name="Tabla18">
        <table:table-column table:style-name="Tabla18.A" table:number-columns-repeated="2"/>
        <table:table-row table:style-name="Tabla18.1">
          <table:table-cell table:style-name="Tabla18.A1" office:value-type="string">
            <text:p text:style-name="P153">Número</text:p>
          </table:table-cell>
          <table:table-cell table:style-name="Tabla18.A1" office:value-type="string">
            <text:p text:style-name="P153">CU0<text:span text:style-name="T110">1</text:span><text:span text:style-name="T114">5</text:span></text:p>
          </table:table-cell>
        </table:table-row>
        <table:table-row table:style-name="Tabla18.1">
          <table:table-cell table:style-name="Tabla18.A1" office:value-type="string">
            <text:p text:style-name="P153">Nombre del Caso de Uso:</text:p>
          </table:table-cell>
          <table:table-cell table:style-name="Tabla18.A1" office:value-type="string">
            <text:p text:style-name="P482">Completar Información <text:span text:style-name="T114">Método de Pago </text:span>Empleador</text:p>
          </table:table-cell>
        </table:table-row>
        <table:table-row table:style-name="Tabla18.1">
          <table:table-cell table:style-name="Tabla18.A1" office:value-type="string">
            <text:p text:style-name="P153">Actores</text:p>
          </table:table-cell>
          <table:table-cell table:style-name="Tabla18.A1" office:value-type="string">
            <text:p text:style-name="P153"><text:span text:style-name="T56">Usuario </text:span><text:span text:style-name="T113">Empleador</text:span> </text:p>
          </table:table-cell>
        </table:table-row>
        <table:table-row table:style-name="Tabla18.1">
          <table:table-cell table:style-name="Tabla18.A1" office:value-type="string">
            <text:p text:style-name="P153">Descripción</text:p>
          </table:table-cell>
          <table:table-cell table:style-name="Tabla18.A1" office:value-type="string">
            <text:p text:style-name="P230">El empleador <text:span text:style-name="T115">inicia el completado de información del método de pago para la comisión.</text:span></text:p>
          </table:table-cell>
        </table:table-row>
        <table:table-row table:style-name="Tabla18.1">
          <table:table-cell table:style-name="Tabla18.A1" office:value-type="string">
            <text:p text:style-name="P153">Tipo</text:p>
          </table:table-cell>
          <table:table-cell table:style-name="Tabla18.A1" office:value-type="string">
            <text:p text:style-name="P317">Primario</text:p>
          </table:table-cell>
        </table:table-row>
      </table:table>
      <text:p text:style-name="P500"/>
      <text:p text:style-name="P108">EXPANDIDO</text:p>
      <table:table table:name="Tabla19" table:style-name="Tabla19">
        <table:table-column table:style-name="Tabla19.A"/>
        <table:table-column table:style-name="Tabla19.B"/>
        <text:soft-page-break/>
        <table:table-row table:style-name="Tabla19.1">
          <table:table-cell table:style-name="Tabla19.A1" office:value-type="string">
            <text:p text:style-name="P153">Número</text:p>
          </table:table-cell>
          <table:table-cell table:style-name="Tabla19.A1" office:value-type="string">
            <text:p text:style-name="P153">CU0<text:span text:style-name="T110">1</text:span><text:span text:style-name="T114">5</text:span></text:p>
          </table:table-cell>
        </table:table-row>
        <table:table-row table:style-name="Tabla19.1">
          <table:table-cell table:style-name="Tabla19.A1" office:value-type="string">
            <text:p text:style-name="P153">Nombre del Caso de Uso:</text:p>
          </table:table-cell>
          <table:table-cell table:style-name="Tabla19.A1" office:value-type="string">
            <text:p text:style-name="P482">Completar Información <text:span text:style-name="T114">Método de Pago </text:span>Empleador</text:p>
          </table:table-cell>
        </table:table-row>
        <table:table-row table:style-name="Tabla19.1">
          <table:table-cell table:style-name="Tabla19.A1" office:value-type="string">
            <text:p text:style-name="P153">Actores</text:p>
          </table:table-cell>
          <table:table-cell table:style-name="Tabla19.A1" office:value-type="string">
            <text:p text:style-name="P153"><text:span text:style-name="T56">Usuario </text:span><text:span text:style-name="T113">Empleador</text:span> </text:p>
          </table:table-cell>
        </table:table-row>
        <table:table-row table:style-name="Tabla19.1">
          <table:table-cell table:style-name="Tabla19.A1" office:value-type="string">
            <text:p text:style-name="P153">Propósito:</text:p>
          </table:table-cell>
          <table:table-cell table:style-name="Tabla19.A1" office:value-type="string">
            <text:p text:style-name="P229">Completar información necesaria para el sistema</text:p>
          </table:table-cell>
        </table:table-row>
        <table:table-row table:style-name="Tabla19.1">
          <table:table-cell table:style-name="Tabla19.A1" office:value-type="string">
            <text:p text:style-name="P153">Precondiciones</text:p>
          </table:table-cell>
          <table:table-cell table:style-name="Tabla19.A1" office:value-type="string">
            <text:p text:style-name="P317">CU00<text:span text:style-name="T100">5</text:span></text:p>
          </table:table-cell>
        </table:table-row>
        <table:table-row table:style-name="Tabla19.1">
          <table:table-cell table:style-name="Tabla19.A1" office:value-type="string">
            <text:p text:style-name="P153">Resumen</text:p>
          </table:table-cell>
          <table:table-cell table:style-name="Tabla19.A1" office:value-type="string">
            <text:p text:style-name="P231">El empleador <text:span text:style-name="T115">inicia el completado de información del método de pago para la comisión seleccionando </text:span><text:span text:style-name="T116">método y presionando el botón para terminar el completado de información</text:span></text:p>
          </table:table-cell>
        </table:table-row>
        <table:table-row table:style-name="Tabla19.1">
          <table:table-cell table:style-name="Tabla19.A1" office:value-type="string">
            <text:p text:style-name="P153">Tipo</text:p>
          </table:table-cell>
          <table:table-cell table:style-name="Tabla19.A1" office:value-type="string">
            <text:p text:style-name="P317">Primario, <text:span text:style-name="T61">Esencial</text:span></text:p>
          </table:table-cell>
        </table:table-row>
        <table:table-row table:style-name="Tabla19.1">
          <table:table-cell table:style-name="Tabla19.A1" office:value-type="string">
            <text:p text:style-name="P153">Referencias:</text:p>
          </table:table-cell>
          <table:table-cell table:style-name="Tabla19.A1" office:value-type="string">
            <text:p text:style-name="P268">CU001, CU002, <text:span text:style-name="T63">CU00</text:span><text:span text:style-name="T100">5</text:span></text:p>
          </table:table-cell>
        </table:table-row>
        <table:table-row table:style-name="Tabla19.9">
          <table:table-cell table:style-name="Tabla19.A1" table:number-columns-spanned="2" office:value-type="string">
            <text:p text:style-name="P28">Segunda sección</text:p>
          </table:table-cell>
          <table:covered-table-cell/>
        </table:table-row>
        <table:table-row table:style-name="Tabla19.9">
          <table:table-cell table:style-name="Tabla19.A1" office:value-type="string">
            <text:p text:style-name="P28">Acción de actores</text:p>
          </table:table-cell>
          <table:table-cell table:style-name="Tabla19.A1" office:value-type="string">
            <text:p text:style-name="P29">Respuesta del sistema</text:p>
          </table:table-cell>
        </table:table-row>
        <table:table-row table:style-name="Tabla19.9">
          <table:table-cell table:style-name="Tabla19.A1" office:value-type="string">
            <text:p text:style-name="P371">1. <text:span text:style-name="T113">El Empleador inicia sesión</text:span></text:p>
          </table:table-cell>
          <table:table-cell table:style-name="Tabla19.A1" office:value-type="string">
            <text:p text:style-name="P372">2. El sistema<text:span text:style-name="T23"> genera</text:span><text:span text:style-name="T24">n </text:span><text:span text:style-name="T28">un cuadro de selección <text:s/>para los métodos de pago, también genera un botón siguiente.</text:span></text:p>
          </table:table-cell>
        </table:table-row>
        <table:table-row table:style-name="Tabla19.9">
          <table:table-cell table:style-name="Tabla19.A12" office:value-type="string">
            <text:p text:style-name="P495">3. <text:span text:style-name="T116">Selecciona el método de pago</text:span> </text:p>
          </table:table-cell>
          <table:table-cell table:style-name="Tabla19.A12" office:value-type="string">
            <text:p text:style-name="P483"/>
          </table:table-cell>
        </table:table-row>
        <table:table-row table:style-name="Tabla19.9">
          <table:table-cell table:style-name="Tabla19.A12" office:value-type="string">
            <text:p text:style-name="P495">4. <text:span text:style-name="T116">Presiona el botón siguiente</text:span></text:p>
          </table:table-cell>
          <table:table-cell table:style-name="Tabla19.A12" office:value-type="string">
            <text:p text:style-name="P501">5. <text:span text:style-name="T101">El sistema manda </text:span><text:span text:style-name="T105">un mensaje ”</text:span>Información<text:span text:style-name="T105"> </text:span>Completada<text:span text:style-name="T105">” </text:span><text:span text:style-name="T106">debajo se genera un botón ok, al presionarlo el usuario es mandado a la pagina de gestión </text:span>de ofertas<text:span text:style-name="T106">.</text:span></text:p>
          </table:table-cell>
        </table:table-row>
        <table:table-row table:style-name="Tabla19.9">
          <table:table-cell table:style-name="Tabla19.A12" table:number-columns-spanned="2" office:value-type="string">
            <text:p text:style-name="P101">Tercera sección (escenarios alternos)</text:p>
          </table:table-cell>
          <table:covered-table-cell/>
        </table:table-row>
        <table:table-row table:style-name="Tabla19.15">
          <table:table-cell table:style-name="Tabla19.A12" table:number-columns-spanned="2" office:value-type="string">
            <text:p text:style-name="P354">En paso <text:span text:style-name="T110">3</text:span>, <text:span text:style-name="T4">si </text:span><text:span text:style-name="T117">no se selecciona ningún método</text:span><text:span text:style-name="T4"> se muestra el mensaje ”</text:span><text:span text:style-name="T117">seleccione algún valor</text:span><text:span text:style-name="T4">”</text:span></text:p>
          </table:table-cell>
          <table:covered-table-cell/>
        </table:table-row>
      </table:table>
      <text:p text:style-name="P338"/>
      <text:p text:style-name="P78">C<text:span text:style-name="T57">ASO DE USO DE ALTO NIVEL</text:span></text:p>
      <table:table table:name="Tabla20" table:style-name="Tabla20">
        <table:table-column table:style-name="Tabla20.A" table:number-columns-repeated="2"/>
        <table:table-row table:style-name="Tabla20.1">
          <table:table-cell table:style-name="Tabla20.A1" office:value-type="string">
            <text:p text:style-name="P154">Número</text:p>
          </table:table-cell>
          <table:table-cell table:style-name="Tabla20.A1" office:value-type="string">
            <text:p text:style-name="P154">CU0<text:span text:style-name="T110">1</text:span><text:span text:style-name="T117">6</text:span></text:p>
          </table:table-cell>
        </table:table-row>
        <table:table-row table:style-name="Tabla20.1">
          <table:table-cell table:style-name="Tabla20.A1" office:value-type="string">
            <text:p text:style-name="P154">Nombre del Caso de Uso:</text:p>
          </table:table-cell>
          <table:table-cell table:style-name="Tabla20.A1" office:value-type="string">
            <text:p text:style-name="P502">Gestión de Ofertas Empleador</text:p>
          </table:table-cell>
        </table:table-row>
        <table:table-row table:style-name="Tabla20.1">
          <table:table-cell table:style-name="Tabla20.A1" office:value-type="string">
            <text:p text:style-name="P154">Actores</text:p>
          </table:table-cell>
          <table:table-cell table:style-name="Tabla20.A1" office:value-type="string">
            <text:p text:style-name="P154"><text:span text:style-name="T56">Usuario </text:span><text:span text:style-name="T113">Empleador</text:span> </text:p>
          </table:table-cell>
        </table:table-row>
        <text:soft-page-break/>
        <table:table-row table:style-name="Tabla20.1">
          <table:table-cell table:style-name="Tabla20.A1" office:value-type="string">
            <text:p text:style-name="P154">Descripción</text:p>
          </table:table-cell>
          <table:table-cell table:style-name="Tabla20.A1" office:value-type="string">
            <text:p text:style-name="P232">El empleador <text:span text:style-name="T115">inicia </text:span><text:span text:style-name="T118">en la </text:span><text:span text:style-name="T117">gestión de ofertas </text:span><text:span text:style-name="T118">para editar, </text:span><text:span text:style-name="T119">eliminar </text:span><text:span text:style-name="T118">o crear ofertas.</text:span></text:p>
          </table:table-cell>
        </table:table-row>
        <table:table-row table:style-name="Tabla20.1">
          <table:table-cell table:style-name="Tabla20.A1" office:value-type="string">
            <text:p text:style-name="P154">Tipo</text:p>
          </table:table-cell>
          <table:table-cell table:style-name="Tabla20.A1" office:value-type="string">
            <text:p text:style-name="P318">Primario</text:p>
          </table:table-cell>
        </table:table-row>
      </table:table>
      <text:p text:style-name="P507"/>
      <text:p text:style-name="P109">EXPANDIDO</text:p>
      <table:table table:name="Tabla21" table:style-name="Tabla21">
        <table:table-column table:style-name="Tabla21.A"/>
        <table:table-column table:style-name="Tabla21.B"/>
        <table:table-row table:style-name="Tabla21.1">
          <table:table-cell table:style-name="Tabla21.A1" office:value-type="string">
            <text:p text:style-name="P154">Número</text:p>
          </table:table-cell>
          <table:table-cell table:style-name="Tabla21.A1" office:value-type="string">
            <text:p text:style-name="P154">CU0<text:span text:style-name="T110">1</text:span><text:span text:style-name="T117">6</text:span></text:p>
          </table:table-cell>
        </table:table-row>
        <table:table-row table:style-name="Tabla21.1">
          <table:table-cell table:style-name="Tabla21.A1" office:value-type="string">
            <text:p text:style-name="P154">Nombre del Caso de Uso:</text:p>
          </table:table-cell>
          <table:table-cell table:style-name="Tabla21.A1" office:value-type="string">
            <text:p text:style-name="P502">Gestión de Ofertas Empleador</text:p>
          </table:table-cell>
        </table:table-row>
        <table:table-row table:style-name="Tabla21.1">
          <table:table-cell table:style-name="Tabla21.A1" office:value-type="string">
            <text:p text:style-name="P154">Actores</text:p>
          </table:table-cell>
          <table:table-cell table:style-name="Tabla21.A1" office:value-type="string">
            <text:p text:style-name="P154"><text:span text:style-name="T56">Usuario </text:span><text:span text:style-name="T113">Empleador</text:span> </text:p>
          </table:table-cell>
        </table:table-row>
        <table:table-row table:style-name="Tabla21.4">
          <table:table-cell table:style-name="Tabla21.A1" office:value-type="string">
            <text:p text:style-name="P154">Propósito:</text:p>
          </table:table-cell>
          <table:table-cell table:style-name="Tabla21.A1" office:value-type="string">
            <text:p text:style-name="P237">Editar o crear Ofertas de empleo</text:p>
          </table:table-cell>
        </table:table-row>
        <table:table-row table:style-name="Tabla21.1">
          <table:table-cell table:style-name="Tabla21.A1" office:value-type="string">
            <text:p text:style-name="P154">Precondiciones</text:p>
          </table:table-cell>
          <table:table-cell table:style-name="Tabla21.A1" office:value-type="string">
            <text:p text:style-name="P318">CU00<text:span text:style-name="T100">5</text:span></text:p>
          </table:table-cell>
        </table:table-row>
        <table:table-row table:style-name="Tabla21.1">
          <table:table-cell table:style-name="Tabla21.A1" office:value-type="string">
            <text:p text:style-name="P154">Resumen</text:p>
          </table:table-cell>
          <table:table-cell table:style-name="Tabla21.A1" office:value-type="string">
            <text:p text:style-name="P232">El empleador <text:span text:style-name="T115">inicia </text:span><text:span text:style-name="T118">en la </text:span><text:span text:style-name="T117">gestión de ofertas </text:span><text:span text:style-name="T119">donde se puede editar, eliminar y crear cada oferta de empleo para el sistema.</text:span></text:p>
          </table:table-cell>
        </table:table-row>
        <table:table-row table:style-name="Tabla21.1">
          <table:table-cell table:style-name="Tabla21.A1" office:value-type="string">
            <text:p text:style-name="P154">Tipo</text:p>
          </table:table-cell>
          <table:table-cell table:style-name="Tabla21.A1" office:value-type="string">
            <text:p text:style-name="P318">Primario, <text:span text:style-name="T61">Esencial</text:span></text:p>
          </table:table-cell>
        </table:table-row>
        <table:table-row table:style-name="Tabla21.1">
          <table:table-cell table:style-name="Tabla21.A1" office:value-type="string">
            <text:p text:style-name="P154">Referencias:</text:p>
          </table:table-cell>
          <table:table-cell table:style-name="Tabla21.A1" office:value-type="string">
            <text:p text:style-name="P269">CU001, CU002, <text:span text:style-name="T63">CU00</text:span><text:span text:style-name="T100">5</text:span></text:p>
          </table:table-cell>
        </table:table-row>
        <table:table-row table:style-name="Tabla21.9">
          <table:table-cell table:style-name="Tabla21.A1" table:number-columns-spanned="2" office:value-type="string">
            <text:p text:style-name="P30">Segunda sección</text:p>
          </table:table-cell>
          <table:covered-table-cell/>
        </table:table-row>
        <table:table-row table:style-name="Tabla21.9">
          <table:table-cell table:style-name="Tabla21.A1" office:value-type="string">
            <text:p text:style-name="P30">Acción de actores</text:p>
          </table:table-cell>
          <table:table-cell table:style-name="Tabla21.A1" office:value-type="string">
            <text:p text:style-name="P31">Respuesta del sistema</text:p>
          </table:table-cell>
        </table:table-row>
        <table:table-row table:style-name="Tabla21.9">
          <table:table-cell table:style-name="Tabla21.A1" office:value-type="string">
            <text:p text:style-name="P373">1. <text:span text:style-name="T113">El Empleador </text:span><text:span text:style-name="T120">completa la información e inicia en gestión de ofertas</text:span></text:p>
          </table:table-cell>
          <table:table-cell table:style-name="Tabla21.A1" office:value-type="string">
            <text:p text:style-name="P374">2. El sistema<text:span text:style-name="T23"> genera</text:span><text:span text:style-name="T24">n </text:span><text:span text:style-name="T28">un </text:span><text:span text:style-name="T29">listado donde cada oferta tiene dos botones, editar y eliminar, arriba del listado hay un botón de creación de ofertas.</text:span></text:p>
          </table:table-cell>
        </table:table-row>
        <table:table-row table:style-name="Tabla21.9">
          <table:table-cell table:style-name="Tabla21.A12" office:value-type="string">
            <text:p text:style-name="P497">3. <text:span text:style-name="T120">Presionar Editar</text:span></text:p>
          </table:table-cell>
          <table:table-cell table:style-name="Tabla21.A12" office:value-type="string">
            <text:p text:style-name="P508">4.El sistema manda al usuario a la pagina de edición de ofertas</text:p>
          </table:table-cell>
        </table:table-row>
        <table:table-row table:style-name="Tabla21.9">
          <table:table-cell table:style-name="Tabla21.A12" office:value-type="string">
            <text:p text:style-name="P498"><text:span text:style-name="T120">5</text:span>. <text:span text:style-name="T120">Presionar Eliminar</text:span></text:p>
          </table:table-cell>
          <table:table-cell table:style-name="Tabla21.A12" office:value-type="string">
            <text:p text:style-name="P503">5. <text:span text:style-name="T120">El sistema elimina la oferta y actualiza la pagina para actualizar la información <text:s/>del usuario.</text:span></text:p>
          </table:table-cell>
        </table:table-row>
        <table:table-row table:style-name="Tabla21.9">
          <table:table-cell table:style-name="Tabla21.A12" office:value-type="string">
            <text:p text:style-name="P498"><text:span text:style-name="T120">7</text:span>. <text:span text:style-name="T120">Presionar Crear Oferta</text:span></text:p>
          </table:table-cell>
          <table:table-cell table:style-name="Tabla21.A12" office:value-type="string">
            <text:p text:style-name="P503"><text:span text:style-name="T120">6</text:span> <text:span text:style-name="T120">El sistema manda al usuario a la pagina de creación de ofertas</text:span></text:p>
          </table:table-cell>
        </table:table-row>
      </table:table>
      <text:p text:style-name="P339"/>
      <text:p text:style-name="P79">C<text:span text:style-name="T57">ASO DE USO DE ALTO NIVEL</text:span></text:p>
      <table:table table:name="Tabla22" table:style-name="Tabla22">
        <table:table-column table:style-name="Tabla22.A" table:number-columns-repeated="2"/>
        <table:table-row table:style-name="Tabla22.1">
          <table:table-cell table:style-name="Tabla22.A1" office:value-type="string">
            <text:p text:style-name="P155">Número</text:p>
          </table:table-cell>
          <table:table-cell table:style-name="Tabla22.A1" office:value-type="string">
            <text:p text:style-name="P155">CU0<text:span text:style-name="T110">1</text:span><text:span text:style-name="T120">7</text:span></text:p>
          </table:table-cell>
        </table:table-row>
        <text:soft-page-break/>
        <table:table-row table:style-name="Tabla22.1">
          <table:table-cell table:style-name="Tabla22.A1" office:value-type="string">
            <text:p text:style-name="P155">Nombre del Caso de Uso:</text:p>
          </table:table-cell>
          <table:table-cell table:style-name="Tabla22.A1" office:value-type="string">
            <text:p text:style-name="P504"><text:span text:style-name="T121">Edición</text:span> de Ofertas Empleador</text:p>
          </table:table-cell>
        </table:table-row>
        <table:table-row table:style-name="Tabla22.1">
          <table:table-cell table:style-name="Tabla22.A1" office:value-type="string">
            <text:p text:style-name="P155">Actores</text:p>
          </table:table-cell>
          <table:table-cell table:style-name="Tabla22.A1" office:value-type="string">
            <text:p text:style-name="P155"><text:span text:style-name="T56">Usuario </text:span><text:span text:style-name="T113">Empleador</text:span> </text:p>
          </table:table-cell>
        </table:table-row>
        <table:table-row table:style-name="Tabla22.1">
          <table:table-cell table:style-name="Tabla22.A1" office:value-type="string">
            <text:p text:style-name="P155">Descripción</text:p>
          </table:table-cell>
          <table:table-cell table:style-name="Tabla22.A1" office:value-type="string">
            <text:p text:style-name="P233">El empleador <text:span text:style-name="T121">selecciona la edición de ofertas se inicia una pagina para poder editar la información de la oferta.</text:span></text:p>
          </table:table-cell>
        </table:table-row>
        <table:table-row table:style-name="Tabla22.1">
          <table:table-cell table:style-name="Tabla22.A1" office:value-type="string">
            <text:p text:style-name="P155">Tipo</text:p>
          </table:table-cell>
          <table:table-cell table:style-name="Tabla22.A1" office:value-type="string">
            <text:p text:style-name="P319">Primario</text:p>
          </table:table-cell>
        </table:table-row>
      </table:table>
      <text:p text:style-name="P511"/>
      <text:p text:style-name="P110">EXPANDIDO</text:p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office:value-type="string">
            <text:p text:style-name="P155">Número</text:p>
          </table:table-cell>
          <table:table-cell table:style-name="Tabla23.A1" office:value-type="string">
            <text:p text:style-name="P155">CU0<text:span text:style-name="T110">1</text:span><text:span text:style-name="T120">7</text:span></text:p>
          </table:table-cell>
        </table:table-row>
        <table:table-row table:style-name="Tabla23.1">
          <table:table-cell table:style-name="Tabla23.A1" office:value-type="string">
            <text:p text:style-name="P155">Nombre del Caso de Uso:</text:p>
          </table:table-cell>
          <table:table-cell table:style-name="Tabla23.A1" office:value-type="string">
            <text:p text:style-name="P504"><text:span text:style-name="T121">Edición</text:span> de Ofertas Empleador</text:p>
          </table:table-cell>
        </table:table-row>
        <table:table-row table:style-name="Tabla23.1">
          <table:table-cell table:style-name="Tabla23.A1" office:value-type="string">
            <text:p text:style-name="P155">Actores</text:p>
          </table:table-cell>
          <table:table-cell table:style-name="Tabla23.A1" office:value-type="string">
            <text:p text:style-name="P155"><text:span text:style-name="T56">Usuario </text:span><text:span text:style-name="T113">Empleador</text:span> </text:p>
          </table:table-cell>
        </table:table-row>
        <table:table-row table:style-name="Tabla23.4">
          <table:table-cell table:style-name="Tabla23.A1" office:value-type="string">
            <text:p text:style-name="P155">Propósito:</text:p>
          </table:table-cell>
          <table:table-cell table:style-name="Tabla23.A1" office:value-type="string">
            <text:p text:style-name="P238">Editar Oferta de empleo</text:p>
          </table:table-cell>
        </table:table-row>
        <table:table-row table:style-name="Tabla23.1">
          <table:table-cell table:style-name="Tabla23.A1" office:value-type="string">
            <text:p text:style-name="P155">Precondiciones</text:p>
          </table:table-cell>
          <table:table-cell table:style-name="Tabla23.A1" office:value-type="string">
            <text:p text:style-name="P319">CU00<text:span text:style-name="T100">5</text:span></text:p>
          </table:table-cell>
        </table:table-row>
        <table:table-row table:style-name="Tabla23.1">
          <table:table-cell table:style-name="Tabla23.A1" office:value-type="string">
            <text:p text:style-name="P155">Resumen</text:p>
          </table:table-cell>
          <table:table-cell table:style-name="Tabla23.A1" office:value-type="string">
            <text:p text:style-name="P234">El empleador <text:span text:style-name="T121">selecciona la edición de ofertas se </text:span><text:span text:style-name="T122">abre un formulario que permite cambiar los datos que estaban al inicio en la oferta y los actualiza.</text:span></text:p>
          </table:table-cell>
        </table:table-row>
        <table:table-row table:style-name="Tabla23.1">
          <table:table-cell table:style-name="Tabla23.A1" office:value-type="string">
            <text:p text:style-name="P155">Tipo</text:p>
          </table:table-cell>
          <table:table-cell table:style-name="Tabla23.A1" office:value-type="string">
            <text:p text:style-name="P319">Primario, <text:span text:style-name="T61">Esencial</text:span></text:p>
          </table:table-cell>
        </table:table-row>
        <table:table-row table:style-name="Tabla23.1">
          <table:table-cell table:style-name="Tabla23.A1" office:value-type="string">
            <text:p text:style-name="P155">Referencias:</text:p>
          </table:table-cell>
          <table:table-cell table:style-name="Tabla23.A1" office:value-type="string">
            <text:p text:style-name="P270">CU001, CU002, <text:span text:style-name="T63">CU00</text:span><text:span text:style-name="T100">5</text:span></text:p>
          </table:table-cell>
        </table:table-row>
        <table:table-row table:style-name="Tabla23.9">
          <table:table-cell table:style-name="Tabla23.A1" table:number-columns-spanned="2" office:value-type="string">
            <text:p text:style-name="P32">Segunda sección</text:p>
          </table:table-cell>
          <table:covered-table-cell/>
        </table:table-row>
        <table:table-row table:style-name="Tabla23.9">
          <table:table-cell table:style-name="Tabla23.A1" office:value-type="string">
            <text:p text:style-name="P32">Acción de actores</text:p>
          </table:table-cell>
          <table:table-cell table:style-name="Tabla23.A1" office:value-type="string">
            <text:p text:style-name="P33">Respuesta del sistema</text:p>
          </table:table-cell>
        </table:table-row>
        <table:table-row table:style-name="Tabla23.9">
          <table:table-cell table:style-name="Tabla23.A1" office:value-type="string">
            <text:p text:style-name="P375">1. <text:span text:style-name="T113">El Empleador </text:span><text:span text:style-name="T122">selecciona editar la información de la oferta</text:span></text:p>
          </table:table-cell>
          <table:table-cell table:style-name="Tabla23.A1" office:value-type="string">
            <text:p text:style-name="P376">2. El sistema<text:span text:style-name="T23"> genera</text:span><text:span text:style-name="T24">n </text:span><text:span text:style-name="T30">una pagina donde aparece un formulario donde están datos que puede cambiar(Nombre de la oferta, </text:span><text:span text:style-name="T31">descripción, categoría, Fecha de publicación, Fecha limite, Salario Aproximado, Modalidad, Ubicación y Detalles</text:span><text:span text:style-name="T30">), </text:span><text:span text:style-name="T31">en la parte baja se generan dos botones, cancelar y editar.</text:span></text:p>
          </table:table-cell>
        </table:table-row>
        <table:table-row table:style-name="Tabla23.9">
          <table:table-cell table:style-name="Tabla23.A12" office:value-type="string">
            <text:p text:style-name="P144"><text:span text:style-name="T126">3</text:span>. <text:span text:style-name="T95">Ingresa <text:s/></text:span><text:span text:style-name="T123">o dejar en blanco </text:span><text:span text:style-name="T95">el nombre </text:span><text:span text:style-name="T123">de la oferta</text:span><text:span text:style-name="T4">.</text:span></text:p>
          </table:table-cell>
          <table:table-cell table:style-name="Tabla23.A12" office:value-type="string">
            <text:p text:style-name="P376"/>
          </table:table-cell>
        </table:table-row>
        <table:table-row table:style-name="Tabla23.13">
          <table:table-cell table:style-name="Tabla23.A12" office:value-type="string">
            <text:p text:style-name="P156"><text:span text:style-name="T126">4</text:span>. <text:span text:style-name="T95">Ingresa </text:span><text:span text:style-name="T123">o dejar en blanco la descripción.</text:span></text:p>
          </table:table-cell>
          <table:table-cell table:style-name="Tabla23.A12" office:value-type="string">
            <text:p text:style-name="P376"/>
          </table:table-cell>
        </table:table-row>
        <text:soft-page-break/>
        <table:table-row table:style-name="Tabla23.9">
          <table:table-cell table:style-name="Tabla23.A12" office:value-type="string">
            <text:p text:style-name="P156"><text:span text:style-name="T126">5</text:span>. <text:span text:style-name="T95">Ingresa </text:span><text:span text:style-name="T123">o dejar en blanco </text:span><text:span text:style-name="T95"><text:s/>la </text:span><text:span text:style-name="T123">categoría.</text:span></text:p>
          </table:table-cell>
          <table:table-cell table:style-name="Tabla23.A12" office:value-type="string">
            <text:p text:style-name="P376"/>
          </table:table-cell>
        </table:table-row>
        <table:table-row table:style-name="Tabla23.9">
          <table:table-cell table:style-name="Tabla23.A12" office:value-type="string">
            <text:p text:style-name="P156"><text:span text:style-name="T126">6</text:span>. <text:span text:style-name="T95">Ingresa </text:span><text:span text:style-name="T123">o dejar en blanco </text:span><text:span text:style-name="T95"><text:s/>el </text:span><text:span text:style-name="T123">fecha de publicación</text:span></text:p>
          </table:table-cell>
          <table:table-cell table:style-name="Tabla23.A12" office:value-type="string">
            <text:p text:style-name="P376"/>
          </table:table-cell>
        </table:table-row>
        <table:table-row table:style-name="Tabla23.9">
          <table:table-cell table:style-name="Tabla23.A12" office:value-type="string">
            <text:p text:style-name="P156"><text:span text:style-name="T126">7</text:span>. <text:span text:style-name="T95">ingresa </text:span><text:span text:style-name="T123">o dejar en blanco fecha limite aplicación</text:span></text:p>
          </table:table-cell>
          <table:table-cell table:style-name="Tabla23.A12" office:value-type="string">
            <text:p text:style-name="P376"/>
          </table:table-cell>
        </table:table-row>
        <table:table-row table:style-name="Tabla23.9">
          <table:table-cell table:style-name="Tabla23.A12" office:value-type="string">
            <text:p text:style-name="P156"><text:span text:style-name="T126">8</text:span>. <text:span text:style-name="T95">Ingresa </text:span><text:span text:style-name="T123">o dejar en blanco salario Aproximado</text:span></text:p>
          </table:table-cell>
          <table:table-cell table:style-name="Tabla23.A12" office:value-type="string">
            <text:p text:style-name="P376"/>
          </table:table-cell>
        </table:table-row>
        <table:table-row table:style-name="Tabla23.9">
          <table:table-cell table:style-name="Tabla23.A12" office:value-type="string">
            <text:p text:style-name="P156"><text:span text:style-name="T126">9</text:span>. <text:span text:style-name="T95">Ingresa </text:span><text:span text:style-name="T123">o dejar en blanco modalidad</text:span></text:p>
          </table:table-cell>
          <table:table-cell table:style-name="Tabla23.A12" office:value-type="string">
            <text:p text:style-name="P376"/>
          </table:table-cell>
        </table:table-row>
        <table:table-row table:style-name="Tabla23.9">
          <table:table-cell table:style-name="Tabla23.A12" office:value-type="string">
            <text:p text:style-name="P512"><text:span text:style-name="T126">10</text:span>. <text:span text:style-name="T95">Ingresa </text:span>o dejar en blanco <text:span text:style-name="T124">ubicación</text:span></text:p>
          </table:table-cell>
          <table:table-cell table:style-name="Tabla23.A12" office:value-type="string">
            <text:p text:style-name="P376"/>
          </table:table-cell>
        </table:table-row>
        <table:table-row table:style-name="Tabla23.9">
          <table:table-cell table:style-name="Tabla23.A12" office:value-type="string">
            <text:p text:style-name="P513"><text:span text:style-name="T124">1</text:span><text:span text:style-name="T126">1</text:span>. <text:span text:style-name="T95">Ingresa </text:span>o dejar en blanco <text:span text:style-name="T124">detalles</text:span></text:p>
          </table:table-cell>
          <table:table-cell table:style-name="Tabla23.A12" office:value-type="string">
            <text:p text:style-name="P509"/>
          </table:table-cell>
        </table:table-row>
        <table:table-row table:style-name="Tabla23.9">
          <table:table-cell table:style-name="Tabla23.A12" office:value-type="string">
            <text:p text:style-name="P498"><text:span text:style-name="T124">1</text:span><text:span text:style-name="T126">2</text:span>. <text:span text:style-name="T120">Presionar Editar</text:span></text:p>
          </table:table-cell>
          <table:table-cell table:style-name="Tabla23.A12" office:value-type="string">
            <text:p text:style-name="P509"><text:span text:style-name="T124">1</text:span><text:span text:style-name="T126">3</text:span>. <text:span text:style-name="T101">El sistema manda </text:span><text:span text:style-name="T105">un mensaje ”</text:span><text:span text:style-name="T123">Oferta Editada</text:span><text:span text:style-name="T105"> ” </text:span><text:span text:style-name="T106">debajo se genera un botón ok, al presionarlo el usuario es mandado a la pagina de gestión de </text:span><text:span text:style-name="T123">ofertas con la información actualizada </text:span><text:span text:style-name="T106">.</text:span></text:p>
          </table:table-cell>
        </table:table-row>
        <table:table-row table:style-name="Tabla23.9">
          <table:table-cell table:style-name="Tabla23.A12" office:value-type="string">
            <text:p text:style-name="P498"><text:span text:style-name="T124">1</text:span><text:span text:style-name="T126">4</text:span>. <text:span text:style-name="T120">Presionar </text:span><text:span text:style-name="T123">Cancelar</text:span></text:p>
          </table:table-cell>
          <table:table-cell table:style-name="Tabla23.A12" office:value-type="string">
            <text:p text:style-name="P503"><text:span text:style-name="T124">1</text:span><text:span text:style-name="T126">5</text:span><text:span text:style-name="T124">.</text:span> <text:span text:style-name="T120">El sistema </text:span><text:span text:style-name="T123">devuelve al usuario a la pagina de gestión de ofertas</text:span><text:span text:style-name="T120">.</text:span></text:p>
          </table:table-cell>
        </table:table-row>
      </table:table>
      <text:p text:style-name="P340"/>
      <text:p text:style-name="P80">C<text:span text:style-name="T57">ASO DE USO DE ALTO NIVEL</text:span></text:p>
      <table:table table:name="Tabla24" table:style-name="Tabla24">
        <table:table-column table:style-name="Tabla24.A" table:number-columns-repeated="2"/>
        <table:table-row table:style-name="Tabla24.1">
          <table:table-cell table:style-name="Tabla24.A1" office:value-type="string">
            <text:p text:style-name="P157">Número</text:p>
          </table:table-cell>
          <table:table-cell table:style-name="Tabla24.A1" office:value-type="string">
            <text:p text:style-name="P157">CU0<text:span text:style-name="T110">1</text:span><text:span text:style-name="T125">8</text:span></text:p>
          </table:table-cell>
        </table:table-row>
        <table:table-row table:style-name="Tabla24.1">
          <table:table-cell table:style-name="Tabla24.A1" office:value-type="string">
            <text:p text:style-name="P157">Nombre del Caso de Uso:</text:p>
          </table:table-cell>
          <table:table-cell table:style-name="Tabla24.A1" office:value-type="string">
            <text:p text:style-name="P505"><text:span text:style-name="T125">Creación</text:span> de Ofertas Empleador</text:p>
          </table:table-cell>
        </table:table-row>
        <table:table-row table:style-name="Tabla24.1">
          <table:table-cell table:style-name="Tabla24.A1" office:value-type="string">
            <text:p text:style-name="P157">Actores</text:p>
          </table:table-cell>
          <table:table-cell table:style-name="Tabla24.A1" office:value-type="string">
            <text:p text:style-name="P157"><text:span text:style-name="T56">Usuario </text:span><text:span text:style-name="T113">Empleador</text:span> </text:p>
          </table:table-cell>
        </table:table-row>
        <table:table-row table:style-name="Tabla24.1">
          <table:table-cell table:style-name="Tabla24.A1" office:value-type="string">
            <text:p text:style-name="P157">Descripción</text:p>
          </table:table-cell>
          <table:table-cell table:style-name="Tabla24.A1" office:value-type="string">
            <text:p text:style-name="P235">El empleador <text:span text:style-name="T126">presiona</text:span><text:span text:style-name="T121"> </text:span><text:span text:style-name="T125">crear</text:span><text:span text:style-name="T121"> ofertas se inicia una pagina para poder </text:span><text:span text:style-name="T126">crear</text:span><text:span text:style-name="T121"> la información de la oferta.</text:span></text:p>
          </table:table-cell>
        </table:table-row>
        <table:table-row table:style-name="Tabla24.1">
          <table:table-cell table:style-name="Tabla24.A1" office:value-type="string">
            <text:p text:style-name="P157">Tipo</text:p>
          </table:table-cell>
          <table:table-cell table:style-name="Tabla24.A1" office:value-type="string">
            <text:p text:style-name="P320">Primario</text:p>
          </table:table-cell>
        </table:table-row>
      </table:table>
      <text:p text:style-name="P515"/>
      <text:p text:style-name="P111">EXPANDIDO</text:p>
      <table:table table:name="Tabla25" table:style-name="Tabla25">
        <table:table-column table:style-name="Tabla25.A"/>
        <table:table-column table:style-name="Tabla25.B"/>
        <table:table-row table:style-name="Tabla25.1">
          <table:table-cell table:style-name="Tabla25.A1" office:value-type="string">
            <text:p text:style-name="P157">Número</text:p>
          </table:table-cell>
          <table:table-cell table:style-name="Tabla25.A1" office:value-type="string">
            <text:p text:style-name="P157">CU0<text:span text:style-name="T110">1</text:span><text:span text:style-name="T125">8</text:span></text:p>
          </table:table-cell>
        </table:table-row>
        <table:table-row table:style-name="Tabla25.1">
          <table:table-cell table:style-name="Tabla25.A1" office:value-type="string">
            <text:p text:style-name="P157">Nombre del Caso de Uso:</text:p>
          </table:table-cell>
          <table:table-cell table:style-name="Tabla25.A1" office:value-type="string">
            <text:p text:style-name="P505"><text:span text:style-name="T125">Creación</text:span> de Ofertas Empleador</text:p>
          </table:table-cell>
        </table:table-row>
        <table:table-row table:style-name="Tabla25.1">
          <table:table-cell table:style-name="Tabla25.A1" office:value-type="string">
            <text:p text:style-name="P157">Actores</text:p>
          </table:table-cell>
          <table:table-cell table:style-name="Tabla25.A1" office:value-type="string">
            <text:p text:style-name="P157"><text:span text:style-name="T56">Usuario </text:span><text:span text:style-name="T113">Empleador</text:span> </text:p>
          </table:table-cell>
        </table:table-row>
        <text:soft-page-break/>
        <table:table-row table:style-name="Tabla25.4">
          <table:table-cell table:style-name="Tabla25.A1" office:value-type="string">
            <text:p text:style-name="P157">Propósito:</text:p>
          </table:table-cell>
          <table:table-cell table:style-name="Tabla25.A1" office:value-type="string">
            <text:p text:style-name="P239"><text:span text:style-name="T126">Crear</text:span> Oferta de empleo</text:p>
          </table:table-cell>
        </table:table-row>
        <table:table-row table:style-name="Tabla25.1">
          <table:table-cell table:style-name="Tabla25.A1" office:value-type="string">
            <text:p text:style-name="P157">Precondiciones</text:p>
          </table:table-cell>
          <table:table-cell table:style-name="Tabla25.A1" office:value-type="string">
            <text:p text:style-name="P320">CU00<text:span text:style-name="T100">5</text:span></text:p>
          </table:table-cell>
        </table:table-row>
        <table:table-row table:style-name="Tabla25.1">
          <table:table-cell table:style-name="Tabla25.A1" office:value-type="string">
            <text:p text:style-name="P157">Resumen</text:p>
          </table:table-cell>
          <table:table-cell table:style-name="Tabla25.A1" office:value-type="string">
            <text:p text:style-name="P236">El empleador <text:span text:style-name="T126">presiona</text:span><text:span text:style-name="T121"> </text:span><text:span text:style-name="T125">crear</text:span><text:span text:style-name="T121"> ofertas se inicia una pagina para poder </text:span><text:span text:style-name="T126">que </text:span><text:span text:style-name="T127">muestra</text:span><text:span text:style-name="T126"> un formulario que el usuario rellena para completar la oferta.</text:span></text:p>
          </table:table-cell>
        </table:table-row>
        <table:table-row table:style-name="Tabla25.1">
          <table:table-cell table:style-name="Tabla25.A1" office:value-type="string">
            <text:p text:style-name="P157">Tipo</text:p>
          </table:table-cell>
          <table:table-cell table:style-name="Tabla25.A1" office:value-type="string">
            <text:p text:style-name="P320">Primario, <text:span text:style-name="T61">Esencial</text:span></text:p>
          </table:table-cell>
        </table:table-row>
        <table:table-row table:style-name="Tabla25.1">
          <table:table-cell table:style-name="Tabla25.A1" office:value-type="string">
            <text:p text:style-name="P157">Referencias:</text:p>
          </table:table-cell>
          <table:table-cell table:style-name="Tabla25.A1" office:value-type="string">
            <text:p text:style-name="P271">CU001, CU002, <text:span text:style-name="T63">CU00</text:span><text:span text:style-name="T100">5</text:span></text:p>
          </table:table-cell>
        </table:table-row>
        <table:table-row table:style-name="Tabla25.9">
          <table:table-cell table:style-name="Tabla25.A1" table:number-columns-spanned="2" office:value-type="string">
            <text:p text:style-name="P34">Segunda sección</text:p>
          </table:table-cell>
          <table:covered-table-cell/>
        </table:table-row>
        <table:table-row table:style-name="Tabla25.9">
          <table:table-cell table:style-name="Tabla25.A1" office:value-type="string">
            <text:p text:style-name="P34">Acción de actores</text:p>
          </table:table-cell>
          <table:table-cell table:style-name="Tabla25.A1" office:value-type="string">
            <text:p text:style-name="P35">Respuesta del sistema</text:p>
          </table:table-cell>
        </table:table-row>
        <table:table-row table:style-name="Tabla25.9">
          <table:table-cell table:style-name="Tabla25.A1" office:value-type="string">
            <text:p text:style-name="P377">1. <text:span text:style-name="T113">El Empleador </text:span><text:span text:style-name="T122">selecciona </text:span><text:span text:style-name="T126">crear</text:span><text:span text:style-name="T122"> la </text:span><text:span text:style-name="T126">una nueva</text:span><text:span text:style-name="T122"> </text:span><text:span text:style-name="T126">o</text:span><text:span text:style-name="T122">ferta</text:span></text:p>
          </table:table-cell>
          <table:table-cell table:style-name="Tabla25.A1" office:value-type="string">
            <text:p text:style-name="P378">2. El sistema<text:span text:style-name="T23"> genera</text:span><text:span text:style-name="T24">n </text:span><text:span text:style-name="T30">una pagina donde aparece un formulario donde están datos que </text:span><text:span text:style-name="T32">hay que rellenar</text:span><text:span text:style-name="T30">(Nombre de la oferta, </text:span><text:span text:style-name="T31">descripción, categoría, Fecha de publicación, Fecha limite, Salario Aproximado, Modalidad, Ubicación y Detalles</text:span><text:span text:style-name="T30">), </text:span><text:span text:style-name="T31">en la parte baja se generan dos botones, cancelar y </text:span><text:span text:style-name="T32">crear</text:span><text:span text:style-name="T31">.</text:span></text:p>
          </table:table-cell>
        </table:table-row>
        <table:table-row table:style-name="Tabla25.9">
          <table:table-cell table:style-name="Tabla25.A12" office:value-type="string">
            <text:p text:style-name="P157"><text:span text:style-name="T126">3</text:span>. <text:span text:style-name="T95">Ingresa <text:s/></text:span><text:span text:style-name="T123">o dejar en blanco </text:span><text:span text:style-name="T95">el nombre </text:span><text:span text:style-name="T123">de la oferta</text:span><text:span text:style-name="T4">.</text:span></text:p>
          </table:table-cell>
          <table:table-cell table:style-name="Tabla25.A12" office:value-type="string">
            <text:p text:style-name="P378"/>
          </table:table-cell>
        </table:table-row>
        <table:table-row table:style-name="Tabla25.13">
          <table:table-cell table:style-name="Tabla25.A12" office:value-type="string">
            <text:p text:style-name="P157"><text:span text:style-name="T126">4</text:span>. <text:span text:style-name="T95">Ingresa </text:span><text:span text:style-name="T123">o dejar en blanco la descripción.</text:span></text:p>
          </table:table-cell>
          <table:table-cell table:style-name="Tabla25.A12" office:value-type="string">
            <text:p text:style-name="P378"/>
          </table:table-cell>
        </table:table-row>
        <table:table-row table:style-name="Tabla25.9">
          <table:table-cell table:style-name="Tabla25.A12" office:value-type="string">
            <text:p text:style-name="P157"><text:span text:style-name="T126">5</text:span>. <text:span text:style-name="T95">Ingresa </text:span><text:span text:style-name="T123">o dejar en blanco </text:span><text:span text:style-name="T95"><text:s/>la </text:span><text:span text:style-name="T123">categoría.</text:span></text:p>
          </table:table-cell>
          <table:table-cell table:style-name="Tabla25.A12" office:value-type="string">
            <text:p text:style-name="P378"/>
          </table:table-cell>
        </table:table-row>
        <table:table-row table:style-name="Tabla25.9">
          <table:table-cell table:style-name="Tabla25.A12" office:value-type="string">
            <text:p text:style-name="P157"><text:span text:style-name="T126">6</text:span>. <text:span text:style-name="T95">Ingresa </text:span><text:span text:style-name="T123">o dejar en blanco </text:span><text:span text:style-name="T95"><text:s/>el </text:span><text:span text:style-name="T123">fecha de publicación</text:span></text:p>
          </table:table-cell>
          <table:table-cell table:style-name="Tabla25.A12" office:value-type="string">
            <text:p text:style-name="P378"/>
          </table:table-cell>
        </table:table-row>
        <table:table-row table:style-name="Tabla25.9">
          <table:table-cell table:style-name="Tabla25.A12" office:value-type="string">
            <text:p text:style-name="P157"><text:span text:style-name="T126">7</text:span>. <text:span text:style-name="T95">ingresa </text:span><text:span text:style-name="T123">o dejar en blanco fecha limite aplicación</text:span></text:p>
          </table:table-cell>
          <table:table-cell table:style-name="Tabla25.A12" office:value-type="string">
            <text:p text:style-name="P378"/>
          </table:table-cell>
        </table:table-row>
        <table:table-row table:style-name="Tabla25.9">
          <table:table-cell table:style-name="Tabla25.A12" office:value-type="string">
            <text:p text:style-name="P157"><text:span text:style-name="T126">8</text:span>. <text:span text:style-name="T95">Ingresa </text:span><text:span text:style-name="T123">o dejar en blanco salario Aproximado</text:span></text:p>
          </table:table-cell>
          <table:table-cell table:style-name="Tabla25.A12" office:value-type="string">
            <text:p text:style-name="P378"/>
          </table:table-cell>
        </table:table-row>
        <table:table-row table:style-name="Tabla25.9">
          <table:table-cell table:style-name="Tabla25.A12" office:value-type="string">
            <text:p text:style-name="P157"><text:span text:style-name="T126">9</text:span>. <text:span text:style-name="T95">Ingresa </text:span><text:span text:style-name="T123">o dejar en blanco modalidad</text:span></text:p>
          </table:table-cell>
          <table:table-cell table:style-name="Tabla25.A12" office:value-type="string">
            <text:p text:style-name="P378"/>
          </table:table-cell>
        </table:table-row>
        <table:table-row table:style-name="Tabla25.9">
          <table:table-cell table:style-name="Tabla25.A12" office:value-type="string">
            <text:p text:style-name="P514"><text:span text:style-name="T126">10</text:span>. <text:span text:style-name="T95">Ingresa </text:span>o dejar en blanco <text:span text:style-name="T124">ubicación</text:span></text:p>
          </table:table-cell>
          <table:table-cell table:style-name="Tabla25.A12" office:value-type="string">
            <text:p text:style-name="P378"/>
          </table:table-cell>
        </table:table-row>
        <table:table-row table:style-name="Tabla25.9">
          <table:table-cell table:style-name="Tabla25.A12" office:value-type="string">
            <text:p text:style-name="P514"><text:span text:style-name="T124">1</text:span><text:span text:style-name="T126">1</text:span>. <text:span text:style-name="T95">Ingresa </text:span>o dejar en blanco <text:span text:style-name="T124">detalles</text:span></text:p>
          </table:table-cell>
          <table:table-cell table:style-name="Tabla25.A12" office:value-type="string">
            <text:p text:style-name="P510"/>
          </table:table-cell>
        </table:table-row>
        <table:table-row table:style-name="Tabla25.9">
          <table:table-cell table:style-name="Tabla25.A12" office:value-type="string">
            <text:p text:style-name="P499"><text:span text:style-name="T124">1</text:span><text:span text:style-name="T126">2</text:span>. <text:span text:style-name="T120">Presionar </text:span><text:span text:style-name="T126">Crear</text:span></text:p>
          </table:table-cell>
          <table:table-cell table:style-name="Tabla25.A12" office:value-type="string">
            <text:p text:style-name="P510"><text:span text:style-name="T124">1</text:span><text:span text:style-name="T126">3</text:span>.<text:span text:style-name="T101">El sistema manda </text:span><text:span text:style-name="T105">un mensaje ”</text:span><text:span text:style-name="T123">Oferta </text:span><text:span text:style-name="T126">Creada</text:span><text:span text:style-name="T105"> ” </text:span><text:span text:style-name="T106">debajo se genera un botón ok, al </text:span><text:soft-page-break/><text:span text:style-name="T106">presionarlo el usuario es mandado a la pagina de gestión de </text:span><text:span text:style-name="T123">ofertas </text:span><text:span text:style-name="T126">con la oferta creada</text:span><text:span text:style-name="T123"> </text:span><text:span text:style-name="T106">.</text:span></text:p>
          </table:table-cell>
        </table:table-row>
        <table:table-row table:style-name="Tabla25.9">
          <table:table-cell table:style-name="Tabla25.A12" office:value-type="string">
            <text:p text:style-name="P499"><text:span text:style-name="T124">1</text:span><text:span text:style-name="T126">4</text:span>. <text:span text:style-name="T120">Presionar </text:span><text:span text:style-name="T123">Cancelar</text:span></text:p>
          </table:table-cell>
          <table:table-cell table:style-name="Tabla25.A12" office:value-type="string">
            <text:p text:style-name="P506"><text:span text:style-name="T124">1</text:span><text:span text:style-name="T126">5</text:span>. <text:span text:style-name="T120">El sistema </text:span><text:span text:style-name="T123">devuelve al usuario a la pagina de gestión de ofertas</text:span><text:span text:style-name="T120">.</text:span></text:p>
          </table:table-cell>
        </table:table-row>
        <table:table-row table:style-name="Tabla25.23">
          <table:table-cell table:style-name="Tabla25.A12" table:number-columns-spanned="2" office:value-type="string">
            <text:p text:style-name="P102">Tercera sección (escenarios alternos)</text:p>
          </table:table-cell>
          <table:covered-table-cell/>
        </table:table-row>
        <table:table-row table:style-name="Tabla25.9">
          <table:table-cell table:style-name="Tabla25.A12" table:number-columns-spanned="2" office:value-type="string">
            <text:p text:style-name="P355">En paso <text:span text:style-name="T128">12</text:span>, si <text:span text:style-name="T4">no ingresa todos los datos , se muestra el mensaje “por favor ingrese todos los datos no deje espacio en blanco”.</text:span></text:p>
          </table:table-cell>
          <table:covered-table-cell/>
        </table:table-row>
      </table:table>
      <text:p text:style-name="P341"/>
      <text:p text:style-name="P341"/>
      <text:p text:style-name="P341"/>
      <text:p text:style-name="P341"/>
      <text:p text:style-name="P81">C<text:span text:style-name="T57">ASO DE USO DE ALTO NIVEL</text:span></text:p>
      <table:table table:name="Tabla26" table:style-name="Tabla26">
        <table:table-column table:style-name="Tabla26.A" table:number-columns-repeated="2"/>
        <table:table-row table:style-name="Tabla26.1">
          <table:table-cell table:style-name="Tabla26.A1" office:value-type="string">
            <text:p text:style-name="P158">Número</text:p>
          </table:table-cell>
          <table:table-cell table:style-name="Tabla26.A1" office:value-type="string">
            <text:p text:style-name="P158">CU0<text:span text:style-name="T129">1</text:span><text:span text:style-name="T100">9</text:span></text:p>
          </table:table-cell>
        </table:table-row>
        <table:table-row table:style-name="Tabla26.1">
          <table:table-cell table:style-name="Tabla26.A1" office:value-type="string">
            <text:p text:style-name="P158">Nombre del Caso de Uso:</text:p>
          </table:table-cell>
          <table:table-cell table:style-name="Tabla26.A1" office:value-type="string">
            <text:p text:style-name="P321"><text:span text:style-name="T63">Menú </text:span><text:span text:style-name="T129">Revisión de postulantes Empleador</text:span></text:p>
          </table:table-cell>
        </table:table-row>
        <table:table-row table:style-name="Tabla26.1">
          <table:table-cell table:style-name="Tabla26.A1" office:value-type="string">
            <text:p text:style-name="P158">Actores</text:p>
          </table:table-cell>
          <table:table-cell table:style-name="Tabla26.A1" office:value-type="string">
            <text:p text:style-name="P158"><text:span text:style-name="T56">Usuario </text:span><text:span text:style-name="T129">Empleador</text:span> </text:p>
          </table:table-cell>
        </table:table-row>
        <table:table-row table:style-name="Tabla26.1">
          <table:table-cell table:style-name="Tabla26.A1" office:value-type="string">
            <text:p text:style-name="P158">Descripción</text:p>
          </table:table-cell>
          <table:table-cell table:style-name="Tabla26.A1" office:value-type="string">
            <text:p text:style-name="P201">E<text:span text:style-name="T62">l </text:span><text:span text:style-name="T129">empleador</text:span><text:span text:style-name="T62"> accede a</text:span><text:span text:style-name="T61">l apartado </text:span><text:span text:style-name="T129">revisión de postulaciones</text:span><text:span text:style-name="T65"> p</text:span><text:span text:style-name="T130">ara visualizar y seleccionar ofertas y con ello seleccionar a los postulantes</text:span><text:span text:style-name="T64">.</text:span></text:p>
          </table:table-cell>
        </table:table-row>
        <table:table-row table:style-name="Tabla26.1">
          <table:table-cell table:style-name="Tabla26.A1" office:value-type="string">
            <text:p text:style-name="P158">Tipo</text:p>
          </table:table-cell>
          <table:table-cell table:style-name="Tabla26.A1" office:value-type="string">
            <text:p text:style-name="P462">Secundario</text:p>
          </table:table-cell>
        </table:table-row>
      </table:table>
      <text:p text:style-name="P122"/>
      <text:p text:style-name="P122">EXPANDIDO</text:p>
      <table:table table:name="Tabla27" table:style-name="Tabla27">
        <table:table-column table:style-name="Tabla27.A"/>
        <table:table-column table:style-name="Tabla27.B"/>
        <table:table-row table:style-name="Tabla27.1">
          <table:table-cell table:style-name="Tabla27.A1" office:value-type="string">
            <text:p text:style-name="P158">Número</text:p>
          </table:table-cell>
          <table:table-cell table:style-name="Tabla27.A1" office:value-type="string">
            <text:p text:style-name="P516">CU0<text:span text:style-name="T129">1</text:span><text:span text:style-name="T100">9</text:span></text:p>
          </table:table-cell>
        </table:table-row>
        <table:table-row table:style-name="Tabla27.1">
          <table:table-cell table:style-name="Tabla27.A1" office:value-type="string">
            <text:p text:style-name="P158">Nombre del Caso de Uso:</text:p>
          </table:table-cell>
          <table:table-cell table:style-name="Tabla27.A1" office:value-type="string">
            <text:p text:style-name="P521"><text:span text:style-name="T63">Menú </text:span><text:span text:style-name="T129">Revisión de postulantes Empleador</text:span></text:p>
          </table:table-cell>
        </table:table-row>
        <table:table-row table:style-name="Tabla27.3">
          <table:table-cell table:style-name="Tabla27.A1" office:value-type="string">
            <text:p text:style-name="P158">Actores</text:p>
          </table:table-cell>
          <table:table-cell table:style-name="Tabla27.A1" office:value-type="string">
            <text:p text:style-name="P516"><text:span text:style-name="T56">Usuario </text:span><text:span text:style-name="T129">Empleador</text:span> </text:p>
          </table:table-cell>
        </table:table-row>
        <table:table-row table:style-name="Tabla27.1">
          <table:table-cell table:style-name="Tabla27.A1" office:value-type="string">
            <text:p text:style-name="P158">Propósito:</text:p>
          </table:table-cell>
          <table:table-cell table:style-name="Tabla27.A1" office:value-type="string">
            <text:p text:style-name="P240">Seleccionar ofertas para visualizar candidatos</text:p>
          </table:table-cell>
        </table:table-row>
        <table:table-row table:style-name="Tabla27.1">
          <table:table-cell table:style-name="Tabla27.A1" office:value-type="string">
            <text:p text:style-name="P158">Precondiciones</text:p>
          </table:table-cell>
          <table:table-cell table:style-name="Tabla27.A1" office:value-type="string">
            <text:p text:style-name="P321">CU00<text:span text:style-name="T100">5</text:span></text:p>
          </table:table-cell>
        </table:table-row>
        <table:table-row table:style-name="Tabla27.1">
          <table:table-cell table:style-name="Tabla27.A1" office:value-type="string">
            <text:p text:style-name="P158">Resumen</text:p>
          </table:table-cell>
          <table:table-cell table:style-name="Tabla27.A1" office:value-type="string">
            <text:p text:style-name="P189">E<text:span text:style-name="T62">l </text:span><text:span text:style-name="T131">empleador</text:span><text:span text:style-name="T62"> </text:span><text:span text:style-name="T57">ingresa a la </text:span><text:span text:style-name="T65">pestaña</text:span><text:span text:style-name="T57"> </text:span><text:span text:style-name="T63">d</text:span><text:span text:style-name="T65">e </text:span><text:span text:style-name="T131">revisión de postulaciones</text:span><text:span text:style-name="T61"> </text:span><text:span text:style-name="T63">y </text:span><text:span text:style-name="T65">se genera un listado</text:span><text:span text:style-name="T100"> de las ofertas</text:span><text:span text:style-name="T65"> donde puede </text:span><text:span text:style-name="T131">seleccionar alguna para elegir candidatos</text:span></text:p>
          </table:table-cell>
        </table:table-row>
        <table:table-row table:style-name="Tabla27.1">
          <table:table-cell table:style-name="Tabla27.A1" office:value-type="string">
            <text:p text:style-name="P158">Tipo</text:p>
          </table:table-cell>
          <table:table-cell table:style-name="Tabla27.A1" office:value-type="string">
            <text:p text:style-name="P462">Secundario</text:p>
          </table:table-cell>
        </table:table-row>
        <text:soft-page-break/>
        <table:table-row table:style-name="Tabla27.1">
          <table:table-cell table:style-name="Tabla27.A1" office:value-type="string">
            <text:p text:style-name="P158">Referencias:</text:p>
          </table:table-cell>
          <table:table-cell table:style-name="Tabla27.A1" office:value-type="string">
            <text:p text:style-name="P272">CU001, CU002, <text:span text:style-name="T63">CU00</text:span><text:span text:style-name="T100">5</text:span></text:p>
          </table:table-cell>
        </table:table-row>
        <table:table-row table:style-name="Tabla27.9">
          <table:table-cell table:style-name="Tabla27.A1" table:number-columns-spanned="2" office:value-type="string">
            <text:p text:style-name="P36">Segunda sección</text:p>
          </table:table-cell>
          <table:covered-table-cell/>
        </table:table-row>
        <table:table-row table:style-name="Tabla27.9">
          <table:table-cell table:style-name="Tabla27.A1" office:value-type="string">
            <text:p text:style-name="P36">Acción de actores</text:p>
          </table:table-cell>
          <table:table-cell table:style-name="Tabla27.A1" office:value-type="string">
            <text:p text:style-name="P37">Respuesta del sistema</text:p>
          </table:table-cell>
        </table:table-row>
        <table:table-row table:style-name="Tabla27.9">
          <table:table-cell table:style-name="Tabla27.A1" office:value-type="string">
            <text:p text:style-name="P379">1. Seleccionar el la pestaña <text:span text:style-name="T131">revisión de postulaciones</text:span></text:p>
          </table:table-cell>
          <table:table-cell table:style-name="Tabla27.A1" office:value-type="string">
            <text:p text:style-name="P380">2. El sistema <text:span text:style-name="T65">genera </text:span><text:span text:style-name="T67">un listado de l</text:span><text:span text:style-name="T131">a</text:span><text:span text:style-name="T67">s </text:span><text:span text:style-name="T131">ofertas</text:span><text:span text:style-name="T101"> con un botón </text:span><text:span text:style-name="T131">seleccionar</text:span><text:span text:style-name="T101"> en cada </text:span><text:span text:style-name="T131">oferta.</text:span></text:p>
          </table:table-cell>
        </table:table-row>
        <table:table-row table:style-name="Tabla27.9">
          <table:table-cell table:style-name="Tabla27.A12" office:value-type="string">
            <text:p text:style-name="P407">3. <text:span text:style-name="T101">Presionar </text:span><text:span text:style-name="T131">Seleccionar</text:span><text:span text:style-name="T67"> </text:span></text:p>
          </table:table-cell>
          <table:table-cell table:style-name="Tabla27.A12" office:value-type="string">
            <text:p text:style-name="P408">4. El sistema <text:span text:style-name="T101">manda al usuario a la pagina de </text:span><text:span text:style-name="T131">candidatos de oferta</text:span><text:span text:style-name="T101"> </text:span><text:span text:style-name="T131">seleccionada</text:span><text:span text:style-name="T101">.</text:span></text:p>
          </table:table-cell>
        </table:table-row>
      </table:table>
      <text:p text:style-name="P342"/>
      <text:p text:style-name="P342"/>
      <text:p text:style-name="P342"/>
      <text:p text:style-name="P342"/>
      <text:p text:style-name="P82">C<text:span text:style-name="T57">ASO DE USO DE ALTO NIVEL</text:span></text:p>
      <table:table table:name="Tabla28" table:style-name="Tabla28">
        <table:table-column table:style-name="Tabla28.A" table:number-columns-repeated="2"/>
        <table:table-row table:style-name="Tabla28.1">
          <table:table-cell table:style-name="Tabla28.A1" office:value-type="string">
            <text:p text:style-name="P159">Número</text:p>
          </table:table-cell>
          <table:table-cell table:style-name="Tabla28.A1" office:value-type="string">
            <text:p text:style-name="P159">CU0<text:span text:style-name="T131">20</text:span></text:p>
          </table:table-cell>
        </table:table-row>
        <table:table-row table:style-name="Tabla28.1">
          <table:table-cell table:style-name="Tabla28.A1" office:value-type="string">
            <text:p text:style-name="P159">Nombre del Caso de Uso:</text:p>
          </table:table-cell>
          <table:table-cell table:style-name="Tabla28.A1" office:value-type="string">
            <text:p text:style-name="P322"><text:span text:style-name="T131">Candidatos Oferta </text:span><text:span text:style-name="T129">Empleador</text:span></text:p>
          </table:table-cell>
        </table:table-row>
        <table:table-row table:style-name="Tabla28.1">
          <table:table-cell table:style-name="Tabla28.A1" office:value-type="string">
            <text:p text:style-name="P159">Actores</text:p>
          </table:table-cell>
          <table:table-cell table:style-name="Tabla28.A1" office:value-type="string">
            <text:p text:style-name="P159"><text:span text:style-name="T56">Usuario </text:span><text:span text:style-name="T129">Empleador</text:span> </text:p>
          </table:table-cell>
        </table:table-row>
        <table:table-row table:style-name="Tabla28.1">
          <table:table-cell table:style-name="Tabla28.A1" office:value-type="string">
            <text:p text:style-name="P159">Descripción</text:p>
          </table:table-cell>
          <table:table-cell table:style-name="Tabla28.A1" office:value-type="string">
            <text:p text:style-name="P202">E<text:span text:style-name="T62">l </text:span><text:span text:style-name="T129">empleador</text:span><text:span text:style-name="T62"> accede </text:span><text:span text:style-name="T131">a los candidatos de la oferta para su selección.</text:span></text:p>
          </table:table-cell>
        </table:table-row>
        <table:table-row table:style-name="Tabla28.1">
          <table:table-cell table:style-name="Tabla28.A1" office:value-type="string">
            <text:p text:style-name="P159">Tipo</text:p>
          </table:table-cell>
          <table:table-cell table:style-name="Tabla28.A1" office:value-type="string">
            <text:p text:style-name="P463">Secundario</text:p>
          </table:table-cell>
        </table:table-row>
      </table:table>
      <text:p text:style-name="P123"/>
      <text:p text:style-name="P123">EXPANDIDO</text:p>
      <table:table table:name="Tabla29" table:style-name="Tabla29">
        <table:table-column table:style-name="Tabla29.A"/>
        <table:table-column table:style-name="Tabla29.B"/>
        <table:table-row table:style-name="Tabla29.1">
          <table:table-cell table:style-name="Tabla29.A1" office:value-type="string">
            <text:p text:style-name="P159">Número</text:p>
          </table:table-cell>
          <table:table-cell table:style-name="Tabla29.A1" office:value-type="string">
            <text:p text:style-name="P517">CU0<text:span text:style-name="T131">20</text:span></text:p>
          </table:table-cell>
        </table:table-row>
        <table:table-row table:style-name="Tabla29.1">
          <table:table-cell table:style-name="Tabla29.A1" office:value-type="string">
            <text:p text:style-name="P159">Nombre del Caso de Uso:</text:p>
          </table:table-cell>
          <table:table-cell table:style-name="Tabla29.A1" office:value-type="string">
            <text:p text:style-name="P522"><text:span text:style-name="T131">Candidatos Oferta </text:span><text:span text:style-name="T129">Empleador</text:span></text:p>
          </table:table-cell>
        </table:table-row>
        <table:table-row table:style-name="Tabla29.3">
          <table:table-cell table:style-name="Tabla29.A1" office:value-type="string">
            <text:p text:style-name="P159">Actores</text:p>
          </table:table-cell>
          <table:table-cell table:style-name="Tabla29.A1" office:value-type="string">
            <text:p text:style-name="P517"><text:span text:style-name="T56">Usuario </text:span><text:span text:style-name="T129">Empleador</text:span> </text:p>
          </table:table-cell>
        </table:table-row>
        <table:table-row table:style-name="Tabla29.1">
          <table:table-cell table:style-name="Tabla29.A1" office:value-type="string">
            <text:p text:style-name="P159">Propósito:</text:p>
          </table:table-cell>
          <table:table-cell table:style-name="Tabla29.A1" office:value-type="string">
            <text:p text:style-name="P240">Seleccionar candidatos para pasar a entrevista</text:p>
          </table:table-cell>
        </table:table-row>
        <table:table-row table:style-name="Tabla29.1">
          <table:table-cell table:style-name="Tabla29.A1" office:value-type="string">
            <text:p text:style-name="P159">Precondiciones</text:p>
          </table:table-cell>
          <table:table-cell table:style-name="Tabla29.A1" office:value-type="string">
            <text:p text:style-name="P322">CU00<text:span text:style-name="T100">5</text:span></text:p>
          </table:table-cell>
        </table:table-row>
        <table:table-row table:style-name="Tabla29.1">
          <table:table-cell table:style-name="Tabla29.A1" office:value-type="string">
            <text:p text:style-name="P159">Resumen</text:p>
          </table:table-cell>
          <table:table-cell table:style-name="Tabla29.A1" office:value-type="string">
            <text:p text:style-name="P202">E<text:span text:style-name="T62">l </text:span><text:span text:style-name="T129">empleador</text:span><text:span text:style-name="T62"> accede </text:span><text:span text:style-name="T131">a los candidatos de la oferta donde hay un listado en base a la oferta y puede seleccionar el candidato para generar una entrevista.</text:span></text:p>
          </table:table-cell>
        </table:table-row>
        <table:table-row table:style-name="Tabla29.1">
          <table:table-cell table:style-name="Tabla29.A1" office:value-type="string">
            <text:p text:style-name="P159">Tipo</text:p>
          </table:table-cell>
          <table:table-cell table:style-name="Tabla29.A1" office:value-type="string">
            <text:p text:style-name="P463">Secundario</text:p>
          </table:table-cell>
        </table:table-row>
        <table:table-row table:style-name="Tabla29.1">
          <table:table-cell table:style-name="Tabla29.A1" office:value-type="string">
            <text:p text:style-name="P159">Referencias:</text:p>
          </table:table-cell>
          <table:table-cell table:style-name="Tabla29.A1" office:value-type="string">
            <text:p text:style-name="P273">CU001, CU002, <text:span text:style-name="T63">CU00</text:span><text:span text:style-name="T100">5</text:span></text:p>
          </table:table-cell>
        </table:table-row>
        <text:soft-page-break/>
        <table:table-row table:style-name="Tabla29.9">
          <table:table-cell table:style-name="Tabla29.A1" table:number-columns-spanned="2" office:value-type="string">
            <text:p text:style-name="P38">Segunda sección</text:p>
          </table:table-cell>
          <table:covered-table-cell/>
        </table:table-row>
        <table:table-row table:style-name="Tabla29.9">
          <table:table-cell table:style-name="Tabla29.A1" office:value-type="string">
            <text:p text:style-name="P38">Acción de actores</text:p>
          </table:table-cell>
          <table:table-cell table:style-name="Tabla29.A1" office:value-type="string">
            <text:p text:style-name="P39">Respuesta del sistema</text:p>
          </table:table-cell>
        </table:table-row>
        <table:table-row table:style-name="Tabla29.9">
          <table:table-cell table:style-name="Tabla29.A1" office:value-type="string">
            <text:p text:style-name="P381">1. Seleccionar <text:span text:style-name="T132">al </text:span><text:span text:style-name="T135">Oferta</text:span><text:span text:style-name="T132"> </text:span></text:p>
          </table:table-cell>
          <table:table-cell table:style-name="Tabla29.A1" office:value-type="string">
            <text:p text:style-name="P382">2. El sistema <text:span text:style-name="T65">genera </text:span><text:span text:style-name="T67">un listado de l</text:span><text:span text:style-name="T131">a</text:span><text:span text:style-name="T67">s </text:span><text:span text:style-name="T132">candidatos</text:span><text:span text:style-name="T101"> con un botón </text:span><text:span text:style-name="T131">seleccionar</text:span><text:span text:style-name="T101"> en cada </text:span><text:span text:style-name="T132">candidato</text:span><text:span text:style-name="T131">.</text:span></text:p>
          </table:table-cell>
        </table:table-row>
        <table:table-row table:style-name="Tabla29.9">
          <table:table-cell table:style-name="Tabla29.A12" office:value-type="string">
            <text:p text:style-name="P409">3. <text:span text:style-name="T101">Presionar </text:span><text:span text:style-name="T131">Seleccionar</text:span><text:span text:style-name="T67"> </text:span></text:p>
          </table:table-cell>
          <table:table-cell table:style-name="Tabla29.A12" office:value-type="string">
            <text:p text:style-name="P412">4. El sistema <text:span text:style-name="T101">manda al </text:span><text:span text:style-name="T135">empleador</text:span><text:span text:style-name="T101"> a la pagina de </text:span><text:span text:style-name="T132">perfil del candidato</text:span><text:span text:style-name="T101">.</text:span></text:p>
          </table:table-cell>
        </table:table-row>
      </table:table>
      <text:p text:style-name="P343"/>
      <text:p text:style-name="P343"/>
      <text:p text:style-name="P343"/>
      <text:p text:style-name="P343"/>
      <text:p text:style-name="P343"/>
      <text:p text:style-name="P83">C<text:span text:style-name="T57">ASO DE USO DE ALTO NIVEL</text:span></text:p>
      <table:table table:name="Tabla30" table:style-name="Tabla30">
        <table:table-column table:style-name="Tabla30.A" table:number-columns-repeated="2"/>
        <table:table-row table:style-name="Tabla30.1">
          <table:table-cell table:style-name="Tabla30.A1" office:value-type="string">
            <text:p text:style-name="P160">Número</text:p>
          </table:table-cell>
          <table:table-cell table:style-name="Tabla30.A1" office:value-type="string">
            <text:p text:style-name="P160">CU0<text:span text:style-name="T131">2</text:span><text:span text:style-name="T133">1</text:span></text:p>
          </table:table-cell>
        </table:table-row>
        <table:table-row table:style-name="Tabla30.1">
          <table:table-cell table:style-name="Tabla30.A1" office:value-type="string">
            <text:p text:style-name="P160">Nombre del Caso de Uso:</text:p>
          </table:table-cell>
          <table:table-cell table:style-name="Tabla30.A1" office:value-type="string">
            <text:p text:style-name="P323"><text:span text:style-name="T133">Perfil Candidato</text:span><text:span text:style-name="T131"> </text:span><text:span text:style-name="T129">Empleador</text:span></text:p>
          </table:table-cell>
        </table:table-row>
        <table:table-row table:style-name="Tabla30.1">
          <table:table-cell table:style-name="Tabla30.A1" office:value-type="string">
            <text:p text:style-name="P160">Actores</text:p>
          </table:table-cell>
          <table:table-cell table:style-name="Tabla30.A1" office:value-type="string">
            <text:p text:style-name="P160"><text:span text:style-name="T56">Usuario </text:span><text:span text:style-name="T129">Empleador</text:span> </text:p>
          </table:table-cell>
        </table:table-row>
        <table:table-row table:style-name="Tabla30.1">
          <table:table-cell table:style-name="Tabla30.A1" office:value-type="string">
            <text:p text:style-name="P160">Descripción</text:p>
          </table:table-cell>
          <table:table-cell table:style-name="Tabla30.A1" office:value-type="string">
            <text:p text:style-name="P203">E<text:span text:style-name="T62">l </text:span><text:span text:style-name="T129">empleador</text:span><text:span text:style-name="T62"> accede </text:span><text:span text:style-name="T133">al perfil del candidato para revisar y generar entrevista</text:span><text:span text:style-name="T131">.</text:span></text:p>
          </table:table-cell>
        </table:table-row>
        <table:table-row table:style-name="Tabla30.1">
          <table:table-cell table:style-name="Tabla30.A1" office:value-type="string">
            <text:p text:style-name="P160">Tipo</text:p>
          </table:table-cell>
          <table:table-cell table:style-name="Tabla30.A1" office:value-type="string">
            <text:p text:style-name="P526">Primario</text:p>
          </table:table-cell>
        </table:table-row>
      </table:table>
      <text:p text:style-name="P124"/>
      <text:p text:style-name="P124">EXPANDIDO</text:p>
      <table:table table:name="Tabla31" table:style-name="Tabla31">
        <table:table-column table:style-name="Tabla31.A"/>
        <table:table-column table:style-name="Tabla31.B"/>
        <table:table-row table:style-name="Tabla31.1">
          <table:table-cell table:style-name="Tabla31.A1" office:value-type="string">
            <text:p text:style-name="P160">Número</text:p>
          </table:table-cell>
          <table:table-cell table:style-name="Tabla31.A1" office:value-type="string">
            <text:p text:style-name="P160">CU0<text:span text:style-name="T131">2</text:span><text:span text:style-name="T133">1</text:span></text:p>
          </table:table-cell>
        </table:table-row>
        <table:table-row table:style-name="Tabla31.1">
          <table:table-cell table:style-name="Tabla31.A1" office:value-type="string">
            <text:p text:style-name="P160">Nombre del Caso de Uso:</text:p>
          </table:table-cell>
          <table:table-cell table:style-name="Tabla31.A1" office:value-type="string">
            <text:p text:style-name="P323"><text:span text:style-name="T133">Perfil Candidato</text:span><text:span text:style-name="T131"> </text:span><text:span text:style-name="T129">Empleador</text:span></text:p>
          </table:table-cell>
        </table:table-row>
        <table:table-row table:style-name="Tabla31.3">
          <table:table-cell table:style-name="Tabla31.A1" office:value-type="string">
            <text:p text:style-name="P160">Actores</text:p>
          </table:table-cell>
          <table:table-cell table:style-name="Tabla31.A1" office:value-type="string">
            <text:p text:style-name="P160"><text:span text:style-name="T56">Usuario </text:span><text:span text:style-name="T129">Empleador</text:span> </text:p>
          </table:table-cell>
        </table:table-row>
        <table:table-row table:style-name="Tabla31.1">
          <table:table-cell table:style-name="Tabla31.A1" office:value-type="string">
            <text:p text:style-name="P160">Propósito:</text:p>
          </table:table-cell>
          <table:table-cell table:style-name="Tabla31.A1" office:value-type="string">
            <text:p text:style-name="P243">Visualizar información del candidato para elegir el paso a entrevista</text:p>
          </table:table-cell>
        </table:table-row>
        <table:table-row table:style-name="Tabla31.1">
          <table:table-cell table:style-name="Tabla31.A1" office:value-type="string">
            <text:p text:style-name="P160">Precondiciones</text:p>
          </table:table-cell>
          <table:table-cell table:style-name="Tabla31.A1" office:value-type="string">
            <text:p text:style-name="P323">CU00<text:span text:style-name="T100">5</text:span></text:p>
          </table:table-cell>
        </table:table-row>
        <table:table-row table:style-name="Tabla31.1">
          <table:table-cell table:style-name="Tabla31.A1" office:value-type="string">
            <text:p text:style-name="P160">Resumen</text:p>
          </table:table-cell>
          <table:table-cell table:style-name="Tabla31.A1" office:value-type="string">
            <text:p text:style-name="P203">E<text:span text:style-name="T62">l </text:span><text:span text:style-name="T129">empleador</text:span><text:span text:style-name="T62"> accede </text:span><text:span text:style-name="T133">al perfil del candidato para </text:span><text:span text:style-name="T134">revisar <text:s/>el currículum, y demás información del candidato para tomar la decisión de pasarlo a entrevista</text:span><text:span text:style-name="T131">.</text:span></text:p>
          </table:table-cell>
        </table:table-row>
        <table:table-row table:style-name="Tabla31.1">
          <table:table-cell table:style-name="Tabla31.A1" office:value-type="string">
            <text:p text:style-name="P160">Tipo</text:p>
          </table:table-cell>
          <table:table-cell table:style-name="Tabla31.A1" office:value-type="string">
            <text:p text:style-name="P526">Primario, Esencial</text:p>
          </table:table-cell>
        </table:table-row>
        <text:soft-page-break/>
        <table:table-row table:style-name="Tabla31.1">
          <table:table-cell table:style-name="Tabla31.A1" office:value-type="string">
            <text:p text:style-name="P160">Referencias:</text:p>
          </table:table-cell>
          <table:table-cell table:style-name="Tabla31.A1" office:value-type="string">
            <text:p text:style-name="P274">CU001, CU002, <text:span text:style-name="T63">CU00</text:span><text:span text:style-name="T100">5</text:span></text:p>
          </table:table-cell>
        </table:table-row>
        <table:table-row table:style-name="Tabla31.9">
          <table:table-cell table:style-name="Tabla31.A1" table:number-columns-spanned="2" office:value-type="string">
            <text:p text:style-name="P40">Segunda sección</text:p>
          </table:table-cell>
          <table:covered-table-cell/>
        </table:table-row>
        <table:table-row table:style-name="Tabla31.9">
          <table:table-cell table:style-name="Tabla31.A1" office:value-type="string">
            <text:p text:style-name="P40">Acción de actores</text:p>
          </table:table-cell>
          <table:table-cell table:style-name="Tabla31.A1" office:value-type="string">
            <text:p text:style-name="P41">Respuesta del sistema</text:p>
          </table:table-cell>
        </table:table-row>
        <table:table-row table:style-name="Tabla31.9">
          <table:table-cell table:style-name="Tabla31.A1" office:value-type="string">
            <text:p text:style-name="P383">1. Seleccionar <text:span text:style-name="T132">al candidato de la oferta</text:span></text:p>
          </table:table-cell>
          <table:table-cell table:style-name="Tabla31.A1" office:value-type="string">
            <text:p text:style-name="P384">2. El sistema <text:span text:style-name="T65">genera </text:span><text:span text:style-name="T67">un </text:span><text:span text:style-name="T135">perfil del candidato donde muestra su nombre, currículum y mensaje del candidato para tomar la oferta, abajo de esto se generan dos botones, cancelar y pasar entrevista</text:span><text:span text:style-name="T131">.</text:span></text:p>
          </table:table-cell>
        </table:table-row>
        <table:table-row table:style-name="Tabla31.9">
          <table:table-cell table:style-name="Tabla31.A12" office:value-type="string">
            <text:p text:style-name="P410">3. <text:span text:style-name="T101">Presionar </text:span><text:span text:style-name="T135">Cancelar</text:span><text:span text:style-name="T67"> </text:span></text:p>
          </table:table-cell>
          <table:table-cell table:style-name="Tabla31.A12" office:value-type="string">
            <text:p text:style-name="P411">4. El sistema <text:span text:style-name="T101">manda al </text:span><text:span text:style-name="T135">empleador</text:span><text:span text:style-name="T101"> a la pagina de </text:span><text:span text:style-name="T135">candidatos oferta</text:span><text:span text:style-name="T101">.</text:span></text:p>
          </table:table-cell>
        </table:table-row>
        <table:table-row table:style-name="Tabla31.13">
          <table:table-cell table:style-name="Tabla31.A12" office:value-type="string">
            <text:p text:style-name="P528">5. Presionar pasar entrevista</text:p>
          </table:table-cell>
          <table:table-cell table:style-name="Tabla31.A12" office:value-type="string">
            <text:p text:style-name="P529">6. El sistema manda al empleador a la pagina de generar entrevista. </text:p>
          </table:table-cell>
        </table:table-row>
      </table:table>
      <text:p text:style-name="P84">C<text:span text:style-name="T57">ASO DE USO DE ALTO NIVEL</text:span></text:p>
      <table:table table:name="Tabla32" table:style-name="Tabla32">
        <table:table-column table:style-name="Tabla32.A" table:number-columns-repeated="2"/>
        <table:table-row table:style-name="Tabla32.1">
          <table:table-cell table:style-name="Tabla32.A1" office:value-type="string">
            <text:p text:style-name="P161">Número</text:p>
          </table:table-cell>
          <table:table-cell table:style-name="Tabla32.A1" office:value-type="string">
            <text:p text:style-name="P161">CU0<text:span text:style-name="T131">2</text:span><text:span text:style-name="T136">2</text:span></text:p>
          </table:table-cell>
        </table:table-row>
        <table:table-row table:style-name="Tabla32.1">
          <table:table-cell table:style-name="Tabla32.A1" office:value-type="string">
            <text:p text:style-name="P161">Nombre del Caso de Uso:</text:p>
          </table:table-cell>
          <table:table-cell table:style-name="Tabla32.A1" office:value-type="string">
            <text:p text:style-name="P324"><text:span text:style-name="T136">Generar Entrevista</text:span><text:span text:style-name="T131"> </text:span><text:span text:style-name="T129">Empleador</text:span></text:p>
          </table:table-cell>
        </table:table-row>
        <table:table-row table:style-name="Tabla32.1">
          <table:table-cell table:style-name="Tabla32.A1" office:value-type="string">
            <text:p text:style-name="P161">Actores</text:p>
          </table:table-cell>
          <table:table-cell table:style-name="Tabla32.A1" office:value-type="string">
            <text:p text:style-name="P161"><text:span text:style-name="T56">Usuario </text:span><text:span text:style-name="T129">Empleador</text:span> </text:p>
          </table:table-cell>
        </table:table-row>
        <table:table-row table:style-name="Tabla32.1">
          <table:table-cell table:style-name="Tabla32.A1" office:value-type="string">
            <text:p text:style-name="P161">Descripción</text:p>
          </table:table-cell>
          <table:table-cell table:style-name="Tabla32.A1" office:value-type="string">
            <text:p text:style-name="P204">E<text:span text:style-name="T62">l </text:span><text:span text:style-name="T129">empleador</text:span><text:span text:style-name="T62"> </text:span><text:span text:style-name="T136">pasa a generar entrevista debe fija fecha, hora y lugar para la misma.</text:span></text:p>
          </table:table-cell>
        </table:table-row>
        <table:table-row table:style-name="Tabla32.1">
          <table:table-cell table:style-name="Tabla32.A1" office:value-type="string">
            <text:p text:style-name="P161">Tipo</text:p>
          </table:table-cell>
          <table:table-cell table:style-name="Tabla32.A1" office:value-type="string">
            <text:p text:style-name="P527">Primario</text:p>
          </table:table-cell>
        </table:table-row>
      </table:table>
      <text:p text:style-name="P125"/>
      <text:p text:style-name="P125">EXPANDIDO</text:p>
      <table:table table:name="Tabla33" table:style-name="Tabla33">
        <table:table-column table:style-name="Tabla33.A"/>
        <table:table-column table:style-name="Tabla33.B"/>
        <table:table-row table:style-name="Tabla33.1">
          <table:table-cell table:style-name="Tabla33.A1" office:value-type="string">
            <text:p text:style-name="P161">Número</text:p>
          </table:table-cell>
          <table:table-cell table:style-name="Tabla33.A1" office:value-type="string">
            <text:p text:style-name="P161">CU0<text:span text:style-name="T131">2</text:span><text:span text:style-name="T136">2</text:span></text:p>
          </table:table-cell>
        </table:table-row>
        <table:table-row table:style-name="Tabla33.1">
          <table:table-cell table:style-name="Tabla33.A1" office:value-type="string">
            <text:p text:style-name="P161">Nombre del Caso de Uso:</text:p>
          </table:table-cell>
          <table:table-cell table:style-name="Tabla33.A1" office:value-type="string">
            <text:p text:style-name="P324"><text:span text:style-name="T136">Generar Entrevista</text:span><text:span text:style-name="T131"> </text:span><text:span text:style-name="T129">Empleador</text:span></text:p>
          </table:table-cell>
        </table:table-row>
        <table:table-row table:style-name="Tabla33.3">
          <table:table-cell table:style-name="Tabla33.A1" office:value-type="string">
            <text:p text:style-name="P161">Actores</text:p>
          </table:table-cell>
          <table:table-cell table:style-name="Tabla33.A1" office:value-type="string">
            <text:p text:style-name="P161"><text:span text:style-name="T56">Usuario </text:span><text:span text:style-name="T129">Empleador</text:span> </text:p>
          </table:table-cell>
        </table:table-row>
        <table:table-row table:style-name="Tabla33.1">
          <table:table-cell table:style-name="Tabla33.A1" office:value-type="string">
            <text:p text:style-name="P161">Propósito:</text:p>
          </table:table-cell>
          <table:table-cell table:style-name="Tabla33.A1" office:value-type="string">
            <text:p text:style-name="P244">Generar la entrevista para el candidato</text:p>
          </table:table-cell>
        </table:table-row>
        <table:table-row table:style-name="Tabla33.1">
          <table:table-cell table:style-name="Tabla33.A1" office:value-type="string">
            <text:p text:style-name="P161">Precondiciones</text:p>
          </table:table-cell>
          <table:table-cell table:style-name="Tabla33.A1" office:value-type="string">
            <text:p text:style-name="P324">CU00<text:span text:style-name="T100">5</text:span></text:p>
          </table:table-cell>
        </table:table-row>
        <table:table-row table:style-name="Tabla33.1">
          <table:table-cell table:style-name="Tabla33.A1" office:value-type="string">
            <text:p text:style-name="P161">Resumen</text:p>
          </table:table-cell>
          <table:table-cell table:style-name="Tabla33.A1" office:value-type="string">
            <text:p text:style-name="P204">E<text:span text:style-name="T62">l </text:span><text:span text:style-name="T129">empleador</text:span><text:span text:style-name="T62"> accede </text:span><text:span text:style-name="T136">a generar entrevistas </text:span><text:span text:style-name="T137">debe rellenar la información de fecha, hora y lugar para pasar entrevista al candidato</text:span><text:span text:style-name="T131">.</text:span></text:p>
          </table:table-cell>
        </table:table-row>
        <table:table-row table:style-name="Tabla33.1">
          <table:table-cell table:style-name="Tabla33.A1" office:value-type="string">
            <text:p text:style-name="P161">Tipo</text:p>
          </table:table-cell>
          <table:table-cell table:style-name="Tabla33.A1" office:value-type="string">
            <text:p text:style-name="P527">Primario, Esencial</text:p>
          </table:table-cell>
        </table:table-row>
        <table:table-row table:style-name="Tabla33.1">
          <table:table-cell table:style-name="Tabla33.A1" office:value-type="string">
            <text:p text:style-name="P161">Referencias:</text:p>
          </table:table-cell>
          <table:table-cell table:style-name="Tabla33.A1" office:value-type="string">
            <text:p text:style-name="P275">CU001, CU002, <text:span text:style-name="T63">CU00</text:span><text:span text:style-name="T100">5</text:span></text:p>
          </table:table-cell>
        </table:table-row>
        <text:soft-page-break/>
        <table:table-row table:style-name="Tabla33.9">
          <table:table-cell table:style-name="Tabla33.A1" table:number-columns-spanned="2" office:value-type="string">
            <text:p text:style-name="P42">Segunda sección</text:p>
          </table:table-cell>
          <table:covered-table-cell/>
        </table:table-row>
        <table:table-row table:style-name="Tabla33.9">
          <table:table-cell table:style-name="Tabla33.A1" office:value-type="string">
            <text:p text:style-name="P42">Acción de actores</text:p>
          </table:table-cell>
          <table:table-cell table:style-name="Tabla33.A1" office:value-type="string">
            <text:p text:style-name="P43">Respuesta del sistema</text:p>
          </table:table-cell>
        </table:table-row>
        <table:table-row table:style-name="Tabla33.9">
          <table:table-cell table:style-name="Tabla33.A1" office:value-type="string">
            <text:p text:style-name="P385">1. Seleccionar <text:span text:style-name="T137">pasar entrevista</text:span><text:span text:style-name="T132"> </text:span></text:p>
          </table:table-cell>
          <table:table-cell table:style-name="Tabla33.A1" office:value-type="string">
            <text:p text:style-name="P386">2. El sistema <text:span text:style-name="T65">genera </text:span><text:span text:style-name="T137">una pagina donde se encuentran dos cuadros de selección, fecha y hora, y un cuadro de texto, lugar , debajo se genera un botón de generar entrevista.</text:span></text:p>
          </table:table-cell>
        </table:table-row>
        <table:table-row table:style-name="Tabla33.9">
          <table:table-cell table:style-name="Tabla33.A12" office:value-type="string">
            <text:p text:style-name="P532">3. Elegir fecha</text:p>
          </table:table-cell>
          <table:table-cell table:style-name="Tabla33.A12" office:value-type="string">
            <text:p text:style-name="P414"/>
          </table:table-cell>
        </table:table-row>
        <table:table-row table:style-name="Tabla33.9">
          <table:table-cell table:style-name="Tabla33.A12" office:value-type="string">
            <text:p text:style-name="P413"><text:span text:style-name="T138">4</text:span>. <text:span text:style-name="T138">Elegir hora</text:span></text:p>
          </table:table-cell>
          <table:table-cell table:style-name="Tabla33.A12" office:value-type="string">
            <text:p text:style-name="P414"/>
          </table:table-cell>
        </table:table-row>
        <table:table-row table:style-name="Tabla33.14">
          <table:table-cell table:style-name="Tabla33.A12" office:value-type="string">
            <text:p text:style-name="P530">5. <text:span text:style-name="T138">Ingresar lugar</text:span></text:p>
          </table:table-cell>
          <table:table-cell table:style-name="Tabla33.A12" office:value-type="string">
            <text:p text:style-name="P531"/>
          </table:table-cell>
        </table:table-row>
        <table:table-row table:style-name="Tabla33.14">
          <table:table-cell table:style-name="Tabla33.A12" office:value-type="string">
            <text:p text:style-name="P533">6. Presionar Generar entrevista</text:p>
          </table:table-cell>
          <table:table-cell table:style-name="Tabla33.A12" office:value-type="string">
            <text:p text:style-name="P534">7. El sistema manda un mensaje “Entrevista Generada” <text:s text:c="2"/><text:span text:style-name="T106">debajo se genera un botón ok, al presionarlo el usuario es mandado a la pagina</text:span><text:span text:style-name="T105"> </text:span>de revisión de postulaciones.</text:p>
          </table:table-cell>
        </table:table-row>
        <table:table-row table:style-name="Tabla33.14">
          <table:table-cell table:style-name="Tabla33.A12" table:number-columns-spanned="2" office:value-type="string">
            <text:p text:style-name="P103">Tercera sección (escenarios alternos)</text:p>
          </table:table-cell>
          <table:covered-table-cell/>
        </table:table-row>
        <table:table-row table:style-name="Tabla33.14">
          <table:table-cell table:style-name="Tabla33.A12" table:number-columns-spanned="2" office:value-type="string">
            <text:p text:style-name="P356">En paso 6, <text:span text:style-name="T139">si lugar esta vació el sistema devuelve el mensaje “No deje el datos vacios”</text:span></text:p>
          </table:table-cell>
          <table:covered-table-cell/>
        </table:table-row>
      </table:table>
      <text:p text:style-name="P344"/>
      <text:p text:style-name="P85">C<text:span text:style-name="T57">ASO DE USO DE ALTO NIVEL</text:span></text:p>
      <table:table table:name="Tabla34" table:style-name="Tabla34">
        <table:table-column table:style-name="Tabla34.A" table:number-columns-repeated="2"/>
        <table:table-row table:style-name="Tabla34.1">
          <table:table-cell table:style-name="Tabla34.A1" office:value-type="string">
            <text:p text:style-name="P162">Número</text:p>
          </table:table-cell>
          <table:table-cell table:style-name="Tabla34.A1" office:value-type="string">
            <text:p text:style-name="P162">CU0<text:span text:style-name="T139">23</text:span></text:p>
          </table:table-cell>
        </table:table-row>
        <table:table-row table:style-name="Tabla34.1">
          <table:table-cell table:style-name="Tabla34.A1" office:value-type="string">
            <text:p text:style-name="P162">Nombre del Caso de Uso:</text:p>
          </table:table-cell>
          <table:table-cell table:style-name="Tabla34.A1" office:value-type="string">
            <text:p text:style-name="P325"><text:span text:style-name="T63">Menú </text:span><text:span text:style-name="T129">Revisión de </text:span><text:span text:style-name="T139">entrevistas</text:span><text:span text:style-name="T129"> Empleador</text:span></text:p>
          </table:table-cell>
        </table:table-row>
        <table:table-row table:style-name="Tabla34.1">
          <table:table-cell table:style-name="Tabla34.A1" office:value-type="string">
            <text:p text:style-name="P162">Actores</text:p>
          </table:table-cell>
          <table:table-cell table:style-name="Tabla34.A1" office:value-type="string">
            <text:p text:style-name="P162"><text:span text:style-name="T56">Usuario </text:span><text:span text:style-name="T129">Empleador</text:span> </text:p>
          </table:table-cell>
        </table:table-row>
        <table:table-row table:style-name="Tabla34.1">
          <table:table-cell table:style-name="Tabla34.A1" office:value-type="string">
            <text:p text:style-name="P162">Descripción</text:p>
          </table:table-cell>
          <table:table-cell table:style-name="Tabla34.A1" office:value-type="string">
            <text:p text:style-name="P205">E<text:span text:style-name="T62">l </text:span><text:span text:style-name="T129">empleador</text:span><text:span text:style-name="T62"> accede a</text:span><text:span text:style-name="T61">l apartado </text:span><text:span text:style-name="T129">revisión de </text:span><text:span text:style-name="T139">entrevistas</text:span><text:span text:style-name="T65"> p</text:span><text:span text:style-name="T130">ara visualizar y seleccionar </text:span><text:span text:style-name="T139">entrevistas y sus estados,</text:span><text:span text:style-name="T130"> y con ello </text:span><text:span text:style-name="T139">generar un reporte.</text:span></text:p>
          </table:table-cell>
        </table:table-row>
        <table:table-row table:style-name="Tabla34.1">
          <table:table-cell table:style-name="Tabla34.A1" office:value-type="string">
            <text:p text:style-name="P162">Tipo</text:p>
          </table:table-cell>
          <table:table-cell table:style-name="Tabla34.A1" office:value-type="string">
            <text:p text:style-name="P464">Secundario</text:p>
          </table:table-cell>
        </table:table-row>
      </table:table>
      <text:p text:style-name="P126"/>
      <text:p text:style-name="P126">EXPANDIDO</text:p>
      <table:table table:name="Tabla35" table:style-name="Tabla35">
        <table:table-column table:style-name="Tabla35.A"/>
        <table:table-column table:style-name="Tabla35.B"/>
        <table:table-row table:style-name="Tabla35.1">
          <table:table-cell table:style-name="Tabla35.A1" office:value-type="string">
            <text:p text:style-name="P162">Número</text:p>
          </table:table-cell>
          <table:table-cell table:style-name="Tabla35.A1" office:value-type="string">
            <text:p text:style-name="P162">CU0<text:span text:style-name="T139">23</text:span></text:p>
          </table:table-cell>
        </table:table-row>
        <table:table-row table:style-name="Tabla35.1">
          <table:table-cell table:style-name="Tabla35.A1" office:value-type="string">
            <text:p text:style-name="P162">Nombre del Caso de Uso:</text:p>
          </table:table-cell>
          <table:table-cell table:style-name="Tabla35.A1" office:value-type="string">
            <text:p text:style-name="P325"><text:span text:style-name="T63">Menú </text:span><text:span text:style-name="T129">Revisión de </text:span><text:span text:style-name="T139">entrevistas</text:span><text:span text:style-name="T129"> Empleador</text:span></text:p>
          </table:table-cell>
        </table:table-row>
        <text:soft-page-break/>
        <table:table-row table:style-name="Tabla35.3">
          <table:table-cell table:style-name="Tabla35.A1" office:value-type="string">
            <text:p text:style-name="P162">Actores</text:p>
          </table:table-cell>
          <table:table-cell table:style-name="Tabla35.A1" office:value-type="string">
            <text:p text:style-name="P162"><text:span text:style-name="T56">Usuario </text:span><text:span text:style-name="T129">Empleador</text:span> </text:p>
          </table:table-cell>
        </table:table-row>
        <table:table-row table:style-name="Tabla35.1">
          <table:table-cell table:style-name="Tabla35.A1" office:value-type="string">
            <text:p text:style-name="P162">Propósito:</text:p>
          </table:table-cell>
          <table:table-cell table:style-name="Tabla35.A1" office:value-type="string">
            <text:p text:style-name="P241">Seleccionar <text:span text:style-name="T140">entrevista generar reporte </text:span></text:p>
          </table:table-cell>
        </table:table-row>
        <table:table-row table:style-name="Tabla35.1">
          <table:table-cell table:style-name="Tabla35.A1" office:value-type="string">
            <text:p text:style-name="P162">Precondiciones</text:p>
          </table:table-cell>
          <table:table-cell table:style-name="Tabla35.A1" office:value-type="string">
            <text:p text:style-name="P325">CU00<text:span text:style-name="T100">5</text:span></text:p>
          </table:table-cell>
        </table:table-row>
        <table:table-row table:style-name="Tabla35.1">
          <table:table-cell table:style-name="Tabla35.A1" office:value-type="string">
            <text:p text:style-name="P162">Resumen</text:p>
          </table:table-cell>
          <table:table-cell table:style-name="Tabla35.A1" office:value-type="string">
            <text:p text:style-name="P190">E<text:span text:style-name="T62">l </text:span><text:span text:style-name="T131">empleador</text:span><text:span text:style-name="T62"> </text:span><text:span text:style-name="T57">ingresa a la </text:span><text:span text:style-name="T65">pestaña</text:span><text:span text:style-name="T57"> </text:span><text:span text:style-name="T63">d</text:span><text:span text:style-name="T65">e </text:span><text:span text:style-name="T131">revisión de </text:span><text:span text:style-name="T139">entrevistas</text:span><text:span text:style-name="T61"> </text:span><text:span text:style-name="T63">y </text:span><text:span text:style-name="T65">se genera un listado</text:span><text:span text:style-name="T100"> de las </text:span><text:span text:style-name="T139">entrevistas pendientes</text:span><text:span text:style-name="T65"> donde puede </text:span><text:span text:style-name="T131">seleccionar alguna para </text:span><text:span text:style-name="T140">generar un reporte.</text:span></text:p>
          </table:table-cell>
        </table:table-row>
        <table:table-row table:style-name="Tabla35.1">
          <table:table-cell table:style-name="Tabla35.A1" office:value-type="string">
            <text:p text:style-name="P162">Tipo</text:p>
          </table:table-cell>
          <table:table-cell table:style-name="Tabla35.A1" office:value-type="string">
            <text:p text:style-name="P464">Secundario</text:p>
          </table:table-cell>
        </table:table-row>
        <table:table-row table:style-name="Tabla35.1">
          <table:table-cell table:style-name="Tabla35.A1" office:value-type="string">
            <text:p text:style-name="P162">Referencias:</text:p>
          </table:table-cell>
          <table:table-cell table:style-name="Tabla35.A1" office:value-type="string">
            <text:p text:style-name="P276">CU001, CU002, <text:span text:style-name="T63">CU00</text:span><text:span text:style-name="T100">5</text:span></text:p>
          </table:table-cell>
        </table:table-row>
        <table:table-row table:style-name="Tabla35.9">
          <table:table-cell table:style-name="Tabla35.A1" table:number-columns-spanned="2" office:value-type="string">
            <text:p text:style-name="P44">Segunda sección</text:p>
          </table:table-cell>
          <table:covered-table-cell/>
        </table:table-row>
        <table:table-row table:style-name="Tabla35.9">
          <table:table-cell table:style-name="Tabla35.A1" office:value-type="string">
            <text:p text:style-name="P44">Acción de actores</text:p>
          </table:table-cell>
          <table:table-cell table:style-name="Tabla35.A1" office:value-type="string">
            <text:p text:style-name="P45">Respuesta del sistema</text:p>
          </table:table-cell>
        </table:table-row>
        <table:table-row table:style-name="Tabla35.9">
          <table:table-cell table:style-name="Tabla35.A1" office:value-type="string">
            <text:p text:style-name="P387">1. Seleccionar la pestaña <text:span text:style-name="T131">revisión de </text:span><text:span text:style-name="T140">entrevistas</text:span></text:p>
          </table:table-cell>
          <table:table-cell table:style-name="Tabla35.A1" office:value-type="string">
            <text:p text:style-name="P388">2. El sistema <text:span text:style-name="T65">genera </text:span><text:span text:style-name="T67">un listado de l</text:span><text:span text:style-name="T131">a</text:span><text:span text:style-name="T67">s </text:span><text:span text:style-name="T140">entrevistas pendientes</text:span><text:span text:style-name="T101"> con un botón </text:span><text:span text:style-name="T131">seleccionar</text:span><text:span text:style-name="T101"> en cada </text:span><text:span text:style-name="T131">oferta.</text:span></text:p>
          </table:table-cell>
        </table:table-row>
        <table:table-row table:style-name="Tabla35.9">
          <table:table-cell table:style-name="Tabla35.A12" office:value-type="string">
            <text:p text:style-name="P415">3. <text:span text:style-name="T101">Presionar </text:span><text:span text:style-name="T131">Seleccionar</text:span><text:span text:style-name="T67"> </text:span></text:p>
          </table:table-cell>
          <table:table-cell table:style-name="Tabla35.A12" office:value-type="string">
            <text:p text:style-name="P416">4. El sistema <text:span text:style-name="T101">manda al usuario a la pagina de </text:span><text:span text:style-name="T141">generar reporte para la entrevista seleccionada</text:span><text:span text:style-name="T101">.</text:span></text:p>
          </table:table-cell>
        </table:table-row>
      </table:table>
      <text:p text:style-name="P345"/>
      <text:p text:style-name="P86">C<text:span text:style-name="T57">ASO DE USO DE ALTO NIVEL</text:span></text:p>
      <table:table table:name="Tabla36" table:style-name="Tabla36">
        <table:table-column table:style-name="Tabla36.A" table:number-columns-repeated="2"/>
        <table:table-row table:style-name="Tabla36.1">
          <table:table-cell table:style-name="Tabla36.A1" office:value-type="string">
            <text:p text:style-name="P163">Número</text:p>
          </table:table-cell>
          <table:table-cell table:style-name="Tabla36.A1" office:value-type="string">
            <text:p text:style-name="P163">CU0<text:span text:style-name="T139">2</text:span><text:span text:style-name="T141">4</text:span></text:p>
          </table:table-cell>
        </table:table-row>
        <table:table-row table:style-name="Tabla36.1">
          <table:table-cell table:style-name="Tabla36.A1" office:value-type="string">
            <text:p text:style-name="P163">Nombre del Caso de Uso:</text:p>
          </table:table-cell>
          <table:table-cell table:style-name="Tabla36.A1" office:value-type="string">
            <text:p text:style-name="P326"><text:span text:style-name="T141">Generar reporte</text:span><text:span text:style-name="T129"> Empleador</text:span></text:p>
          </table:table-cell>
        </table:table-row>
        <table:table-row table:style-name="Tabla36.1">
          <table:table-cell table:style-name="Tabla36.A1" office:value-type="string">
            <text:p text:style-name="P163">Actores</text:p>
          </table:table-cell>
          <table:table-cell table:style-name="Tabla36.A1" office:value-type="string">
            <text:p text:style-name="P163"><text:span text:style-name="T56">Usuario </text:span><text:span text:style-name="T129">Empleador</text:span> </text:p>
          </table:table-cell>
        </table:table-row>
        <table:table-row table:style-name="Tabla36.1">
          <table:table-cell table:style-name="Tabla36.A1" office:value-type="string">
            <text:p text:style-name="P163">Descripción</text:p>
          </table:table-cell>
          <table:table-cell table:style-name="Tabla36.A1" office:value-type="string">
            <text:p text:style-name="P206">E<text:span text:style-name="T62">l </text:span><text:span text:style-name="T129">empleador</text:span><text:span text:style-name="T62"> </text:span><text:span text:style-name="T141">ingresa a generar reporte a rellenar información </text:span><text:span text:style-name="T142">del candidato y finalizar la entrevista.</text:span></text:p>
          </table:table-cell>
        </table:table-row>
        <table:table-row table:style-name="Tabla36.1">
          <table:table-cell table:style-name="Tabla36.A1" office:value-type="string">
            <text:p text:style-name="P163">Tipo</text:p>
          </table:table-cell>
          <table:table-cell table:style-name="Tabla36.A1" office:value-type="string">
            <text:p text:style-name="P465">Secundario</text:p>
          </table:table-cell>
        </table:table-row>
      </table:table>
      <text:p text:style-name="P127"/>
      <text:p text:style-name="P127">EXPANDIDO</text:p>
      <table:table table:name="Tabla37" table:style-name="Tabla37">
        <table:table-column table:style-name="Tabla37.A"/>
        <table:table-column table:style-name="Tabla37.B"/>
        <table:table-row table:style-name="Tabla37.1">
          <table:table-cell table:style-name="Tabla37.A1" office:value-type="string">
            <text:p text:style-name="P163">Número</text:p>
          </table:table-cell>
          <table:table-cell table:style-name="Tabla37.A1" office:value-type="string">
            <text:p text:style-name="P163">CU0<text:span text:style-name="T139">2</text:span><text:span text:style-name="T141">4</text:span></text:p>
          </table:table-cell>
        </table:table-row>
        <table:table-row table:style-name="Tabla37.1">
          <table:table-cell table:style-name="Tabla37.A1" office:value-type="string">
            <text:p text:style-name="P163">Nombre del Caso de Uso:</text:p>
          </table:table-cell>
          <table:table-cell table:style-name="Tabla37.A1" office:value-type="string">
            <text:p text:style-name="P326"><text:span text:style-name="T141">Generar reporte</text:span><text:span text:style-name="T129"> Empleador</text:span></text:p>
          </table:table-cell>
        </table:table-row>
        <table:table-row table:style-name="Tabla37.3">
          <table:table-cell table:style-name="Tabla37.A1" office:value-type="string">
            <text:p text:style-name="P163">Actores</text:p>
          </table:table-cell>
          <table:table-cell table:style-name="Tabla37.A1" office:value-type="string">
            <text:p text:style-name="P163"><text:span text:style-name="T56">Usuario </text:span><text:span text:style-name="T129">Empleador</text:span> </text:p>
          </table:table-cell>
        </table:table-row>
        <text:soft-page-break/>
        <table:table-row table:style-name="Tabla37.1">
          <table:table-cell table:style-name="Tabla37.A1" office:value-type="string">
            <text:p text:style-name="P163">Propósito:</text:p>
          </table:table-cell>
          <table:table-cell table:style-name="Tabla37.A1" office:value-type="string">
            <text:p text:style-name="P242"><text:span text:style-name="T142">Generar el reporte y finalizar entrevista</text:span><text:span text:style-name="T140"> </text:span></text:p>
          </table:table-cell>
        </table:table-row>
        <table:table-row table:style-name="Tabla37.1">
          <table:table-cell table:style-name="Tabla37.A1" office:value-type="string">
            <text:p text:style-name="P163">Precondiciones</text:p>
          </table:table-cell>
          <table:table-cell table:style-name="Tabla37.A1" office:value-type="string">
            <text:p text:style-name="P326">CU00<text:span text:style-name="T100">5</text:span></text:p>
          </table:table-cell>
        </table:table-row>
        <table:table-row table:style-name="Tabla37.1">
          <table:table-cell table:style-name="Tabla37.A1" office:value-type="string">
            <text:p text:style-name="P163">Resumen</text:p>
          </table:table-cell>
          <table:table-cell table:style-name="Tabla37.A1" office:value-type="string">
            <text:p text:style-name="P191">E<text:span text:style-name="T62">l </text:span><text:span text:style-name="T131">empleador</text:span><text:span text:style-name="T62"> </text:span><text:span text:style-name="T142">ingresa a </text:span><text:span text:style-name="T65">genera</text:span><text:span text:style-name="T142">r reporte</text:span><text:span text:style-name="T65"> </text:span><text:span text:style-name="T142">para rellenar información en un reporte principal y un espacio de notas para finalizar la entrevista</text:span><text:span text:style-name="T140">.</text:span></text:p>
          </table:table-cell>
        </table:table-row>
        <table:table-row table:style-name="Tabla37.1">
          <table:table-cell table:style-name="Tabla37.A1" office:value-type="string">
            <text:p text:style-name="P163">Tipo</text:p>
          </table:table-cell>
          <table:table-cell table:style-name="Tabla37.A1" office:value-type="string">
            <text:p text:style-name="P465">Secundario</text:p>
          </table:table-cell>
        </table:table-row>
        <table:table-row table:style-name="Tabla37.1">
          <table:table-cell table:style-name="Tabla37.A1" office:value-type="string">
            <text:p text:style-name="P163">Referencias:</text:p>
          </table:table-cell>
          <table:table-cell table:style-name="Tabla37.A1" office:value-type="string">
            <text:p text:style-name="P277">CU001, CU002, <text:span text:style-name="T63">CU00</text:span><text:span text:style-name="T100">5</text:span></text:p>
          </table:table-cell>
        </table:table-row>
        <table:table-row table:style-name="Tabla37.9">
          <table:table-cell table:style-name="Tabla37.A1" table:number-columns-spanned="2" office:value-type="string">
            <text:p text:style-name="P46">Segunda sección</text:p>
          </table:table-cell>
          <table:covered-table-cell/>
        </table:table-row>
        <table:table-row table:style-name="Tabla37.9">
          <table:table-cell table:style-name="Tabla37.A1" office:value-type="string">
            <text:p text:style-name="P46">Acción de actores</text:p>
          </table:table-cell>
          <table:table-cell table:style-name="Tabla37.A1" office:value-type="string">
            <text:p text:style-name="P47">Respuesta del sistema</text:p>
          </table:table-cell>
        </table:table-row>
        <table:table-row table:style-name="Tabla37.9">
          <table:table-cell table:style-name="Tabla37.A1" office:value-type="string">
            <text:p text:style-name="P389">1. Seleccionar la <text:span text:style-name="T142">entrevista</text:span><text:span text:style-name="T131"> </text:span><text:span text:style-name="T142">del candidato</text:span></text:p>
          </table:table-cell>
          <table:table-cell table:style-name="Tabla37.A1" office:value-type="string">
            <text:p text:style-name="P390">2. El sistema <text:span text:style-name="T65">genera </text:span><text:span text:style-name="T143">dos cuadros de texto, Reporte principal y notas, </text:span><text:span text:style-name="T144">abajo genera un botón finalizar</text:span><text:span text:style-name="T143">.</text:span></text:p>
          </table:table-cell>
        </table:table-row>
        <table:table-row table:style-name="Tabla37.9">
          <table:table-cell table:style-name="Tabla37.A12" office:value-type="string">
            <text:p text:style-name="P417">3. <text:span text:style-name="T144">Ingresar reporte principal</text:span><text:span text:style-name="T67"> </text:span></text:p>
          </table:table-cell>
          <table:table-cell table:style-name="Tabla37.A12" office:value-type="string">
            <text:p text:style-name="P418"/>
          </table:table-cell>
        </table:table-row>
        <table:table-row table:style-name="Tabla37.9">
          <table:table-cell table:style-name="Tabla37.A12" office:value-type="string">
            <text:p text:style-name="P536">4.Ingresa notas</text:p>
          </table:table-cell>
          <table:table-cell table:style-name="Tabla37.A12" office:value-type="string">
            <text:p text:style-name="P418"/>
          </table:table-cell>
        </table:table-row>
        <table:table-row table:style-name="Tabla37.9">
          <table:table-cell table:style-name="Tabla37.A12" office:value-type="string">
            <text:p text:style-name="P536">5. Presiona finalizar</text:p>
          </table:table-cell>
          <table:table-cell table:style-name="Tabla37.A12" office:value-type="string">
            <text:p text:style-name="P535">El sistema manda un mensaje “Entrevista <text:span text:style-name="T145">Finalizada</text:span>” <text:s text:c="2"/><text:span text:style-name="T106">debajo se genera un botón ok, al presionarlo el usuario es mandado a la pagina</text:span><text:span text:style-name="T105"> </text:span>de revisión de <text:span text:style-name="T145">entrevistas</text:span>.</text:p>
          </table:table-cell>
        </table:table-row>
        <table:table-row table:style-name="Tabla37.9">
          <table:table-cell table:style-name="Tabla37.A12" table:number-columns-spanned="2" office:value-type="string">
            <text:p text:style-name="P104">Tercera sección (escenarios alternos)</text:p>
          </table:table-cell>
          <table:covered-table-cell/>
        </table:table-row>
        <table:table-row table:style-name="Tabla37.9">
          <table:table-cell table:style-name="Tabla37.A12" table:number-columns-spanned="2" office:value-type="string">
            <text:p text:style-name="P537">En paso 3, si el valor esta vació el sistema devuelve el mensaje “EL reporte principal no puede estar vació”</text:p>
          </table:table-cell>
          <table:covered-table-cell/>
        </table:table-row>
      </table:table>
      <text:p text:style-name="P346"/>
      <text:p text:style-name="P87">C<text:span text:style-name="T57">ASO DE USO DE ALTO NIVEL</text:span></text:p>
      <table:table table:name="Tabla38" table:style-name="Tabla38">
        <table:table-column table:style-name="Tabla38.A" table:number-columns-repeated="2"/>
        <table:table-row table:style-name="Tabla38.1">
          <table:table-cell table:style-name="Tabla38.A1" office:value-type="string">
            <text:p text:style-name="P164">Número</text:p>
          </table:table-cell>
          <table:table-cell table:style-name="Tabla38.A1" office:value-type="string">
            <text:p text:style-name="P164">CU0<text:span text:style-name="T145">25</text:span></text:p>
          </table:table-cell>
        </table:table-row>
        <table:table-row table:style-name="Tabla38.1">
          <table:table-cell table:style-name="Tabla38.A1" office:value-type="string">
            <text:p text:style-name="P164">Nombre del Caso de Uso:</text:p>
          </table:table-cell>
          <table:table-cell table:style-name="Tabla38.A1" office:value-type="string">
            <text:p text:style-name="P327"><text:span text:style-name="T63">Menú </text:span><text:span text:style-name="T145">Empleador</text:span><text:span text:style-name="T63"> </text:span><text:span text:style-name="T67">Reportes</text:span></text:p>
          </table:table-cell>
        </table:table-row>
        <table:table-row table:style-name="Tabla38.1">
          <table:table-cell table:style-name="Tabla38.A1" office:value-type="string">
            <text:p text:style-name="P164">Actores</text:p>
          </table:table-cell>
          <table:table-cell table:style-name="Tabla38.A1" office:value-type="string">
            <text:p text:style-name="P164"><text:span text:style-name="T56">Usuario </text:span><text:span text:style-name="T145">Empleador</text:span> </text:p>
          </table:table-cell>
        </table:table-row>
        <table:table-row table:style-name="Tabla38.1">
          <table:table-cell table:style-name="Tabla38.A1" office:value-type="string">
            <text:p text:style-name="P164">Descripción</text:p>
          </table:table-cell>
          <table:table-cell table:style-name="Tabla38.A1" office:value-type="string">
            <text:p text:style-name="P207">E<text:span text:style-name="T62">l </text:span><text:span text:style-name="T146">empleador</text:span><text:span text:style-name="T62"> accede a</text:span><text:span text:style-name="T61">l apartado de </text:span><text:span text:style-name="T67">reportes</text:span><text:span text:style-name="T65"> para poder visualizar </text:span><text:span text:style-name="T146">las ofertas</text:span><text:span text:style-name="T67">, </text:span><text:span text:style-name="T146">entrevistas</text:span><text:span text:style-name="T67"> </text:span><text:span text:style-name="T146">y</text:span><text:span text:style-name="T110"> </text:span><text:span text:style-name="T146">costos de ofertas finalizadas</text:span><text:span text:style-name="T67">.</text:span></text:p>
          </table:table-cell>
        </table:table-row>
        <table:table-row table:style-name="Tabla38.1">
          <table:table-cell table:style-name="Tabla38.A1" office:value-type="string">
            <text:p text:style-name="P164">Tipo</text:p>
          </table:table-cell>
          <table:table-cell table:style-name="Tabla38.A1" office:value-type="string">
            <text:p text:style-name="P327">Primario</text:p>
          </table:table-cell>
        </table:table-row>
      </table:table>
      <text:p text:style-name="P538"/>
      <text:p text:style-name="P112"><text:soft-page-break/>EXPANDIDO</text:p>
      <table:table table:name="Tabla39" table:style-name="Tabla39">
        <table:table-column table:style-name="Tabla39.A"/>
        <table:table-column table:style-name="Tabla39.B"/>
        <table:table-row table:style-name="Tabla39.1">
          <table:table-cell table:style-name="Tabla39.A1" office:value-type="string">
            <text:p text:style-name="P164">Número</text:p>
          </table:table-cell>
          <table:table-cell table:style-name="Tabla39.A1" office:value-type="string">
            <text:p text:style-name="P164">CU0<text:span text:style-name="T145">25</text:span></text:p>
          </table:table-cell>
        </table:table-row>
        <table:table-row table:style-name="Tabla39.1">
          <table:table-cell table:style-name="Tabla39.A1" office:value-type="string">
            <text:p text:style-name="P164">Nombre del Caso de Uso:</text:p>
          </table:table-cell>
          <table:table-cell table:style-name="Tabla39.A1" office:value-type="string">
            <text:p text:style-name="P327"><text:span text:style-name="T63">Menú </text:span><text:span text:style-name="T145">Empleador</text:span><text:span text:style-name="T63"> </text:span><text:span text:style-name="T67">Reportes</text:span></text:p>
          </table:table-cell>
        </table:table-row>
        <table:table-row table:style-name="Tabla39.1">
          <table:table-cell table:style-name="Tabla39.A1" office:value-type="string">
            <text:p text:style-name="P164">Actores</text:p>
          </table:table-cell>
          <table:table-cell table:style-name="Tabla39.A1" office:value-type="string">
            <text:p text:style-name="P164"><text:span text:style-name="T56">Usuario </text:span><text:span text:style-name="T145">Empleador</text:span> </text:p>
          </table:table-cell>
        </table:table-row>
        <table:table-row table:style-name="Tabla39.1">
          <table:table-cell table:style-name="Tabla39.A1" office:value-type="string">
            <text:p text:style-name="P164">Propósito:</text:p>
          </table:table-cell>
          <table:table-cell table:style-name="Tabla39.A1" office:value-type="string">
            <text:p text:style-name="P208"><text:span text:style-name="T68">V</text:span><text:span text:style-name="T65">isualizar </text:span><text:span text:style-name="T146">ofertas</text:span><text:span text:style-name="T67">, </text:span><text:span text:style-name="T146">entrevistas</text:span><text:span text:style-name="T67"> </text:span><text:span text:style-name="T146">y</text:span><text:span text:style-name="T110"> </text:span><text:span text:style-name="T146">costos de ofertas finalizadas</text:span><text:span text:style-name="T67">.</text:span></text:p>
          </table:table-cell>
        </table:table-row>
        <table:table-row table:style-name="Tabla39.1">
          <table:table-cell table:style-name="Tabla39.A1" office:value-type="string">
            <text:p text:style-name="P164">Precondiciones</text:p>
          </table:table-cell>
          <table:table-cell table:style-name="Tabla39.A1" office:value-type="string">
            <text:p text:style-name="P327">CU00<text:span text:style-name="T100">5, CU008</text:span></text:p>
          </table:table-cell>
        </table:table-row>
        <table:table-row table:style-name="Tabla39.1">
          <table:table-cell table:style-name="Tabla39.A1" office:value-type="string">
            <text:p text:style-name="P164">Resumen</text:p>
          </table:table-cell>
          <table:table-cell table:style-name="Tabla39.A1" office:value-type="string">
            <text:p text:style-name="P192">E<text:span text:style-name="T62">l usuario </text:span><text:span text:style-name="T57">ingresa a la </text:span><text:span text:style-name="T65">pestaña</text:span><text:span text:style-name="T57"> </text:span><text:span text:style-name="T63">d</text:span><text:span text:style-name="T65">e </text:span><text:span text:style-name="T67">reporte</text:span><text:span text:style-name="T61"> </text:span><text:span text:style-name="T63">y </text:span><text:span text:style-name="T65">se genera</text:span><text:span text:style-name="T67">n </text:span><text:span text:style-name="T147">tres</text:span><text:span text:style-name="T65"> listado</text:span><text:span text:style-name="T67">s, </text:span><text:span text:style-name="T147">Ofertas en un rango de tiempo </text:span><text:span text:style-name="T65">. </text:span><text:span text:style-name="T147">Entrevistas fecha especifica</text:span><text:span text:style-name="T111">,</text:span><text:span text:style-name="T147">c</text:span><text:span text:style-name="T146">ostos de ofertas finalizadas, </text:span><text:span text:style-name="T147">cada listado contiene botón descargar para obtener el reporte en PDF.</text:span></text:p>
          </table:table-cell>
        </table:table-row>
        <table:table-row table:style-name="Tabla39.1">
          <table:table-cell table:style-name="Tabla39.A1" office:value-type="string">
            <text:p text:style-name="P164">Tipo</text:p>
          </table:table-cell>
          <table:table-cell table:style-name="Tabla39.A1" office:value-type="string">
            <text:p text:style-name="P327">Primario, <text:span text:style-name="T61">Esencial</text:span></text:p>
          </table:table-cell>
        </table:table-row>
        <table:table-row table:style-name="Tabla39.1">
          <table:table-cell table:style-name="Tabla39.A1" office:value-type="string">
            <text:p text:style-name="P164">Referencias:</text:p>
          </table:table-cell>
          <table:table-cell table:style-name="Tabla39.A1" office:value-type="string">
            <text:p text:style-name="P278">CU001, CU002, <text:span text:style-name="T63">CU00</text:span><text:span text:style-name="T100">5</text:span></text:p>
          </table:table-cell>
        </table:table-row>
        <table:table-row table:style-name="Tabla39.9">
          <table:table-cell table:style-name="Tabla39.A1" table:number-columns-spanned="2" office:value-type="string">
            <text:p text:style-name="P48">Segunda sección</text:p>
          </table:table-cell>
          <table:covered-table-cell/>
        </table:table-row>
        <table:table-row table:style-name="Tabla39.9">
          <table:table-cell table:style-name="Tabla39.A1" office:value-type="string">
            <text:p text:style-name="P48">Acción de actores</text:p>
          </table:table-cell>
          <table:table-cell table:style-name="Tabla39.A1" office:value-type="string">
            <text:p text:style-name="P49">Respuesta del sistema</text:p>
          </table:table-cell>
        </table:table-row>
        <table:table-row table:style-name="Tabla39.9">
          <table:table-cell table:style-name="Tabla39.A1" office:value-type="string">
            <text:p text:style-name="P391">1. Seleccionar el la pestaña de <text:span text:style-name="T67">reportes</text:span></text:p>
          </table:table-cell>
          <table:table-cell table:style-name="Tabla39.A1" office:value-type="string">
            <text:p text:style-name="P398">2. El sistema<text:span text:style-name="T23"> genera</text:span><text:span text:style-name="T24">n </text:span><text:span text:style-name="T33">tres</text:span><text:span text:style-name="T23"> listado</text:span><text:span text:style-name="T24">s,</text:span><text:span text:style-name="T33">Ofertas en un rango de tiempo </text:span><text:span text:style-name="T44">(id,oferta,fecha)</text:span><text:span text:style-name="T33"> </text:span><text:span text:style-name="T23">. </text:span><text:span text:style-name="T33">Entrevistas fecha especifica </text:span><text:span text:style-name="T44">(id,oferta,fecha,estado)</text:span><text:span text:style-name="T25">,</text:span><text:span text:style-name="T33">c</text:span><text:span text:style-name="T34">ostos de ofertas finalizadas</text:span><text:span text:style-name="T44">(id,oferta,costo)</text:span><text:span text:style-name="T34"> </text:span><text:span text:style-name="T33">y un botón de descarga para cada uno </text:span><text:span text:style-name="T35">Ofertas tiene filtro de tiempo y estado, entrevistas de fecha especifica </text:span><text:span text:style-name="T54">tienen</text:span><text:span text:style-name="T35"> filtro fecha y estado</text:span><text:span text:style-name="T33">.</text:span><text:span text:style-name="T25"> </text:span></text:p>
          </table:table-cell>
        </table:table-row>
        <table:table-row table:style-name="Tabla39.9">
          <table:table-cell table:style-name="Tabla39.A12" office:value-type="string">
            <text:p text:style-name="P484">3.Presiona Descargar</text:p>
          </table:table-cell>
          <table:table-cell table:style-name="Tabla39.A12" office:value-type="string">
            <text:p text:style-name="P485">4.El sistema genera un archivo PDF con el reporte presionado.</text:p>
          </table:table-cell>
        </table:table-row>
      </table:table>
      <text:p text:style-name="P347"/>
      <text:p text:style-name="P88">C<text:span text:style-name="T57">ASO DE USO DE ALTO NIVEL</text:span></text:p>
      <table:table table:name="Tabla40" table:style-name="Tabla40">
        <table:table-column table:style-name="Tabla40.A" table:number-columns-repeated="2"/>
        <table:table-row table:style-name="Tabla40.1">
          <table:table-cell table:style-name="Tabla40.A1" office:value-type="string">
            <text:p text:style-name="P165">Número</text:p>
          </table:table-cell>
          <table:table-cell table:style-name="Tabla40.A1" office:value-type="string">
            <text:p text:style-name="P165">CU0<text:span text:style-name="T145">2</text:span><text:span text:style-name="T148">6</text:span></text:p>
          </table:table-cell>
        </table:table-row>
        <table:table-row table:style-name="Tabla40.1">
          <table:table-cell table:style-name="Tabla40.A1" office:value-type="string">
            <text:p text:style-name="P165">Nombre del Caso de Uso:</text:p>
          </table:table-cell>
          <table:table-cell table:style-name="Tabla40.A1" office:value-type="string">
            <text:p text:style-name="P328"><text:span text:style-name="T63">Menú </text:span><text:span text:style-name="T148">Completar Información</text:span><text:span text:style-name="T63"> </text:span><text:span text:style-name="T148">Solicitante</text:span></text:p>
          </table:table-cell>
        </table:table-row>
        <table:table-row table:style-name="Tabla40.1">
          <table:table-cell table:style-name="Tabla40.A1" office:value-type="string">
            <text:p text:style-name="P165">Actores</text:p>
          </table:table-cell>
          <table:table-cell table:style-name="Tabla40.A1" office:value-type="string">
            <text:p text:style-name="P165"><text:span text:style-name="T56">Usuario </text:span><text:span text:style-name="T148">Solicitante</text:span></text:p>
          </table:table-cell>
        </table:table-row>
        <table:table-row table:style-name="Tabla40.1">
          <table:table-cell table:style-name="Tabla40.A1" office:value-type="string">
            <text:p text:style-name="P165">Descripción</text:p>
          </table:table-cell>
          <table:table-cell table:style-name="Tabla40.A1" office:value-type="string">
            <text:p text:style-name="P226">El <text:span text:style-name="T149">Solicitante</text:span> inicia sesión <text:span text:style-name="T113">y se genera un </text:span><text:soft-page-break/><text:span text:style-name="T113">espacio para completar información necesaria.</text:span></text:p>
          </table:table-cell>
        </table:table-row>
        <table:table-row table:style-name="Tabla40.1">
          <table:table-cell table:style-name="Tabla40.A1" office:value-type="string">
            <text:p text:style-name="P165">Tipo</text:p>
          </table:table-cell>
          <table:table-cell table:style-name="Tabla40.A1" office:value-type="string">
            <text:p text:style-name="P328">Primario</text:p>
          </table:table-cell>
        </table:table-row>
      </table:table>
      <text:p text:style-name="P539"/>
      <text:p text:style-name="P113">EXPANDIDO</text:p>
      <table:table table:name="Tabla41" table:style-name="Tabla41">
        <table:table-column table:style-name="Tabla41.A"/>
        <table:table-column table:style-name="Tabla41.B"/>
        <table:table-row table:style-name="Tabla41.1">
          <table:table-cell table:style-name="Tabla41.A1" office:value-type="string">
            <text:p text:style-name="P165">Número</text:p>
          </table:table-cell>
          <table:table-cell table:style-name="Tabla41.A1" office:value-type="string">
            <text:p text:style-name="P165">CU0<text:span text:style-name="T145">2</text:span><text:span text:style-name="T148">6</text:span></text:p>
          </table:table-cell>
        </table:table-row>
        <table:table-row table:style-name="Tabla41.1">
          <table:table-cell table:style-name="Tabla41.A1" office:value-type="string">
            <text:p text:style-name="P165">Nombre del Caso de Uso:</text:p>
          </table:table-cell>
          <table:table-cell table:style-name="Tabla41.A1" office:value-type="string">
            <text:p text:style-name="P328"><text:span text:style-name="T63">Menú </text:span><text:span text:style-name="T148">Completar Información</text:span><text:span text:style-name="T63"> </text:span><text:span text:style-name="T148">Solicitante</text:span></text:p>
          </table:table-cell>
        </table:table-row>
        <table:table-row table:style-name="Tabla41.1">
          <table:table-cell table:style-name="Tabla41.A1" office:value-type="string">
            <text:p text:style-name="P165">Actores</text:p>
          </table:table-cell>
          <table:table-cell table:style-name="Tabla41.A1" office:value-type="string">
            <text:p text:style-name="P165"><text:span text:style-name="T56">Usuario </text:span><text:span text:style-name="T148">Solicitante</text:span></text:p>
          </table:table-cell>
        </table:table-row>
        <table:table-row table:style-name="Tabla41.1">
          <table:table-cell table:style-name="Tabla41.A1" office:value-type="string">
            <text:p text:style-name="P165">Propósito:</text:p>
          </table:table-cell>
          <table:table-cell table:style-name="Tabla41.A1" office:value-type="string">
            <text:p text:style-name="P245">Completar información para ingresar al sistema</text:p>
          </table:table-cell>
        </table:table-row>
        <table:table-row table:style-name="Tabla41.1">
          <table:table-cell table:style-name="Tabla41.A1" office:value-type="string">
            <text:p text:style-name="P165">Precondiciones</text:p>
          </table:table-cell>
          <table:table-cell table:style-name="Tabla41.A1" office:value-type="string">
            <text:p text:style-name="P328">CU00<text:span text:style-name="T100">5</text:span></text:p>
          </table:table-cell>
        </table:table-row>
        <table:table-row table:style-name="Tabla41.1">
          <table:table-cell table:style-name="Tabla41.A1" office:value-type="string">
            <text:p text:style-name="P165">Resumen</text:p>
          </table:table-cell>
          <table:table-cell table:style-name="Tabla41.A1" office:value-type="string">
            <text:p text:style-name="P193"><text:span text:style-name="T112">El </text:span><text:span text:style-name="T149">Solicitante</text:span><text:span text:style-name="T112"> inicia sesión </text:span><text:span text:style-name="T149"><text:s/></text:span><text:span text:style-name="T63">y </text:span><text:span text:style-name="T65">se genera</text:span><text:span text:style-name="T67">n </text:span><text:span text:style-name="T149">un espacio para subir su currículum , también una lista de categorías para selecciona </text:span><text:span text:style-name="T150">y presiona el botón </text:span><text:span text:style-name="T151">al completar la información.</text:span></text:p>
          </table:table-cell>
        </table:table-row>
        <table:table-row table:style-name="Tabla41.1">
          <table:table-cell table:style-name="Tabla41.A1" office:value-type="string">
            <text:p text:style-name="P165">Tipo</text:p>
          </table:table-cell>
          <table:table-cell table:style-name="Tabla41.A1" office:value-type="string">
            <text:p text:style-name="P328">Primario, <text:span text:style-name="T61">Esencial</text:span></text:p>
          </table:table-cell>
        </table:table-row>
        <table:table-row table:style-name="Tabla41.1">
          <table:table-cell table:style-name="Tabla41.A1" office:value-type="string">
            <text:p text:style-name="P165">Referencias:</text:p>
          </table:table-cell>
          <table:table-cell table:style-name="Tabla41.A1" office:value-type="string">
            <text:p text:style-name="P279">CU001, CU002, <text:span text:style-name="T63">CU00</text:span><text:span text:style-name="T100">5</text:span></text:p>
          </table:table-cell>
        </table:table-row>
        <table:table-row table:style-name="Tabla41.9">
          <table:table-cell table:style-name="Tabla41.A1" table:number-columns-spanned="2" office:value-type="string">
            <text:p text:style-name="P50">Segunda sección</text:p>
          </table:table-cell>
          <table:covered-table-cell/>
        </table:table-row>
        <table:table-row table:style-name="Tabla41.9">
          <table:table-cell table:style-name="Tabla41.A1" office:value-type="string">
            <text:p text:style-name="P50">Acción de actores</text:p>
          </table:table-cell>
          <table:table-cell table:style-name="Tabla41.A1" office:value-type="string">
            <text:p text:style-name="P51">Respuesta del sistema</text:p>
          </table:table-cell>
        </table:table-row>
        <table:table-row table:style-name="Tabla41.9">
          <table:table-cell table:style-name="Tabla41.A1" office:value-type="string">
            <text:p text:style-name="P392">1. <text:span text:style-name="T152">El solicitante inicia sesión</text:span></text:p>
          </table:table-cell>
          <table:table-cell table:style-name="Tabla41.A1" office:value-type="string">
            <text:p text:style-name="P393">2. El sistema<text:span text:style-name="T23"> genera</text:span><text:span text:style-name="T24"> </text:span><text:span text:style-name="T36">un espacio para subir el currículum, una lista de selección para cada una de las categorías</text:span><text:span text:style-name="T25"> </text:span><text:span text:style-name="T36">y botón siguiente para seguir completando la información necesaria.</text:span></text:p>
          </table:table-cell>
        </table:table-row>
        <table:table-row table:style-name="Tabla41.9">
          <table:table-cell table:style-name="Tabla41.A12" office:value-type="string">
            <text:p text:style-name="P540">3. Sube archivo</text:p>
          </table:table-cell>
          <table:table-cell table:style-name="Tabla41.A12" office:value-type="string">
            <text:p text:style-name="P487"/>
          </table:table-cell>
        </table:table-row>
        <table:table-row table:style-name="Tabla41.9">
          <table:table-cell table:style-name="Tabla41.A12" office:value-type="string">
            <text:p text:style-name="P540">4. Selecciona categoría</text:p>
          </table:table-cell>
          <table:table-cell table:style-name="Tabla41.A12" office:value-type="string">
            <text:p text:style-name="P487"/>
          </table:table-cell>
        </table:table-row>
        <table:table-row table:style-name="Tabla41.9">
          <table:table-cell table:style-name="Tabla41.A12" office:value-type="string">
            <text:p text:style-name="P486"><text:span text:style-name="T152">5</text:span>. Presiona <text:span text:style-name="T152">siguiente</text:span></text:p>
          </table:table-cell>
          <table:table-cell table:style-name="Tabla41.A12" office:value-type="string">
            <text:p text:style-name="P487"><text:span text:style-name="T152">6</text:span>. El sistema <text:span text:style-name="T152">manda al solicitante a otra pagina para completar el método de pago</text:span>.</text:p>
          </table:table-cell>
        </table:table-row>
        <table:table-row table:style-name="Tabla41.9">
          <table:table-cell table:style-name="Tabla41.A12" table:number-columns-spanned="2" office:value-type="string">
            <text:p text:style-name="P105">Tercera sección (escenarios alternos)</text:p>
          </table:table-cell>
          <table:covered-table-cell/>
        </table:table-row>
        <table:table-row table:style-name="Tabla41.9">
          <table:table-cell table:style-name="Tabla41.A12" table:number-columns-spanned="2" office:value-type="string">
            <text:p text:style-name="P357">En paso 3, el archivo debe ser PDF de lo contrario el sistema lanza el siguiente mensaje “Su archivo no es valido”</text:p>
          </table:table-cell>
          <table:covered-table-cell/>
        </table:table-row>
        <table:table-row table:style-name="Tabla41.9">
          <table:table-cell table:style-name="Tabla41.A12" table:number-columns-spanned="2" office:value-type="string">
            <text:p text:style-name="P357">En paso 4, debe seleccionar alguna categoría de lo contrario el sistema lanza el siguiente mensaje “Seleccione al menos una categoría”</text:p>
          </table:table-cell>
          <table:covered-table-cell/>
        </table:table-row>
      </table:table>
      <text:p text:style-name="P348"><text:soft-page-break/></text:p>
      <text:p text:style-name="P89">C<text:span text:style-name="T57">ASO DE USO DE ALTO NIVEL</text:span></text:p>
      <table:table table:name="Tabla42" table:style-name="Tabla42">
        <table:table-column table:style-name="Tabla42.A" table:number-columns-repeated="2"/>
        <table:table-row table:style-name="Tabla42.1">
          <table:table-cell table:style-name="Tabla42.A1" office:value-type="string">
            <text:p text:style-name="P166">Número</text:p>
          </table:table-cell>
          <table:table-cell table:style-name="Tabla42.A1" office:value-type="string">
            <text:p text:style-name="P166">CU0<text:span text:style-name="T145">2</text:span><text:span text:style-name="T152">7</text:span></text:p>
          </table:table-cell>
        </table:table-row>
        <table:table-row table:style-name="Tabla42.1">
          <table:table-cell table:style-name="Tabla42.A1" office:value-type="string">
            <text:p text:style-name="P166">Nombre del Caso de Uso:</text:p>
          </table:table-cell>
          <table:table-cell table:style-name="Tabla42.A1" office:value-type="string">
            <text:p text:style-name="P329"><text:span text:style-name="T63">Menú </text:span><text:span text:style-name="T148">Completar Información </text:span><text:span text:style-name="T153">Tarjeta</text:span><text:span text:style-name="T63"> </text:span><text:span text:style-name="T148">Solicitante</text:span></text:p>
          </table:table-cell>
        </table:table-row>
        <table:table-row table:style-name="Tabla42.1">
          <table:table-cell table:style-name="Tabla42.A1" office:value-type="string">
            <text:p text:style-name="P166">Actores</text:p>
          </table:table-cell>
          <table:table-cell table:style-name="Tabla42.A1" office:value-type="string">
            <text:p text:style-name="P166"><text:span text:style-name="T56">Usuario </text:span><text:span text:style-name="T148">Solicitante</text:span></text:p>
          </table:table-cell>
        </table:table-row>
        <table:table-row table:style-name="Tabla42.1">
          <table:table-cell table:style-name="Tabla42.A1" office:value-type="string">
            <text:p text:style-name="P166">Descripción</text:p>
          </table:table-cell>
          <table:table-cell table:style-name="Tabla42.A1" office:value-type="string">
            <text:p text:style-name="P227">El <text:span text:style-name="T149">Solicitante</text:span> <text:span text:style-name="T153">sigue el completado de información</text:span> <text:span text:style-name="T113">y se genera un espacio para <text:s/></text:span><text:span text:style-name="T153">agregar tarjetas de crédito.</text:span></text:p>
          </table:table-cell>
        </table:table-row>
        <table:table-row table:style-name="Tabla42.1">
          <table:table-cell table:style-name="Tabla42.A1" office:value-type="string">
            <text:p text:style-name="P166">Tipo</text:p>
          </table:table-cell>
          <table:table-cell table:style-name="Tabla42.A1" office:value-type="string">
            <text:p text:style-name="P329">Primario</text:p>
          </table:table-cell>
        </table:table-row>
      </table:table>
      <text:p text:style-name="P541"/>
      <text:p text:style-name="P541"/>
      <text:p text:style-name="P114">EXPANDIDO</text:p>
      <table:table table:name="Tabla43" table:style-name="Tabla43">
        <table:table-column table:style-name="Tabla43.A"/>
        <table:table-column table:style-name="Tabla43.B"/>
        <table:table-row table:style-name="Tabla43.1">
          <table:table-cell table:style-name="Tabla43.A1" office:value-type="string">
            <text:p text:style-name="P166">Número</text:p>
          </table:table-cell>
          <table:table-cell table:style-name="Tabla43.A1" office:value-type="string">
            <text:p text:style-name="P166">CU0<text:span text:style-name="T145">2</text:span><text:span text:style-name="T152">7</text:span></text:p>
          </table:table-cell>
        </table:table-row>
        <table:table-row table:style-name="Tabla43.1">
          <table:table-cell table:style-name="Tabla43.A1" office:value-type="string">
            <text:p text:style-name="P166">Nombre del Caso de Uso:</text:p>
          </table:table-cell>
          <table:table-cell table:style-name="Tabla43.A1" office:value-type="string">
            <text:p text:style-name="P329"><text:span text:style-name="T63">Menú </text:span><text:span text:style-name="T148">Completar Información tarjeta</text:span><text:span text:style-name="T63"> </text:span><text:span text:style-name="T148">Solicitante</text:span></text:p>
          </table:table-cell>
        </table:table-row>
        <table:table-row table:style-name="Tabla43.1">
          <table:table-cell table:style-name="Tabla43.A1" office:value-type="string">
            <text:p text:style-name="P166">Actores</text:p>
          </table:table-cell>
          <table:table-cell table:style-name="Tabla43.A1" office:value-type="string">
            <text:p text:style-name="P166"><text:span text:style-name="T56">Usuario </text:span><text:span text:style-name="T148">Solicitante</text:span></text:p>
          </table:table-cell>
        </table:table-row>
        <table:table-row table:style-name="Tabla43.1">
          <table:table-cell table:style-name="Tabla43.A1" office:value-type="string">
            <text:p text:style-name="P166">Propósito:</text:p>
          </table:table-cell>
          <table:table-cell table:style-name="Tabla43.A1" office:value-type="string">
            <text:p text:style-name="P246">Completar información para ingresar al sistema</text:p>
          </table:table-cell>
        </table:table-row>
        <table:table-row table:style-name="Tabla43.5">
          <table:table-cell table:style-name="Tabla43.A1" office:value-type="string">
            <text:p text:style-name="P166">Precondiciones</text:p>
          </table:table-cell>
          <table:table-cell table:style-name="Tabla43.A1" office:value-type="string">
            <text:p text:style-name="P329">CU00<text:span text:style-name="T100">5, </text:span><text:span text:style-name="T153">CU0026</text:span></text:p>
          </table:table-cell>
        </table:table-row>
        <table:table-row table:style-name="Tabla43.1">
          <table:table-cell table:style-name="Tabla43.A1" office:value-type="string">
            <text:p text:style-name="P166">Resumen</text:p>
          </table:table-cell>
          <table:table-cell table:style-name="Tabla43.A1" office:value-type="string">
            <text:p text:style-name="P227">El <text:span text:style-name="T149">Solicitante</text:span> <text:span text:style-name="T153">sigue el completado de información</text:span> <text:span text:style-name="T113">y se genera un espacio para <text:s/></text:span><text:span text:style-name="T153">agregar tarjetas de crédito y un botón para finalizar la información.</text:span></text:p>
          </table:table-cell>
        </table:table-row>
        <table:table-row table:style-name="Tabla43.1">
          <table:table-cell table:style-name="Tabla43.A1" office:value-type="string">
            <text:p text:style-name="P166">Tipo</text:p>
          </table:table-cell>
          <table:table-cell table:style-name="Tabla43.A1" office:value-type="string">
            <text:p text:style-name="P329">Primario, <text:span text:style-name="T61">Esencial</text:span></text:p>
          </table:table-cell>
        </table:table-row>
        <table:table-row table:style-name="Tabla43.1">
          <table:table-cell table:style-name="Tabla43.A1" office:value-type="string">
            <text:p text:style-name="P166">Referencias:</text:p>
          </table:table-cell>
          <table:table-cell table:style-name="Tabla43.A1" office:value-type="string">
            <text:p text:style-name="P280">CU001, CU002, <text:span text:style-name="T63">CU00</text:span><text:span text:style-name="T100">5</text:span></text:p>
          </table:table-cell>
        </table:table-row>
        <table:table-row table:style-name="Tabla43.9">
          <table:table-cell table:style-name="Tabla43.A1" table:number-columns-spanned="2" office:value-type="string">
            <text:p text:style-name="P52">Segunda sección</text:p>
          </table:table-cell>
          <table:covered-table-cell/>
        </table:table-row>
        <table:table-row table:style-name="Tabla43.9">
          <table:table-cell table:style-name="Tabla43.A1" office:value-type="string">
            <text:p text:style-name="P52">Acción de actores</text:p>
          </table:table-cell>
          <table:table-cell table:style-name="Tabla43.A1" office:value-type="string">
            <text:p text:style-name="P53">Respuesta del sistema</text:p>
          </table:table-cell>
        </table:table-row>
        <table:table-row table:style-name="Tabla43.9">
          <table:table-cell table:style-name="Tabla43.A1" office:value-type="string">
            <text:p text:style-name="P394">1. <text:span text:style-name="T152">El solicitante </text:span><text:span text:style-name="T153">selecciona siguiente</text:span></text:p>
          </table:table-cell>
          <table:table-cell table:style-name="Tabla43.A1" office:value-type="string">
            <text:p text:style-name="P395">2. El sistema<text:span text:style-name="T23"> genera</text:span><text:span text:style-name="T24"> </text:span><text:span text:style-name="T37">cuatro espacios para agregar la información, numero de la tarjeta, nombre, fecha expiración, cvc y un botón siguiente</text:span><text:span text:style-name="T36">.</text:span></text:p>
          </table:table-cell>
        </table:table-row>
        <text:soft-page-break/>
        <table:table-row table:style-name="Tabla43.9">
          <table:table-cell table:style-name="Tabla43.A12" office:value-type="string">
            <text:p text:style-name="P540">3. <text:span text:style-name="T153">Ingresa numero de la tarjeta</text:span></text:p>
          </table:table-cell>
          <table:table-cell table:style-name="Tabla43.A12" office:value-type="string">
            <text:p text:style-name="P488"/>
          </table:table-cell>
        </table:table-row>
        <table:table-row table:style-name="Tabla43.9">
          <table:table-cell table:style-name="Tabla43.A12" office:value-type="string">
            <text:p text:style-name="P540">4. <text:span text:style-name="T153">Ingresa Nombre</text:span></text:p>
          </table:table-cell>
          <table:table-cell table:style-name="Tabla43.A12" office:value-type="string">
            <text:p text:style-name="P488"/>
          </table:table-cell>
        </table:table-row>
        <table:table-row table:style-name="Tabla43.9">
          <table:table-cell table:style-name="Tabla43.A12" office:value-type="string">
            <text:p text:style-name="P489"><text:span text:style-name="T152">5</text:span>. <text:span text:style-name="T153">Ingresa Fecha de expiración</text:span></text:p>
          </table:table-cell>
          <table:table-cell table:style-name="Tabla43.A12" office:value-type="string">
            <text:p text:style-name="P488"/>
          </table:table-cell>
        </table:table-row>
        <table:table-row table:style-name="Tabla43.9">
          <table:table-cell table:style-name="Tabla43.A12" office:value-type="string">
            <text:p text:style-name="P542">6. Ingresa CVC</text:p>
          </table:table-cell>
          <table:table-cell table:style-name="Tabla43.A12" office:value-type="string">
            <text:p text:style-name="P488"/>
          </table:table-cell>
        </table:table-row>
        <table:table-row table:style-name="Tabla43.9">
          <table:table-cell table:style-name="Tabla43.A12" office:value-type="string">
            <text:p text:style-name="P542">7. Presiona siguiente</text:p>
          </table:table-cell>
          <table:table-cell table:style-name="Tabla43.A12" office:value-type="string">
            <text:p text:style-name="P543">8. El sistema <text:span text:style-name="T101">El sistema manda </text:span><text:span text:style-name="T105">un mensaje ”</text:span><text:span text:style-name="T155">Información</text:span><text:span text:style-name="T123"> </text:span><text:span text:style-name="T126">Creada</text:span><text:span text:style-name="T105"> ” </text:span><text:span text:style-name="T106">debajo se genera un botón ok, al presionarlo </text:span>manda al usuario a la pagina de empleo.</text:p>
          </table:table-cell>
        </table:table-row>
        <table:table-row table:style-name="Tabla43.9">
          <table:table-cell table:style-name="Tabla43.A12" table:number-columns-spanned="2" office:value-type="string">
            <text:p text:style-name="P105">Tercera sección (escenarios alternos)</text:p>
          </table:table-cell>
          <table:covered-table-cell/>
        </table:table-row>
        <table:table-row table:style-name="Tabla43.9">
          <table:table-cell table:style-name="Tabla43.A12" table:number-columns-spanned="2" office:value-type="string">
            <text:p text:style-name="P357">En paso <text:span text:style-name="T154">7</text:span>, <text:span text:style-name="T154">si algún espacio esta vació</text:span> el sistema lanza el siguiente mensaje “<text:span text:style-name="T154">Complete todos los espacios vacíos</text:span>”</text:p>
          </table:table-cell>
          <table:covered-table-cell/>
        </table:table-row>
      </table:table>
      <text:p text:style-name="P557"><text:span text:style-name="T1">C</text:span><text:span text:style-name="T2">ASO DE USO DE ALTO NIVEL</text:span></text:p>
      <table:table table:name="Tabla44" table:style-name="Tabla44">
        <table:table-column table:style-name="Tabla44.A" table:number-columns-repeated="2"/>
        <table:table-row table:style-name="Tabla44.1">
          <table:table-cell table:style-name="Tabla44.A1" office:value-type="string">
            <text:p text:style-name="P167">Número</text:p>
          </table:table-cell>
          <table:table-cell table:style-name="Tabla44.A1" office:value-type="string">
            <text:p text:style-name="P167">CU0<text:span text:style-name="T156">28</text:span></text:p>
          </table:table-cell>
        </table:table-row>
        <table:table-row table:style-name="Tabla44.1">
          <table:table-cell table:style-name="Tabla44.A1" office:value-type="string">
            <text:p text:style-name="P167">Nombre del Caso de Uso:</text:p>
          </table:table-cell>
          <table:table-cell table:style-name="Tabla44.A1" office:value-type="string">
            <text:p text:style-name="P440"><text:span text:style-name="T158">Ofertas de empleo</text:span> <text:span text:style-name="T156">Solicitante</text:span></text:p>
          </table:table-cell>
        </table:table-row>
        <table:table-row table:style-name="Tabla44.1">
          <table:table-cell table:style-name="Tabla44.A1" office:value-type="string">
            <text:p text:style-name="P167">Actores</text:p>
          </table:table-cell>
          <table:table-cell table:style-name="Tabla44.A1" office:value-type="string">
            <text:p text:style-name="P167"><text:span text:style-name="T56">Usuario </text:span><text:span text:style-name="T148">Solicitante</text:span> </text:p>
          </table:table-cell>
        </table:table-row>
        <table:table-row table:style-name="Tabla44.1">
          <table:table-cell table:style-name="Tabla44.A1" office:value-type="string">
            <text:p text:style-name="P167">Descripción</text:p>
          </table:table-cell>
          <table:table-cell table:style-name="Tabla44.A1" office:value-type="string">
            <text:p text:style-name="P211">El <text:span text:style-name="T156">solicitante</text:span> <text:span text:style-name="T156">inicia en</text:span><text:span text:style-name="T76"> la pagina de </text:span><text:span text:style-name="T158">ofertas de empleo para buscar y obtener información.</text:span></text:p>
          </table:table-cell>
        </table:table-row>
        <table:table-row table:style-name="Tabla44.1">
          <table:table-cell table:style-name="Tabla44.A1" office:value-type="string">
            <text:p text:style-name="P167">Tipo</text:p>
          </table:table-cell>
          <table:table-cell table:style-name="Tabla44.A1" office:value-type="string">
            <text:p text:style-name="P167">Primario </text:p>
          </table:table-cell>
        </table:table-row>
      </table:table>
      <text:p text:style-name="P128"/>
      <text:p text:style-name="P128">EXPANDIDO</text:p>
      <table:table table:name="Tabla45" table:style-name="Tabla45">
        <table:table-column table:style-name="Tabla45.A" table:number-columns-repeated="2"/>
        <table:table-row table:style-name="Tabla45.1">
          <table:table-cell table:style-name="Tabla45.A1" office:value-type="string">
            <text:p text:style-name="P167">Número</text:p>
          </table:table-cell>
          <table:table-cell table:style-name="Tabla45.A1" office:value-type="string">
            <text:p text:style-name="P167">CU0<text:span text:style-name="T156">28</text:span></text:p>
          </table:table-cell>
        </table:table-row>
        <table:table-row table:style-name="Tabla45.1">
          <table:table-cell table:style-name="Tabla45.A1" office:value-type="string">
            <text:p text:style-name="P167">Nombre del Caso de Uso:</text:p>
          </table:table-cell>
          <table:table-cell table:style-name="Tabla45.A1" office:value-type="string">
            <text:p text:style-name="P440"><text:span text:style-name="T158">Ofertas de empleo</text:span> <text:span text:style-name="T156">Solicitante</text:span></text:p>
          </table:table-cell>
        </table:table-row>
        <table:table-row table:style-name="Tabla45.1">
          <table:table-cell table:style-name="Tabla45.A1" office:value-type="string">
            <text:p text:style-name="P167">Actores</text:p>
          </table:table-cell>
          <table:table-cell table:style-name="Tabla45.A1" office:value-type="string">
            <text:p text:style-name="P167"><text:span text:style-name="T56">Usuario </text:span><text:span text:style-name="T148">Solicitante</text:span> </text:p>
          </table:table-cell>
        </table:table-row>
        <table:table-row table:style-name="Tabla45.1">
          <table:table-cell table:style-name="Tabla45.A1" office:value-type="string">
            <text:p text:style-name="P167">Propósito:</text:p>
          </table:table-cell>
          <table:table-cell table:style-name="Tabla45.A1" office:value-type="string">
            <text:p text:style-name="P444"><text:span text:style-name="T157">Buscar y obtener</text:span> información completa de la oferta <text:span text:style-name="T157">de empleo</text:span></text:p>
          </table:table-cell>
        </table:table-row>
        <table:table-row table:style-name="Tabla45.1">
          <table:table-cell table:style-name="Tabla45.A1" office:value-type="string">
            <text:p text:style-name="P167">Precondiciones</text:p>
          </table:table-cell>
          <table:table-cell table:style-name="Tabla45.A1" office:value-type="string">
            <text:p text:style-name="P281">CU00<text:span text:style-name="T157">5, </text:span><text:span text:style-name="T158">CU0026, CU0027</text:span></text:p>
          </table:table-cell>
        </table:table-row>
        <table:table-row table:style-name="Tabla45.1">
          <table:table-cell table:style-name="Tabla45.A1" office:value-type="string">
            <text:p text:style-name="P167">Resumen</text:p>
          </table:table-cell>
          <table:table-cell table:style-name="Tabla45.A1" office:value-type="string">
            <text:p text:style-name="P215">El <text:span text:style-name="T158">solicitante</text:span> ingresa a la pagina de <text:span text:style-name="T83">oferta</text:span><text:span text:style-name="T158">s de empleo </text:span><text:span text:style-name="T83">en ella puede </text:span><text:span text:style-name="T158">buscar</text:span><text:span text:style-name="T83"> </text:span><text:span text:style-name="T158">y obtener mas información de los empleos</text:span><text:span text:style-name="T83">.</text:span></text:p>
          </table:table-cell>
        </table:table-row>
        <table:table-row table:style-name="Tabla45.1">
          <table:table-cell table:style-name="Tabla45.A1" office:value-type="string">
            <text:p text:style-name="P167">Tipo</text:p>
          </table:table-cell>
          <table:table-cell table:style-name="Tabla45.A1" office:value-type="string">
            <text:p text:style-name="P167">Primario, Esencial</text:p>
          </table:table-cell>
        </table:table-row>
        <table:table-row table:style-name="Tabla45.1">
          <table:table-cell table:style-name="Tabla45.A1" office:value-type="string">
            <text:p text:style-name="P167">Referencias:</text:p>
          </table:table-cell>
          <table:table-cell table:style-name="Tabla45.A1" office:value-type="string">
            <text:p text:style-name="P330">CU00<text:span text:style-name="T100">5, </text:span><text:span text:style-name="T153">CU002</text:span><text:span text:style-name="T158">7</text:span></text:p>
          </table:table-cell>
        </table:table-row>
        <table:table-row table:style-name="Tabla45.9">
          <table:table-cell table:style-name="Tabla45.A1" table:number-columns-spanned="2" office:value-type="string">
            <text:p text:style-name="P54">Segunda sección</text:p>
          </table:table-cell>
          <table:covered-table-cell/>
        </table:table-row>
        <table:table-row table:style-name="Tabla45.9">
          <table:table-cell table:style-name="Tabla45.A1" office:value-type="string">
            <text:p text:style-name="P54">Acción de actores</text:p>
          </table:table-cell>
          <table:table-cell table:style-name="Tabla45.A1" office:value-type="string">
            <text:p text:style-name="P55">Respuesta del sistema</text:p>
          </table:table-cell>
        </table:table-row>
        <table:table-row table:style-name="Tabla45.9">
          <table:table-cell table:style-name="Tabla45.A1" office:value-type="string">
            <text:p text:style-name="P299">1.<text:span text:style-name="T16">El usuario ingresa a la pagina de </text:span><text:span text:style-name="T17">la oferta</text:span></text:p>
          </table:table-cell>
          <table:table-cell table:style-name="Tabla45.A1" office:value-type="string">
            <text:p text:style-name="P544"><text:span text:style-name="T14">2. </text:span><text:span text:style-name="T17">El sistema </text:span><text:span text:style-name="T14">genera un buscador con los filtros(categoría, modalidad, ubicación y salario), también genera el listado de empleos con los datos</text:span><text:span text:style-name="T13">(</text:span><text:span text:style-name="T12">Nombre, empresa o empleador, puesto, salario, descripció</text:span><text:span text:style-name="T17">n</text:span><text:span text:style-name="T13">), </text:span><text:span text:style-name="T6">en cada empleo hay un botón mas info.</text:span><text:span text:style-name="T12">.</text:span></text:p>
          </table:table-cell>
        </table:table-row>
        <table:table-row table:style-name="Tabla45.9">
          <table:table-cell table:style-name="Tabla45.A12" office:value-type="string">
            <text:p text:style-name="P428"><text:span text:style-name="T84">3</text:span>.<text:span text:style-name="T157">Presiona mas info</text:span></text:p>
          </table:table-cell>
          <table:table-cell table:style-name="Tabla45.A12" office:value-type="string">
            <text:p text:style-name="P429"><text:span text:style-name="T84">4</text:span>.El sistema manda al usuario a la pagina <text:span text:style-name="T157">oferta solicitante.</text:span></text:p>
          </table:table-cell>
        </table:table-row>
      </table:table>
      <text:p text:style-name="P92"/>
      <text:p text:style-name="P558"><text:span text:style-name="T1">C</text:span><text:span text:style-name="T2">ASO DE USO DE ALTO NIVEL</text:span></text:p>
      <table:table table:name="Tabla46" table:style-name="Tabla46">
        <table:table-column table:style-name="Tabla46.A" table:number-columns-repeated="2"/>
        <table:table-row table:style-name="Tabla46.1">
          <table:table-cell table:style-name="Tabla46.A1" office:value-type="string">
            <text:p text:style-name="P168">Número</text:p>
          </table:table-cell>
          <table:table-cell table:style-name="Tabla46.A1" office:value-type="string">
            <text:p text:style-name="P168">CU0<text:span text:style-name="T159">29</text:span></text:p>
          </table:table-cell>
        </table:table-row>
        <table:table-row table:style-name="Tabla46.1">
          <table:table-cell table:style-name="Tabla46.A1" office:value-type="string">
            <text:p text:style-name="P168">Nombre del Caso de Uso:</text:p>
          </table:table-cell>
          <table:table-cell table:style-name="Tabla46.A1" office:value-type="string">
            <text:p text:style-name="P441">Oferta <text:span text:style-name="T158">Solicitante</text:span></text:p>
          </table:table-cell>
        </table:table-row>
        <table:table-row table:style-name="Tabla46.1">
          <table:table-cell table:style-name="Tabla46.A1" office:value-type="string">
            <text:p text:style-name="P168">Actores</text:p>
          </table:table-cell>
          <table:table-cell table:style-name="Tabla46.A1" office:value-type="string">
            <text:p text:style-name="P168"><text:span text:style-name="T158">Usuario Solicitante</text:span> </text:p>
          </table:table-cell>
        </table:table-row>
        <table:table-row table:style-name="Tabla46.1">
          <table:table-cell table:style-name="Tabla46.A1" office:value-type="string">
            <text:p text:style-name="P168">Descripción</text:p>
          </table:table-cell>
          <table:table-cell table:style-name="Tabla46.A1" office:value-type="string">
            <text:p text:style-name="P216">El usuario ingresa a la pagina de <text:span text:style-name="T83">oferta</text:span></text:p>
          </table:table-cell>
        </table:table-row>
        <table:table-row table:style-name="Tabla46.1">
          <table:table-cell table:style-name="Tabla46.A1" office:value-type="string">
            <text:p text:style-name="P168">Tipo</text:p>
          </table:table-cell>
          <table:table-cell table:style-name="Tabla46.A1" office:value-type="string">
            <text:p text:style-name="P168">Primario </text:p>
          </table:table-cell>
        </table:table-row>
      </table:table>
      <text:p text:style-name="P129"/>
      <text:p text:style-name="P129">EXPANDIDO</text:p>
      <table:table table:name="Tabla47" table:style-name="Tabla47">
        <table:table-column table:style-name="Tabla47.A" table:number-columns-repeated="2"/>
        <table:table-row table:style-name="Tabla47.1">
          <table:table-cell table:style-name="Tabla47.A1" office:value-type="string">
            <text:p text:style-name="P168">Número</text:p>
          </table:table-cell>
          <table:table-cell table:style-name="Tabla47.A1" office:value-type="string">
            <text:p text:style-name="P518">CU0<text:span text:style-name="T159">29</text:span></text:p>
          </table:table-cell>
        </table:table-row>
        <table:table-row table:style-name="Tabla47.1">
          <table:table-cell table:style-name="Tabla47.A1" office:value-type="string">
            <text:p text:style-name="P168">Nombre del Caso de Uso:</text:p>
          </table:table-cell>
          <table:table-cell table:style-name="Tabla47.A1" office:value-type="string">
            <text:p text:style-name="P523">Oferta <text:span text:style-name="T158">Solicitante</text:span></text:p>
          </table:table-cell>
        </table:table-row>
        <table:table-row table:style-name="Tabla47.1">
          <table:table-cell table:style-name="Tabla47.A1" office:value-type="string">
            <text:p text:style-name="P168">Actores</text:p>
          </table:table-cell>
          <table:table-cell table:style-name="Tabla47.A1" office:value-type="string">
            <text:p text:style-name="P518"><text:span text:style-name="T158">Usuario Solicitante</text:span> </text:p>
          </table:table-cell>
        </table:table-row>
        <table:table-row table:style-name="Tabla47.1">
          <table:table-cell table:style-name="Tabla47.A1" office:value-type="string">
            <text:p text:style-name="P168">Propósito:</text:p>
          </table:table-cell>
          <table:table-cell table:style-name="Tabla47.A1" office:value-type="string">
            <text:p text:style-name="P445">Obtener información completa de la oferta</text:p>
          </table:table-cell>
        </table:table-row>
        <table:table-row table:style-name="Tabla47.1">
          <table:table-cell table:style-name="Tabla47.A1" office:value-type="string">
            <text:p text:style-name="P168">Precondiciones</text:p>
          </table:table-cell>
          <table:table-cell table:style-name="Tabla47.A1" office:value-type="string">
            <text:p text:style-name="P283">CU00<text:span text:style-name="T157">5, </text:span><text:span text:style-name="T158">CU002</text:span><text:span text:style-name="T159">8</text:span></text:p>
          </table:table-cell>
        </table:table-row>
        <table:table-row table:style-name="Tabla47.1">
          <table:table-cell table:style-name="Tabla47.A1" office:value-type="string">
            <text:p text:style-name="P168">Resumen</text:p>
          </table:table-cell>
          <table:table-cell table:style-name="Tabla47.A1" office:value-type="string">
            <text:p text:style-name="P216">El <text:span text:style-name="T158">solicitante</text:span> ingresa a la pagina de <text:span text:style-name="T83">oferta en ella puede acceder al perfil de la empresa y aplicar al empleo.</text:span></text:p>
          </table:table-cell>
        </table:table-row>
        <table:table-row table:style-name="Tabla47.1">
          <table:table-cell table:style-name="Tabla47.A1" office:value-type="string">
            <text:p text:style-name="P168">Tipo</text:p>
          </table:table-cell>
          <table:table-cell table:style-name="Tabla47.A1" office:value-type="string">
            <text:p text:style-name="P168">Primario, Esencial</text:p>
          </table:table-cell>
        </table:table-row>
        <table:table-row table:style-name="Tabla47.1">
          <table:table-cell table:style-name="Tabla47.A1" office:value-type="string">
            <text:p text:style-name="P168">Referencias:</text:p>
          </table:table-cell>
          <table:table-cell table:style-name="Tabla47.A1" office:value-type="string">
            <text:p text:style-name="P282">CU00<text:span text:style-name="T158">5</text:span></text:p>
          </table:table-cell>
        </table:table-row>
        <table:table-row table:style-name="Tabla47.9">
          <table:table-cell table:style-name="Tabla47.A1" table:number-columns-spanned="2" office:value-type="string">
            <text:p text:style-name="P56">Segunda sección</text:p>
          </table:table-cell>
          <table:covered-table-cell/>
        </table:table-row>
        <table:table-row table:style-name="Tabla47.9">
          <table:table-cell table:style-name="Tabla47.A1" office:value-type="string">
            <text:p text:style-name="P56">Acción de actores</text:p>
          </table:table-cell>
          <table:table-cell table:style-name="Tabla47.A1" office:value-type="string">
            <text:p text:style-name="P57">Respuesta del sistema</text:p>
          </table:table-cell>
        </table:table-row>
        <table:table-row table:style-name="Tabla47.9">
          <table:table-cell table:style-name="Tabla47.A1" office:value-type="string">
            <text:p text:style-name="P300">1.<text:span text:style-name="T16">El </text:span><text:span text:style-name="T38">solicitante</text:span><text:span text:style-name="T16"> </text:span><text:span text:style-name="T38">selecciona mas información</text:span></text:p>
          </table:table-cell>
          <table:table-cell table:style-name="Tabla47.A1" office:value-type="string">
            <text:p text:style-name="P301">2. <text:span text:style-name="T6">El</text:span><text:span text:style-name="T12"> </text:span><text:span text:style-name="T17">sistema de genera la información completa de la oferta </text:span><text:span text:style-name="T13">(</text:span><text:span text:style-name="T12">Nombre, empresa o empleador, puesto, salario, descripción</text:span><text:span text:style-name="T13">,perfil, requisitos, lugar o dirección) </text:span><text:span text:style-name="T17">y </text:span><text:span text:style-name="T13">se gener</text:span><text:span text:style-name="T38">a un botón aplicar</text:span><text:span text:style-name="T17">.</text:span></text:p>
          </table:table-cell>
        </table:table-row>
        <table:table-row table:style-name="Tabla47.9">
          <table:table-cell table:style-name="Tabla47.A12" office:value-type="string">
            <text:p text:style-name="P430"><text:span text:style-name="T84">3</text:span>. <text:span text:style-name="T159">Presiona aplicar</text:span></text:p>
          </table:table-cell>
          <table:table-cell table:style-name="Tabla47.A12" office:value-type="string">
            <text:p text:style-name="P431"><text:span text:style-name="T84">4</text:span>.El sistema manda al usuario a la pagina <text:span text:style-name="T159">Aplicar Empleo Solicitante.</text:span></text:p>
          </table:table-cell>
        </table:table-row>
      </table:table>
      <text:p text:style-name="P358"/>
      <text:p text:style-name="P358"/>
      <text:p text:style-name="P358"/>
      <text:p text:style-name="P358"/>
      <text:p text:style-name="P358"/>
      <text:p text:style-name="P559"><text:span text:style-name="T1">C</text:span><text:span text:style-name="T2">ASO DE USO DE ALTO NIVEL</text:span></text:p>
      <table:table table:name="Tabla48" table:style-name="Tabla48">
        <table:table-column table:style-name="Tabla48.A" table:number-columns-repeated="2"/>
        <table:table-row table:style-name="Tabla48.1">
          <table:table-cell table:style-name="Tabla48.A1" office:value-type="string">
            <text:p text:style-name="P169">Número</text:p>
          </table:table-cell>
          <table:table-cell table:style-name="Tabla48.A1" office:value-type="string">
            <text:p text:style-name="P169">CU0<text:span text:style-name="T160">30</text:span></text:p>
          </table:table-cell>
        </table:table-row>
        <table:table-row table:style-name="Tabla48.1">
          <table:table-cell table:style-name="Tabla48.A1" office:value-type="string">
            <text:p text:style-name="P169">Nombre del Caso de Uso:</text:p>
          </table:table-cell>
          <table:table-cell table:style-name="Tabla48.A1" office:value-type="string">
            <text:p text:style-name="P442"><text:span text:style-name="T160">Aplicar Empleo</text:span> <text:span text:style-name="T158">Solicitante</text:span></text:p>
          </table:table-cell>
        </table:table-row>
        <table:table-row table:style-name="Tabla48.1">
          <table:table-cell table:style-name="Tabla48.A1" office:value-type="string">
            <text:p text:style-name="P169">Actores</text:p>
          </table:table-cell>
          <table:table-cell table:style-name="Tabla48.A1" office:value-type="string">
            <text:p text:style-name="P169"><text:span text:style-name="T158">Usuario Solicitante</text:span> </text:p>
          </table:table-cell>
        </table:table-row>
        <table:table-row table:style-name="Tabla48.1">
          <table:table-cell table:style-name="Tabla48.A1" office:value-type="string">
            <text:p text:style-name="P169">Descripción</text:p>
          </table:table-cell>
          <table:table-cell table:style-name="Tabla48.A1" office:value-type="string">
            <text:p text:style-name="P217">El <text:span text:style-name="T160">solicitante ingresa a aplicar empleo y rellena la información paria aplicar.</text:span></text:p>
          </table:table-cell>
        </table:table-row>
        <table:table-row table:style-name="Tabla48.1">
          <table:table-cell table:style-name="Tabla48.A1" office:value-type="string">
            <text:p text:style-name="P169">Tipo</text:p>
          </table:table-cell>
          <table:table-cell table:style-name="Tabla48.A1" office:value-type="string">
            <text:p text:style-name="P169">Primario </text:p>
          </table:table-cell>
        </table:table-row>
      </table:table>
      <text:p text:style-name="P130"/>
      <text:p text:style-name="P130">EXPANDIDO</text:p>
      <table:table table:name="Tabla49" table:style-name="Tabla49">
        <table:table-column table:style-name="Tabla49.A" table:number-columns-repeated="2"/>
        <table:table-row table:style-name="Tabla49.1">
          <table:table-cell table:style-name="Tabla49.A1" office:value-type="string">
            <text:p text:style-name="P169">Número</text:p>
          </table:table-cell>
          <table:table-cell table:style-name="Tabla49.A1" office:value-type="string">
            <text:p text:style-name="P519">CU<text:span text:style-name="T160">030</text:span></text:p>
          </table:table-cell>
        </table:table-row>
        <table:table-row table:style-name="Tabla49.1">
          <table:table-cell table:style-name="Tabla49.A1" office:value-type="string">
            <text:p text:style-name="P169">Nombre del Caso de Uso:</text:p>
          </table:table-cell>
          <table:table-cell table:style-name="Tabla49.A1" office:value-type="string">
            <text:p text:style-name="P524">Oferta <text:span text:style-name="T158">Solicitante</text:span></text:p>
          </table:table-cell>
        </table:table-row>
        <table:table-row table:style-name="Tabla49.1">
          <table:table-cell table:style-name="Tabla49.A1" office:value-type="string">
            <text:p text:style-name="P169">Actores</text:p>
          </table:table-cell>
          <table:table-cell table:style-name="Tabla49.A1" office:value-type="string">
            <text:p text:style-name="P519"><text:span text:style-name="T158">Usuario Solicitante</text:span> </text:p>
          </table:table-cell>
        </table:table-row>
        <table:table-row table:style-name="Tabla49.1">
          <table:table-cell table:style-name="Tabla49.A1" office:value-type="string">
            <text:p text:style-name="P169">Propósito:</text:p>
          </table:table-cell>
          <table:table-cell table:style-name="Tabla49.A1" office:value-type="string">
            <text:p text:style-name="P545">Aplicar al empleo</text:p>
          </table:table-cell>
        </table:table-row>
        <table:table-row table:style-name="Tabla49.1">
          <table:table-cell table:style-name="Tabla49.A1" office:value-type="string">
            <text:p text:style-name="P169">Precondiciones</text:p>
          </table:table-cell>
          <table:table-cell table:style-name="Tabla49.A1" office:value-type="string">
            <text:p text:style-name="P283">CU00<text:span text:style-name="T157">5, </text:span><text:span text:style-name="T158">CU002</text:span><text:span text:style-name="T161">9</text:span></text:p>
          </table:table-cell>
        </table:table-row>
        <table:table-row table:style-name="Tabla49.1">
          <table:table-cell table:style-name="Tabla49.A1" office:value-type="string">
            <text:p text:style-name="P169">Resumen</text:p>
          </table:table-cell>
          <table:table-cell table:style-name="Tabla49.A1" office:value-type="string">
            <text:p text:style-name="P218">El <text:span text:style-name="T160">solicitante ingresa a aplicar empleo debe rellenar la razón porque toma el empleo y aplicar</text:span></text:p>
          </table:table-cell>
        </table:table-row>
        <table:table-row table:style-name="Tabla49.1">
          <table:table-cell table:style-name="Tabla49.A1" office:value-type="string">
            <text:p text:style-name="P169">Tipo</text:p>
          </table:table-cell>
          <table:table-cell table:style-name="Tabla49.A1" office:value-type="string">
            <text:p text:style-name="P169">Primario, Esencial</text:p>
          </table:table-cell>
        </table:table-row>
        <table:table-row table:style-name="Tabla49.1">
          <table:table-cell table:style-name="Tabla49.A1" office:value-type="string">
            <text:p text:style-name="P169">Referencias:</text:p>
          </table:table-cell>
          <table:table-cell table:style-name="Tabla49.A1" office:value-type="string">
            <text:p text:style-name="P283">CU00<text:span text:style-name="T158">5</text:span></text:p>
          </table:table-cell>
        </table:table-row>
        <table:table-row table:style-name="Tabla49.9">
          <table:table-cell table:style-name="Tabla49.A1" table:number-columns-spanned="2" office:value-type="string">
            <text:p text:style-name="P58">Segunda sección</text:p>
          </table:table-cell>
          <table:covered-table-cell/>
        </table:table-row>
        <table:table-row table:style-name="Tabla49.9">
          <table:table-cell table:style-name="Tabla49.A1" office:value-type="string">
            <text:p text:style-name="P58">Acción de actores</text:p>
          </table:table-cell>
          <table:table-cell table:style-name="Tabla49.A1" office:value-type="string">
            <text:p text:style-name="P59">Respuesta del sistema</text:p>
          </table:table-cell>
        </table:table-row>
        <table:table-row table:style-name="Tabla49.9">
          <table:table-cell table:style-name="Tabla49.A1" office:value-type="string">
            <text:p text:style-name="P302">1.<text:span text:style-name="T16">El </text:span><text:span text:style-name="T38">solicitante</text:span><text:span text:style-name="T16"> </text:span><text:span text:style-name="T38">selecciona </text:span><text:span text:style-name="T39">aplicar</text:span></text:p>
          </table:table-cell>
          <table:table-cell table:style-name="Tabla49.A1" office:value-type="string">
            <text:p text:style-name="P303">2. <text:span text:style-name="T6">El</text:span><text:span text:style-name="T12"> </text:span><text:span text:style-name="T17">sistema de genera </text:span><text:span text:style-name="T39">un cuadro de texto para ingresar la razón para tomar el empleo y debajo hay botón aplicar.</text:span><text:span text:style-name="T17">.</text:span></text:p>
          </table:table-cell>
        </table:table-row>
        <table:table-row table:style-name="Tabla49.9">
          <table:table-cell table:style-name="Tabla49.A12" office:value-type="string">
            <text:p text:style-name="P432"><text:span text:style-name="T84">3</text:span>. <text:span text:style-name="T159">Presiona aplicar</text:span></text:p>
          </table:table-cell>
          <table:table-cell table:style-name="Tabla49.A12" office:value-type="string">
            <text:p text:style-name="P433"><text:span text:style-name="T153">8. </text:span><text:span text:style-name="T101">El sistema manda </text:span><text:span text:style-name="T105">un mensaje ”</text:span><text:span text:style-name="T161">Ha Aplicado al empleo</text:span><text:span text:style-name="T105">” </text:span><text:span text:style-name="T106">debajo se genera un botón ok, al presionarlo </text:span><text:span text:style-name="T153">manda al usuario a la pagina de empleo </text:span><text:span text:style-name="T161">solicitante</text:span><text:span text:style-name="T153">.</text:span></text:p>
          </table:table-cell>
        </table:table-row>
      </table:table>
      <text:p text:style-name="P358"/>
      <text:p text:style-name="P358"/>
      <text:p text:style-name="P358"/>
      <text:p text:style-name="P358"/>
      <text:p text:style-name="P560"><text:span text:style-name="T1">C</text:span><text:span text:style-name="T2">ASO DE USO DE ALTO NIVEL</text:span></text:p>
      <table:table table:name="Tabla50" table:style-name="Tabla50">
        <table:table-column table:style-name="Tabla50.A" table:number-columns-repeated="2"/>
        <table:table-row table:style-name="Tabla50.1">
          <table:table-cell table:style-name="Tabla50.A1" office:value-type="string">
            <text:p text:style-name="P170">Número</text:p>
          </table:table-cell>
          <table:table-cell table:style-name="Tabla50.A1" office:value-type="string">
            <text:p text:style-name="P170">CU0<text:span text:style-name="T160">3</text:span><text:span text:style-name="T161">1</text:span></text:p>
          </table:table-cell>
        </table:table-row>
        <table:table-row table:style-name="Tabla50.1">
          <table:table-cell table:style-name="Tabla50.A1" office:value-type="string">
            <text:p text:style-name="P170">Nombre del Caso de Uso:</text:p>
          </table:table-cell>
          <table:table-cell table:style-name="Tabla50.A1" office:value-type="string">
            <text:p text:style-name="P546">Postulaciones Solicitante</text:p>
          </table:table-cell>
        </table:table-row>
        <table:table-row table:style-name="Tabla50.1">
          <table:table-cell table:style-name="Tabla50.A1" office:value-type="string">
            <text:p text:style-name="P170">Actores</text:p>
          </table:table-cell>
          <table:table-cell table:style-name="Tabla50.A1" office:value-type="string">
            <text:p text:style-name="P170"><text:span text:style-name="T158">Usuario Solicitante</text:span> </text:p>
          </table:table-cell>
        </table:table-row>
        <table:table-row table:style-name="Tabla50.1">
          <table:table-cell table:style-name="Tabla50.A1" office:value-type="string">
            <text:p text:style-name="P170">Descripción</text:p>
          </table:table-cell>
          <table:table-cell table:style-name="Tabla50.A1" office:value-type="string">
            <text:p text:style-name="P219">El <text:span text:style-name="T160">solicitante ingresa </text:span><text:span text:style-name="T161">a postulaciones para eliminar ofertas a las que aplico</text:span><text:span text:style-name="T160">.</text:span></text:p>
          </table:table-cell>
        </table:table-row>
        <table:table-row table:style-name="Tabla50.1">
          <table:table-cell table:style-name="Tabla50.A1" office:value-type="string">
            <text:p text:style-name="P170">Tipo</text:p>
          </table:table-cell>
          <table:table-cell table:style-name="Tabla50.A1" office:value-type="string">
            <text:p text:style-name="P170"><text:span text:style-name="T161">Secundario</text:span> </text:p>
          </table:table-cell>
        </table:table-row>
      </table:table>
      <text:p text:style-name="P131"/>
      <text:p text:style-name="P131">EXPANDIDO</text:p>
      <table:table table:name="Tabla51" table:style-name="Tabla51">
        <table:table-column table:style-name="Tabla51.A" table:number-columns-repeated="2"/>
        <table:table-row table:style-name="Tabla51.1">
          <table:table-cell table:style-name="Tabla51.A1" office:value-type="string">
            <text:p text:style-name="P170">Número</text:p>
          </table:table-cell>
          <table:table-cell table:style-name="Tabla51.A1" office:value-type="string">
            <text:p text:style-name="P520">CU0<text:span text:style-name="T160">3</text:span><text:span text:style-name="T161">1</text:span></text:p>
          </table:table-cell>
        </table:table-row>
        <table:table-row table:style-name="Tabla51.1">
          <table:table-cell table:style-name="Tabla51.A1" office:value-type="string">
            <text:p text:style-name="P170">Nombre del Caso de Uso:</text:p>
          </table:table-cell>
          <table:table-cell table:style-name="Tabla51.A1" office:value-type="string">
            <text:p text:style-name="P525">Postulaciones Solicitante</text:p>
          </table:table-cell>
        </table:table-row>
        <table:table-row table:style-name="Tabla51.1">
          <table:table-cell table:style-name="Tabla51.A1" office:value-type="string">
            <text:p text:style-name="P170">Actores</text:p>
          </table:table-cell>
          <table:table-cell table:style-name="Tabla51.A1" office:value-type="string">
            <text:p text:style-name="P520"><text:span text:style-name="T158">Usuario Solicitante</text:span> </text:p>
          </table:table-cell>
        </table:table-row>
        <table:table-row table:style-name="Tabla51.1">
          <table:table-cell table:style-name="Tabla51.A1" office:value-type="string">
            <text:p text:style-name="P170">Propósito:</text:p>
          </table:table-cell>
          <table:table-cell table:style-name="Tabla51.A1" office:value-type="string">
            <text:p text:style-name="P546">Eliminar ofertas aplicadas</text:p>
          </table:table-cell>
        </table:table-row>
        <table:table-row table:style-name="Tabla51.1">
          <table:table-cell table:style-name="Tabla51.A1" office:value-type="string">
            <text:p text:style-name="P170">Precondiciones</text:p>
          </table:table-cell>
          <table:table-cell table:style-name="Tabla51.A1" office:value-type="string">
            <text:p text:style-name="P284">CU00<text:span text:style-name="T157">5</text:span></text:p>
          </table:table-cell>
        </table:table-row>
        <table:table-row table:style-name="Tabla51.1">
          <table:table-cell table:style-name="Tabla51.A1" office:value-type="string">
            <text:p text:style-name="P170">Resumen</text:p>
          </table:table-cell>
          <table:table-cell table:style-name="Tabla51.A1" office:value-type="string">
            <text:p text:style-name="P219">El <text:span text:style-name="T160">solicitante ingresa a </text:span><text:span text:style-name="T161">postulaciones para ver las ofertas aplicadas y eliminarlas</text:span></text:p>
          </table:table-cell>
        </table:table-row>
        <table:table-row table:style-name="Tabla51.1">
          <table:table-cell table:style-name="Tabla51.A1" office:value-type="string">
            <text:p text:style-name="P170">Tipo</text:p>
          </table:table-cell>
          <table:table-cell table:style-name="Tabla51.A1" office:value-type="string">
            <text:p text:style-name="P546">Secundario</text:p>
          </table:table-cell>
        </table:table-row>
        <table:table-row table:style-name="Tabla51.1">
          <table:table-cell table:style-name="Tabla51.A1" office:value-type="string">
            <text:p text:style-name="P170">Referencias:</text:p>
          </table:table-cell>
          <table:table-cell table:style-name="Tabla51.A1" office:value-type="string">
            <text:p text:style-name="P284">CU00<text:span text:style-name="T158">5</text:span></text:p>
          </table:table-cell>
        </table:table-row>
        <table:table-row table:style-name="Tabla51.9">
          <table:table-cell table:style-name="Tabla51.A1" table:number-columns-spanned="2" office:value-type="string">
            <text:p text:style-name="P60">Segunda sección</text:p>
          </table:table-cell>
          <table:covered-table-cell/>
        </table:table-row>
        <table:table-row table:style-name="Tabla51.9">
          <table:table-cell table:style-name="Tabla51.A1" office:value-type="string">
            <text:p text:style-name="P60">Acción de actores</text:p>
          </table:table-cell>
          <table:table-cell table:style-name="Tabla51.A1" office:value-type="string">
            <text:p text:style-name="P61">Respuesta del sistema</text:p>
          </table:table-cell>
        </table:table-row>
        <table:table-row table:style-name="Tabla51.9">
          <table:table-cell table:style-name="Tabla51.A1" office:value-type="string">
            <text:p text:style-name="P304">1.<text:span text:style-name="T16">El </text:span><text:span text:style-name="T38">solicitante</text:span><text:span text:style-name="T16"> </text:span><text:span text:style-name="T38">selecciona </text:span><text:span text:style-name="T40">postulaciones</text:span></text:p>
          </table:table-cell>
          <table:table-cell table:style-name="Tabla51.A1" office:value-type="string">
            <text:p text:style-name="P305">2. <text:span text:style-name="T6">El</text:span><text:span text:style-name="T12"> </text:span><text:span text:style-name="T17">sistema de genera </text:span><text:span text:style-name="T39">un </text:span><text:span text:style-name="T40">listado de las ofertas aplicadas mostrando en cada oferta(Nombre, puesto, salario) y en cada oferta <text:s/>con un botón eliminar</text:span><text:span text:style-name="T17">.</text:span></text:p>
          </table:table-cell>
        </table:table-row>
        <table:table-row table:style-name="Tabla51.9">
          <table:table-cell table:style-name="Tabla51.A12" office:value-type="string">
            <text:p text:style-name="P434"><text:span text:style-name="T84">3</text:span>. <text:span text:style-name="T159">Presiona </text:span><text:span text:style-name="T161">eliminar</text:span></text:p>
          </table:table-cell>
          <table:table-cell table:style-name="Tabla51.A12" office:value-type="string">
            <text:p text:style-name="P435"><text:span text:style-name="T162">4</text:span><text:span text:style-name="T153">. </text:span><text:span text:style-name="T101">El sistema manda </text:span><text:span text:style-name="T105">un mensaje ”</text:span><text:span text:style-name="T161">Ha</text:span><text:span text:style-name="T162">s</text:span><text:span text:style-name="T161"> </text:span><text:span text:style-name="T162">eliminado la oferta</text:span><text:span text:style-name="T105">” </text:span><text:span text:style-name="T106">debajo se genera un botón ok, al presionarlo </text:span><text:span text:style-name="T153">manda al </text:span><text:span text:style-name="T162">solicitante</text:span><text:span text:style-name="T153"> a la pagina de </text:span><text:span text:style-name="T162">postulaciones</text:span><text:span text:style-name="T153"> </text:span><text:span text:style-name="T162">con la información actualizada.</text:span></text:p>
          </table:table-cell>
        </table:table-row>
      </table:table>
      <text:p text:style-name="P359"/>
      <text:p text:style-name="P359"/>
      <text:p text:style-name="P359"/>
      <text:p text:style-name="P561"><text:span text:style-name="T1">C</text:span><text:span text:style-name="T2">ASO DE USO DE ALTO NIVEL</text:span></text:p>
      <table:table table:name="Tabla52" table:style-name="Tabla52">
        <table:table-column table:style-name="Tabla52.A" table:number-columns-repeated="2"/>
        <table:table-row table:style-name="Tabla52.1">
          <table:table-cell table:style-name="Tabla52.A1" office:value-type="string">
            <text:p text:style-name="P171">Número</text:p>
          </table:table-cell>
          <table:table-cell table:style-name="Tabla52.A1" office:value-type="string">
            <text:p text:style-name="P171">CU0<text:span text:style-name="T162">32</text:span></text:p>
          </table:table-cell>
        </table:table-row>
        <table:table-row table:style-name="Tabla52.1">
          <table:table-cell table:style-name="Tabla52.A1" office:value-type="string">
            <text:p text:style-name="P171">Nombre del Caso de Uso:</text:p>
          </table:table-cell>
          <table:table-cell table:style-name="Tabla52.A1" office:value-type="string">
            <text:p text:style-name="P547"><text:span text:style-name="T162">Entrevistas</text:span> Solicitante</text:p>
          </table:table-cell>
        </table:table-row>
        <table:table-row table:style-name="Tabla52.1">
          <table:table-cell table:style-name="Tabla52.A1" office:value-type="string">
            <text:p text:style-name="P171">Actores</text:p>
          </table:table-cell>
          <table:table-cell table:style-name="Tabla52.A1" office:value-type="string">
            <text:p text:style-name="P171"><text:span text:style-name="T158">Usuario Solicitante</text:span> </text:p>
          </table:table-cell>
        </table:table-row>
        <table:table-row table:style-name="Tabla52.1">
          <table:table-cell table:style-name="Tabla52.A1" office:value-type="string">
            <text:p text:style-name="P171">Descripción</text:p>
          </table:table-cell>
          <table:table-cell table:style-name="Tabla52.A1" office:value-type="string">
            <text:p text:style-name="P220">El <text:span text:style-name="T160">solicitante ingresa </text:span><text:span text:style-name="T161">a </text:span><text:span text:style-name="T162">entrevistas</text:span><text:span text:style-name="T161"> para </text:span><text:span text:style-name="T162">ver información de las mismas</text:span><text:span text:style-name="T160">.</text:span></text:p>
          </table:table-cell>
        </table:table-row>
        <table:table-row table:style-name="Tabla52.1">
          <table:table-cell table:style-name="Tabla52.A1" office:value-type="string">
            <text:p text:style-name="P171">Tipo</text:p>
          </table:table-cell>
          <table:table-cell table:style-name="Tabla52.A1" office:value-type="string">
            <text:p text:style-name="P171"><text:span text:style-name="T161">Secundario</text:span> </text:p>
          </table:table-cell>
        </table:table-row>
      </table:table>
      <text:p text:style-name="P132"/>
      <text:p text:style-name="P132">EXPANDIDO</text:p>
      <table:table table:name="Tabla53" table:style-name="Tabla53">
        <table:table-column table:style-name="Tabla53.A" table:number-columns-repeated="2"/>
        <table:table-row table:style-name="Tabla53.1">
          <table:table-cell table:style-name="Tabla53.A1" office:value-type="string">
            <text:p text:style-name="P171">Número</text:p>
          </table:table-cell>
          <table:table-cell table:style-name="Tabla53.A1" office:value-type="string">
            <text:p text:style-name="P171">CU0<text:span text:style-name="T162">32</text:span></text:p>
          </table:table-cell>
        </table:table-row>
        <table:table-row table:style-name="Tabla53.1">
          <table:table-cell table:style-name="Tabla53.A1" office:value-type="string">
            <text:p text:style-name="P171">Nombre del Caso de Uso:</text:p>
          </table:table-cell>
          <table:table-cell table:style-name="Tabla53.A1" office:value-type="string">
            <text:p text:style-name="P547"><text:span text:style-name="T162">Entrevistas</text:span> Solicitante</text:p>
          </table:table-cell>
        </table:table-row>
        <table:table-row table:style-name="Tabla53.1">
          <table:table-cell table:style-name="Tabla53.A1" office:value-type="string">
            <text:p text:style-name="P171">Actores</text:p>
          </table:table-cell>
          <table:table-cell table:style-name="Tabla53.A1" office:value-type="string">
            <text:p text:style-name="P171"><text:span text:style-name="T158">Usuario Solicitante</text:span> </text:p>
          </table:table-cell>
        </table:table-row>
        <table:table-row table:style-name="Tabla53.1">
          <table:table-cell table:style-name="Tabla53.A1" office:value-type="string">
            <text:p text:style-name="P171">Propósito:</text:p>
          </table:table-cell>
          <table:table-cell table:style-name="Tabla53.A1" office:value-type="string">
            <text:p text:style-name="P548">Ver estado de entrevistas y revisar ofertas</text:p>
          </table:table-cell>
        </table:table-row>
        <table:table-row table:style-name="Tabla53.1">
          <table:table-cell table:style-name="Tabla53.A1" office:value-type="string">
            <text:p text:style-name="P171">Precondiciones</text:p>
          </table:table-cell>
          <table:table-cell table:style-name="Tabla53.A1" office:value-type="string">
            <text:p text:style-name="P285">CU00<text:span text:style-name="T157">5</text:span></text:p>
          </table:table-cell>
        </table:table-row>
        <table:table-row table:style-name="Tabla53.1">
          <table:table-cell table:style-name="Tabla53.A1" office:value-type="string">
            <text:p text:style-name="P171">Resumen</text:p>
          </table:table-cell>
          <table:table-cell table:style-name="Tabla53.A1" office:value-type="string">
            <text:p text:style-name="P220">El <text:span text:style-name="T160">solicitante ingresa a </text:span><text:span text:style-name="T162">entrevistas</text:span><text:span text:style-name="T161"> para ver las </text:span><text:span text:style-name="T162">entrevistas en estado pendiente y revisar la información de la oferta.</text:span></text:p>
          </table:table-cell>
        </table:table-row>
        <table:table-row table:style-name="Tabla53.1">
          <table:table-cell table:style-name="Tabla53.A1" office:value-type="string">
            <text:p text:style-name="P171">Tipo</text:p>
          </table:table-cell>
          <table:table-cell table:style-name="Tabla53.A1" office:value-type="string">
            <text:p text:style-name="P547">Secundario</text:p>
          </table:table-cell>
        </table:table-row>
        <table:table-row table:style-name="Tabla53.1">
          <table:table-cell table:style-name="Tabla53.A1" office:value-type="string">
            <text:p text:style-name="P171">Referencias:</text:p>
          </table:table-cell>
          <table:table-cell table:style-name="Tabla53.A1" office:value-type="string">
            <text:p text:style-name="P285">CU00<text:span text:style-name="T158">5</text:span></text:p>
          </table:table-cell>
        </table:table-row>
        <table:table-row table:style-name="Tabla53.9">
          <table:table-cell table:style-name="Tabla53.A1" table:number-columns-spanned="2" office:value-type="string">
            <text:p text:style-name="P62">Segunda sección</text:p>
          </table:table-cell>
          <table:covered-table-cell/>
        </table:table-row>
        <table:table-row table:style-name="Tabla53.9">
          <table:table-cell table:style-name="Tabla53.A1" office:value-type="string">
            <text:p text:style-name="P62">Acción de actores</text:p>
          </table:table-cell>
          <table:table-cell table:style-name="Tabla53.A1" office:value-type="string">
            <text:p text:style-name="P63">Respuesta del sistema</text:p>
          </table:table-cell>
        </table:table-row>
        <table:table-row table:style-name="Tabla53.9">
          <table:table-cell table:style-name="Tabla53.A1" office:value-type="string">
            <text:p text:style-name="P306">1.<text:span text:style-name="T16">El </text:span><text:span text:style-name="T38">solicitante</text:span><text:span text:style-name="T16"> </text:span><text:span text:style-name="T38">selecciona </text:span><text:span text:style-name="T41">entrevistas</text:span></text:p>
          </table:table-cell>
          <table:table-cell table:style-name="Tabla53.A1" office:value-type="string">
            <text:p text:style-name="P307">2. <text:span text:style-name="T6">El</text:span><text:span text:style-name="T12"> </text:span><text:span text:style-name="T17">sistema de genera </text:span><text:span text:style-name="T39">un </text:span><text:span text:style-name="T40">listado de las </text:span><text:span text:style-name="T41">entrevistas</text:span><text:span text:style-name="T40"> </text:span><text:span text:style-name="T41">pendientes</text:span><text:span text:style-name="T40"> mostrando en cada </text:span><text:span text:style-name="T41">entrevista</text:span><text:span text:style-name="T40">(Nombre </text:span><text:span text:style-name="T41">de la oferta, Fecha de entrevista, hora de entrevista</text:span><text:span text:style-name="T40">, </text:span><text:span text:style-name="T41">ubicación</text:span><text:span text:style-name="T40">) y en cada oferta <text:s/>con un botón </text:span><text:span text:style-name="T41">mas info</text:span><text:span text:style-name="T17">.</text:span></text:p>
          </table:table-cell>
        </table:table-row>
        <table:table-row table:style-name="Tabla53.9">
          <table:table-cell table:style-name="Tabla53.A12" office:value-type="string">
            <text:p text:style-name="P436"><text:span text:style-name="T84">3</text:span>. <text:span text:style-name="T159">Presiona </text:span><text:span text:style-name="T162">mas </text:span><text:span text:style-name="T71">info</text:span></text:p>
          </table:table-cell>
          <table:table-cell table:style-name="Tabla53.A12" office:value-type="string">
            <text:p text:style-name="P437"><text:span text:style-name="T162">4</text:span><text:span text:style-name="T153">. </text:span><text:span text:style-name="T77">El sistema manda al usuario a la pagina de </text:span>la<text:span text:style-name="T77"> oferta donde muestra </text:span>la información completa<text:span text:style-name="T162">(lugar , empresa, puesto, salario, descripción, requisitos).</text:span></text:p>
          </table:table-cell>
        </table:table-row>
      </table:table>
      <text:p text:style-name="P360"/>
      <text:p text:style-name="P360"/>
      <text:p text:style-name="P90"><text:soft-page-break/>C<text:span text:style-name="T57">ASO DE USO DE ALTO NIVEL</text:span></text:p>
      <table:table table:name="Tabla54" table:style-name="Tabla54">
        <table:table-column table:style-name="Tabla54.A" table:number-columns-repeated="2"/>
        <table:table-row table:style-name="Tabla54.1">
          <table:table-cell table:style-name="Tabla54.A1" office:value-type="string">
            <text:p text:style-name="P172">Número</text:p>
          </table:table-cell>
          <table:table-cell table:style-name="Tabla54.A1" office:value-type="string">
            <text:p text:style-name="P172">CU0<text:span text:style-name="T163">33</text:span></text:p>
          </table:table-cell>
        </table:table-row>
        <table:table-row table:style-name="Tabla54.1">
          <table:table-cell table:style-name="Tabla54.A1" office:value-type="string">
            <text:p text:style-name="P172">Nombre del Caso de Uso:</text:p>
          </table:table-cell>
          <table:table-cell table:style-name="Tabla54.A1" office:value-type="string">
            <text:p text:style-name="P331"><text:span text:style-name="T63">Menú </text:span><text:span text:style-name="T67">Reportes </text:span><text:span text:style-name="T163">Solicitante</text:span></text:p>
          </table:table-cell>
        </table:table-row>
        <table:table-row table:style-name="Tabla54.1">
          <table:table-cell table:style-name="Tabla54.A1" office:value-type="string">
            <text:p text:style-name="P172">Actores</text:p>
          </table:table-cell>
          <table:table-cell table:style-name="Tabla54.A1" office:value-type="string">
            <text:p text:style-name="P172"><text:span text:style-name="T56">Usuario </text:span><text:span text:style-name="T163">Solicitante</text:span> </text:p>
          </table:table-cell>
        </table:table-row>
        <table:table-row table:style-name="Tabla54.1">
          <table:table-cell table:style-name="Tabla54.A1" office:value-type="string">
            <text:p text:style-name="P172">Descripción</text:p>
          </table:table-cell>
          <table:table-cell table:style-name="Tabla54.A1" office:value-type="string">
            <text:p text:style-name="P209">E<text:span text:style-name="T62">l </text:span><text:span text:style-name="T163">Solicitante</text:span><text:span text:style-name="T62"> accede a</text:span><text:span text:style-name="T61">l apartado de </text:span><text:span text:style-name="T67">reportes</text:span><text:span text:style-name="T65"> para poder visualizar </text:span><text:span text:style-name="T110">la</text:span><text:span text:style-name="T163">s</text:span><text:span text:style-name="T110"> </text:span><text:span text:style-name="T163">postulaciones</text:span><text:span text:style-name="T67">, </text:span><text:span text:style-name="T163">entrevistas y ofertas</text:span><text:span text:style-name="T67">.</text:span></text:p>
          </table:table-cell>
        </table:table-row>
        <table:table-row table:style-name="Tabla54.1">
          <table:table-cell table:style-name="Tabla54.A1" office:value-type="string">
            <text:p text:style-name="P172">Tipo</text:p>
          </table:table-cell>
          <table:table-cell table:style-name="Tabla54.A1" office:value-type="string">
            <text:p text:style-name="P331">Primario</text:p>
          </table:table-cell>
        </table:table-row>
      </table:table>
      <text:p text:style-name="P549"/>
      <text:p text:style-name="P115">EXPANDIDO</text:p>
      <table:table table:name="Tabla55" table:style-name="Tabla55">
        <table:table-column table:style-name="Tabla55.A"/>
        <table:table-column table:style-name="Tabla55.B"/>
        <table:table-row table:style-name="Tabla55.1">
          <table:table-cell table:style-name="Tabla55.A1" office:value-type="string">
            <text:p text:style-name="P172">Número</text:p>
          </table:table-cell>
          <table:table-cell table:style-name="Tabla55.A1" office:value-type="string">
            <text:p text:style-name="P172">CU0<text:span text:style-name="T110">13</text:span></text:p>
          </table:table-cell>
        </table:table-row>
        <table:table-row table:style-name="Tabla55.1">
          <table:table-cell table:style-name="Tabla55.A1" office:value-type="string">
            <text:p text:style-name="P172">Nombre del Caso de Uso:</text:p>
          </table:table-cell>
          <table:table-cell table:style-name="Tabla55.A1" office:value-type="string">
            <text:p text:style-name="P331"><text:span text:style-name="T63">Menú </text:span><text:span text:style-name="T110">Administrador</text:span><text:span text:style-name="T63"> </text:span><text:span text:style-name="T67">Reportes</text:span></text:p>
          </table:table-cell>
        </table:table-row>
        <table:table-row table:style-name="Tabla55.1">
          <table:table-cell table:style-name="Tabla55.A1" office:value-type="string">
            <text:p text:style-name="P172">Actores</text:p>
          </table:table-cell>
          <table:table-cell table:style-name="Tabla55.A1" office:value-type="string">
            <text:p text:style-name="P172"><text:span text:style-name="T56">Usuario </text:span><text:span text:style-name="T110">Administrador</text:span> </text:p>
          </table:table-cell>
        </table:table-row>
        <table:table-row table:style-name="Tabla55.4">
          <table:table-cell table:style-name="Tabla55.A1" office:value-type="string">
            <text:p text:style-name="P172">Propósito:</text:p>
          </table:table-cell>
          <table:table-cell table:style-name="Tabla55.A1" office:value-type="string">
            <text:p text:style-name="P209"><text:span text:style-name="T163">V</text:span><text:span text:style-name="T65">isualizar </text:span><text:span text:style-name="T163">y filtrar reportes de</text:span><text:span text:style-name="T65"> </text:span><text:span text:style-name="T110">la</text:span><text:span text:style-name="T163">s</text:span><text:span text:style-name="T110"> </text:span><text:span text:style-name="T163">postulaciones</text:span><text:span text:style-name="T67">, </text:span><text:span text:style-name="T163">entrevistas y ofertas</text:span><text:span text:style-name="T67">.</text:span></text:p>
          </table:table-cell>
        </table:table-row>
        <table:table-row table:style-name="Tabla55.1">
          <table:table-cell table:style-name="Tabla55.A1" office:value-type="string">
            <text:p text:style-name="P172">Precondiciones</text:p>
          </table:table-cell>
          <table:table-cell table:style-name="Tabla55.A1" office:value-type="string">
            <text:p text:style-name="P331">CU00<text:span text:style-name="T100">5</text:span></text:p>
          </table:table-cell>
        </table:table-row>
        <table:table-row table:style-name="Tabla55.1">
          <table:table-cell table:style-name="Tabla55.A1" office:value-type="string">
            <text:p text:style-name="P172">Resumen</text:p>
          </table:table-cell>
          <table:table-cell table:style-name="Tabla55.A1" office:value-type="string">
            <text:p text:style-name="P194">E<text:span text:style-name="T62">l usuario </text:span><text:span text:style-name="T57">ingresa a la </text:span><text:span text:style-name="T65">pestaña</text:span><text:span text:style-name="T57"> </text:span><text:span text:style-name="T63">d</text:span><text:span text:style-name="T65">e </text:span><text:span text:style-name="T67">reporte</text:span><text:span text:style-name="T61"> </text:span><text:span text:style-name="T63">y </text:span><text:span text:style-name="T65">se genera</text:span><text:span text:style-name="T67">n </text:span><text:span text:style-name="T111">cuatro</text:span><text:span text:style-name="T65"> listado</text:span><text:span text:style-name="T67">s,</text:span><text:span text:style-name="T163">ofertas con postulación retirada</text:span><text:span text:style-name="T65">. </text:span><text:span text:style-name="T163">Ofertas en fase entrevista</text:span><text:span text:style-name="T111">, </text:span><text:span text:style-name="T163">ofertas en fase selección</text:span><text:span text:style-name="T111"> y </text:span><text:span text:style-name="T163">ofertas sin obtener empleo.</text:span></text:p>
          </table:table-cell>
        </table:table-row>
        <table:table-row table:style-name="Tabla55.1">
          <table:table-cell table:style-name="Tabla55.A1" office:value-type="string">
            <text:p text:style-name="P172">Tipo</text:p>
          </table:table-cell>
          <table:table-cell table:style-name="Tabla55.A1" office:value-type="string">
            <text:p text:style-name="P331">Primario, <text:span text:style-name="T61">Esencial</text:span></text:p>
          </table:table-cell>
        </table:table-row>
        <table:table-row table:style-name="Tabla55.1">
          <table:table-cell table:style-name="Tabla55.A1" office:value-type="string">
            <text:p text:style-name="P172">Referencias:</text:p>
          </table:table-cell>
          <table:table-cell table:style-name="Tabla55.A1" office:value-type="string">
            <text:p text:style-name="P286"><text:span text:style-name="T63">CU00</text:span><text:span text:style-name="T100">5</text:span></text:p>
          </table:table-cell>
        </table:table-row>
        <table:table-row table:style-name="Tabla55.9">
          <table:table-cell table:style-name="Tabla55.A1" table:number-columns-spanned="2" office:value-type="string">
            <text:p text:style-name="P64">Segunda sección</text:p>
          </table:table-cell>
          <table:covered-table-cell/>
        </table:table-row>
        <table:table-row table:style-name="Tabla55.9">
          <table:table-cell table:style-name="Tabla55.A1" office:value-type="string">
            <text:p text:style-name="P64">Acción de actores</text:p>
          </table:table-cell>
          <table:table-cell table:style-name="Tabla55.A1" office:value-type="string">
            <text:p text:style-name="P65">Respuesta del sistema</text:p>
          </table:table-cell>
        </table:table-row>
        <table:table-row table:style-name="Tabla55.9">
          <table:table-cell table:style-name="Tabla55.A1" office:value-type="string">
            <text:p text:style-name="P396">1. Seleccionar el la pestaña de <text:span text:style-name="T67">reportes</text:span></text:p>
          </table:table-cell>
          <table:table-cell table:style-name="Tabla55.A1" office:value-type="string">
            <text:p text:style-name="P397">2. El sistema<text:span text:style-name="T23"> </text:span><text:span text:style-name="T42">g</text:span><text:span text:style-name="T23">enera</text:span><text:span text:style-name="T24">n </text:span><text:span text:style-name="T25">cuatro</text:span><text:span text:style-name="T23"> listado</text:span><text:span text:style-name="T24">s,</text:span><text:span text:style-name="T42">ofertas con postulación retirada (Nombre de la oferta, Fecha, Estado) con filtro de rango de tiempo</text:span><text:span text:style-name="T23">. </text:span><text:span text:style-name="T42">Ofertas en fase entrevista(Nombre de la oferta, Fecha, Estado) con filtro de rango de tiempo</text:span><text:span text:style-name="T25">, </text:span><text:span text:style-name="T42">ofertas en fase selección (Nombre de la oferta, Fecha, Estado) con filtro de rango de tiempo</text:span><text:span text:style-name="T25"> y </text:span><text:span text:style-name="T42">ofertas sin obtener empleo (Nombre </text:span><text:soft-page-break/><text:span text:style-name="T42">de la oferta, Estado, Puesto, coda listado contiene un botón arriba descargar.</text:span></text:p>
          </table:table-cell>
        </table:table-row>
        <table:table-row table:style-name="Tabla55.9">
          <table:table-cell table:style-name="Tabla55.A12" office:value-type="string">
            <text:p text:style-name="P490">3.Presiona Descargar</text:p>
          </table:table-cell>
          <table:table-cell table:style-name="Tabla55.A12" office:value-type="string">
            <text:p text:style-name="P491">4.El sistema genera un archivo PDF con el reporte presionado.</text:p>
          </table:table-cell>
        </table:table-row>
      </table:table>
      <text:p text:style-name="P349"/>
      <text:p text:style-name="P93">C<text:span text:style-name="T57">ASO DE USO DE ALTO NIVEL</text:span></text:p>
      <table:table table:name="Tabla56" table:style-name="Tabla56">
        <table:table-column table:style-name="Tabla56.A" table:number-columns-repeated="2"/>
        <table:table-row table:style-name="Tabla56.1">
          <table:table-cell table:style-name="Tabla56.A1" office:value-type="string">
            <text:p text:style-name="P173">Número</text:p>
          </table:table-cell>
          <table:table-cell table:style-name="Tabla56.A1" office:value-type="string">
            <text:p text:style-name="P173">CU0<text:span text:style-name="T163">3</text:span><text:span text:style-name="T164">4</text:span></text:p>
          </table:table-cell>
        </table:table-row>
        <table:table-row table:style-name="Tabla56.1">
          <table:table-cell table:style-name="Tabla56.A1" office:value-type="string">
            <text:p text:style-name="P173">Nombre del Caso de Uso:</text:p>
          </table:table-cell>
          <table:table-cell table:style-name="Tabla56.A1" office:value-type="string">
            <text:p text:style-name="P551">Contraseña olvidada</text:p>
          </table:table-cell>
        </table:table-row>
        <table:table-row table:style-name="Tabla56.1">
          <table:table-cell table:style-name="Tabla56.A1" office:value-type="string">
            <text:p text:style-name="P173">Actores</text:p>
          </table:table-cell>
          <table:table-cell table:style-name="Tabla56.A1" office:value-type="string">
            <text:p text:style-name="P173"><text:span text:style-name="T164">Usuario Administrador, Solicitante y Empleador</text:span> </text:p>
          </table:table-cell>
        </table:table-row>
        <table:table-row table:style-name="Tabla56.1">
          <table:table-cell table:style-name="Tabla56.A1" office:value-type="string">
            <text:p text:style-name="P173">Descripción</text:p>
          </table:table-cell>
          <table:table-cell table:style-name="Tabla56.A1" office:value-type="string">
            <text:p text:style-name="P248">El usuario presiona contraseña olvidada y se pide correo electrónico.</text:p>
          </table:table-cell>
        </table:table-row>
        <table:table-row table:style-name="Tabla56.1">
          <table:table-cell table:style-name="Tabla56.A1" office:value-type="string">
            <text:p text:style-name="P173">Tipo</text:p>
          </table:table-cell>
          <table:table-cell table:style-name="Tabla56.A1" office:value-type="string">
            <text:p text:style-name="P332">Primario</text:p>
          </table:table-cell>
        </table:table-row>
      </table:table>
      <text:p text:style-name="P553"/>
      <text:p text:style-name="P133">EXPANDIDO</text:p>
      <table:table table:name="Tabla57" table:style-name="Tabla57">
        <table:table-column table:style-name="Tabla57.A"/>
        <table:table-column table:style-name="Tabla57.B"/>
        <table:table-row table:style-name="Tabla57.1">
          <table:table-cell table:style-name="Tabla57.A1" office:value-type="string">
            <text:p text:style-name="P173">Número</text:p>
          </table:table-cell>
          <table:table-cell table:style-name="Tabla57.A1" office:value-type="string">
            <text:p text:style-name="P173">CU0<text:span text:style-name="T163">3</text:span><text:span text:style-name="T164">4</text:span></text:p>
          </table:table-cell>
        </table:table-row>
        <table:table-row table:style-name="Tabla57.1">
          <table:table-cell table:style-name="Tabla57.A1" office:value-type="string">
            <text:p text:style-name="P173">Nombre del Caso de Uso:</text:p>
          </table:table-cell>
          <table:table-cell table:style-name="Tabla57.A1" office:value-type="string">
            <text:p text:style-name="P551">Contraseña olvidada</text:p>
          </table:table-cell>
        </table:table-row>
        <table:table-row table:style-name="Tabla57.1">
          <table:table-cell table:style-name="Tabla57.A1" office:value-type="string">
            <text:p text:style-name="P173">Actores</text:p>
          </table:table-cell>
          <table:table-cell table:style-name="Tabla57.A1" office:value-type="string">
            <text:p text:style-name="P173"><text:span text:style-name="T164">Usuario Administrador, Solicitante y Empleador</text:span> </text:p>
          </table:table-cell>
        </table:table-row>
        <table:table-row table:style-name="Tabla57.4">
          <table:table-cell table:style-name="Tabla57.A1" office:value-type="string">
            <text:p text:style-name="P173">Propósito:</text:p>
          </table:table-cell>
          <table:table-cell table:style-name="Tabla57.A1" office:value-type="string">
            <text:p text:style-name="P173">CU0<text:span text:style-name="T163">3</text:span><text:span text:style-name="T164">4</text:span></text:p>
          </table:table-cell>
        </table:table-row>
        <table:table-row table:style-name="Tabla57.1">
          <table:table-cell table:style-name="Tabla57.A1" office:value-type="string">
            <text:p text:style-name="P173">Precondiciones</text:p>
          </table:table-cell>
          <table:table-cell table:style-name="Tabla57.A1" office:value-type="string">
            <text:p text:style-name="P332"/>
          </table:table-cell>
        </table:table-row>
        <table:table-row table:style-name="Tabla57.1">
          <table:table-cell table:style-name="Tabla57.A1" office:value-type="string">
            <text:p text:style-name="P173">Resumen</text:p>
          </table:table-cell>
          <table:table-cell table:style-name="Tabla57.A1" office:value-type="string">
            <text:p text:style-name="P195">E<text:span text:style-name="T62">l usuario </text:span><text:span text:style-name="T57">ingresa a la </text:span><text:span text:style-name="T164">contraseña olvidada</text:span><text:span text:style-name="T57"> </text:span><text:span text:style-name="T65">se genera</text:span><text:span text:style-name="T67">n </text:span><text:span text:style-name="T164">un cuadro de texto para agregar el correo electrónico y restablecer la contraseña.</text:span></text:p>
          </table:table-cell>
        </table:table-row>
        <table:table-row table:style-name="Tabla57.1">
          <table:table-cell table:style-name="Tabla57.A1" office:value-type="string">
            <text:p text:style-name="P173">Tipo</text:p>
          </table:table-cell>
          <table:table-cell table:style-name="Tabla57.A1" office:value-type="string">
            <text:p text:style-name="P332">Primario, <text:span text:style-name="T61">Esencial</text:span></text:p>
          </table:table-cell>
        </table:table-row>
        <table:table-row table:style-name="Tabla57.1">
          <table:table-cell table:style-name="Tabla57.A1" office:value-type="string">
            <text:p text:style-name="P173">Referencias:</text:p>
          </table:table-cell>
          <table:table-cell table:style-name="Tabla57.A1" office:value-type="string">
            <text:p text:style-name="P287"/>
          </table:table-cell>
        </table:table-row>
        <table:table-row table:style-name="Tabla57.9">
          <table:table-cell table:style-name="Tabla57.A1" table:number-columns-spanned="2" office:value-type="string">
            <text:p text:style-name="P66">Segunda sección</text:p>
          </table:table-cell>
          <table:covered-table-cell/>
        </table:table-row>
        <table:table-row table:style-name="Tabla57.9">
          <table:table-cell table:style-name="Tabla57.A1" office:value-type="string">
            <text:p text:style-name="P66">Acción de actores</text:p>
          </table:table-cell>
          <table:table-cell table:style-name="Tabla57.A1" office:value-type="string">
            <text:p text:style-name="P67">Respuesta del sistema</text:p>
          </table:table-cell>
        </table:table-row>
        <table:table-row table:style-name="Tabla57.9">
          <table:table-cell table:style-name="Tabla57.A1" office:value-type="string">
            <text:p text:style-name="P399">1. Seleccionar <text:span text:style-name="T165">contraseña olvidada</text:span></text:p>
          </table:table-cell>
          <table:table-cell table:style-name="Tabla57.A1" office:value-type="string">
            <text:p text:style-name="P400">2. El sistema<text:span text:style-name="T23"> </text:span><text:span text:style-name="T42">g</text:span><text:span text:style-name="T23">enera</text:span><text:span text:style-name="T24">n </text:span><text:span text:style-name="T25">cua</text:span><text:span text:style-name="T45">dro de texto</text:span><text:span text:style-name="T24"> </text:span><text:span text:style-name="T45">para ingresar el correo electrónico y un botón </text:span><text:soft-page-break/><text:span text:style-name="T45">enviar.</text:span></text:p>
          </table:table-cell>
        </table:table-row>
        <table:table-row table:style-name="Tabla57.9">
          <table:table-cell table:style-name="Tabla57.A12" office:value-type="string">
            <text:p text:style-name="P492">3.<text:span text:style-name="T165">Ingresa el correo electrónico</text:span></text:p>
          </table:table-cell>
          <table:table-cell table:style-name="Tabla57.A12" office:value-type="string">
            <text:p text:style-name="P493"/>
          </table:table-cell>
        </table:table-row>
        <table:table-row table:style-name="Tabla57.9">
          <table:table-cell table:style-name="Tabla57.A12" office:value-type="string">
            <text:p text:style-name="P554">4. Presiona el botón Enviar</text:p>
          </table:table-cell>
          <table:table-cell table:style-name="Tabla57.A12" office:value-type="string">
            <text:p text:style-name="P256"><text:span text:style-name="T165">5</text:span>. El sistema <text:span text:style-name="T164">enviá un mensaje al correo con su contraseña <text:s/></text:span><text:span text:style-name="T165">restablecida </text:span><text:span text:style-name="T164">y en la pagina</text:span> <text:span text:style-name="T95">devuelve un mensaje ”</text:span><text:span text:style-name="T164">Verifique que la contraseña llego a su correo </text:span><text:span text:style-name="T95">”, </text:span><text:span text:style-name="T96">debajo </text:span><text:span text:style-name="T164">dos botones reenviar y iniciar sesión</text:span><text:span text:style-name="T95"> </text:span></text:p>
          </table:table-cell>
        </table:table-row>
        <table:table-row table:style-name="Tabla57.9">
          <table:table-cell table:style-name="Tabla57.A12" office:value-type="string">
            <text:p text:style-name="P551"><text:span text:style-name="T165">6</text:span>. Presiona reenviar</text:p>
          </table:table-cell>
          <table:table-cell table:style-name="Tabla57.A12" office:value-type="string">
            <text:p text:style-name="P552"><text:span text:style-name="T165">7</text:span>.El Sistema vuelve en a enviar una contraseña al correo</text:p>
          </table:table-cell>
        </table:table-row>
        <table:table-row table:style-name="Tabla57.9">
          <table:table-cell table:style-name="Tabla57.A12" office:value-type="string">
            <text:p text:style-name="P551"><text:span text:style-name="T165">8</text:span>. Presiona Iniciar Sesión</text:p>
          </table:table-cell>
          <table:table-cell table:style-name="Tabla57.A12" office:value-type="string">
            <text:p text:style-name="P552"><text:span text:style-name="T165">9</text:span>. El sistema devuelve un mensaje <text:span text:style-name="T95">“Usuario creado con éxito”, </text:span><text:span text:style-name="T96">debajo un botón ok, al presionarlo el usuario es mandado al inicio de sesión.</text:span></text:p>
          </table:table-cell>
        </table:table-row>
        <table:table-row table:style-name="Tabla57.9">
          <table:table-cell table:style-name="Tabla57.A12" table:number-columns-spanned="2" office:value-type="string">
            <text:p text:style-name="P105">Tercera sección (escenarios alternos)</text:p>
          </table:table-cell>
          <table:covered-table-cell/>
        </table:table-row>
        <table:table-row table:style-name="Tabla57.9">
          <table:table-cell table:style-name="Tabla57.A12" table:number-columns-spanned="2" office:value-type="string">
            <text:p text:style-name="P357">En paso <text:span text:style-name="T165">4</text:span>, <text:span text:style-name="T154">si </text:span><text:span text:style-name="T165">el correo no es valida</text:span> el sistema lanza el siguiente mensaje “<text:span text:style-name="T165">Su correo no esta registrado </text:span>”</text:p>
          </table:table-cell>
          <table:covered-table-cell/>
        </table:table-row>
      </table:table>
      <text:p text:style-name="P562"/>
      <text:p text:style-name="P568">C<text:span text:style-name="T57">ASO DE USO DE ALTO NIVEL</text:span></text:p>
      <table:table table:name="Tabla58" table:style-name="Tabla58">
        <table:table-column table:style-name="Tabla58.A" table:number-columns-repeated="2"/>
        <table:table-row table:style-name="Tabla58.1">
          <table:table-cell table:style-name="Tabla58.A1" office:value-type="string">
            <text:p text:style-name="P578">Número</text:p>
          </table:table-cell>
          <table:table-cell table:style-name="Tabla58.A1" office:value-type="string">
            <text:p text:style-name="P578">CU0<text:span text:style-name="T163">3</text:span><text:span text:style-name="T164">4</text:span></text:p>
          </table:table-cell>
        </table:table-row>
        <table:table-row table:style-name="Tabla58.1">
          <table:table-cell table:style-name="Tabla58.A1" office:value-type="string">
            <text:p text:style-name="P578">Nombre del Caso de Uso:</text:p>
          </table:table-cell>
          <table:table-cell table:style-name="Tabla58.A1" office:value-type="string">
            <text:p text:style-name="P587">Contraseña olvidada</text:p>
          </table:table-cell>
        </table:table-row>
        <table:table-row table:style-name="Tabla58.1">
          <table:table-cell table:style-name="Tabla58.A1" office:value-type="string">
            <text:p text:style-name="P578">Actores</text:p>
          </table:table-cell>
          <table:table-cell table:style-name="Tabla58.A1" office:value-type="string">
            <text:p text:style-name="P578"><text:span text:style-name="T164">Usuario Administrador, Solicitante y Empleador</text:span> </text:p>
          </table:table-cell>
        </table:table-row>
        <table:table-row table:style-name="Tabla58.1">
          <table:table-cell table:style-name="Tabla58.A1" office:value-type="string">
            <text:p text:style-name="P578">Descripción</text:p>
          </table:table-cell>
          <table:table-cell table:style-name="Tabla58.A1" office:value-type="string">
            <text:p text:style-name="P591">El usuario presiona contraseña olvidada y se pide correo electrónico.</text:p>
          </table:table-cell>
        </table:table-row>
        <table:table-row table:style-name="Tabla58.1">
          <table:table-cell table:style-name="Tabla58.A1" office:value-type="string">
            <text:p text:style-name="P578">Tipo</text:p>
          </table:table-cell>
          <table:table-cell table:style-name="Tabla58.A1" office:value-type="string">
            <text:p text:style-name="P599">Primario</text:p>
          </table:table-cell>
        </table:table-row>
      </table:table>
      <text:p text:style-name="P624"/>
      <text:p text:style-name="P576">EXPANDIDO</text:p>
      <table:table table:name="Tabla59" table:style-name="Tabla59">
        <table:table-column table:style-name="Tabla59.A"/>
        <table:table-column table:style-name="Tabla59.B"/>
        <table:table-row table:style-name="Tabla59.1">
          <table:table-cell table:style-name="Tabla59.A1" office:value-type="string">
            <text:p text:style-name="P578">Número</text:p>
          </table:table-cell>
          <table:table-cell table:style-name="Tabla59.A1" office:value-type="string">
            <text:p text:style-name="P578">CU0<text:span text:style-name="T163">3</text:span><text:span text:style-name="T164">4</text:span></text:p>
          </table:table-cell>
        </table:table-row>
        <table:table-row table:style-name="Tabla59.1">
          <table:table-cell table:style-name="Tabla59.A1" office:value-type="string">
            <text:p text:style-name="P578">Nombre del Caso de Uso:</text:p>
          </table:table-cell>
          <table:table-cell table:style-name="Tabla59.A1" office:value-type="string">
            <text:p text:style-name="P587">Contraseña olvidada</text:p>
          </table:table-cell>
        </table:table-row>
        <table:table-row table:style-name="Tabla59.1">
          <table:table-cell table:style-name="Tabla59.A1" office:value-type="string">
            <text:p text:style-name="P578">Actores</text:p>
          </table:table-cell>
          <table:table-cell table:style-name="Tabla59.A1" office:value-type="string">
            <text:p text:style-name="P578"><text:span text:style-name="T164">Usuario Administrador, Solicitante y Empleador</text:span> </text:p>
          </table:table-cell>
        </table:table-row>
        <table:table-row table:style-name="Tabla59.4">
          <table:table-cell table:style-name="Tabla59.A1" office:value-type="string">
            <text:p text:style-name="P578">Propósito:</text:p>
          </table:table-cell>
          <table:table-cell table:style-name="Tabla59.A1" office:value-type="string">
            <text:p text:style-name="P578">CU0<text:span text:style-name="T163">3</text:span><text:span text:style-name="T164">4</text:span></text:p>
          </table:table-cell>
        </table:table-row>
        <text:soft-page-break/>
        <table:table-row table:style-name="Tabla59.1">
          <table:table-cell table:style-name="Tabla59.A1" office:value-type="string">
            <text:p text:style-name="P578">Precondiciones</text:p>
          </table:table-cell>
          <table:table-cell table:style-name="Tabla59.A1" office:value-type="string">
            <text:p text:style-name="P599"/>
          </table:table-cell>
        </table:table-row>
        <table:table-row table:style-name="Tabla59.1">
          <table:table-cell table:style-name="Tabla59.A1" office:value-type="string">
            <text:p text:style-name="P578">Resumen</text:p>
          </table:table-cell>
          <table:table-cell table:style-name="Tabla59.A1" office:value-type="string">
            <text:p text:style-name="P593">E<text:span text:style-name="T62">l usuario </text:span><text:span text:style-name="T57">ingresa a la </text:span><text:span text:style-name="T164">contraseña olvidada</text:span><text:span text:style-name="T57"> </text:span><text:span text:style-name="T65">se genera</text:span><text:span text:style-name="T67">n </text:span><text:span text:style-name="T164">un cuadro de texto para agregar el correo electrónico y restablecer la contraseña.</text:span></text:p>
          </table:table-cell>
        </table:table-row>
        <table:table-row table:style-name="Tabla59.1">
          <table:table-cell table:style-name="Tabla59.A1" office:value-type="string">
            <text:p text:style-name="P578">Tipo</text:p>
          </table:table-cell>
          <table:table-cell table:style-name="Tabla59.A1" office:value-type="string">
            <text:p text:style-name="P599">Primario, <text:span text:style-name="T61">Esencial</text:span></text:p>
          </table:table-cell>
        </table:table-row>
        <table:table-row table:style-name="Tabla59.1">
          <table:table-cell table:style-name="Tabla59.A1" office:value-type="string">
            <text:p text:style-name="P578">Referencias:</text:p>
          </table:table-cell>
          <table:table-cell table:style-name="Tabla59.A1" office:value-type="string">
            <text:p text:style-name="P601"/>
          </table:table-cell>
        </table:table-row>
        <table:table-row table:style-name="Tabla59.9">
          <table:table-cell table:style-name="Tabla59.A1" table:number-columns-spanned="2" office:value-type="string">
            <text:p text:style-name="P570">Segunda sección</text:p>
          </table:table-cell>
          <table:covered-table-cell/>
        </table:table-row>
        <table:table-row table:style-name="Tabla59.9">
          <table:table-cell table:style-name="Tabla59.A1" office:value-type="string">
            <text:p text:style-name="P570">Acción de actores</text:p>
          </table:table-cell>
          <table:table-cell table:style-name="Tabla59.A1" office:value-type="string">
            <text:p text:style-name="P571">Respuesta del sistema</text:p>
          </table:table-cell>
        </table:table-row>
        <table:table-row table:style-name="Tabla59.9">
          <table:table-cell table:style-name="Tabla59.A1" office:value-type="string">
            <text:p text:style-name="P603">1. Seleccionar <text:span text:style-name="T165">contraseña olvidada</text:span></text:p>
          </table:table-cell>
          <table:table-cell table:style-name="Tabla59.A1" office:value-type="string">
            <text:p text:style-name="P604">2. El sistema<text:span text:style-name="T23"> </text:span><text:span text:style-name="T42">g</text:span><text:span text:style-name="T23">enera</text:span><text:span text:style-name="T24">n </text:span><text:span text:style-name="T25">cua</text:span><text:span text:style-name="T45">dro de texto</text:span><text:span text:style-name="T24"> </text:span><text:span text:style-name="T45">para ingresar el correo electrónico y un botón enviar.</text:span></text:p>
          </table:table-cell>
        </table:table-row>
        <table:table-row table:style-name="Tabla59.9">
          <table:table-cell table:style-name="Tabla59.A12" office:value-type="string">
            <text:p text:style-name="P611">3.<text:span text:style-name="T165">Ingresa el correo electrónico</text:span></text:p>
          </table:table-cell>
          <table:table-cell table:style-name="Tabla59.A12" office:value-type="string">
            <text:p text:style-name="P612"/>
          </table:table-cell>
        </table:table-row>
        <table:table-row table:style-name="Tabla59.9">
          <table:table-cell table:style-name="Tabla59.A12" office:value-type="string">
            <text:p text:style-name="P615">4. Presiona el botón Enviar</text:p>
          </table:table-cell>
          <table:table-cell table:style-name="Tabla59.A12" office:value-type="string">
            <text:p text:style-name="P618"><text:span text:style-name="T165">5</text:span>. El sistema <text:span text:style-name="T164">enviá un mensaje al correo con su contraseña <text:s/></text:span><text:span text:style-name="T165">restablecida </text:span><text:span text:style-name="T164">y en la pagina</text:span> <text:span text:style-name="T95">devuelve un mensaje ”</text:span><text:span text:style-name="T164">Verifique que la contraseña llego a su correo </text:span><text:span text:style-name="T95">”, </text:span><text:span text:style-name="T96">debajo </text:span><text:span text:style-name="T164">dos botones reenviar y iniciar sesión</text:span><text:span text:style-name="T95"> </text:span></text:p>
          </table:table-cell>
        </table:table-row>
        <table:table-row table:style-name="Tabla59.9">
          <table:table-cell table:style-name="Tabla59.A12" office:value-type="string">
            <text:p text:style-name="P587"><text:span text:style-name="T165">6</text:span>. Presiona reenviar</text:p>
          </table:table-cell>
          <table:table-cell table:style-name="Tabla59.A12" office:value-type="string">
            <text:p text:style-name="P588"><text:span text:style-name="T165">7</text:span>.El Sistema vuelve en a enviar una contraseña al correo</text:p>
          </table:table-cell>
        </table:table-row>
        <table:table-row table:style-name="Tabla59.9">
          <table:table-cell table:style-name="Tabla59.A12" office:value-type="string">
            <text:p text:style-name="P587"><text:span text:style-name="T165">8</text:span>. Presiona Iniciar Sesión</text:p>
          </table:table-cell>
          <table:table-cell table:style-name="Tabla59.A12" office:value-type="string">
            <text:p text:style-name="P588"><text:span text:style-name="T165">9</text:span>. El sistema devuelve un mensaje <text:span text:style-name="T95">“Usuario creado con éxito”, </text:span><text:span text:style-name="T96">debajo un botón ok, al presionarlo el usuario es mandado al inicio de sesión.</text:span></text:p>
          </table:table-cell>
        </table:table-row>
        <table:table-row table:style-name="Tabla59.9">
          <table:table-cell table:style-name="Tabla59.A12" table:number-columns-spanned="2" office:value-type="string">
            <text:p text:style-name="P574">Tercera sección (escenarios alternos)</text:p>
          </table:table-cell>
          <table:covered-table-cell/>
        </table:table-row>
        <table:table-row table:style-name="Tabla59.9">
          <table:table-cell table:style-name="Tabla59.A12" table:number-columns-spanned="2" office:value-type="string">
            <text:p text:style-name="P565">En paso <text:span text:style-name="T165">4</text:span>, <text:span text:style-name="T154">si </text:span><text:span text:style-name="T165">el correo no es valida</text:span> el sistema lanza el siguiente mensaje “<text:span text:style-name="T165">Su correo no esta registrado </text:span>”</text:p>
          </table:table-cell>
          <table:covered-table-cell/>
        </table:table-row>
      </table:table>
      <text:p text:style-name="P563"/>
      <text:p text:style-name="P568">C<text:span text:style-name="T57">ASO DE USO DE ALTO NIVEL</text:span></text:p>
      <table:table table:name="Tabla60" table:style-name="Tabla60">
        <table:table-column table:style-name="Tabla60.A" table:number-columns-repeated="2"/>
        <table:table-row table:style-name="Tabla60.1">
          <table:table-cell table:style-name="Tabla60.A1" office:value-type="string">
            <text:p text:style-name="P578">Número</text:p>
          </table:table-cell>
          <table:table-cell table:style-name="Tabla60.A1" office:value-type="string">
            <text:p text:style-name="P578">CU0<text:span text:style-name="T163">3</text:span><text:span text:style-name="T166">5</text:span></text:p>
          </table:table-cell>
        </table:table-row>
        <table:table-row table:style-name="Tabla60.1">
          <table:table-cell table:style-name="Tabla60.A1" office:value-type="string">
            <text:p text:style-name="P578">Nombre del Caso de Uso:</text:p>
          </table:table-cell>
          <table:table-cell table:style-name="Tabla60.A1" office:value-type="string">
            <text:p text:style-name="P587">C<text:span text:style-name="T166">argar PDF usuario</text:span></text:p>
          </table:table-cell>
        </table:table-row>
        <table:table-row table:style-name="Tabla60.1">
          <table:table-cell table:style-name="Tabla60.A1" office:value-type="string">
            <text:p text:style-name="P578">Actores</text:p>
          </table:table-cell>
          <table:table-cell table:style-name="Tabla60.A1" office:value-type="string">
            <text:p text:style-name="P625">Todos</text:p>
          </table:table-cell>
        </table:table-row>
        <table:table-row table:style-name="Tabla60.1">
          <table:table-cell table:style-name="Tabla60.A1" office:value-type="string">
            <text:p text:style-name="P578">Descripción</text:p>
          </table:table-cell>
          <table:table-cell table:style-name="Tabla60.A1" office:value-type="string">
            <text:p text:style-name="P595">El usuario selecciona el currículum en formato pdf </text:p>
          </table:table-cell>
        </table:table-row>
        <text:soft-page-break/>
        <table:table-row table:style-name="Tabla60.1">
          <table:table-cell table:style-name="Tabla60.A1" office:value-type="string">
            <text:p text:style-name="P578">Tipo</text:p>
          </table:table-cell>
          <table:table-cell table:style-name="Tabla60.A1" office:value-type="string">
            <text:p text:style-name="P599">Primario</text:p>
          </table:table-cell>
        </table:table-row>
      </table:table>
      <text:p text:style-name="P624"/>
      <text:p text:style-name="P576">EXPANDIDO</text:p>
      <table:table table:name="Tabla61" table:style-name="Tabla61">
        <table:table-column table:style-name="Tabla61.A"/>
        <table:table-column table:style-name="Tabla61.B"/>
        <table:table-row table:style-name="Tabla61.1">
          <table:table-cell table:style-name="Tabla61.A1" office:value-type="string">
            <text:p text:style-name="P578">Número</text:p>
          </table:table-cell>
          <table:table-cell table:style-name="Tabla61.A1" office:value-type="string">
            <text:p text:style-name="P578">CU0<text:span text:style-name="T163">3</text:span><text:span text:style-name="T166">5</text:span></text:p>
          </table:table-cell>
        </table:table-row>
        <table:table-row table:style-name="Tabla61.1">
          <table:table-cell table:style-name="Tabla61.A1" office:value-type="string">
            <text:p text:style-name="P578">Nombre del Caso de Uso:</text:p>
          </table:table-cell>
          <table:table-cell table:style-name="Tabla61.A1" office:value-type="string">
            <text:p text:style-name="P587">C<text:span text:style-name="T166">argar PDF usuario</text:span></text:p>
          </table:table-cell>
        </table:table-row>
        <table:table-row table:style-name="Tabla61.1">
          <table:table-cell table:style-name="Tabla61.A1" office:value-type="string">
            <text:p text:style-name="P578">Actores</text:p>
          </table:table-cell>
          <table:table-cell table:style-name="Tabla61.A1" office:value-type="string">
            <text:p text:style-name="P625">Todos</text:p>
          </table:table-cell>
        </table:table-row>
        <table:table-row table:style-name="Tabla61.4">
          <table:table-cell table:style-name="Tabla61.A1" office:value-type="string">
            <text:p text:style-name="P578">Propósito:</text:p>
          </table:table-cell>
          <table:table-cell table:style-name="Tabla61.A1" office:value-type="string">
            <text:p text:style-name="P578">CU0<text:span text:style-name="T166">35</text:span></text:p>
          </table:table-cell>
        </table:table-row>
        <table:table-row table:style-name="Tabla61.1">
          <table:table-cell table:style-name="Tabla61.A1" office:value-type="string">
            <text:p text:style-name="P578">Precondiciones</text:p>
          </table:table-cell>
          <table:table-cell table:style-name="Tabla61.A1" office:value-type="string">
            <text:p text:style-name="P625">CU001</text:p>
          </table:table-cell>
        </table:table-row>
        <table:table-row table:style-name="Tabla61.1">
          <table:table-cell table:style-name="Tabla61.A1" office:value-type="string">
            <text:p text:style-name="P578">Resumen</text:p>
          </table:table-cell>
          <table:table-cell table:style-name="Tabla61.A1" office:value-type="string">
            <text:p text:style-name="P593">E<text:span text:style-name="T62">l usuario </text:span><text:span text:style-name="T57">ingresa a la </text:span><text:span text:style-name="T164">contraseña olvidada</text:span><text:span text:style-name="T57"> </text:span><text:span text:style-name="T65">se genera</text:span><text:span text:style-name="T67">n </text:span><text:span text:style-name="T164">un cuadro de texto para agregar el correo electrónico y restablecer la contraseña.</text:span></text:p>
          </table:table-cell>
        </table:table-row>
        <table:table-row table:style-name="Tabla61.1">
          <table:table-cell table:style-name="Tabla61.A1" office:value-type="string">
            <text:p text:style-name="P578">Tipo</text:p>
          </table:table-cell>
          <table:table-cell table:style-name="Tabla61.A1" office:value-type="string">
            <text:p text:style-name="P599">Primario, <text:span text:style-name="T61">Esencial</text:span></text:p>
          </table:table-cell>
        </table:table-row>
        <table:table-row table:style-name="Tabla61.1">
          <table:table-cell table:style-name="Tabla61.A1" office:value-type="string">
            <text:p text:style-name="P578">Referencias:</text:p>
          </table:table-cell>
          <table:table-cell table:style-name="Tabla61.A1" office:value-type="string">
            <text:p text:style-name="P625">CU001</text:p>
          </table:table-cell>
        </table:table-row>
        <table:table-row table:style-name="Tabla61.9">
          <table:table-cell table:style-name="Tabla61.A1" table:number-columns-spanned="2" office:value-type="string">
            <text:p text:style-name="P570">Segunda sección</text:p>
          </table:table-cell>
          <table:covered-table-cell/>
        </table:table-row>
        <table:table-row table:style-name="Tabla61.9">
          <table:table-cell table:style-name="Tabla61.A1" office:value-type="string">
            <text:p text:style-name="P570">Acción de actores</text:p>
          </table:table-cell>
          <table:table-cell table:style-name="Tabla61.A1" office:value-type="string">
            <text:p text:style-name="P571">Respuesta del sistema</text:p>
          </table:table-cell>
        </table:table-row>
        <table:table-row table:style-name="Tabla61.9">
          <table:table-cell table:style-name="Tabla61.A1" office:value-type="string">
            <text:p text:style-name="P603">1. Selecciona<text:span text:style-name="T167">r aparta de archivo</text:span></text:p>
          </table:table-cell>
          <table:table-cell table:style-name="Tabla61.A1" office:value-type="string">
            <text:p text:style-name="P604">2. El sistema<text:span text:style-name="T23"> </text:span><text:span text:style-name="T42">g</text:span><text:span text:style-name="T23">enera</text:span><text:span text:style-name="T24">n </text:span><text:span text:style-name="T46">una ventana donde se puede buscar el archivo </text:span></text:p>
          </table:table-cell>
        </table:table-row>
        <table:table-row table:style-name="Tabla61.9">
          <table:table-cell table:style-name="Tabla61.A12" office:value-type="string">
            <text:p text:style-name="P611">3. <text:span text:style-name="T167">Archivo seleccionado</text:span></text:p>
          </table:table-cell>
          <table:table-cell table:style-name="Tabla61.A12" office:value-type="string">
            <text:p text:style-name="P612"/>
          </table:table-cell>
        </table:table-row>
        <table:table-row table:style-name="Tabla61.9">
          <table:table-cell table:style-name="Tabla61.A12" office:value-type="string">
            <text:p text:style-name="P615">4. Presiona el botón <text:span text:style-name="T167">subir</text:span></text:p>
          </table:table-cell>
          <table:table-cell table:style-name="Tabla61.A12" office:value-type="string">
            <text:p text:style-name="P618"><text:span text:style-name="T165">5</text:span>. El sistema <text:span text:style-name="T164">enviá </text:span><text:span text:style-name="T167">al usuario al apartado de empleos </text:span></text:p>
          </table:table-cell>
        </table:table-row>
        <table:table-row table:style-name="Tabla61.9">
          <table:table-cell table:style-name="Tabla61.A12" table:number-columns-spanned="2" office:value-type="string">
            <text:p text:style-name="P574">Tercera sección (escenarios alternos)</text:p>
          </table:table-cell>
          <table:covered-table-cell/>
        </table:table-row>
        <table:table-row table:style-name="Tabla61.9">
          <table:table-cell table:style-name="Tabla61.A12" table:number-columns-spanned="2" office:value-type="string">
            <text:p text:style-name="P565">En paso <text:span text:style-name="T165">4</text:span>, <text:span text:style-name="T154">si </text:span>e<text:span text:style-name="T167">l <text:s/>archivo no es valido el sistema enviara el siguiente mensaje</text:span> “<text:span text:style-name="T167">Archivo no valido, por favor ingrese un PDF valido</text:span>”</text:p>
          </table:table-cell>
          <table:covered-table-cell/>
        </table:table-row>
      </table:table>
      <text:p text:style-name="P563"/>
      <text:p text:style-name="P568">C<text:span text:style-name="T57">ASO DE USO DE ALTO NIVEL</text:span></text:p>
      <table:table table:name="Tabla62" table:style-name="Tabla62">
        <table:table-column table:style-name="Tabla62.A" table:number-columns-repeated="2"/>
        <table:table-row table:style-name="Tabla62.1">
          <table:table-cell table:style-name="Tabla62.A1" office:value-type="string">
            <text:p text:style-name="P578">Número</text:p>
          </table:table-cell>
          <table:table-cell table:style-name="Tabla62.A1" office:value-type="string">
            <text:p text:style-name="P578">CU0<text:span text:style-name="T163">3</text:span><text:span text:style-name="T167">6</text:span></text:p>
          </table:table-cell>
        </table:table-row>
        <table:table-row table:style-name="Tabla62.1">
          <table:table-cell table:style-name="Tabla62.A1" office:value-type="string">
            <text:p text:style-name="P578">Nombre del Caso de Uso:</text:p>
          </table:table-cell>
          <table:table-cell table:style-name="Tabla62.A1" office:value-type="string">
            <text:p text:style-name="P626">Notificaciones</text:p>
          </table:table-cell>
        </table:table-row>
        <table:table-row table:style-name="Tabla62.1">
          <table:table-cell table:style-name="Tabla62.A1" office:value-type="string">
            <text:p text:style-name="P578">Actores</text:p>
          </table:table-cell>
          <table:table-cell table:style-name="Tabla62.A1" office:value-type="string">
            <text:p text:style-name="P578"><text:span text:style-name="T164">Usuario Solicitante y Empleador</text:span> </text:p>
          </table:table-cell>
        </table:table-row>
        <text:soft-page-break/>
        <table:table-row table:style-name="Tabla62.1">
          <table:table-cell table:style-name="Tabla62.A1" office:value-type="string">
            <text:p text:style-name="P578">Descripción</text:p>
          </table:table-cell>
          <table:table-cell table:style-name="Tabla62.A1" office:value-type="string">
            <text:p text:style-name="P591">El usuario presiona <text:span text:style-name="T167">el icono de campana para expandir las notificaciones</text:span></text:p>
          </table:table-cell>
        </table:table-row>
        <table:table-row table:style-name="Tabla62.1">
          <table:table-cell table:style-name="Tabla62.A1" office:value-type="string">
            <text:p text:style-name="P578">Tipo</text:p>
          </table:table-cell>
          <table:table-cell table:style-name="Tabla62.A1" office:value-type="string">
            <text:p text:style-name="P599">Primario</text:p>
          </table:table-cell>
        </table:table-row>
      </table:table>
      <text:p text:style-name="P624"/>
      <text:p text:style-name="P576">EXPANDIDO</text:p>
      <table:table table:name="Tabla63" table:style-name="Tabla63">
        <table:table-column table:style-name="Tabla63.A"/>
        <table:table-column table:style-name="Tabla63.B"/>
        <table:table-row table:style-name="Tabla63.1">
          <table:table-cell table:style-name="Tabla63.A1" office:value-type="string">
            <text:p text:style-name="P578">Número</text:p>
          </table:table-cell>
          <table:table-cell table:style-name="Tabla63.A1" office:value-type="string">
            <text:p text:style-name="P578">CU0<text:span text:style-name="T163">3</text:span><text:span text:style-name="T168">6</text:span></text:p>
          </table:table-cell>
        </table:table-row>
        <table:table-row table:style-name="Tabla63.1">
          <table:table-cell table:style-name="Tabla63.A1" office:value-type="string">
            <text:p text:style-name="P578">Nombre del Caso de Uso:</text:p>
          </table:table-cell>
          <table:table-cell table:style-name="Tabla63.A1" office:value-type="string">
            <text:p text:style-name="P627">Notificaciones</text:p>
          </table:table-cell>
        </table:table-row>
        <table:table-row table:style-name="Tabla63.1">
          <table:table-cell table:style-name="Tabla63.A1" office:value-type="string">
            <text:p text:style-name="P578">Actores</text:p>
          </table:table-cell>
          <table:table-cell table:style-name="Tabla63.A1" office:value-type="string">
            <text:p text:style-name="P579"><text:span text:style-name="T164">Usuario Solicitante y Empleador</text:span> </text:p>
          </table:table-cell>
        </table:table-row>
        <table:table-row table:style-name="Tabla63.4">
          <table:table-cell table:style-name="Tabla63.A1" office:value-type="string">
            <text:p text:style-name="P578">Propósito:</text:p>
          </table:table-cell>
          <table:table-cell table:style-name="Tabla63.A1" office:value-type="string">
            <text:p text:style-name="P578">CU0<text:span text:style-name="T163">3</text:span><text:span text:style-name="T168">6</text:span></text:p>
          </table:table-cell>
        </table:table-row>
        <table:table-row table:style-name="Tabla63.1">
          <table:table-cell table:style-name="Tabla63.A1" office:value-type="string">
            <text:p text:style-name="P578">Precondiciones</text:p>
          </table:table-cell>
          <table:table-cell table:style-name="Tabla63.A1" office:value-type="string">
            <text:p text:style-name="P599"/>
          </table:table-cell>
        </table:table-row>
        <table:table-row table:style-name="Tabla63.1">
          <table:table-cell table:style-name="Tabla63.A1" office:value-type="string">
            <text:p text:style-name="P578">Resumen</text:p>
          </table:table-cell>
          <table:table-cell table:style-name="Tabla63.A1" office:value-type="string">
            <text:p text:style-name="P596">El usuario presiona las notificaciones y estas se listan de forma vertical</text:p>
          </table:table-cell>
        </table:table-row>
        <table:table-row table:style-name="Tabla63.1">
          <table:table-cell table:style-name="Tabla63.A1" office:value-type="string">
            <text:p text:style-name="P578">Tipo</text:p>
          </table:table-cell>
          <table:table-cell table:style-name="Tabla63.A1" office:value-type="string">
            <text:p text:style-name="P599">Primario, <text:span text:style-name="T61">Esencial</text:span></text:p>
          </table:table-cell>
        </table:table-row>
        <table:table-row table:style-name="Tabla63.1">
          <table:table-cell table:style-name="Tabla63.A1" office:value-type="string">
            <text:p text:style-name="P578">Referencias:</text:p>
          </table:table-cell>
          <table:table-cell table:style-name="Tabla63.A1" office:value-type="string">
            <text:p text:style-name="P601"/>
          </table:table-cell>
        </table:table-row>
        <table:table-row table:style-name="Tabla63.9">
          <table:table-cell table:style-name="Tabla63.A1" table:number-columns-spanned="2" office:value-type="string">
            <text:p text:style-name="P570">Segunda sección</text:p>
          </table:table-cell>
          <table:covered-table-cell/>
        </table:table-row>
        <table:table-row table:style-name="Tabla63.9">
          <table:table-cell table:style-name="Tabla63.A1" office:value-type="string">
            <text:p text:style-name="P570">Acción de actores</text:p>
          </table:table-cell>
          <table:table-cell table:style-name="Tabla63.A1" office:value-type="string">
            <text:p text:style-name="P571">Respuesta del sistema</text:p>
          </table:table-cell>
        </table:table-row>
        <table:table-row table:style-name="Tabla63.9">
          <table:table-cell table:style-name="Tabla63.A1" office:value-type="string">
            <text:p text:style-name="P605">1. Seleccionar <text:span text:style-name="T169">campana de notificaci</text:span><text:span text:style-name="T165">ó</text:span><text:span text:style-name="T169">n</text:span></text:p>
          </table:table-cell>
          <table:table-cell table:style-name="Tabla63.A1" office:value-type="string">
            <text:p text:style-name="P604">2. El sistema<text:span text:style-name="T23"> </text:span><text:span text:style-name="T42">g</text:span><text:span text:style-name="T23">enera</text:span><text:span text:style-name="T24">n </text:span><text:span text:style-name="T47">un espacio donde se listan cada una de las notificaciones del usuario</text:span></text:p>
          </table:table-cell>
        </table:table-row>
      </table:table>
      <text:p text:style-name="P563"/>
      <text:p text:style-name="P568">C<text:span text:style-name="T57">ASO DE USO DE ALTO NIVEL</text:span></text:p>
      <table:table table:name="Tabla64" table:style-name="Tabla64">
        <table:table-column table:style-name="Tabla64.A" table:number-columns-repeated="2"/>
        <table:table-row table:style-name="Tabla64.1">
          <table:table-cell table:style-name="Tabla64.A1" office:value-type="string">
            <text:p text:style-name="P578">Número</text:p>
          </table:table-cell>
          <table:table-cell table:style-name="Tabla64.A1" office:value-type="string">
            <text:p text:style-name="P578">CU0<text:span text:style-name="T163">3</text:span><text:span text:style-name="T169">7</text:span></text:p>
          </table:table-cell>
        </table:table-row>
        <table:table-row table:style-name="Tabla64.1">
          <table:table-cell table:style-name="Tabla64.A1" office:value-type="string">
            <text:p text:style-name="P578">Nombre del Caso de Uso:</text:p>
          </table:table-cell>
          <table:table-cell table:style-name="Tabla64.A1" office:value-type="string">
            <text:p text:style-name="P628">Perfil de Usuario</text:p>
          </table:table-cell>
        </table:table-row>
        <table:table-row table:style-name="Tabla64.1">
          <table:table-cell table:style-name="Tabla64.A1" office:value-type="string">
            <text:p text:style-name="P578">Actores</text:p>
          </table:table-cell>
          <table:table-cell table:style-name="Tabla64.A1" office:value-type="string">
            <text:p text:style-name="P578"><text:span text:style-name="T164">Usuario Administrador, Solicitante y Empleador</text:span> </text:p>
          </table:table-cell>
        </table:table-row>
        <table:table-row table:style-name="Tabla64.1">
          <table:table-cell table:style-name="Tabla64.A1" office:value-type="string">
            <text:p text:style-name="P578">Descripción</text:p>
          </table:table-cell>
          <table:table-cell table:style-name="Tabla64.A1" office:value-type="string">
            <text:p text:style-name="P591">El usuario presiona <text:span text:style-name="T169">el apartado perfil donde esta la información del usuario</text:span></text:p>
          </table:table-cell>
        </table:table-row>
        <table:table-row table:style-name="Tabla64.1">
          <table:table-cell table:style-name="Tabla64.A1" office:value-type="string">
            <text:p text:style-name="P578">Tipo</text:p>
          </table:table-cell>
          <table:table-cell table:style-name="Tabla64.A1" office:value-type="string">
            <text:p text:style-name="P599">Primario</text:p>
          </table:table-cell>
        </table:table-row>
      </table:table>
      <text:p text:style-name="P624"/>
      <text:p text:style-name="P576">EXPANDIDO</text:p>
      <table:table table:name="Tabla65" table:style-name="Tabla65">
        <table:table-column table:style-name="Tabla65.A"/>
        <table:table-column table:style-name="Tabla65.B"/>
        <table:table-row table:style-name="Tabla65.1">
          <table:table-cell table:style-name="Tabla65.A1" office:value-type="string">
            <text:p text:style-name="P578">Número</text:p>
          </table:table-cell>
          <table:table-cell table:style-name="Tabla65.A1" office:value-type="string">
            <text:p text:style-name="P578">CU0<text:span text:style-name="T163">3</text:span><text:span text:style-name="T169">7</text:span></text:p>
          </table:table-cell>
        </table:table-row>
        <table:table-row table:style-name="Tabla65.1">
          <table:table-cell table:style-name="Tabla65.A1" office:value-type="string">
            <text:p text:style-name="P578">Nombre del Caso de Uso:</text:p>
          </table:table-cell>
          <table:table-cell table:style-name="Tabla65.A1" office:value-type="string">
            <text:p text:style-name="P628">Perfil de Usuario</text:p>
          </table:table-cell>
        </table:table-row>
        <table:table-row table:style-name="Tabla65.1">
          <table:table-cell table:style-name="Tabla65.A1" office:value-type="string">
            <text:p text:style-name="P578">Actores</text:p>
          </table:table-cell>
          <table:table-cell table:style-name="Tabla65.A1" office:value-type="string">
            <text:p text:style-name="P578"><text:span text:style-name="T164">Usuario Administrador, Solicitante y Empleador</text:span> </text:p>
          </table:table-cell>
        </table:table-row>
        <table:table-row table:style-name="Tabla65.4">
          <table:table-cell table:style-name="Tabla65.A1" office:value-type="string">
            <text:p text:style-name="P578">Propósito:</text:p>
          </table:table-cell>
          <table:table-cell table:style-name="Tabla65.A1" office:value-type="string">
            <text:p text:style-name="P629">Al entrar al apartado, se lista la información del usuario que puede actualizar<text:span text:style-name="T9">.</text:span></text:p>
          </table:table-cell>
        </table:table-row>
        <table:table-row table:style-name="Tabla65.1">
          <table:table-cell table:style-name="Tabla65.A1" office:value-type="string">
            <text:p text:style-name="P578">Precondiciones</text:p>
          </table:table-cell>
          <table:table-cell table:style-name="Tabla65.A1" office:value-type="string">
            <text:p text:style-name="P599"/>
          </table:table-cell>
        </table:table-row>
        <table:table-row table:style-name="Tabla65.1">
          <table:table-cell table:style-name="Tabla65.A1" office:value-type="string">
            <text:p text:style-name="P578">Resumen</text:p>
          </table:table-cell>
          <table:table-cell table:style-name="Tabla65.A1" office:value-type="string">
            <text:p text:style-name="P594">E<text:span text:style-name="T62">l usuario </text:span><text:span text:style-name="T57">ingresa </text:span><text:span text:style-name="T170">al apartado donde puede modificar su </text:span><text:span text:style-name="T4">nombre</text:span><text:span text:style-name="T55">, </text:span><text:span text:style-name="T4">nombre de usuario, contraseña, dirección, teléfono, correo electrónico, CUI, </text:span><text:span text:style-name="T170">currículum, </text:span><text:span text:style-name="T171">misión, visión</text:span><text:span text:style-name="T4"> y fecha de nacimiento, </text:span><text:span text:style-name="T55">y quede registrado en el sistema,</text:span><text:span text:style-name="T4">.</text:span></text:p>
          </table:table-cell>
        </table:table-row>
        <table:table-row table:style-name="Tabla65.1">
          <table:table-cell table:style-name="Tabla65.A1" office:value-type="string">
            <text:p text:style-name="P578">Tipo</text:p>
          </table:table-cell>
          <table:table-cell table:style-name="Tabla65.A1" office:value-type="string">
            <text:p text:style-name="P599">Primario, <text:span text:style-name="T61">Esencial</text:span></text:p>
          </table:table-cell>
        </table:table-row>
        <table:table-row table:style-name="Tabla65.1">
          <table:table-cell table:style-name="Tabla65.A1" office:value-type="string">
            <text:p text:style-name="P578">Referencias:</text:p>
          </table:table-cell>
          <table:table-cell table:style-name="Tabla65.A1" office:value-type="string">
            <text:p text:style-name="P601"/>
          </table:table-cell>
        </table:table-row>
        <table:table-row table:style-name="Tabla65.9">
          <table:table-cell table:style-name="Tabla65.A1" table:number-columns-spanned="2" office:value-type="string">
            <text:p text:style-name="P570">Segunda sección</text:p>
          </table:table-cell>
          <table:covered-table-cell/>
        </table:table-row>
        <table:table-row table:style-name="Tabla65.9">
          <table:table-cell table:style-name="Tabla65.A1" office:value-type="string">
            <text:p text:style-name="P570">Acción de actores</text:p>
          </table:table-cell>
          <table:table-cell table:style-name="Tabla65.A1" office:value-type="string">
            <text:p text:style-name="P571">Respuesta del sistema</text:p>
          </table:table-cell>
        </table:table-row>
        <table:table-row table:style-name="Tabla65.9">
          <table:table-cell table:style-name="Tabla65.A1" office:value-type="string">
            <text:p text:style-name="P603">1. Seleccionar <text:span text:style-name="T171">apartado perfil</text:span></text:p>
          </table:table-cell>
          <table:table-cell table:style-name="Tabla65.A1" office:value-type="string">
            <text:p text:style-name="P606">2. <text:span text:style-name="T8">El sistema redirige al usuario a otra pagina donde están los espacios para ingresar su </text:span><text:span text:style-name="T9">nombre</text:span><text:span text:style-name="T8">, </text:span><text:span text:style-name="T9">nombre de usuario, contraseña, dirección, teléfono, correo electrónico, CUI, </text:span><text:span text:style-name="T48">currículum, </text:span><text:span text:style-name="T49">misión, visión</text:span><text:span text:style-name="T9"> y fecha de nacimiento </text:span><text:span text:style-name="T49">o fundación</text:span><text:span text:style-name="T9">, </text:span><text:span text:style-name="T8">y quede registrado en el sistema</text:span><text:span text:style-name="T9">.</text:span></text:p>
          </table:table-cell>
        </table:table-row>
        <table:table-row table:style-name="Tabla65.9">
          <table:table-cell table:style-name="Tabla65.A12" office:value-type="string">
            <text:p text:style-name="P146"><text:span text:style-name="T171">3</text:span>. <text:span text:style-name="T95">Ingresa el </text:span><text:span text:style-name="T171">nuevo</text:span><text:span text:style-name="T95"> nombre de usuario</text:span><text:span text:style-name="T4">.</text:span></text:p>
          </table:table-cell>
          <table:table-cell table:style-name="Tabla65.A12" office:value-type="string">
            <text:p text:style-name="P145"/>
          </table:table-cell>
        </table:table-row>
        <table:table-row table:style-name="Tabla65.9">
          <table:table-cell table:style-name="Tabla65.A12" office:value-type="string">
            <text:p text:style-name="P583"><text:span text:style-name="T171">4</text:span>. <text:span text:style-name="T95">Ingresa la </text:span><text:span text:style-name="T171">nueva </text:span><text:span text:style-name="T95">dirección.</text:span></text:p>
          </table:table-cell>
          <table:table-cell table:style-name="Tabla65.A12" office:value-type="string">
            <text:p text:style-name="P255"/>
          </table:table-cell>
        </table:table-row>
        <table:table-row table:style-name="Tabla65.9">
          <table:table-cell table:style-name="Tabla65.A12" office:value-type="string">
            <text:p text:style-name="P583"><text:span text:style-name="T171">5</text:span>. <text:span text:style-name="T95">Ingresa el </text:span><text:span text:style-name="T171">nuevo</text:span><text:span text:style-name="T95"> teléfono</text:span></text:p>
          </table:table-cell>
          <table:table-cell table:style-name="Tabla65.A12" office:value-type="string">
            <text:p text:style-name="P255"/>
          </table:table-cell>
        </table:table-row>
        <table:table-row table:style-name="Tabla65.9">
          <table:table-cell table:style-name="Tabla65.A12" office:value-type="string">
            <text:p text:style-name="P583"><text:span text:style-name="T171">6</text:span>. <text:span text:style-name="T95">ingresa </text:span><text:span text:style-name="T171">el nuevo</text:span><text:span text:style-name="T95"> correo electrónico</text:span></text:p>
          </table:table-cell>
          <table:table-cell table:style-name="Tabla65.A12" office:value-type="string">
            <text:p text:style-name="P255"/>
          </table:table-cell>
        </table:table-row>
        <table:table-row table:style-name="Tabla65.9">
          <table:table-cell table:style-name="Tabla65.A12" office:value-type="string">
            <text:p text:style-name="P583"><text:span text:style-name="T171">7</text:span>. <text:span text:style-name="T95">Ingresa </text:span><text:span text:style-name="T171">el nuevo </text:span><text:span text:style-name="T95">CUI</text:span></text:p>
          </table:table-cell>
          <table:table-cell table:style-name="Tabla65.A12" office:value-type="string">
            <text:p text:style-name="P255"/>
          </table:table-cell>
        </table:table-row>
        <table:table-row table:style-name="Tabla65.9">
          <table:table-cell table:style-name="Tabla65.A12" office:value-type="string">
            <text:p text:style-name="P583"><text:span text:style-name="T171">8</text:span>. <text:span text:style-name="T95">Ingresa la </text:span><text:span text:style-name="T171">nueva</text:span><text:span text:style-name="T95"> fecha de nacimiento </text:span><text:span text:style-name="T171">o fundación.</text:span></text:p>
          </table:table-cell>
          <table:table-cell table:style-name="Tabla65.A12" office:value-type="string">
            <text:p text:style-name="P255"/>
          </table:table-cell>
        </table:table-row>
        <table:table-row table:style-name="Tabla65.9">
          <table:table-cell table:style-name="Tabla65.A12" office:value-type="string">
            <text:p text:style-name="P254"><text:span text:style-name="T171">9</text:span>. <text:span text:style-name="T171">Ingresa el nuevo nombre</text:span></text:p>
          </table:table-cell>
          <table:table-cell table:style-name="Tabla65.A12" office:value-type="string">
            <text:p text:style-name="P255"/>
          </table:table-cell>
        </table:table-row>
        <text:soft-page-break/>
        <table:table-row table:style-name="Tabla65.9">
          <table:table-cell table:style-name="Tabla65.A12" office:value-type="string">
            <text:p text:style-name="P621"><text:span text:style-name="T171">10</text:span>. <text:span text:style-name="T164">Presiona </text:span><text:span text:style-name="T172">editar</text:span></text:p>
          </table:table-cell>
          <table:table-cell table:style-name="Tabla65.A12" office:value-type="string">
            <text:p text:style-name="P256">1<text:span text:style-name="T171">1</text:span>. El sistema <text:span text:style-name="T172">actualiza los datos y devuelve el siguiente mensaje “Usuario Actualizado”</text:span></text:p>
          </table:table-cell>
        </table:table-row>
        <table:table-row table:style-name="Tabla65.9">
          <table:table-cell table:style-name="Tabla65.A12" office:value-type="string">
            <text:p text:style-name="P630">12. <text:span text:style-name="T171">Ingresa </text:span>la nueva contraseña</text:p>
          </table:table-cell>
          <table:table-cell table:style-name="Tabla65.A12" office:value-type="string">
            <text:p text:style-name="P631"/>
          </table:table-cell>
        </table:table-row>
        <table:table-row table:style-name="Tabla65.9">
          <table:table-cell table:style-name="Tabla65.A12" office:value-type="string">
            <text:p text:style-name="P630">13. Presiona Cambiar contraseña</text:p>
          </table:table-cell>
          <table:table-cell table:style-name="Tabla65.A12" office:value-type="string">
            <text:p text:style-name="P622">1<text:span text:style-name="T172">4</text:span>. El sistema <text:span text:style-name="T172">actualiza los datos y devuelve el siguiente mensaje “Contraseña Actualizado”</text:span></text:p>
          </table:table-cell>
        </table:table-row>
        <table:table-row table:style-name="Tabla65.9">
          <table:table-cell table:style-name="Tabla65.A12" office:value-type="string">
            <text:p text:style-name="P630">15. <text:s/><text:span text:style-name="T171">Ingresa </text:span>la nueva visión</text:p>
          </table:table-cell>
          <table:table-cell table:style-name="Tabla65.A12" office:value-type="string">
            <text:p text:style-name="P552"/>
          </table:table-cell>
        </table:table-row>
        <table:table-row table:style-name="Tabla65.9">
          <table:table-cell table:style-name="Tabla65.A12" office:value-type="string">
            <text:p text:style-name="P630">16. <text:s/><text:span text:style-name="T171">Ingresa </text:span>la nueva misión</text:p>
          </table:table-cell>
          <table:table-cell table:style-name="Tabla65.A12" office:value-type="string">
            <text:p text:style-name="P552"/>
          </table:table-cell>
        </table:table-row>
        <table:table-row table:style-name="Tabla65.9">
          <table:table-cell table:style-name="Tabla65.A12" office:value-type="string">
            <text:p text:style-name="P630">17. Presiona actualizar información</text:p>
          </table:table-cell>
          <table:table-cell table:style-name="Tabla65.A12" office:value-type="string">
            <text:p text:style-name="P631">18.<text:span text:style-name="T4"> El sistema </text:span>actualiza los datos y devuelve el siguiente mensaje “Visión y misión actualizadas”</text:p>
          </table:table-cell>
        </table:table-row>
        <table:table-row table:style-name="Tabla65.9">
          <table:table-cell table:style-name="Tabla65.A12" office:value-type="string">
            <text:p text:style-name="P630">19. Ingresa el currículum</text:p>
          </table:table-cell>
          <table:table-cell table:style-name="Tabla65.A12" office:value-type="string">
            <text:p text:style-name="P622">1<text:span text:style-name="T172">4</text:span>. El sistema <text:span text:style-name="T172">actualiza el documento y devuelve el siguiente mensaje “Currículum Actualizado”</text:span></text:p>
          </table:table-cell>
        </table:table-row>
        <table:table-row table:style-name="Tabla65.9">
          <table:table-cell table:style-name="Tabla65.A12" table:number-columns-spanned="2" office:value-type="string">
            <text:p text:style-name="P574">Tercera sección (escenarios alternos)</text:p>
          </table:table-cell>
          <table:covered-table-cell/>
        </table:table-row>
        <table:table-row table:style-name="Tabla65.9">
          <table:table-cell table:style-name="Tabla65.A12" table:number-columns-spanned="2" office:value-type="string">
            <text:p text:style-name="P566">En paso <text:span text:style-name="T172">10</text:span>, <text:span text:style-name="T154">si </text:span><text:span text:style-name="T172">la información no es validada o esta en blanco</text:span> el sistema lanza el siguiente mensaje <text:s/>“<text:span text:style-name="T172">Por favor ingrese la información valida, no deje espacios en blanco </text:span><text:span text:style-name="T173">y no ingrese correo que ya esta registrado otro usuario</text:span><text:span text:style-name="T165"> </text:span>”</text:p>
          </table:table-cell>
          <table:covered-table-cell/>
        </table:table-row>
        <table:table-row table:style-name="Tabla65.9">
          <table:table-cell table:style-name="Tabla65.A12" table:number-columns-spanned="2" office:value-type="string">
            <text:p text:style-name="P567">En paso <text:span text:style-name="T172">1</text:span><text:span text:style-name="T173">7</text:span>, <text:span text:style-name="T154">si </text:span><text:span text:style-name="T172">la información esta en blanco</text:span> el sistema lanza el siguiente mensaje <text:s/>“<text:span text:style-name="T172">Por favor <text:s/>no deje espacios en blanco</text:span><text:span text:style-name="T165"> </text:span>”</text:p>
          </table:table-cell>
          <table:covered-table-cell/>
        </table:table-row>
        <table:table-row table:style-name="Tabla65.9">
          <table:table-cell table:style-name="Tabla65.A12" table:number-columns-spanned="2" office:value-type="string">
            <text:p text:style-name="P567">En paso <text:span text:style-name="T172">1</text:span><text:span text:style-name="T173">9</text:span>, <text:span text:style-name="T154">si </text:span><text:span text:style-name="T173">el archivo</text:span><text:span text:style-name="T172"> no es validada </text:span>el sistema lanza el siguiente mensaje <text:s/>“<text:span text:style-name="T172">Por favor ingrese </text:span><text:span text:style-name="T173">un documento valido</text:span><text:span text:style-name="T165"> </text:span>”</text:p>
          </table:table-cell>
          <table:covered-table-cell/>
        </table:table-row>
      </table:table>
      <text:p text:style-name="P563"/>
      <text:p text:style-name="P568">C<text:span text:style-name="T57">ASO DE USO DE ALTO NIVEL</text:span></text:p>
      <table:table table:name="Tabla66" table:style-name="Tabla66">
        <table:table-column table:style-name="Tabla66.A" table:number-columns-repeated="2"/>
        <table:table-row table:style-name="Tabla66.1">
          <table:table-cell table:style-name="Tabla66.A1" office:value-type="string">
            <text:p text:style-name="P578">Número</text:p>
          </table:table-cell>
          <table:table-cell table:style-name="Tabla66.A1" office:value-type="string">
            <text:p text:style-name="P578">CU0<text:span text:style-name="T163">3</text:span><text:span text:style-name="T173">8</text:span></text:p>
          </table:table-cell>
        </table:table-row>
        <table:table-row table:style-name="Tabla66.1">
          <table:table-cell table:style-name="Tabla66.A1" office:value-type="string">
            <text:p text:style-name="P578">Nombre del Caso de Uso:</text:p>
          </table:table-cell>
          <table:table-cell table:style-name="Tabla66.A1" office:value-type="string">
            <text:p text:style-name="P632">Mensaje eliminación de oferta</text:p>
          </table:table-cell>
        </table:table-row>
        <table:table-row table:style-name="Tabla66.1">
          <table:table-cell table:style-name="Tabla66.A1" office:value-type="string">
            <text:p text:style-name="P578">Actores</text:p>
          </table:table-cell>
          <table:table-cell table:style-name="Tabla66.A1" office:value-type="string">
            <text:p text:style-name="P578"><text:span text:style-name="T164">Usuario Empleador</text:span> </text:p>
          </table:table-cell>
        </table:table-row>
        <table:table-row table:style-name="Tabla66.1">
          <table:table-cell table:style-name="Tabla66.A1" office:value-type="string">
            <text:p text:style-name="P578">Descripción</text:p>
          </table:table-cell>
          <table:table-cell table:style-name="Tabla66.A1" office:value-type="string">
            <text:p text:style-name="P591">El usuario presiona <text:span text:style-name="T174">eliminar en una de las ofertas.</text:span></text:p>
          </table:table-cell>
        </table:table-row>
        <table:table-row table:style-name="Tabla66.1">
          <table:table-cell table:style-name="Tabla66.A1" office:value-type="string">
            <text:p text:style-name="P578">Tipo</text:p>
          </table:table-cell>
          <table:table-cell table:style-name="Tabla66.A1" office:value-type="string">
            <text:p text:style-name="P599">Primario</text:p>
          </table:table-cell>
        </table:table-row>
      </table:table>
      <text:p text:style-name="P624"/>
      <text:p text:style-name="P576">EXPANDIDO</text:p>
      <table:table table:name="Tabla67" table:style-name="Tabla67">
        <table:table-column table:style-name="Tabla67.A"/>
        <table:table-column table:style-name="Tabla67.B"/>
        <text:soft-page-break/>
        <table:table-row table:style-name="Tabla67.1">
          <table:table-cell table:style-name="Tabla67.A1" office:value-type="string">
            <text:p text:style-name="P578">Número</text:p>
          </table:table-cell>
          <table:table-cell table:style-name="Tabla67.A1" office:value-type="string">
            <text:p text:style-name="P578">CU0<text:span text:style-name="T163">3</text:span><text:span text:style-name="T173">8</text:span></text:p>
          </table:table-cell>
        </table:table-row>
        <table:table-row table:style-name="Tabla67.1">
          <table:table-cell table:style-name="Tabla67.A1" office:value-type="string">
            <text:p text:style-name="P578">Nombre del Caso de Uso:</text:p>
          </table:table-cell>
          <table:table-cell table:style-name="Tabla67.A1" office:value-type="string">
            <text:p text:style-name="P633">Mensaje eliminación de oferta</text:p>
          </table:table-cell>
        </table:table-row>
        <table:table-row table:style-name="Tabla67.1">
          <table:table-cell table:style-name="Tabla67.A1" office:value-type="string">
            <text:p text:style-name="P578">Actores</text:p>
          </table:table-cell>
          <table:table-cell table:style-name="Tabla67.A1" office:value-type="string">
            <text:p text:style-name="P578"><text:span text:style-name="T164">Usuario Empleador</text:span> </text:p>
          </table:table-cell>
        </table:table-row>
        <table:table-row table:style-name="Tabla67.4">
          <table:table-cell table:style-name="Tabla67.A1" office:value-type="string">
            <text:p text:style-name="P578">Propósito:</text:p>
          </table:table-cell>
          <table:table-cell table:style-name="Tabla67.A1" office:value-type="string">
            <text:p text:style-name="P635">El empleador puede eliminar la oferta añadiendo el porque de su eliminación.</text:p>
          </table:table-cell>
        </table:table-row>
        <table:table-row table:style-name="Tabla67.1">
          <table:table-cell table:style-name="Tabla67.A1" office:value-type="string">
            <text:p text:style-name="P578">Precondiciones</text:p>
          </table:table-cell>
          <table:table-cell table:style-name="Tabla67.A1" office:value-type="string">
            <text:p text:style-name="P599"/>
          </table:table-cell>
        </table:table-row>
        <table:table-row table:style-name="Tabla67.1">
          <table:table-cell table:style-name="Tabla67.A1" office:value-type="string">
            <text:p text:style-name="P578">Resumen</text:p>
          </table:table-cell>
          <table:table-cell table:style-name="Tabla67.A1" office:value-type="string">
            <text:p text:style-name="P593">E<text:span text:style-name="T62">l </text:span><text:span text:style-name="T175">empleador presiona el botón eliminar de alguna oferta</text:span></text:p>
          </table:table-cell>
        </table:table-row>
        <table:table-row table:style-name="Tabla67.1">
          <table:table-cell table:style-name="Tabla67.A1" office:value-type="string">
            <text:p text:style-name="P578">Tipo</text:p>
          </table:table-cell>
          <table:table-cell table:style-name="Tabla67.A1" office:value-type="string">
            <text:p text:style-name="P599">Primario, <text:span text:style-name="T61">Esencial</text:span></text:p>
          </table:table-cell>
        </table:table-row>
        <table:table-row table:style-name="Tabla67.1">
          <table:table-cell table:style-name="Tabla67.A1" office:value-type="string">
            <text:p text:style-name="P578">Referencias:</text:p>
          </table:table-cell>
          <table:table-cell table:style-name="Tabla67.A1" office:value-type="string">
            <text:p text:style-name="P601"/>
          </table:table-cell>
        </table:table-row>
        <table:table-row table:style-name="Tabla67.9">
          <table:table-cell table:style-name="Tabla67.A1" table:number-columns-spanned="2" office:value-type="string">
            <text:p text:style-name="P570">Segunda sección</text:p>
          </table:table-cell>
          <table:covered-table-cell/>
        </table:table-row>
        <table:table-row table:style-name="Tabla67.9">
          <table:table-cell table:style-name="Tabla67.A1" office:value-type="string">
            <text:p text:style-name="P570">Acción de actores</text:p>
          </table:table-cell>
          <table:table-cell table:style-name="Tabla67.A1" office:value-type="string">
            <text:p text:style-name="P571">Respuesta del sistema</text:p>
          </table:table-cell>
        </table:table-row>
        <table:table-row table:style-name="Tabla67.9">
          <table:table-cell table:style-name="Tabla67.A1" office:value-type="string">
            <text:p text:style-name="P603">1. Seleccionar <text:span text:style-name="T175">eliminar oferta</text:span></text:p>
          </table:table-cell>
          <table:table-cell table:style-name="Tabla67.A1" office:value-type="string">
            <text:p text:style-name="P604">2. <text:span text:style-name="T50">El sistema genera un espacio para ingresar <text:s/>un mensaje dando la razón de la eliminación de la oferta</text:span></text:p>
          </table:table-cell>
        </table:table-row>
        <table:table-row table:style-name="Tabla67.9">
          <table:table-cell table:style-name="Tabla67.A12" office:value-type="string">
            <text:p text:style-name="P637">3. <text:span text:style-name="T165">Ingresa el </text:span>mensaje</text:p>
          </table:table-cell>
          <table:table-cell table:style-name="Tabla67.A12" office:value-type="string">
            <text:p text:style-name="P612"/>
          </table:table-cell>
        </table:table-row>
        <table:table-row table:style-name="Tabla67.9">
          <table:table-cell table:style-name="Tabla67.A12" office:value-type="string">
            <text:p text:style-name="P615">4. Presiona e<text:span text:style-name="T175">liminar</text:span></text:p>
          </table:table-cell>
          <table:table-cell table:style-name="Tabla67.A12" office:value-type="string">
            <text:p text:style-name="P618"><text:span text:style-name="T165">5</text:span>. El sistema <text:span text:style-name="T175">recibe el mensaje y crea notificaciones para los usuarios ligados a la ofertas </text:span><text:span text:style-name="T176">eliminada</text:span></text:p>
          </table:table-cell>
        </table:table-row>
        <table:table-row table:style-name="Tabla67.9">
          <table:table-cell table:style-name="Tabla67.A12" table:number-columns-spanned="2" office:value-type="string">
            <text:p text:style-name="P574">Tercera sección (escenarios alternos)</text:p>
          </table:table-cell>
          <table:covered-table-cell/>
        </table:table-row>
        <table:table-row table:style-name="Tabla67.9">
          <table:table-cell table:style-name="Tabla67.A12" table:number-columns-spanned="2" office:value-type="string">
            <text:p text:style-name="P565">En paso <text:span text:style-name="T165">4</text:span>, <text:span text:style-name="T154">si </text:span><text:span text:style-name="T165">el </text:span><text:span text:style-name="T176">mensaje esta vació</text:span> el sistema lanza el siguiente mensaje “<text:span text:style-name="T176">Por favor ingrese un mensaje</text:span><text:span text:style-name="T165"> </text:span>”</text:p>
          </table:table-cell>
          <table:covered-table-cell/>
        </table:table-row>
      </table:table>
      <text:p text:style-name="P563"/>
      <text:p text:style-name="P568">C<text:span text:style-name="T57">ASO DE USO DE ALTO NIVEL</text:span></text:p>
      <table:table table:name="Tabla68" table:style-name="Tabla68">
        <table:table-column table:style-name="Tabla68.A" table:number-columns-repeated="2"/>
        <table:table-row table:style-name="Tabla68.1">
          <table:table-cell table:style-name="Tabla68.A1" office:value-type="string">
            <text:p text:style-name="P578">Número</text:p>
          </table:table-cell>
          <table:table-cell table:style-name="Tabla68.A1" office:value-type="string">
            <text:p text:style-name="P578">CU0<text:span text:style-name="T163">3</text:span><text:span text:style-name="T173">9</text:span></text:p>
          </table:table-cell>
        </table:table-row>
        <table:table-row table:style-name="Tabla68.1">
          <table:table-cell table:style-name="Tabla68.A1" office:value-type="string">
            <text:p text:style-name="P578">Nombre del Caso de Uso:</text:p>
          </table:table-cell>
          <table:table-cell table:style-name="Tabla68.A1" office:value-type="string">
            <text:p text:style-name="P632">Mensaje Actualización Oferta</text:p>
          </table:table-cell>
        </table:table-row>
        <table:table-row table:style-name="Tabla68.1">
          <table:table-cell table:style-name="Tabla68.A1" office:value-type="string">
            <text:p text:style-name="P578">Actores</text:p>
          </table:table-cell>
          <table:table-cell table:style-name="Tabla68.A1" office:value-type="string">
            <text:p text:style-name="P578"><text:span text:style-name="T164">Usuario Empleador</text:span> </text:p>
          </table:table-cell>
        </table:table-row>
        <table:table-row table:style-name="Tabla68.1">
          <table:table-cell table:style-name="Tabla68.A1" office:value-type="string">
            <text:p text:style-name="P578">Descripción</text:p>
          </table:table-cell>
          <table:table-cell table:style-name="Tabla68.A1" office:value-type="string">
            <text:p text:style-name="P635">El empleador puede <text:span text:style-name="T176">actualizar</text:span> la oferta añadiendo el porque de su <text:span text:style-name="T176">actualización.</text:span></text:p>
          </table:table-cell>
        </table:table-row>
        <table:table-row table:style-name="Tabla68.1">
          <table:table-cell table:style-name="Tabla68.A1" office:value-type="string">
            <text:p text:style-name="P578">Tipo</text:p>
          </table:table-cell>
          <table:table-cell table:style-name="Tabla68.A1" office:value-type="string">
            <text:p text:style-name="P599">Primario</text:p>
          </table:table-cell>
        </table:table-row>
      </table:table>
      <text:p text:style-name="P624"><text:soft-page-break/></text:p>
      <text:p text:style-name="P576">EXPANDIDO</text:p>
      <table:table table:name="Tabla69" table:style-name="Tabla69">
        <table:table-column table:style-name="Tabla69.A"/>
        <table:table-column table:style-name="Tabla69.B"/>
        <table:table-row table:style-name="Tabla69.1">
          <table:table-cell table:style-name="Tabla69.A1" office:value-type="string">
            <text:p text:style-name="P578">Número</text:p>
          </table:table-cell>
          <table:table-cell table:style-name="Tabla69.A1" office:value-type="string">
            <text:p text:style-name="P578">CU0<text:span text:style-name="T163">3</text:span><text:span text:style-name="T173">9</text:span></text:p>
          </table:table-cell>
        </table:table-row>
        <table:table-row table:style-name="Tabla69.1">
          <table:table-cell table:style-name="Tabla69.A1" office:value-type="string">
            <text:p text:style-name="P578">Nombre del Caso de Uso:</text:p>
          </table:table-cell>
          <table:table-cell table:style-name="Tabla69.A1" office:value-type="string">
            <text:p text:style-name="P632">Mensaje Actualización Oferta</text:p>
          </table:table-cell>
        </table:table-row>
        <table:table-row table:style-name="Tabla69.1">
          <table:table-cell table:style-name="Tabla69.A1" office:value-type="string">
            <text:p text:style-name="P578">Actores</text:p>
          </table:table-cell>
          <table:table-cell table:style-name="Tabla69.A1" office:value-type="string">
            <text:p text:style-name="P636"><text:span text:style-name="T164">Usuario Empleador</text:span> </text:p>
          </table:table-cell>
        </table:table-row>
        <table:table-row table:style-name="Tabla69.4">
          <table:table-cell table:style-name="Tabla69.A1" office:value-type="string">
            <text:p text:style-name="P578">Propósito:</text:p>
          </table:table-cell>
          <table:table-cell table:style-name="Tabla69.A1" office:value-type="string">
            <text:p text:style-name="P636">El empleador puede <text:span text:style-name="T176">actualizar</text:span> la oferta añadiendo el porque de su <text:span text:style-name="T176">actualización.</text:span></text:p>
          </table:table-cell>
        </table:table-row>
        <table:table-row table:style-name="Tabla69.1">
          <table:table-cell table:style-name="Tabla69.A1" office:value-type="string">
            <text:p text:style-name="P578">Precondiciones</text:p>
          </table:table-cell>
          <table:table-cell table:style-name="Tabla69.A1" office:value-type="string">
            <text:p text:style-name="P599"/>
          </table:table-cell>
        </table:table-row>
        <table:table-row table:style-name="Tabla69.1">
          <table:table-cell table:style-name="Tabla69.A1" office:value-type="string">
            <text:p text:style-name="P578">Resumen</text:p>
          </table:table-cell>
          <table:table-cell table:style-name="Tabla69.A1" office:value-type="string">
            <text:p text:style-name="P597">El empleador presiona editar en una de las ofertas se genera un espacio para actualizar información de la oferta e ingresar un mensaje mencionando los cambios.</text:p>
          </table:table-cell>
        </table:table-row>
        <table:table-row table:style-name="Tabla69.1">
          <table:table-cell table:style-name="Tabla69.A1" office:value-type="string">
            <text:p text:style-name="P578">Tipo</text:p>
          </table:table-cell>
          <table:table-cell table:style-name="Tabla69.A1" office:value-type="string">
            <text:p text:style-name="P599">Primario, <text:span text:style-name="T61">Esencial</text:span></text:p>
          </table:table-cell>
        </table:table-row>
        <table:table-row table:style-name="Tabla69.1">
          <table:table-cell table:style-name="Tabla69.A1" office:value-type="string">
            <text:p text:style-name="P578">Referencias:</text:p>
          </table:table-cell>
          <table:table-cell table:style-name="Tabla69.A1" office:value-type="string">
            <text:p text:style-name="P601"/>
          </table:table-cell>
        </table:table-row>
        <table:table-row table:style-name="Tabla69.9">
          <table:table-cell table:style-name="Tabla69.A1" table:number-columns-spanned="2" office:value-type="string">
            <text:p text:style-name="P570">Segunda sección</text:p>
          </table:table-cell>
          <table:covered-table-cell/>
        </table:table-row>
        <table:table-row table:style-name="Tabla69.9">
          <table:table-cell table:style-name="Tabla69.A1" office:value-type="string">
            <text:p text:style-name="P570">Acción de actores</text:p>
          </table:table-cell>
          <table:table-cell table:style-name="Tabla69.A1" office:value-type="string">
            <text:p text:style-name="P571">Respuesta del sistema</text:p>
          </table:table-cell>
        </table:table-row>
        <table:table-row table:style-name="Tabla69.9">
          <table:table-cell table:style-name="Tabla69.A1" office:value-type="string">
            <text:p text:style-name="P375">1. <text:span text:style-name="T113">El Empleador </text:span><text:span text:style-name="T122">selecciona editar la información de la oferta</text:span></text:p>
          </table:table-cell>
          <table:table-cell table:style-name="Tabla69.A1" office:value-type="string">
            <text:p text:style-name="P376">2. El sistema<text:span text:style-name="T23"> genera</text:span><text:span text:style-name="T24">n </text:span><text:span text:style-name="T30">una pagina donde aparece un formulario donde están datos que puede cambiar(Nombre de la oferta, </text:span><text:span text:style-name="T31">descripción, categoría, Fecha de publicación, Fecha limite, Salario Aproximado, Modalidad, Ubicación, Detalles </text:span><text:span text:style-name="T51">y un espacio añadiendo porque se actualizan los datos</text:span><text:span text:style-name="T30">), </text:span><text:span text:style-name="T31">en la parte baja se generan dos botones, cancelar y editar.</text:span></text:p>
          </table:table-cell>
        </table:table-row>
        <table:table-row table:style-name="Tabla69.9">
          <table:table-cell table:style-name="Tabla69.A12" office:value-type="string">
            <text:p text:style-name="P144"><text:span text:style-name="T126">3</text:span>. <text:span text:style-name="T95">Ingresa <text:s/></text:span><text:span text:style-name="T123">o dejar en blanco </text:span><text:span text:style-name="T95">el nombre </text:span><text:span text:style-name="T123">de la oferta</text:span><text:span text:style-name="T4">.</text:span></text:p>
          </table:table-cell>
          <table:table-cell table:style-name="Tabla69.A12" office:value-type="string">
            <text:p text:style-name="P376"/>
          </table:table-cell>
        </table:table-row>
        <table:table-row table:style-name="Tabla69.9">
          <table:table-cell table:style-name="Tabla69.A12" office:value-type="string">
            <text:p text:style-name="P156"><text:span text:style-name="T126">4</text:span>. <text:span text:style-name="T95">Ingresa </text:span><text:span text:style-name="T123">o dejar en blanco la descripción.</text:span></text:p>
          </table:table-cell>
          <table:table-cell table:style-name="Tabla69.A12" office:value-type="string">
            <text:p text:style-name="P376"/>
          </table:table-cell>
        </table:table-row>
        <table:table-row table:style-name="Tabla69.9">
          <table:table-cell table:style-name="Tabla69.A12" office:value-type="string">
            <text:p text:style-name="P156"><text:span text:style-name="T126">5</text:span>. <text:span text:style-name="T95">Ingresa </text:span><text:span text:style-name="T123">o dejar en blanco </text:span><text:span text:style-name="T95"><text:s/>la </text:span><text:span text:style-name="T123">categoría.</text:span></text:p>
          </table:table-cell>
          <table:table-cell table:style-name="Tabla69.A12" office:value-type="string">
            <text:p text:style-name="P376"/>
          </table:table-cell>
        </table:table-row>
        <table:table-row table:style-name="Tabla69.9">
          <table:table-cell table:style-name="Tabla69.A12" office:value-type="string">
            <text:p text:style-name="P156"><text:span text:style-name="T126">6</text:span>. <text:span text:style-name="T95">Ingresa </text:span><text:span text:style-name="T123">o dejar en blanco </text:span><text:span text:style-name="T95"><text:s/>el </text:span><text:span text:style-name="T123">fecha de publicación</text:span></text:p>
          </table:table-cell>
          <table:table-cell table:style-name="Tabla69.A12" office:value-type="string">
            <text:p text:style-name="P376"/>
          </table:table-cell>
        </table:table-row>
        <table:table-row table:style-name="Tabla69.9">
          <table:table-cell table:style-name="Tabla69.A12" office:value-type="string">
            <text:p text:style-name="P156"><text:span text:style-name="T126">7</text:span>. <text:span text:style-name="T95">ingresa </text:span><text:span text:style-name="T123">o dejar en blanco fecha limite aplicación</text:span></text:p>
          </table:table-cell>
          <table:table-cell table:style-name="Tabla69.A12" office:value-type="string">
            <text:p text:style-name="P376"/>
          </table:table-cell>
        </table:table-row>
        <text:soft-page-break/>
        <table:table-row table:style-name="Tabla69.9">
          <table:table-cell table:style-name="Tabla69.A12" office:value-type="string">
            <text:p text:style-name="P156"><text:span text:style-name="T126">8</text:span>. <text:span text:style-name="T95">Ingresa </text:span><text:span text:style-name="T123">o dejar en blanco salario Aproximado</text:span></text:p>
          </table:table-cell>
          <table:table-cell table:style-name="Tabla69.A12" office:value-type="string">
            <text:p text:style-name="P376"/>
          </table:table-cell>
        </table:table-row>
        <table:table-row table:style-name="Tabla69.9">
          <table:table-cell table:style-name="Tabla69.A12" office:value-type="string">
            <text:p text:style-name="P156"><text:span text:style-name="T126">9</text:span>. <text:span text:style-name="T95">Ingresa </text:span><text:span text:style-name="T123">o dejar en blanco modalidad</text:span></text:p>
          </table:table-cell>
          <table:table-cell table:style-name="Tabla69.A12" office:value-type="string">
            <text:p text:style-name="P376"/>
          </table:table-cell>
        </table:table-row>
        <table:table-row table:style-name="Tabla69.9">
          <table:table-cell table:style-name="Tabla69.A12" office:value-type="string">
            <text:p text:style-name="P512"><text:span text:style-name="T126">10</text:span>. <text:span text:style-name="T95">Ingresa </text:span>o dejar en blanco <text:span text:style-name="T124">ubicación</text:span></text:p>
          </table:table-cell>
          <table:table-cell table:style-name="Tabla69.A12" office:value-type="string">
            <text:p text:style-name="P376"/>
          </table:table-cell>
        </table:table-row>
        <table:table-row table:style-name="Tabla69.9">
          <table:table-cell table:style-name="Tabla69.A12" office:value-type="string">
            <text:p text:style-name="P513"><text:span text:style-name="T124">1</text:span><text:span text:style-name="T126">1</text:span>. <text:span text:style-name="T95">Ingresa </text:span>o dejar en blanco <text:span text:style-name="T124">detalles</text:span></text:p>
          </table:table-cell>
          <table:table-cell table:style-name="Tabla69.A12" office:value-type="string">
            <text:p text:style-name="P509"/>
          </table:table-cell>
        </table:table-row>
        <table:table-row table:style-name="Tabla69.9">
          <table:table-cell table:style-name="Tabla69.A12" office:value-type="string">
            <text:p text:style-name="P642">12. Ingresar Mensaje de actualización</text:p>
          </table:table-cell>
          <table:table-cell table:style-name="Tabla69.A12" office:value-type="string">
            <text:p text:style-name="P509"/>
          </table:table-cell>
        </table:table-row>
        <table:table-row table:style-name="Tabla69.9">
          <table:table-cell table:style-name="Tabla69.A12" office:value-type="string">
            <text:p text:style-name="P498"><text:span text:style-name="T124">1</text:span><text:span text:style-name="T177">3</text:span>. <text:span text:style-name="T120">Presionar Editar</text:span></text:p>
          </table:table-cell>
          <table:table-cell table:style-name="Tabla69.A12" office:value-type="string">
            <text:p text:style-name="P509"><text:span text:style-name="T124">1</text:span><text:span text:style-name="T126">3</text:span>. <text:span text:style-name="T101">El sistema manda </text:span><text:span text:style-name="T105">un mensaje ”</text:span><text:span text:style-name="T123">Oferta Editada</text:span><text:span text:style-name="T105"> ” </text:span><text:span text:style-name="T106">debajo se genera un botón ok, al presionarlo el usuario es mandado a la pagina de gestión de </text:span><text:span text:style-name="T123">ofertas con la información actualizada </text:span><text:span text:style-name="T106">.</text:span></text:p>
          </table:table-cell>
        </table:table-row>
        <table:table-row table:style-name="Tabla69.9">
          <table:table-cell table:style-name="Tabla69.A12" table:number-columns-spanned="2" office:value-type="string">
            <text:p text:style-name="P574">Tercera sección (escenarios alternos)</text:p>
          </table:table-cell>
          <table:covered-table-cell/>
        </table:table-row>
        <table:table-row table:style-name="Tabla69.9">
          <table:table-cell table:style-name="Tabla69.A12" table:number-columns-spanned="2" office:value-type="string">
            <text:p text:style-name="P565">En paso <text:span text:style-name="T177">13</text:span>, <text:span text:style-name="T154">si </text:span><text:span text:style-name="T177">la información no es valida <text:s/>o esta vaciá o el mensaje esta vació</text:span> el sistema lanza el siguiente mensaje “<text:span text:style-name="T177">Por favor no deje espacios en blanco, verifique que su información sea valida</text:span>”</text:p>
          </table:table-cell>
          <table:covered-table-cell/>
        </table:table-row>
      </table:table>
      <text:p text:style-name="P563"/>
      <text:p text:style-name="P569">C<text:span text:style-name="T57">ASO DE USO DE ALTO NIVEL</text:span></text:p>
      <table:table table:name="Tabla70" table:style-name="Tabla70">
        <table:table-column table:style-name="Tabla70.A" table:number-columns-repeated="2"/>
        <table:table-row table:style-name="Tabla70.1">
          <table:table-cell table:style-name="Tabla70.A1" office:value-type="string">
            <text:p text:style-name="P584">Número</text:p>
          </table:table-cell>
          <table:table-cell table:style-name="Tabla70.A1" office:value-type="string">
            <text:p text:style-name="P584">CU0<text:span text:style-name="T173">40</text:span></text:p>
          </table:table-cell>
        </table:table-row>
        <table:table-row table:style-name="Tabla70.1">
          <table:table-cell table:style-name="Tabla70.A1" office:value-type="string">
            <text:p text:style-name="P584">Nombre del Caso de Uso:</text:p>
          </table:table-cell>
          <table:table-cell table:style-name="Tabla70.A1" office:value-type="string">
            <text:p text:style-name="P632">Contratación</text:p>
          </table:table-cell>
        </table:table-row>
        <table:table-row table:style-name="Tabla70.1">
          <table:table-cell table:style-name="Tabla70.A1" office:value-type="string">
            <text:p text:style-name="P584">Actores</text:p>
          </table:table-cell>
          <table:table-cell table:style-name="Tabla70.A1" office:value-type="string">
            <text:p text:style-name="P584"><text:span text:style-name="T164">Usuario Empleador</text:span> </text:p>
          </table:table-cell>
        </table:table-row>
        <table:table-row table:style-name="Tabla70.1">
          <table:table-cell table:style-name="Tabla70.A1" office:value-type="string">
            <text:p text:style-name="P584">Descripción</text:p>
          </table:table-cell>
          <table:table-cell table:style-name="Tabla70.A1" office:value-type="string">
            <text:p text:style-name="P592">El usuario <text:span text:style-name="T178">empleador presiona contratar en uno de los usuarios .</text:span></text:p>
          </table:table-cell>
        </table:table-row>
        <table:table-row table:style-name="Tabla70.1">
          <table:table-cell table:style-name="Tabla70.A1" office:value-type="string">
            <text:p text:style-name="P584">Tipo</text:p>
          </table:table-cell>
          <table:table-cell table:style-name="Tabla70.A1" office:value-type="string">
            <text:p text:style-name="P600">Primario</text:p>
          </table:table-cell>
        </table:table-row>
      </table:table>
      <text:p text:style-name="P634"/>
      <text:p text:style-name="P577">EXPANDIDO</text:p>
      <table:table table:name="Tabla71" table:style-name="Tabla71">
        <table:table-column table:style-name="Tabla71.A"/>
        <table:table-column table:style-name="Tabla71.B"/>
        <table:table-row table:style-name="Tabla71.1">
          <table:table-cell table:style-name="Tabla71.A1" office:value-type="string">
            <text:p text:style-name="P584">Número</text:p>
          </table:table-cell>
          <table:table-cell table:style-name="Tabla71.A1" office:value-type="string">
            <text:p text:style-name="P584">CU0<text:span text:style-name="T173">40</text:span></text:p>
          </table:table-cell>
        </table:table-row>
        <table:table-row table:style-name="Tabla71.1">
          <table:table-cell table:style-name="Tabla71.A1" office:value-type="string">
            <text:p text:style-name="P584">Nombre del Caso de Uso:</text:p>
          </table:table-cell>
          <table:table-cell table:style-name="Tabla71.A1" office:value-type="string">
            <text:p text:style-name="P632">Contratación</text:p>
          </table:table-cell>
        </table:table-row>
        <table:table-row table:style-name="Tabla71.1">
          <table:table-cell table:style-name="Tabla71.A1" office:value-type="string">
            <text:p text:style-name="P584">Actores</text:p>
          </table:table-cell>
          <table:table-cell table:style-name="Tabla71.A1" office:value-type="string">
            <text:p text:style-name="P584"><text:span text:style-name="T164">Usuario Empleador</text:span> </text:p>
          </table:table-cell>
        </table:table-row>
        <table:table-row table:style-name="Tabla71.4">
          <table:table-cell table:style-name="Tabla71.A1" office:value-type="string">
            <text:p text:style-name="P584">Propósito:</text:p>
          </table:table-cell>
          <table:table-cell table:style-name="Tabla71.A1" office:value-type="string">
            <text:p text:style-name="P642">Contratar un usuario solicitante a una oferta del empleador y generar <text:span text:style-name="T178">los</text:span> <text:span text:style-name="T178">cobros.</text:span></text:p>
          </table:table-cell>
        </table:table-row>
        <table:table-row table:style-name="Tabla71.1">
          <table:table-cell table:style-name="Tabla71.A1" office:value-type="string">
            <text:p text:style-name="P584">Precondiciones</text:p>
          </table:table-cell>
          <table:table-cell table:style-name="Tabla71.A1" office:value-type="string">
            <text:p text:style-name="P600"/>
          </table:table-cell>
        </table:table-row>
        <text:soft-page-break/>
        <table:table-row table:style-name="Tabla71.1">
          <table:table-cell table:style-name="Tabla71.A1" office:value-type="string">
            <text:p text:style-name="P584">Resumen</text:p>
          </table:table-cell>
          <table:table-cell table:style-name="Tabla71.A1" office:value-type="string">
            <text:p text:style-name="P598">Contratar un usuario solicitante a una oferta del empleador y generar <text:span text:style-name="T178">los</text:span> <text:span text:style-name="T178">cobros.</text:span></text:p>
          </table:table-cell>
        </table:table-row>
        <table:table-row table:style-name="Tabla71.1">
          <table:table-cell table:style-name="Tabla71.A1" office:value-type="string">
            <text:p text:style-name="P584">Tipo</text:p>
          </table:table-cell>
          <table:table-cell table:style-name="Tabla71.A1" office:value-type="string">
            <text:p text:style-name="P600">Primario, <text:span text:style-name="T61">Esencial</text:span></text:p>
          </table:table-cell>
        </table:table-row>
        <table:table-row table:style-name="Tabla71.1">
          <table:table-cell table:style-name="Tabla71.A1" office:value-type="string">
            <text:p text:style-name="P584">Referencias:</text:p>
          </table:table-cell>
          <table:table-cell table:style-name="Tabla71.A1" office:value-type="string">
            <text:p text:style-name="P602"/>
          </table:table-cell>
        </table:table-row>
        <table:table-row table:style-name="Tabla71.9">
          <table:table-cell table:style-name="Tabla71.A1" table:number-columns-spanned="2" office:value-type="string">
            <text:p text:style-name="P572">Segunda sección</text:p>
          </table:table-cell>
          <table:covered-table-cell/>
        </table:table-row>
        <table:table-row table:style-name="Tabla71.9">
          <table:table-cell table:style-name="Tabla71.A1" office:value-type="string">
            <text:p text:style-name="P572">Acción de actores</text:p>
          </table:table-cell>
          <table:table-cell table:style-name="Tabla71.A1" office:value-type="string">
            <text:p text:style-name="P573">Respuesta del sistema</text:p>
          </table:table-cell>
        </table:table-row>
        <table:table-row table:style-name="Tabla71.9">
          <table:table-cell table:style-name="Tabla71.A1" office:value-type="string">
            <text:p text:style-name="P607">1. Seleccionar <text:span text:style-name="T178">contratar</text:span></text:p>
          </table:table-cell>
          <table:table-cell table:style-name="Tabla71.A1" office:value-type="string">
            <text:p text:style-name="P608">2. El sistema<text:span text:style-name="T23"> </text:span><text:span text:style-name="T52">genera la contratación y los cobros necesarios </text:span><text:span text:style-name="T53">y enviá un mensaje diciendo “El usuario a sido contratado”</text:span></text:p>
          </table:table-cell>
        </table:table-row>
        <table:table-row table:style-name="Tabla71.9">
          <table:table-cell table:style-name="Tabla71.A12" table:number-columns-spanned="2" office:value-type="string">
            <text:p text:style-name="P575">Tercera sección (escenarios alternos)</text:p>
          </table:table-cell>
          <table:covered-table-cell/>
        </table:table-row>
        <table:table-row table:style-name="Tabla71.9">
          <table:table-cell table:style-name="Tabla71.A12" table:number-columns-spanned="2" office:value-type="string">
            <text:p text:style-name="P567">En paso <text:span text:style-name="T179">2</text:span>, <text:span text:style-name="T154">si </text:span><text:span text:style-name="T179">existe algún error en el proceso de contratación</text:span> “<text:span text:style-name="T179">Hubo un error en el sistema por favor inténtelo otra ves</text:span><text:span text:style-name="T165"> </text:span>”</text:p>
          </table:table-cell>
          <table:covered-table-cell/>
        </table:table-row>
      </table:table>
      <text:p text:style-name="P564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00:05:01.426234011</meta:creation-date>
    <dc:date>2024-01-17T11:42:08.936025635</dc:date>
    <meta:editing-duration>PT4H40M13S</meta:editing-duration>
    <meta:editing-cycles>22</meta:editing-cycles>
    <meta:generator>LibreOffice/7.3.7.2$Linux_X86_64 LibreOffice_project/30$Build-2</meta:generator>
    <meta:document-statistic meta:table-count="82" meta:image-count="0" meta:object-count="0" meta:page-count="53" meta:paragraph-count="1575" meta:word-count="7879" meta:character-count="49066" meta:non-whitespace-character-count="42607"/>
  </office:meta>
</office:document-meta>
</file>